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宋体" svg:font-family="宋体" style:font-pitch="variable"/>
    <style:font-face style:name="文鼎PL细上海宋Uni" svg:font-family="文鼎PL细上海宋Uni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文鼎PL细上海宋Uni1" svg:font-family="文鼎PL细上海宋Uni" style:font-family-generic="system" style:font-pitch="variable"/>
  </office:font-face-decls>
  <office:automatic-styles>
    <style:style style:name="Table2" style:family="table">
      <style:table-properties style:width="18.981cm" fo:margin-left="0.018cm" fo:margin-right="-0.009cm" table:align="margins"/>
    </style:style>
    <style:style style:name="Table2.A" style:family="table-column">
      <style:table-column-properties style:column-width="9.527cm" style:rel-column-width="32892*"/>
    </style:style>
    <style:style style:name="Table2.B" style:family="table-column">
      <style:table-column-properties style:column-width="9.454cm" style:rel-column-width="32643*"/>
    </style:style>
    <style:style style:name="Table2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B1" style:family="table-cell">
      <style:table-cell-properties fo:background-color="#ffff00" fo:padding="0.097cm" fo:border="0.002cm solid #000000">
        <style:background-image/>
      </style:table-cell-properties>
    </style:style>
    <style:style style:name="Table2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2.B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" style:family="table">
      <style:table-properties style:width="18.981cm" fo:margin-left="0.018cm" fo:margin-right="-0.009cm" table:align="margins"/>
    </style:style>
    <style:style style:name="Table1.A" style:family="table-column">
      <style:table-column-properties style:column-width="9.529cm" style:rel-column-width="32898*"/>
    </style:style>
    <style:style style:name="Table1.B" style:family="table-column">
      <style:table-column-properties style:column-width="9.453cm" style:rel-column-width="32637*"/>
    </style:style>
    <style:style style:name="Table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ffff00" fo:padding="0.097cm" fo:border="0.002cm solid #000000">
        <style:background-image/>
      </style:table-cell-properties>
    </style:style>
    <style:style style:name="Table1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" style:family="table">
      <style:table-properties style:width="18.981cm" fo:margin-left="0.018cm" fo:margin-right="-0.009cm" table:align="margins"/>
    </style:style>
    <style:style style:name="Table3.A" style:family="table-column">
      <style:table-column-properties style:column-width="9.527cm" style:rel-column-width="32892*"/>
    </style:style>
    <style:style style:name="Table3.B" style:family="table-column">
      <style:table-column-properties style:column-width="9.454cm" style:rel-column-width="32643*"/>
    </style:style>
    <style:style style:name="Table3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B1" style:family="table-cell">
      <style:table-cell-properties fo:background-color="#ffff00" fo:padding="0.097cm" fo:border="0.002cm solid #000000">
        <style:background-image/>
      </style:table-cell-properties>
    </style:style>
    <style:style style:name="Table3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3.B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" style:family="table">
      <style:table-properties style:width="18.981cm" fo:margin-left="0.018cm" fo:margin-right="-0.009cm" table:align="margins"/>
    </style:style>
    <style:style style:name="Table4.A" style:family="table-column">
      <style:table-column-properties style:column-width="9.527cm" style:rel-column-width="32892*"/>
    </style:style>
    <style:style style:name="Table4.B" style:family="table-column">
      <style:table-column-properties style:column-width="9.454cm" style:rel-column-width="32643*"/>
    </style:style>
    <style:style style:name="Table4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background-color="#ffff00" fo:padding="0.097cm" fo:border="0.002cm solid #000000">
        <style:background-image/>
      </style:table-cell-properties>
    </style:style>
    <style:style style:name="Table4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" style:family="table">
      <style:table-properties style:width="18.981cm" fo:margin-left="0.018cm" fo:margin-right="-0.009cm" table:align="margins"/>
    </style:style>
    <style:style style:name="Table5.A" style:family="table-column">
      <style:table-column-properties style:column-width="9.527cm" style:rel-column-width="32892*"/>
    </style:style>
    <style:style style:name="Table5.B" style:family="table-column">
      <style:table-column-properties style:column-width="9.454cm" style:rel-column-width="32643*"/>
    </style:style>
    <style:style style:name="Table5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B1" style:family="table-cell">
      <style:table-cell-properties fo:background-color="#ffff00" fo:padding="0.097cm" fo:border="0.002cm solid #000000">
        <style:background-image/>
      </style:table-cell-properties>
    </style:style>
    <style:style style:name="Table5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5.B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6" style:family="table">
      <style:table-properties style:width="18.981cm" fo:margin-left="0.018cm" fo:margin-right="-0.009cm" table:align="margins"/>
    </style:style>
    <style:style style:name="Table6.A" style:family="table-column">
      <style:table-column-properties style:column-width="9.527cm" style:rel-column-width="32892*"/>
    </style:style>
    <style:style style:name="Table6.B" style:family="table-column">
      <style:table-column-properties style:column-width="9.454cm" style:rel-column-width="32643*"/>
    </style:style>
    <style:style style:name="Table6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6.B1" style:family="table-cell">
      <style:table-cell-properties fo:background-color="#ffff00" fo:padding="0.097cm" fo:border="0.002cm solid #000000">
        <style:background-image/>
      </style:table-cell-properties>
    </style:style>
    <style:style style:name="Table6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6.B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7" style:family="table">
      <style:table-properties style:width="18.981cm" fo:margin-left="0.018cm" fo:margin-right="-0.009cm" table:align="margins"/>
    </style:style>
    <style:style style:name="Table7.A" style:family="table-column">
      <style:table-column-properties style:column-width="9.527cm" style:rel-column-width="32892*"/>
    </style:style>
    <style:style style:name="Table7.B" style:family="table-column">
      <style:table-column-properties style:column-width="9.454cm" style:rel-column-width="32643*"/>
    </style:style>
    <style:style style:name="Table7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7.B1" style:family="table-cell">
      <style:table-cell-properties fo:background-color="#ffff00" fo:padding="0.097cm" fo:border="0.002cm solid #000000">
        <style:background-image/>
      </style:table-cell-properties>
    </style:style>
    <style:style style:name="Table7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7.B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8" style:family="table">
      <style:table-properties style:width="18.981cm" fo:margin-left="0.018cm" fo:margin-right="-0.009cm" table:align="margins"/>
    </style:style>
    <style:style style:name="Table8.A" style:family="table-column">
      <style:table-column-properties style:column-width="9.527cm" style:rel-column-width="32892*"/>
    </style:style>
    <style:style style:name="Table8.B" style:family="table-column">
      <style:table-column-properties style:column-width="9.454cm" style:rel-column-width="32643*"/>
    </style:style>
    <style:style style:name="Table8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8.B1" style:family="table-cell">
      <style:table-cell-properties fo:background-color="#ffff00" fo:padding="0.097cm" fo:border="0.002cm solid #000000">
        <style:background-image/>
      </style:table-cell-properties>
    </style:style>
    <style:style style:name="Table8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8.B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9" style:family="table">
      <style:table-properties style:width="18.981cm" fo:margin-left="0.018cm" fo:margin-right="-0.009cm" table:align="margins"/>
    </style:style>
    <style:style style:name="Table9.A" style:family="table-column">
      <style:table-column-properties style:column-width="9.527cm" style:rel-column-width="32892*"/>
    </style:style>
    <style:style style:name="Table9.B" style:family="table-column">
      <style:table-column-properties style:column-width="9.454cm" style:rel-column-width="32643*"/>
    </style:style>
    <style:style style:name="Table9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9.B1" style:family="table-cell">
      <style:table-cell-properties fo:background-color="#ffff00" fo:padding="0.097cm" fo:border="0.002cm solid #000000">
        <style:background-image/>
      </style:table-cell-properties>
    </style:style>
    <style:style style:name="Table9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9.B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0" style:family="table">
      <style:table-properties style:width="18.981cm" fo:margin-left="0.018cm" fo:margin-right="-0.009cm" table:align="margins"/>
    </style:style>
    <style:style style:name="Table10.A" style:family="table-column">
      <style:table-column-properties style:column-width="9.527cm" style:rel-column-width="32892*"/>
    </style:style>
    <style:style style:name="Table10.B" style:family="table-column">
      <style:table-column-properties style:column-width="9.454cm" style:rel-column-width="32643*"/>
    </style:style>
    <style:style style:name="Table10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0.B1" style:family="table-cell">
      <style:table-cell-properties fo:background-color="#ffff00" fo:padding="0.097cm" fo:border="0.002cm solid #000000">
        <style:background-image/>
      </style:table-cell-properties>
    </style:style>
    <style:style style:name="Table10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10.B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1" style:family="table">
      <style:table-properties style:width="18.981cm" fo:margin-left="0.018cm" fo:margin-right="-0.009cm" table:align="margins"/>
    </style:style>
    <style:style style:name="Table11.A" style:family="table-column">
      <style:table-column-properties style:column-width="9.527cm" style:rel-column-width="32892*"/>
    </style:style>
    <style:style style:name="Table11.B" style:family="table-column">
      <style:table-column-properties style:column-width="9.454cm" style:rel-column-width="32643*"/>
    </style:style>
    <style:style style:name="Table1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1.B1" style:family="table-cell">
      <style:table-cell-properties fo:background-color="#ffff00" fo:padding="0.097cm" fo:border="0.002cm solid #000000">
        <style:background-image/>
      </style:table-cell-properties>
    </style:style>
    <style:style style:name="Table11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11.B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2" style:family="table">
      <style:table-properties style:width="18.981cm" fo:margin-left="0.018cm" fo:margin-right="-0.009cm" table:align="margins"/>
    </style:style>
    <style:style style:name="Table12.A" style:family="table-column">
      <style:table-column-properties style:column-width="9.527cm" style:rel-column-width="32892*"/>
    </style:style>
    <style:style style:name="Table12.B" style:family="table-column">
      <style:table-column-properties style:column-width="9.454cm" style:rel-column-width="32643*"/>
    </style:style>
    <style:style style:name="Table12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2.B1" style:family="table-cell">
      <style:table-cell-properties fo:background-color="#ffff00" fo:padding="0.097cm" fo:border="0.002cm solid #000000">
        <style:background-image/>
      </style:table-cell-properties>
    </style:style>
    <style:style style:name="Table12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12.B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3" style:family="table">
      <style:table-properties style:width="18.981cm" fo:margin-left="0.018cm" fo:margin-right="-0.009cm" table:align="margins"/>
    </style:style>
    <style:style style:name="Table13.A" style:family="table-column">
      <style:table-column-properties style:column-width="9.527cm" style:rel-column-width="32892*"/>
    </style:style>
    <style:style style:name="Table13.B" style:family="table-column">
      <style:table-column-properties style:column-width="9.454cm" style:rel-column-width="32643*"/>
    </style:style>
    <style:style style:name="Table13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3.B1" style:family="table-cell">
      <style:table-cell-properties fo:background-color="#ffff00" fo:padding="0.097cm" fo:border="0.002cm solid #000000">
        <style:background-image/>
      </style:table-cell-properties>
    </style:style>
    <style:style style:name="Table13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13.B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3.3" style:family="table-row">
      <style:table-row-properties style:min-row-height="0.561cm"/>
    </style:style>
    <style:style style:name="Table14" style:family="table">
      <style:table-properties style:width="18.981cm" fo:margin-left="0.018cm" fo:margin-right="-0.009cm" table:align="margins"/>
    </style:style>
    <style:style style:name="Table14.A" style:family="table-column">
      <style:table-column-properties style:column-width="9.527cm" style:rel-column-width="32892*"/>
    </style:style>
    <style:style style:name="Table14.B" style:family="table-column">
      <style:table-column-properties style:column-width="9.454cm" style:rel-column-width="32643*"/>
    </style:style>
    <style:style style:name="Table14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4.B1" style:family="table-cell">
      <style:table-cell-properties fo:background-color="#ffff00" fo:padding="0.097cm" fo:border="0.002cm solid #000000">
        <style:background-image/>
      </style:table-cell-properties>
    </style:style>
    <style:style style:name="Table14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14.B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5" style:family="table">
      <style:table-properties style:width="18.981cm" fo:margin-left="0.018cm" fo:margin-right="-0.009cm" table:align="margins"/>
    </style:style>
    <style:style style:name="Table15.A" style:family="table-column">
      <style:table-column-properties style:column-width="9.529cm" style:rel-column-width="32898*"/>
    </style:style>
    <style:style style:name="Table15.B" style:family="table-column">
      <style:table-column-properties style:column-width="9.453cm" style:rel-column-width="32637*"/>
    </style:style>
    <style:style style:name="Table15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5.B1" style:family="table-cell">
      <style:table-cell-properties fo:background-color="#ffff00" fo:padding="0.097cm" fo:border="0.002cm solid #000000">
        <style:background-image/>
      </style:table-cell-properties>
    </style:style>
    <style:style style:name="Table15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15.B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6" style:family="table">
      <style:table-properties style:width="18.981cm" fo:margin-left="0.018cm" fo:margin-right="-0.009cm" table:align="margins"/>
    </style:style>
    <style:style style:name="Table16.A" style:family="table-column">
      <style:table-column-properties style:column-width="9.527cm" style:rel-column-width="32892*"/>
    </style:style>
    <style:style style:name="Table16.B" style:family="table-column">
      <style:table-column-properties style:column-width="9.454cm" style:rel-column-width="32643*"/>
    </style:style>
    <style:style style:name="Table16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6.B1" style:family="table-cell">
      <style:table-cell-properties fo:background-color="#ffff00" fo:padding="0.097cm" fo:border="0.002cm solid #000000">
        <style:background-image/>
      </style:table-cell-properties>
    </style:style>
    <style:style style:name="Table16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16.B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7" style:family="table">
      <style:table-properties style:width="18.981cm" fo:margin-left="0.018cm" fo:margin-right="-0.009cm" table:align="margins"/>
    </style:style>
    <style:style style:name="Table17.A" style:family="table-column">
      <style:table-column-properties style:column-width="9.527cm" style:rel-column-width="32892*"/>
    </style:style>
    <style:style style:name="Table17.B" style:family="table-column">
      <style:table-column-properties style:column-width="9.454cm" style:rel-column-width="32643*"/>
    </style:style>
    <style:style style:name="Table17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B1" style:family="table-cell">
      <style:table-cell-properties fo:background-color="#ffff00" fo:padding="0.097cm" fo:border="0.002cm solid #000000">
        <style:background-image/>
      </style:table-cell-properties>
    </style:style>
    <style:style style:name="Table17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17.B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8" style:family="table">
      <style:table-properties style:width="18.981cm" fo:margin-left="0.018cm" fo:margin-right="-0.009cm" table:align="margins"/>
    </style:style>
    <style:style style:name="Table18.A" style:family="table-column">
      <style:table-column-properties style:column-width="18.981cm" style:rel-column-width="65535*"/>
    </style:style>
    <style:style style:name="Table18.A1" style:family="table-cell">
      <style:table-cell-properties fo:background-color="#99ccff" fo:padding="0.097cm" fo:border="0.002cm solid #000000">
        <style:background-image/>
      </style:table-cell-properties>
    </style:style>
    <style:style style:name="Table19" style:family="table">
      <style:table-properties style:width="18.981cm" fo:margin-left="0.018cm" fo:margin-right="-0.009cm" table:align="margins"/>
    </style:style>
    <style:style style:name="Table19.A" style:family="table-column">
      <style:table-column-properties style:column-width="18.981cm" style:rel-column-width="65535*"/>
    </style:style>
    <style:style style:name="Table19.A1" style:family="table-cell">
      <style:table-cell-properties fo:background-color="#99ccff" fo:padding="0.097cm" fo:border="0.002cm solid #000000">
        <style:background-image/>
      </style:table-cell-properties>
    </style:style>
    <style:style style:name="Table19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0" style:family="table">
      <style:table-properties style:width="18.981cm" fo:margin-left="0.018cm" fo:margin-right="-0.009cm" table:align="margins"/>
    </style:style>
    <style:style style:name="Table20.A" style:family="table-column">
      <style:table-column-properties style:column-width="18.981cm" style:rel-column-width="65535*"/>
    </style:style>
    <style:style style:name="Table20.A1" style:family="table-cell">
      <style:table-cell-properties fo:background-color="#99ccff" fo:padding="0.097cm" fo:border="0.002cm solid #000000">
        <style:background-image/>
      </style:table-cell-properties>
    </style:style>
    <style:style style:name="Table20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1" style:family="table">
      <style:table-properties style:width="18.981cm" fo:margin-left="0.018cm" fo:margin-right="-0.009cm" table:align="margins"/>
    </style:style>
    <style:style style:name="Table21.A" style:family="table-column">
      <style:table-column-properties style:column-width="18.981cm" style:rel-column-width="65535*"/>
    </style:style>
    <style:style style:name="Table21.A1" style:family="table-cell">
      <style:table-cell-properties fo:background-color="#99ccff" fo:padding="0.097cm" fo:border="0.002cm solid #000000">
        <style:background-image/>
      </style:table-cell-properties>
    </style:style>
    <style:style style:name="Table21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2" style:family="table">
      <style:table-properties style:width="18.981cm" fo:margin-left="0.018cm" fo:margin-right="-0.009cm" table:align="margins"/>
    </style:style>
    <style:style style:name="Table22.A" style:family="table-column">
      <style:table-column-properties style:column-width="18.981cm" style:rel-column-width="65535*"/>
    </style:style>
    <style:style style:name="Table22.A1" style:family="table-cell">
      <style:table-cell-properties fo:background-color="#99ccff" fo:padding="0.097cm" fo:border="0.002cm solid #000000">
        <style:background-image/>
      </style:table-cell-properties>
    </style:style>
    <style:style style:name="Table22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3" style:family="table">
      <style:table-properties style:width="18.981cm" fo:margin-left="0.018cm" fo:margin-right="-0.009cm" table:align="margins"/>
    </style:style>
    <style:style style:name="Table23.A" style:family="table-column">
      <style:table-column-properties style:column-width="18.981cm" style:rel-column-width="65535*"/>
    </style:style>
    <style:style style:name="Table23.A1" style:family="table-cell">
      <style:table-cell-properties fo:background-color="#99ccff" fo:padding="0.097cm" fo:border="0.002cm solid #000000">
        <style:background-image/>
      </style:table-cell-properties>
    </style:style>
    <style:style style:name="Table23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4" style:family="table">
      <style:table-properties style:width="18.981cm" fo:margin-left="0.018cm" fo:margin-right="-0.009cm" table:align="margins"/>
    </style:style>
    <style:style style:name="Table24.A" style:family="table-column">
      <style:table-column-properties style:column-width="18.981cm" style:rel-column-width="65535*"/>
    </style:style>
    <style:style style:name="Table24.A1" style:family="table-cell">
      <style:table-cell-properties fo:background-color="#99ccff" fo:padding="0.097cm" fo:border="0.002cm solid #000000">
        <style:background-image/>
      </style:table-cell-properties>
    </style:style>
    <style:style style:name="Table24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5" style:family="table">
      <style:table-properties style:width="18.981cm" fo:margin-left="0.018cm" fo:margin-right="-0.009cm" table:align="margins"/>
    </style:style>
    <style:style style:name="Table25.A" style:family="table-column">
      <style:table-column-properties style:column-width="18.981cm" style:rel-column-width="65535*"/>
    </style:style>
    <style:style style:name="Table25.A1" style:family="table-cell">
      <style:table-cell-properties fo:background-color="#99ccff" fo:padding="0.097cm" fo:border="0.002cm solid #000000">
        <style:background-image/>
      </style:table-cell-properties>
    </style:style>
    <style:style style:name="Table25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6" style:family="table">
      <style:table-properties style:width="18.981cm" fo:margin-left="0.018cm" fo:margin-right="-0.009cm" table:align="margins"/>
    </style:style>
    <style:style style:name="Table26.A" style:family="table-column">
      <style:table-column-properties style:column-width="18.981cm" style:rel-column-width="65535*"/>
    </style:style>
    <style:style style:name="Table26.A1" style:family="table-cell">
      <style:table-cell-properties fo:background-color="#99ccff" fo:padding="0.097cm" fo:border="0.002cm solid #000000">
        <style:background-image/>
      </style:table-cell-properties>
    </style:style>
    <style:style style:name="Table26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7" style:family="table">
      <style:table-properties style:width="18.981cm" fo:margin-left="0.018cm" fo:margin-right="-0.009cm" table:align="margins"/>
    </style:style>
    <style:style style:name="Table27.A" style:family="table-column">
      <style:table-column-properties style:column-width="18.981cm" style:rel-column-width="65535*"/>
    </style:style>
    <style:style style:name="Table27.A1" style:family="table-cell">
      <style:table-cell-properties fo:background-color="#99ccff" fo:padding="0.097cm" fo:border="0.002cm solid #000000">
        <style:background-image/>
      </style:table-cell-properties>
    </style:style>
    <style:style style:name="Table27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8" style:family="table">
      <style:table-properties style:width="18.981cm" fo:margin-left="0.018cm" fo:margin-right="-0.009cm" table:align="margins"/>
    </style:style>
    <style:style style:name="Table28.A" style:family="table-column">
      <style:table-column-properties style:column-width="18.981cm" style:rel-column-width="65535*"/>
    </style:style>
    <style:style style:name="Table28.A1" style:family="table-cell">
      <style:table-cell-properties fo:background-color="#99ccff" fo:padding="0.097cm" fo:border="0.002cm solid #000000">
        <style:background-image/>
      </style:table-cell-properties>
    </style:style>
    <style:style style:name="Table29" style:family="table">
      <style:table-properties style:width="18.981cm" fo:margin-left="0.018cm" fo:margin-right="-0.009cm" table:align="margins"/>
    </style:style>
    <style:style style:name="Table29.A" style:family="table-column">
      <style:table-column-properties style:column-width="18.981cm" style:rel-column-width="65535*"/>
    </style:style>
    <style:style style:name="Table29.A1" style:family="table-cell">
      <style:table-cell-properties fo:background-color="#99ccff" fo:padding="0.097cm" fo:border="0.002cm solid #000000">
        <style:background-image/>
      </style:table-cell-properties>
    </style:style>
    <style:style style:name="Table30" style:family="table">
      <style:table-properties style:width="18.981cm" fo:margin-left="0.018cm" fo:margin-right="-0.009cm" table:align="margins"/>
    </style:style>
    <style:style style:name="Table30.A" style:family="table-column">
      <style:table-column-properties style:column-width="18.981cm" style:rel-column-width="65535*"/>
    </style:style>
    <style:style style:name="Table30.A1" style:family="table-cell">
      <style:table-cell-properties fo:background-color="#99ccff" fo:padding="0.097cm" fo:border="0.002cm solid #000000">
        <style:background-image/>
      </style:table-cell-properties>
    </style:style>
    <style:style style:name="Table31" style:family="table">
      <style:table-properties style:width="18.981cm" fo:margin-left="0.018cm" fo:margin-right="-0.009cm" table:align="margins"/>
    </style:style>
    <style:style style:name="Table31.A" style:family="table-column">
      <style:table-column-properties style:column-width="18.981cm" style:rel-column-width="65535*"/>
    </style:style>
    <style:style style:name="Table31.A1" style:family="table-cell">
      <style:table-cell-properties fo:background-color="#99ccff" fo:padding="0.097cm" fo:border="0.002cm solid #000000">
        <style:background-image/>
      </style:table-cell-properties>
    </style:style>
    <style:style style:name="Table31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2" style:family="table">
      <style:table-properties style:width="18.981cm" fo:margin-left="0.018cm" fo:margin-right="-0.009cm" table:align="margins"/>
    </style:style>
    <style:style style:name="Table32.A" style:family="table-column">
      <style:table-column-properties style:column-width="18.981cm" style:rel-column-width="65535*"/>
    </style:style>
    <style:style style:name="Table32.A1" style:family="table-cell">
      <style:table-cell-properties fo:background-color="#99ccff" fo:padding="0.097cm" fo:border="0.002cm solid #000000">
        <style:background-image/>
      </style:table-cell-properties>
    </style:style>
    <style:style style:name="Table33" style:family="table">
      <style:table-properties style:width="18.981cm" fo:margin-left="0.018cm" fo:margin-right="-0.009cm" table:align="margins"/>
    </style:style>
    <style:style style:name="Table33.A" style:family="table-column">
      <style:table-column-properties style:column-width="18.981cm" style:rel-column-width="65535*"/>
    </style:style>
    <style:style style:name="Table33.A1" style:family="table-cell">
      <style:table-cell-properties fo:background-color="#99ccff" fo:padding="0.097cm" fo:border="0.002cm solid #000000">
        <style:background-image/>
      </style:table-cell-properties>
    </style:style>
    <style:style style:name="Table33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4" style:family="table">
      <style:table-properties style:width="18.981cm" fo:margin-left="0.018cm" fo:margin-right="-0.009cm" table:align="margins"/>
    </style:style>
    <style:style style:name="Table34.A" style:family="table-column">
      <style:table-column-properties style:column-width="18.981cm" style:rel-column-width="65535*"/>
    </style:style>
    <style:style style:name="Table34.A1" style:family="table-cell">
      <style:table-cell-properties fo:background-color="#99ccff" fo:padding="0.097cm" fo:border="0.002cm solid #000000">
        <style:background-image/>
      </style:table-cell-properties>
    </style:style>
    <style:style style:name="Table34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5" style:family="table">
      <style:table-properties style:width="18.981cm" fo:margin-left="0.018cm" fo:margin-right="-0.009cm" table:align="margins"/>
    </style:style>
    <style:style style:name="Table35.A" style:family="table-column">
      <style:table-column-properties style:column-width="18.981cm" style:rel-column-width="65535*"/>
    </style:style>
    <style:style style:name="Table35.A1" style:family="table-cell">
      <style:table-cell-properties fo:background-color="#99ccff" fo:padding="0.097cm" fo:border="0.002cm solid #000000">
        <style:background-image/>
      </style:table-cell-properties>
    </style:style>
    <style:style style:name="Table35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6" style:family="table">
      <style:table-properties style:width="18.981cm" fo:margin-left="0.018cm" fo:margin-right="-0.009cm" table:align="margins"/>
    </style:style>
    <style:style style:name="Table36.A" style:family="table-column">
      <style:table-column-properties style:column-width="18.981cm" style:rel-column-width="65535*"/>
    </style:style>
    <style:style style:name="Table36.A1" style:family="table-cell">
      <style:table-cell-properties fo:background-color="#99ccff" fo:padding="0.097cm" fo:border="0.002cm solid #000000">
        <style:background-image/>
      </style:table-cell-properties>
    </style:style>
    <style:style style:name="Table36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7" style:family="table">
      <style:table-properties style:width="18.981cm" fo:margin-left="0.018cm" fo:margin-right="-0.009cm" table:align="margins"/>
    </style:style>
    <style:style style:name="Table37.A" style:family="table-column">
      <style:table-column-properties style:column-width="18.981cm" style:rel-column-width="65535*"/>
    </style:style>
    <style:style style:name="Table37.A1" style:family="table-cell">
      <style:table-cell-properties fo:background-color="#99ccff" fo:padding="0.097cm" fo:border="0.002cm solid #000000">
        <style:background-image/>
      </style:table-cell-properties>
    </style:style>
    <style:style style:name="Table37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8" style:family="table">
      <style:table-properties style:width="18.981cm" fo:margin-left="0.018cm" fo:margin-right="-0.009cm" table:align="margins"/>
    </style:style>
    <style:style style:name="Table38.A" style:family="table-column">
      <style:table-column-properties style:column-width="18.981cm" style:rel-column-width="65535*"/>
    </style:style>
    <style:style style:name="Table38.A1" style:family="table-cell">
      <style:table-cell-properties fo:background-color="#99ccff" fo:padding="0.097cm" fo:border="0.002cm solid #000000">
        <style:background-image/>
      </style:table-cell-properties>
    </style:style>
    <style:style style:name="Table38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9" style:family="table">
      <style:table-properties style:width="18.981cm" fo:margin-left="0.018cm" fo:margin-right="-0.009cm" table:align="margins"/>
    </style:style>
    <style:style style:name="Table39.A" style:family="table-column">
      <style:table-column-properties style:column-width="18.981cm" style:rel-column-width="65535*"/>
    </style:style>
    <style:style style:name="Table39.A1" style:family="table-cell">
      <style:table-cell-properties fo:background-color="#99ccff" fo:padding="0.097cm" fo:border="0.002cm solid #000000">
        <style:background-image/>
      </style:table-cell-properties>
    </style:style>
    <style:style style:name="Table39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0" style:family="table">
      <style:table-properties style:width="18.981cm" fo:margin-left="0.018cm" fo:margin-right="-0.009cm" table:align="margins"/>
    </style:style>
    <style:style style:name="Table40.A" style:family="table-column">
      <style:table-column-properties style:column-width="18.981cm" style:rel-column-width="65535*"/>
    </style:style>
    <style:style style:name="Table40.A1" style:family="table-cell">
      <style:table-cell-properties fo:background-color="#99ccff" fo:padding="0.097cm" fo:border="0.002cm solid #000000">
        <style:background-image/>
      </style:table-cell-properties>
    </style:style>
    <style:style style:name="Table40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1" style:family="table">
      <style:table-properties style:width="18.981cm" fo:margin-left="0.018cm" fo:margin-right="-0.009cm" table:align="margins"/>
    </style:style>
    <style:style style:name="Table41.A" style:family="table-column">
      <style:table-column-properties style:column-width="18.981cm" style:rel-column-width="65535*"/>
    </style:style>
    <style:style style:name="Table41.A1" style:family="table-cell">
      <style:table-cell-properties fo:background-color="#99ccff" fo:padding="0.097cm" fo:border="0.002cm solid #000000">
        <style:background-image/>
      </style:table-cell-properties>
    </style:style>
    <style:style style:name="Table41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2" style:family="table">
      <style:table-properties style:width="18.981cm" fo:margin-left="0.018cm" fo:margin-right="-0.009cm" table:align="margins"/>
    </style:style>
    <style:style style:name="Table42.A" style:family="table-column">
      <style:table-column-properties style:column-width="18.981cm" style:rel-column-width="65535*"/>
    </style:style>
    <style:style style:name="Table42.A1" style:family="table-cell">
      <style:table-cell-properties fo:background-color="#99ccff" fo:padding="0.097cm" fo:border="0.002cm solid #000000">
        <style:background-image/>
      </style:table-cell-properties>
    </style:style>
    <style:style style:name="Table42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3" style:family="table">
      <style:table-properties style:width="18.981cm" fo:margin-left="0.018cm" fo:margin-right="-0.009cm" table:align="margins"/>
    </style:style>
    <style:style style:name="Table43.A" style:family="table-column">
      <style:table-column-properties style:column-width="18.981cm" style:rel-column-width="65535*"/>
    </style:style>
    <style:style style:name="Table43.A1" style:family="table-cell">
      <style:table-cell-properties fo:background-color="#99ccff" fo:padding="0.097cm" fo:border="0.002cm solid #000000">
        <style:background-image/>
      </style:table-cell-properties>
    </style:style>
    <style:style style:name="Table43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4" style:family="table">
      <style:table-properties style:width="18.981cm" fo:margin-left="0.018cm" fo:margin-right="-0.009cm" table:align="margins"/>
    </style:style>
    <style:style style:name="Table44.A" style:family="table-column">
      <style:table-column-properties style:column-width="18.981cm" style:rel-column-width="65535*"/>
    </style:style>
    <style:style style:name="Table44.A1" style:family="table-cell">
      <style:table-cell-properties fo:background-color="#99ccff" fo:padding="0.097cm" fo:border="0.002cm solid #000000">
        <style:background-image/>
      </style:table-cell-properties>
    </style:style>
    <style:style style:name="Table44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5" style:family="table">
      <style:table-properties style:width="18.981cm" fo:margin-left="0.018cm" fo:margin-right="-0.009cm" table:align="margins"/>
    </style:style>
    <style:style style:name="Table45.A" style:family="table-column">
      <style:table-column-properties style:column-width="18.981cm" style:rel-column-width="65535*"/>
    </style:style>
    <style:style style:name="Table45.A1" style:family="table-cell">
      <style:table-cell-properties fo:background-color="#99ccff" fo:padding="0.097cm" fo:border="0.002cm solid #000000">
        <style:background-image/>
      </style:table-cell-properties>
    </style:style>
    <style:style style:name="Table45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6" style:family="table">
      <style:table-properties style:width="18.981cm" fo:margin-left="0.018cm" fo:margin-right="-0.009cm" table:align="margins"/>
    </style:style>
    <style:style style:name="Table46.A" style:family="table-column">
      <style:table-column-properties style:column-width="18.981cm" style:rel-column-width="65535*"/>
    </style:style>
    <style:style style:name="Table46.A1" style:family="table-cell">
      <style:table-cell-properties fo:background-color="#99ccff" fo:padding="0.097cm" fo:border="0.002cm solid #000000">
        <style:background-image/>
      </style:table-cell-properties>
    </style:style>
    <style:style style:name="Table46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7" style:family="table">
      <style:table-properties style:width="18.981cm" fo:margin-left="0.018cm" fo:margin-right="-0.009cm" table:align="margins"/>
    </style:style>
    <style:style style:name="Table47.A" style:family="table-column">
      <style:table-column-properties style:column-width="18.981cm" style:rel-column-width="65535*"/>
    </style:style>
    <style:style style:name="Table47.A1" style:family="table-cell">
      <style:table-cell-properties fo:background-color="#99ccff" fo:padding="0.097cm" fo:border="0.002cm solid #000000">
        <style:background-image/>
      </style:table-cell-properties>
    </style:style>
    <style:style style:name="Table47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8" style:family="table">
      <style:table-properties style:width="18.981cm" fo:margin-left="0.018cm" fo:margin-right="-0.009cm" table:align="margins"/>
    </style:style>
    <style:style style:name="Table48.A" style:family="table-column">
      <style:table-column-properties style:column-width="18.981cm" style:rel-column-width="65535*"/>
    </style:style>
    <style:style style:name="Table48.A1" style:family="table-cell">
      <style:table-cell-properties fo:background-color="#99ccff" fo:padding="0.097cm" fo:border="0.002cm solid #000000">
        <style:background-image/>
      </style:table-cell-properties>
    </style:style>
    <style:style style:name="Table48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9" style:family="table">
      <style:table-properties style:width="18.981cm" fo:margin-left="0.018cm" fo:margin-right="-0.009cm" table:align="margins"/>
    </style:style>
    <style:style style:name="Table49.A" style:family="table-column">
      <style:table-column-properties style:column-width="18.981cm" style:rel-column-width="65535*"/>
    </style:style>
    <style:style style:name="Table49.A1" style:family="table-cell">
      <style:table-cell-properties fo:background-color="#99ccff" fo:padding="0.097cm" fo:border="0.002cm solid #000000">
        <style:background-image/>
      </style:table-cell-properties>
    </style:style>
    <style:style style:name="Table49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0" style:family="table">
      <style:table-properties style:width="18.981cm" fo:margin-left="0.018cm" fo:margin-right="-0.009cm" table:align="margins"/>
    </style:style>
    <style:style style:name="Table50.A" style:family="table-column">
      <style:table-column-properties style:column-width="18.981cm" style:rel-column-width="65535*"/>
    </style:style>
    <style:style style:name="Table50.A1" style:family="table-cell">
      <style:table-cell-properties fo:background-color="#99ccff" fo:padding="0.097cm" fo:border="0.002cm solid #000000">
        <style:background-image/>
      </style:table-cell-properties>
    </style:style>
    <style:style style:name="Table50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1" style:family="table">
      <style:table-properties style:width="18.981cm" fo:margin-left="0.018cm" fo:margin-right="-0.009cm" table:align="margins"/>
    </style:style>
    <style:style style:name="Table51.A" style:family="table-column">
      <style:table-column-properties style:column-width="18.981cm" style:rel-column-width="65535*"/>
    </style:style>
    <style:style style:name="Table51.A1" style:family="table-cell">
      <style:table-cell-properties fo:background-color="#99ccff" fo:padding="0.097cm" fo:border="0.002cm solid #000000">
        <style:background-image/>
      </style:table-cell-properties>
    </style:style>
    <style:style style:name="Table51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2" style:family="table">
      <style:table-properties style:width="18.981cm" fo:margin-left="0.018cm" fo:margin-right="-0.009cm" table:align="margins"/>
    </style:style>
    <style:style style:name="Table52.A" style:family="table-column">
      <style:table-column-properties style:column-width="18.981cm" style:rel-column-width="65535*"/>
    </style:style>
    <style:style style:name="Table52.A1" style:family="table-cell">
      <style:table-cell-properties fo:background-color="#99ccff" fo:padding="0.097cm" fo:border="0.002cm solid #000000">
        <style:background-image/>
      </style:table-cell-properties>
    </style:style>
    <style:style style:name="Table52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3" style:family="table">
      <style:table-properties style:width="18.981cm" fo:margin-left="0.018cm" fo:margin-right="-0.009cm" table:align="margins"/>
    </style:style>
    <style:style style:name="Table53.A" style:family="table-column">
      <style:table-column-properties style:column-width="18.981cm" style:rel-column-width="65535*"/>
    </style:style>
    <style:style style:name="Table53.A1" style:family="table-cell">
      <style:table-cell-properties fo:background-color="#99ccff" fo:padding="0.097cm" fo:border="0.002cm solid #000000">
        <style:background-image/>
      </style:table-cell-properties>
    </style:style>
    <style:style style:name="Table53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4" style:family="table">
      <style:table-properties style:width="18.981cm" fo:margin-left="0.018cm" fo:margin-right="-0.009cm" table:align="margins"/>
    </style:style>
    <style:style style:name="Table54.A" style:family="table-column">
      <style:table-column-properties style:column-width="18.981cm" style:rel-column-width="65535*"/>
    </style:style>
    <style:style style:name="Table54.A1" style:family="table-cell">
      <style:table-cell-properties fo:background-color="#99ccff" fo:padding="0.097cm" fo:border="0.002cm solid #000000">
        <style:background-image/>
      </style:table-cell-properties>
    </style:style>
    <style:style style:name="Table54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5" style:family="table">
      <style:table-properties style:width="18.981cm" fo:margin-left="0.018cm" fo:margin-right="-0.009cm" table:align="margins"/>
    </style:style>
    <style:style style:name="Table55.A" style:family="table-column">
      <style:table-column-properties style:column-width="18.981cm" style:rel-column-width="65535*"/>
    </style:style>
    <style:style style:name="Table55.A1" style:family="table-cell">
      <style:table-cell-properties fo:background-color="#99ccff" fo:padding="0.097cm" fo:border="0.002cm solid #000000">
        <style:background-image/>
      </style:table-cell-properties>
    </style:style>
    <style:style style:name="Table55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6" style:family="table">
      <style:table-properties style:width="18.981cm" fo:margin-left="0.018cm" fo:margin-right="-0.009cm" table:align="margins"/>
    </style:style>
    <style:style style:name="Table56.A" style:family="table-column">
      <style:table-column-properties style:column-width="18.981cm" style:rel-column-width="65535*"/>
    </style:style>
    <style:style style:name="Table56.A1" style:family="table-cell">
      <style:table-cell-properties fo:background-color="#99ccff" fo:padding="0.097cm" fo:border="0.002cm solid #000000">
        <style:background-image/>
      </style:table-cell-properties>
    </style:style>
    <style:style style:name="Table56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7" style:family="table">
      <style:table-properties style:width="18.981cm" fo:margin-left="0.018cm" fo:margin-right="-0.009cm" table:align="margins"/>
    </style:style>
    <style:style style:name="Table57.A" style:family="table-column">
      <style:table-column-properties style:column-width="18.981cm" style:rel-column-width="65535*"/>
    </style:style>
    <style:style style:name="Table57.A1" style:family="table-cell">
      <style:table-cell-properties fo:background-color="#99ccff" fo:padding="0.097cm" fo:border="0.002cm solid #000000">
        <style:background-image/>
      </style:table-cell-properties>
    </style:style>
    <style:style style:name="Table57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8" style:family="table">
      <style:table-properties style:width="18.981cm" fo:margin-left="0.018cm" fo:margin-right="-0.009cm" table:align="margins"/>
    </style:style>
    <style:style style:name="Table58.A" style:family="table-column">
      <style:table-column-properties style:column-width="18.981cm" style:rel-column-width="65535*"/>
    </style:style>
    <style:style style:name="Table58.A1" style:family="table-cell">
      <style:table-cell-properties fo:background-color="#99ccff" fo:padding="0.097cm" fo:border="0.002cm solid #000000">
        <style:background-image/>
      </style:table-cell-properties>
    </style:style>
    <style:style style:name="Table58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9" style:family="table">
      <style:table-properties style:width="18.981cm" fo:margin-left="0.018cm" fo:margin-right="-0.009cm" table:align="margins"/>
    </style:style>
    <style:style style:name="Table59.A" style:family="table-column">
      <style:table-column-properties style:column-width="18.981cm" style:rel-column-width="65535*"/>
    </style:style>
    <style:style style:name="Table59.A1" style:family="table-cell">
      <style:table-cell-properties fo:background-color="#99ccff" fo:padding="0.097cm" fo:border="0.002cm solid #000000">
        <style:background-image/>
      </style:table-cell-properties>
    </style:style>
    <style:style style:name="Table59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60" style:family="table">
      <style:table-properties style:width="18.981cm" fo:margin-left="0.018cm" fo:margin-right="-0.009cm" table:align="margins"/>
    </style:style>
    <style:style style:name="Table60.A" style:family="table-column">
      <style:table-column-properties style:column-width="18.981cm" style:rel-column-width="65535*"/>
    </style:style>
    <style:style style:name="Table60.A1" style:family="table-cell">
      <style:table-cell-properties fo:background-color="#99ccff" fo:padding="0.097cm" fo:border="0.002cm solid #000000">
        <style:background-image/>
      </style:table-cell-properties>
    </style:style>
    <style:style style:name="Table60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61" style:family="table">
      <style:table-properties style:width="18.981cm" fo:margin-left="0.018cm" fo:margin-right="-0.009cm" table:align="margins"/>
    </style:style>
    <style:style style:name="Table61.A" style:family="table-column">
      <style:table-column-properties style:column-width="18.981cm" style:rel-column-width="65535*"/>
    </style:style>
    <style:style style:name="Table61.A1" style:family="table-cell">
      <style:table-cell-properties fo:background-color="#99ccff" fo:padding="0.097cm" fo:border="0.002cm solid #000000">
        <style:background-image/>
      </style:table-cell-properties>
    </style:style>
    <style:style style:name="Table61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62" style:family="table">
      <style:table-properties style:width="18.981cm" fo:margin-left="0.018cm" fo:margin-right="-0.009cm" table:align="margins"/>
    </style:style>
    <style:style style:name="Table62.A" style:family="table-column">
      <style:table-column-properties style:column-width="18.981cm" style:rel-column-width="65535*"/>
    </style:style>
    <style:style style:name="Table62.A1" style:family="table-cell">
      <style:table-cell-properties fo:background-color="#99ccff" fo:padding="0.097cm" fo:border="0.002cm solid #000000">
        <style:background-image/>
      </style:table-cell-properties>
    </style:style>
    <style:style style:name="Table62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63" style:family="table">
      <style:table-properties style:width="18.981cm" fo:margin-left="0.018cm" fo:margin-right="-0.009cm" table:align="margins"/>
    </style:style>
    <style:style style:name="Table63.A" style:family="table-column">
      <style:table-column-properties style:column-width="18.981cm" style:rel-column-width="65535*"/>
    </style:style>
    <style:style style:name="Table63.A1" style:family="table-cell">
      <style:table-cell-properties fo:background-color="#99ccff" fo:padding="0.097cm" fo:border="0.002cm solid #000000">
        <style:background-image/>
      </style:table-cell-properties>
    </style:style>
    <style:style style:name="Table63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64" style:family="table">
      <style:table-properties style:width="18.981cm" fo:margin-left="0.018cm" fo:margin-right="-0.009cm" table:align="margins"/>
    </style:style>
    <style:style style:name="Table64.A" style:family="table-column">
      <style:table-column-properties style:column-width="18.981cm" style:rel-column-width="65535*"/>
    </style:style>
    <style:style style:name="Table64.A1" style:family="table-cell">
      <style:table-cell-properties fo:background-color="#99ccff" fo:padding="0.097cm" fo:border="0.002cm solid #000000">
        <style:background-image/>
      </style:table-cell-properties>
    </style:style>
    <style:style style:name="Table64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65" style:family="table">
      <style:table-properties style:width="18.981cm" fo:margin-left="0.018cm" fo:margin-right="-0.009cm" table:align="margins"/>
    </style:style>
    <style:style style:name="Table65.A" style:family="table-column">
      <style:table-column-properties style:column-width="18.981cm" style:rel-column-width="65535*"/>
    </style:style>
    <style:style style:name="Table65.A1" style:family="table-cell">
      <style:table-cell-properties fo:background-color="#99ccff" fo:padding="0.097cm" fo:border="0.002cm solid #000000">
        <style:background-image/>
      </style:table-cell-properties>
    </style:style>
    <style:style style:name="Table65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66" style:family="table">
      <style:table-properties style:width="18.981cm" fo:margin-left="0.018cm" fo:margin-right="-0.009cm" table:align="margins"/>
    </style:style>
    <style:style style:name="Table66.A" style:family="table-column">
      <style:table-column-properties style:column-width="18.981cm" style:rel-column-width="65535*"/>
    </style:style>
    <style:style style:name="Table66.A1" style:family="table-cell">
      <style:table-cell-properties fo:background-color="#99ccff" fo:padding="0.097cm" fo:border="0.002cm solid #000000">
        <style:background-image/>
      </style:table-cell-properties>
    </style:style>
    <style:style style:name="Table66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67" style:family="table">
      <style:table-properties style:width="18.981cm" fo:margin-left="0.018cm" fo:margin-right="-0.009cm" table:align="margins"/>
    </style:style>
    <style:style style:name="Table67.A" style:family="table-column">
      <style:table-column-properties style:column-width="18.981cm" style:rel-column-width="65535*"/>
    </style:style>
    <style:style style:name="Table67.A1" style:family="table-cell">
      <style:table-cell-properties fo:background-color="#99ccff" fo:padding="0.097cm" fo:border="0.002cm solid #000000">
        <style:background-image/>
      </style:table-cell-properties>
    </style:style>
    <style:style style:name="Table67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68" style:family="table">
      <style:table-properties style:width="18.981cm" fo:margin-left="0.018cm" fo:margin-right="-0.009cm" table:align="margins"/>
    </style:style>
    <style:style style:name="Table68.A" style:family="table-column">
      <style:table-column-properties style:column-width="18.981cm" style:rel-column-width="65535*"/>
    </style:style>
    <style:style style:name="Table68.A1" style:family="table-cell">
      <style:table-cell-properties fo:background-color="#99ccff" fo:padding="0.097cm" fo:border="0.002cm solid #000000">
        <style:background-image/>
      </style:table-cell-properties>
    </style:style>
    <style:style style:name="Table68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69" style:family="table">
      <style:table-properties style:width="18.981cm" fo:margin-left="0.018cm" fo:margin-right="-0.009cm" table:align="margins"/>
    </style:style>
    <style:style style:name="Table69.A" style:family="table-column">
      <style:table-column-properties style:column-width="18.981cm" style:rel-column-width="65535*"/>
    </style:style>
    <style:style style:name="Table69.A1" style:family="table-cell">
      <style:table-cell-properties fo:background-color="#99ccff" fo:padding="0.097cm" fo:border="0.002cm solid #000000">
        <style:background-image/>
      </style:table-cell-properties>
    </style:style>
    <style:style style:name="Table69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70" style:family="table">
      <style:table-properties style:width="18.981cm" fo:margin-left="0.018cm" fo:margin-right="-0.009cm" table:align="margins"/>
    </style:style>
    <style:style style:name="Table70.A" style:family="table-column">
      <style:table-column-properties style:column-width="18.981cm" style:rel-column-width="65535*"/>
    </style:style>
    <style:style style:name="Table70.A1" style:family="table-cell">
      <style:table-cell-properties fo:background-color="#99ccff" fo:padding="0.097cm" fo:border="0.002cm solid #000000">
        <style:background-image/>
      </style:table-cell-properties>
    </style:style>
    <style:style style:name="Table70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71" style:family="table">
      <style:table-properties style:width="18.981cm" fo:margin-left="0.018cm" fo:margin-right="-0.009cm" table:align="margins"/>
    </style:style>
    <style:style style:name="Table71.A" style:family="table-column">
      <style:table-column-properties style:column-width="18.981cm" style:rel-column-width="65535*"/>
    </style:style>
    <style:style style:name="Table71.A1" style:family="table-cell">
      <style:table-cell-properties fo:background-color="#99ccff" fo:padding="0.097cm" fo:border="0.002cm solid #000000">
        <style:background-image/>
      </style:table-cell-properties>
    </style:style>
    <style:style style:name="Table72" style:family="table">
      <style:table-properties style:width="18.981cm" fo:margin-left="0.018cm" fo:margin-right="-0.009cm" table:align="margins"/>
    </style:style>
    <style:style style:name="Table72.A" style:family="table-column">
      <style:table-column-properties style:column-width="18.981cm" style:rel-column-width="65535*"/>
    </style:style>
    <style:style style:name="Table72.A1" style:family="table-cell">
      <style:table-cell-properties fo:background-color="#99ccff" fo:padding="0.097cm" fo:border="0.002cm solid #000000">
        <style:background-image/>
      </style:table-cell-properties>
    </style:style>
    <style:style style:name="Table72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73" style:family="table">
      <style:table-properties style:width="18.981cm" fo:margin-left="0.018cm" fo:margin-right="-0.009cm" table:align="margins"/>
    </style:style>
    <style:style style:name="Table73.A" style:family="table-column">
      <style:table-column-properties style:column-width="18.981cm" style:rel-column-width="65535*"/>
    </style:style>
    <style:style style:name="Table73.A1" style:family="table-cell">
      <style:table-cell-properties fo:background-color="#99ccff" fo:padding="0.097cm" fo:border="0.002cm solid #000000">
        <style:background-image/>
      </style:table-cell-properties>
    </style:style>
    <style:style style:name="Table73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74" style:family="table">
      <style:table-properties style:width="18.981cm" fo:margin-left="0.018cm" fo:margin-right="-0.009cm" table:align="margins"/>
    </style:style>
    <style:style style:name="Table74.A" style:family="table-column">
      <style:table-column-properties style:column-width="18.981cm" style:rel-column-width="65535*"/>
    </style:style>
    <style:style style:name="Table74.A1" style:family="table-cell">
      <style:table-cell-properties fo:background-color="#99ccff" fo:padding="0.097cm" fo:border="0.002cm solid #000000">
        <style:background-image/>
      </style:table-cell-properties>
    </style:style>
    <style:style style:name="Table74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75" style:family="table">
      <style:table-properties style:width="18.981cm" fo:margin-left="0.018cm" fo:margin-right="-0.009cm" table:align="margins"/>
    </style:style>
    <style:style style:name="Table75.A" style:family="table-column">
      <style:table-column-properties style:column-width="18.981cm" style:rel-column-width="65535*"/>
    </style:style>
    <style:style style:name="Table75.A1" style:family="table-cell">
      <style:table-cell-properties fo:background-color="#99ccff" fo:padding="0.097cm" fo:border="0.002cm solid #000000">
        <style:background-image/>
      </style:table-cell-properties>
    </style:style>
    <style:style style:name="Table75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76" style:family="table">
      <style:table-properties style:width="18.981cm" fo:margin-left="0.018cm" fo:margin-right="-0.009cm" table:align="margins"/>
    </style:style>
    <style:style style:name="Table76.A" style:family="table-column">
      <style:table-column-properties style:column-width="18.981cm" style:rel-column-width="65535*"/>
    </style:style>
    <style:style style:name="Table76.A1" style:family="table-cell">
      <style:table-cell-properties fo:background-color="#99ccff" fo:padding="0.097cm" fo:border="0.002cm solid #000000">
        <style:background-image/>
      </style:table-cell-properties>
    </style:style>
    <style:style style:name="Table76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77" style:family="table">
      <style:table-properties style:width="18.981cm" fo:margin-left="0.018cm" fo:margin-right="-0.009cm" table:align="margins"/>
    </style:style>
    <style:style style:name="Table77.A" style:family="table-column">
      <style:table-column-properties style:column-width="9.527cm" style:rel-column-width="32892*"/>
    </style:style>
    <style:style style:name="Table77.B" style:family="table-column">
      <style:table-column-properties style:column-width="9.454cm" style:rel-column-width="32643*"/>
    </style:style>
    <style:style style:name="Table77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77.B1" style:family="table-cell">
      <style:table-cell-properties fo:background-color="#ffff00" fo:padding="0.097cm" fo:border="0.002cm solid #000000">
        <style:background-image/>
      </style:table-cell-properties>
    </style:style>
    <style:style style:name="Table77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77.B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78" style:family="table">
      <style:table-properties style:width="18.981cm" fo:margin-left="0.018cm" fo:margin-right="-0.009cm" table:align="margins"/>
    </style:style>
    <style:style style:name="Table78.A" style:family="table-column">
      <style:table-column-properties style:column-width="9.527cm" style:rel-column-width="32892*"/>
    </style:style>
    <style:style style:name="Table78.B" style:family="table-column">
      <style:table-column-properties style:column-width="9.454cm" style:rel-column-width="32643*"/>
    </style:style>
    <style:style style:name="Table78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78.B1" style:family="table-cell">
      <style:table-cell-properties fo:background-color="#ffff00" fo:padding="0.097cm" fo:border="0.002cm solid #000000">
        <style:background-image/>
      </style:table-cell-properties>
    </style:style>
    <style:style style:name="Table78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78.B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79" style:family="table">
      <style:table-properties style:width="18.981cm" fo:margin-left="0.018cm" fo:margin-right="-0.009cm" table:align="margins"/>
    </style:style>
    <style:style style:name="Table79.A" style:family="table-column">
      <style:table-column-properties style:column-width="18.981cm" style:rel-column-width="65535*"/>
    </style:style>
    <style:style style:name="Table79.A1" style:family="table-cell">
      <style:table-cell-properties fo:background-color="#99ccff" fo:padding="0.097cm" fo:border="0.002cm solid #000000">
        <style:background-image/>
      </style:table-cell-properties>
    </style:style>
    <style:style style:name="Table79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80" style:family="table">
      <style:table-properties style:width="18.981cm" fo:margin-left="0.018cm" fo:margin-right="-0.009cm" table:align="margins"/>
    </style:style>
    <style:style style:name="Table80.A" style:family="table-column">
      <style:table-column-properties style:column-width="18.981cm" style:rel-column-width="65535*"/>
    </style:style>
    <style:style style:name="Table80.A1" style:family="table-cell">
      <style:table-cell-properties fo:background-color="#99ccff" fo:padding="0.097cm" fo:border="0.002cm solid #000000">
        <style:background-image/>
      </style:table-cell-properties>
    </style:style>
    <style:style style:name="Table80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81" style:family="table">
      <style:table-properties style:width="18.981cm" fo:margin-left="0.018cm" fo:margin-right="-0.009cm" table:align="margins"/>
    </style:style>
    <style:style style:name="Table81.A" style:family="table-column">
      <style:table-column-properties style:column-width="18.981cm" style:rel-column-width="65535*"/>
    </style:style>
    <style:style style:name="Table81.A1" style:family="table-cell">
      <style:table-cell-properties fo:background-color="#99ccff" fo:padding="0.097cm" fo:border="0.002cm solid #000000">
        <style:background-image/>
      </style:table-cell-properties>
    </style:style>
    <style:style style:name="Table81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82" style:family="table">
      <style:table-properties style:width="18.981cm" fo:margin-left="0.018cm" fo:margin-right="-0.009cm" table:align="margins"/>
    </style:style>
    <style:style style:name="Table82.A" style:family="table-column">
      <style:table-column-properties style:column-width="18.981cm" style:rel-column-width="65535*"/>
    </style:style>
    <style:style style:name="Table82.A1" style:family="table-cell">
      <style:table-cell-properties fo:background-color="#99ccff" fo:padding="0.097cm" fo:border="0.002cm solid #000000">
        <style:background-image/>
      </style:table-cell-properties>
    </style:style>
    <style:style style:name="Table82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83" style:family="table">
      <style:table-properties style:width="18.981cm" fo:margin-left="0.018cm" fo:margin-right="-0.009cm" table:align="margins"/>
    </style:style>
    <style:style style:name="Table83.A" style:family="table-column">
      <style:table-column-properties style:column-width="18.981cm" style:rel-column-width="65535*"/>
    </style:style>
    <style:style style:name="Table83.A1" style:family="table-cell">
      <style:table-cell-properties fo:background-color="#99ccff" fo:padding="0.097cm" fo:border="0.002cm solid #000000">
        <style:background-image/>
      </style:table-cell-properties>
    </style:style>
    <style:style style:name="Table83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84" style:family="table">
      <style:table-properties style:width="18.981cm" fo:margin-left="0.018cm" fo:margin-right="-0.009cm" table:align="margins"/>
    </style:style>
    <style:style style:name="Table84.A" style:family="table-column">
      <style:table-column-properties style:column-width="18.981cm" style:rel-column-width="65535*"/>
    </style:style>
    <style:style style:name="Table84.A1" style:family="table-cell">
      <style:table-cell-properties fo:background-color="#99ccff" fo:padding="0.097cm" fo:border="0.002cm solid #000000">
        <style:background-image/>
      </style:table-cell-properties>
    </style:style>
    <style:style style:name="Table84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85" style:family="table">
      <style:table-properties style:width="18.981cm" fo:margin-left="0.018cm" fo:margin-right="-0.009cm" table:align="margins"/>
    </style:style>
    <style:style style:name="Table85.A" style:family="table-column">
      <style:table-column-properties style:column-width="18.981cm" style:rel-column-width="65535*"/>
    </style:style>
    <style:style style:name="Table85.A1" style:family="table-cell">
      <style:table-cell-properties fo:background-color="#99ccff" fo:padding="0.097cm" fo:border="0.002cm solid #000000">
        <style:background-image/>
      </style:table-cell-properties>
    </style:style>
    <style:style style:name="Table85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86" style:family="table">
      <style:table-properties style:width="18.981cm" fo:margin-left="0.018cm" fo:margin-right="-0.009cm" table:align="margins"/>
    </style:style>
    <style:style style:name="Table86.A" style:family="table-column">
      <style:table-column-properties style:column-width="18.981cm" style:rel-column-width="65535*"/>
    </style:style>
    <style:style style:name="Table86.A1" style:family="table-cell">
      <style:table-cell-properties fo:background-color="#99ccff" fo:padding="0.097cm" fo:border="0.002cm solid #000000">
        <style:background-image/>
      </style:table-cell-properties>
    </style:style>
    <style:style style:name="Table86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87" style:family="table">
      <style:table-properties style:width="18.981cm" fo:margin-left="0.018cm" fo:margin-right="-0.009cm" table:align="margins"/>
    </style:style>
    <style:style style:name="Table87.A" style:family="table-column">
      <style:table-column-properties style:column-width="18.981cm" style:rel-column-width="65535*"/>
    </style:style>
    <style:style style:name="Table87.A1" style:family="table-cell">
      <style:table-cell-properties fo:background-color="#99ccff" fo:padding="0.097cm" fo:border="0.002cm solid #000000">
        <style:background-image/>
      </style:table-cell-properties>
    </style:style>
    <style:style style:name="Table87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88" style:family="table">
      <style:table-properties style:width="18.981cm" fo:margin-left="0.018cm" fo:margin-right="-0.009cm" table:align="margins"/>
    </style:style>
    <style:style style:name="Table88.A" style:family="table-column">
      <style:table-column-properties style:column-width="18.981cm" style:rel-column-width="65535*"/>
    </style:style>
    <style:style style:name="Table88.A1" style:family="table-cell">
      <style:table-cell-properties fo:background-color="#99ccff" fo:padding="0.097cm" fo:border="0.002cm solid #000000">
        <style:background-image/>
      </style:table-cell-properties>
    </style:style>
    <style:style style:name="Table88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89" style:family="table">
      <style:table-properties style:width="18.981cm" fo:margin-left="0.018cm" fo:margin-right="-0.009cm" table:align="margins"/>
    </style:style>
    <style:style style:name="Table89.A" style:family="table-column">
      <style:table-column-properties style:column-width="18.981cm" style:rel-column-width="65535*"/>
    </style:style>
    <style:style style:name="Table89.A1" style:family="table-cell">
      <style:table-cell-properties fo:background-color="#99ccff" fo:padding="0.097cm" fo:border="0.002cm solid #000000">
        <style:background-image/>
      </style:table-cell-properties>
    </style:style>
    <style:style style:name="Table89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90" style:family="table">
      <style:table-properties style:width="18.981cm" fo:margin-left="0.018cm" fo:margin-right="-0.009cm" table:align="margins"/>
    </style:style>
    <style:style style:name="Table90.A" style:family="table-column">
      <style:table-column-properties style:column-width="18.981cm" style:rel-column-width="65535*"/>
    </style:style>
    <style:style style:name="Table90.A1" style:family="table-cell">
      <style:table-cell-properties fo:background-color="#99ccff" fo:padding="0.097cm" fo:border="0.002cm solid #000000">
        <style:background-image/>
      </style:table-cell-properties>
    </style:style>
    <style:style style:name="Table90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91" style:family="table">
      <style:table-properties style:width="18.981cm" fo:margin-left="0.018cm" fo:margin-right="-0.009cm" table:align="margins"/>
    </style:style>
    <style:style style:name="Table91.A" style:family="table-column">
      <style:table-column-properties style:column-width="18.981cm" style:rel-column-width="65535*"/>
    </style:style>
    <style:style style:name="Table91.A1" style:family="table-cell">
      <style:table-cell-properties fo:background-color="#99ccff" fo:padding="0.097cm" fo:border="0.002cm solid #000000">
        <style:background-image/>
      </style:table-cell-properties>
    </style:style>
    <style:style style:name="Table92" style:family="table">
      <style:table-properties style:width="18.981cm" fo:margin-left="0.018cm" fo:margin-right="-0.009cm" table:align="margins"/>
    </style:style>
    <style:style style:name="Table92.A" style:family="table-column">
      <style:table-column-properties style:column-width="18.981cm" style:rel-column-width="65535*"/>
    </style:style>
    <style:style style:name="Table92.A1" style:family="table-cell">
      <style:table-cell-properties fo:background-color="#99ccff" fo:padding="0.097cm" fo:border="0.002cm solid #000000">
        <style:background-image/>
      </style:table-cell-properties>
    </style:style>
    <style:style style:name="Table93" style:family="table">
      <style:table-properties style:width="18.981cm" fo:margin-left="0.018cm" fo:margin-right="-0.009cm" table:align="margins"/>
    </style:style>
    <style:style style:name="Table93.A" style:family="table-column">
      <style:table-column-properties style:column-width="18.981cm" style:rel-column-width="65535*"/>
    </style:style>
    <style:style style:name="Table93.A1" style:family="table-cell">
      <style:table-cell-properties fo:background-color="#99ccff" fo:padding="0.097cm" fo:border="0.002cm solid #000000">
        <style:background-image/>
      </style:table-cell-properties>
    </style:style>
    <style:style style:name="Table94" style:family="table">
      <style:table-properties style:width="18.981cm" fo:margin-left="0.018cm" fo:margin-right="-0.009cm" table:align="margins"/>
    </style:style>
    <style:style style:name="Table94.A" style:family="table-column">
      <style:table-column-properties style:column-width="18.981cm" style:rel-column-width="65535*"/>
    </style:style>
    <style:style style:name="Table94.A1" style:family="table-cell">
      <style:table-cell-properties fo:background-color="#99ccff" fo:padding="0.097cm" fo:border="0.002cm solid #000000">
        <style:background-image/>
      </style:table-cell-properties>
    </style:style>
    <style:style style:name="Table95" style:family="table">
      <style:table-properties style:width="18.981cm" fo:margin-left="0.018cm" fo:margin-right="-0.009cm" table:align="margins"/>
    </style:style>
    <style:style style:name="Table95.A" style:family="table-column">
      <style:table-column-properties style:column-width="18.981cm" style:rel-column-width="65535*"/>
    </style:style>
    <style:style style:name="Table95.A1" style:family="table-cell">
      <style:table-cell-properties fo:background-color="#99ccff" fo:padding="0.097cm" fo:border="0.002cm solid #000000">
        <style:background-image/>
      </style:table-cell-properties>
    </style:style>
    <style:style style:name="Table95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文鼎PL细上海宋Uni" fo:font-size="12pt" style:font-name-asian="文鼎PL细上海宋Uni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文鼎PL细上海宋Uni" fo:font-size="12pt" style:font-name-asian="文鼎PL细上海宋Uni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文鼎PL细上海宋Uni" fo:font-size="60pt" style:font-name-asian="文鼎PL细上海宋Uni" style:font-size-asian="60pt" style:font-size-complex="60pt"/>
    </style:style>
    <style:style style:name="P4" style:family="paragraph" style:parent-style-name="Standard">
      <style:paragraph-properties fo:text-align="end" style:justify-single-word="false"/>
      <style:text-properties style:font-name="文鼎PL细上海宋Uni" fo:font-size="14pt" fo:font-weight="normal" style:font-name-asian="宋体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文鼎PL细上海宋Uni" fo:font-size="10.5pt" fo:font-weight="normal" style:font-name-asian="文鼎PL细上海宋Uni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文鼎PL细上海宋Uni" fo:font-size="10.5pt" style:font-name-asian="文鼎PL细上海宋Uni" style:font-size-asian="10.5pt" style:font-size-complex="10.5pt"/>
    </style:style>
    <style:style style:name="P7" style:family="paragraph" style:parent-style-name="Standard">
      <style:text-properties style:font-name="Liberation Serif" fo:font-weight="bold" style:font-weight-asian="bold" style:font-weight-complex="bold"/>
    </style:style>
    <style:style style:name="P8" style:family="paragraph" style:parent-style-name="Standard">
      <style:text-properties style:font-name="Liberation Serif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Standard">
      <style:text-properties style:font-name="Liberation Serif" fo:font-size="10.5pt" fo:font-weight="normal" style:font-name-asian="宋体" style:font-size-asian="10.5pt" style:font-weight-asian="normal" style:font-size-complex="10.5pt" style:font-weight-complex="normal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size="10.5pt" style:font-size-asian="10.5pt" style:font-size-complex="10.5pt"/>
    </style:style>
    <style:style style:name="P12" style:family="paragraph" style:parent-style-name="Standard">
      <style:text-properties style:font-name="Courier 10 Pitch" fo:font-weight="bold" style:font-weight-asian="bold" style:font-name-complex="文鼎PL细上海宋Uni1" style:font-weight-complex="bold"/>
    </style:style>
    <style:style style:name="P13" style:family="paragraph" style:parent-style-name="Standard">
      <style:text-properties style:font-name="Courier 10 Pitch" fo:font-size="12pt" fo:font-weight="bold" style:font-name-asian="文鼎PL细上海宋Uni" style:font-size-asian="12pt" style:font-weight-asian="bold" style:font-name-complex="文鼎PL细上海宋Uni1" style:font-size-complex="12pt" style:font-weight-complex="bold"/>
    </style:style>
    <style:style style:name="P14" style:family="paragraph" style:parent-style-name="Standard">
      <style:text-properties style:font-name="Courier 10 Pitch" fo:font-size="12pt" fo:font-weight="bold" style:font-name-asian="文鼎PL细上海宋Uni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宋体" fo:font-size="60pt" style:font-name-asian="宋体" style:font-size-asian="60pt" style:font-size-complex="60pt"/>
    </style:style>
    <style:style style:name="P16" style:family="paragraph" style:parent-style-name="Standard">
      <style:text-properties style:font-name="宋体" fo:font-size="10.5pt" style:font-name-asian="宋体" style:font-size-asian="10.5pt" style:font-size-complex="10.5pt"/>
    </style:style>
    <style:style style:name="P17" style:family="paragraph" style:parent-style-name="Standard">
      <style:text-properties style:font-name="宋体" fo:font-size="10.5pt" fo:font-weight="normal" style:font-name-asian="宋体" style:font-size-asian="10.5pt" style:font-weight-asian="normal" style:font-name-complex="文鼎PL细上海宋Uni1" style:font-size-complex="10.5pt" style:font-weight-complex="normal"/>
    </style:style>
    <style:style style:name="P18" style:family="paragraph" style:parent-style-name="Standard">
      <style:text-properties style:font-name="宋体" fo:font-size="10.5pt" fo:font-weight="normal" style:font-name-asian="宋体" style:font-size-asian="10.5pt" style:font-weight-asian="normal" style:font-size-complex="10.5pt" style:font-weight-complex="normal"/>
    </style:style>
    <style:style style:name="P19" style:family="paragraph" style:parent-style-name="Standard">
      <style:text-properties style:font-name="宋体" fo:font-size="10.5pt" fo:font-weight="normal" fo:background-color="#ffffff" style:font-name-asian="宋体" style:font-size-asian="10.5pt" style:font-weight-asian="normal" style:font-size-complex="10.5pt" style:font-weight-complex="normal"/>
    </style:style>
    <style:style style:name="P20" style:family="paragraph" style:parent-style-name="Standard">
      <style:text-properties style:font-name="宋体" fo:font-size="10.5pt" fo:background-color="#ffffff" style:font-name-asian="宋体" style:font-size-asian="10.5pt" style:font-size-complex="10.5pt"/>
    </style:style>
    <style:style style:name="P21" style:family="paragraph" style:parent-style-name="Standard">
      <style:text-properties style:font-name="宋体" style:font-name-asian="宋体"/>
    </style:style>
    <style:style style:name="P22" style:family="paragraph" style:parent-style-name="Standard">
      <style:paragraph-properties fo:text-align="end" style:justify-single-word="false"/>
      <style:text-properties style:font-name="Times New Roman" fo:font-size="14pt" fo:font-weight="normal" style:font-name-asian="文鼎PL细上海宋Uni" style:font-size-asian="14pt" style:font-weight-asian="normal" style:font-size-complex="14pt" style:font-weight-complex="normal"/>
    </style:style>
    <style:style style:name="P23" style:family="paragraph" style:parent-style-name="Standard">
      <style:text-properties style:font-name="Times New Roman" fo:font-weight="bold" style:font-name-asian="Times New Roman" style:font-weight-asian="bold" style:font-weight-complex="bold"/>
    </style:style>
    <style:style style:name="P24" style:family="paragraph" style:parent-style-name="Standard">
      <style:text-properties style:font-name="Times New Roman" fo:font-weight="bold" style:font-weight-asian="bold" style:font-weight-complex="bold"/>
    </style:style>
    <style:style style:name="P25" style:family="paragraph" style:parent-style-name="Standard">
      <style:text-properties style:font-name="Times New Roman" fo:font-weight="bold" style:font-weight-asian="bold" style:font-name-complex="文鼎PL细上海宋Uni1" style:font-weight-complex="bold"/>
    </style:style>
    <style:style style:name="P26" style:family="paragraph" style:parent-style-name="Standard">
      <style:text-properties style:font-name="Times New Roman" fo:font-weight="bold" style:font-name-asian="宋体" style:font-weight-asian="bold" style:font-weight-complex="bold"/>
    </style:style>
    <style:style style:name="P27" style:family="paragraph" style:parent-style-name="Standard">
      <style:text-properties style:font-name="Times New Roman" fo:font-weight="bold" style:font-name-asian="文鼎PL细上海宋Uni" style:font-weight-asian="bold" style:font-name-complex="文鼎PL细上海宋Uni1" style:font-weight-complex="bold"/>
    </style:style>
    <style:style style:name="P28" style:family="paragraph" style:parent-style-name="Standard">
      <style:text-properties style:font-name="Times New Roman" fo:font-size="12pt" fo:font-weight="bold" style:font-name-asian="文鼎PL细上海宋Uni" style:font-size-asian="12pt" style:font-weight-asian="bold" style:font-name-complex="文鼎PL细上海宋Uni1" style:font-size-complex="12pt" style:font-weight-complex="bold"/>
    </style:style>
    <style:style style:name="P29" style:family="paragraph" style:parent-style-name="Standard">
      <style:text-properties style:font-name="Times New Roman" fo:font-size="12pt" fo:font-weight="bold" style:font-name-asian="宋体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Times New Roman" fo:font-size="10.5pt" fo:font-weight="normal" style:font-name-asian="宋体" style:font-size-asian="10.5pt" style:font-weight-asian="normal" style:font-name-complex="文鼎PL细上海宋Uni1" style:font-size-complex="10.5pt" style:font-weight-complex="normal"/>
    </style:style>
    <style:style style:name="P31" style:family="paragraph" style:parent-style-name="Standard">
      <style:text-properties style:font-name="Courier New"/>
    </style:style>
    <style:style style:name="P32" style:family="paragraph" style:parent-style-name="Standard">
      <style:text-properties style:font-name="Courier New" fo:font-weight="bold" style:font-weight-asian="bold" style:font-name-complex="文鼎PL细上海宋Uni1" style:font-weight-complex="bold"/>
    </style:style>
    <style:style style:name="P33" style:family="paragraph" style:parent-style-name="Standard">
      <style:text-properties style:font-name="Courier New" fo:font-weight="bold" style:font-weight-asian="bold" style:font-weight-complex="bold"/>
    </style:style>
    <style:style style:name="P34" style:family="paragraph" style:parent-style-name="Standard">
      <style:text-properties style:font-name="Courier New" fo:font-size="10.5pt" fo:font-weight="bold" style:font-size-asian="10.5pt" style:font-weight-asian="bold" style:font-size-complex="10.5pt" style:font-weight-complex="bold"/>
    </style:style>
    <style:style style:name="P35" style:family="paragraph" style:parent-style-name="Standard">
      <style:text-properties style:font-name="Courier New" fo:font-size="10.5pt" style:font-name-asian="文鼎PL细上海宋Uni" style:font-size-asian="10.5pt" style:font-size-complex="10.5pt"/>
    </style:style>
    <style:style style:name="P36" style:family="paragraph" style:parent-style-name="Standard">
      <style:text-properties style:font-name="Courier New" fo:font-size="12pt" fo:font-weight="bold" style:font-name-asian="文鼎PL细上海宋Uni" style:font-size-asian="12pt" style:font-weight-asian="bold" style:font-name-complex="文鼎PL细上海宋Uni1" style:font-size-complex="12pt" style:font-weight-complex="bold"/>
    </style:style>
    <style:style style:name="P37" style:family="paragraph" style:parent-style-name="Table_20_Contents">
      <style:paragraph-properties fo:margin-left="-0.009cm" fo:margin-right="-0.009cm" fo:text-indent="0cm" style:auto-text-indent="false">
        <style:tab-stops/>
      </style:paragraph-properties>
      <style:text-properties style:font-name="Liberation Serif" fo:font-size="10.5pt" fo:font-weight="normal" style:font-name-asian="Liberation Serif" style:font-size-asian="10.5pt" style:font-weight-asian="normal" style:font-size-complex="10.5pt" style:font-weight-complex="normal"/>
    </style:style>
    <style:style style:name="P38" style:family="paragraph" style:parent-style-name="Table_20_Contents">
      <style:paragraph-properties fo:margin-left="-0.009cm" fo:margin-right="-0.009cm" fo:text-indent="-0.071cm" style:auto-text-indent="false">
        <style:tab-stops/>
      </style:paragraph-properties>
      <style:text-properties style:font-name="Courier New" fo:font-size="9pt" fo:font-weight="bold" style:font-name-asian="Courier New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margin-left="-0.079cm" fo:margin-right="-0.009cm" fo:text-indent="0cm" style:auto-text-indent="false">
        <style:tab-stops/>
      </style:paragraph-properties>
      <style:text-properties style:font-name="Courier New" fo:font-size="9pt" fo:font-weight="bold" style:font-name-asian="Courier New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background-color="#ffff00">
        <style:background-image/>
      </style:paragraph-properties>
      <style:text-properties style:font-name="宋体" fo:font-size="9pt" style:font-name-asian="宋体" style:font-size-asian="9pt" style:font-size-complex="9pt"/>
    </style:style>
    <style:style style:name="P41" style:family="paragraph" style:parent-style-name="Table_20_Contents">
      <style:paragraph-properties fo:background-color="#ffff00">
        <style:background-image/>
      </style:paragraph-properties>
      <style:text-properties fo:font-size="9pt" style:font-name-asian="宋体" style:font-size-asian="9pt" style:font-size-complex="9pt"/>
    </style:style>
    <style:style style:name="P42" style:family="paragraph" style:parent-style-name="Standard">
      <style:paragraph-properties fo:margin-top="0.423cm" fo:margin-bottom="0.212cm"/>
    </style:style>
    <style:style style:name="P43" style:family="paragraph" style:parent-style-name="Standard">
      <style:paragraph-properties fo:margin-top="0.423cm" fo:margin-bottom="0.212cm"/>
      <style:text-properties style:font-name="Courier 10 Pitch" fo:font-size="12pt" fo:font-weight="bold" style:font-name-asian="文鼎PL细上海宋Uni" style:font-size-asian="12pt" style:font-weight-asian="bold" style:font-name-complex="文鼎PL细上海宋Uni1" style:font-size-complex="12pt" style:font-weight-complex="bold"/>
    </style:style>
    <style:style style:name="P44" style:family="paragraph" style:parent-style-name="Standard">
      <style:paragraph-properties fo:margin-top="0.423cm" fo:margin-bottom="0.212cm"/>
      <style:text-properties style:font-name="Courier New" fo:font-size="12pt" fo:font-weight="bold" style:font-name-asian="宋体" style:font-size-asian="12pt" style:font-weight-asian="bold" style:font-name-complex="文鼎PL细上海宋Uni1" style:font-size-complex="12pt" style:font-weight-complex="bold"/>
    </style:style>
    <style:style style:name="P45" style:family="paragraph" style:parent-style-name="Contents_20_3">
      <style:paragraph-properties>
        <style:tab-stops>
          <style:tab-stop style:position="17.992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8.491cm" style:type="right" style:leader-style="dotted" style:leader-text="."/>
        </style:tab-stops>
      </style:paragraph-properties>
    </style:style>
    <style:style style:name="P47" style:family="paragraph" style:parent-style-name="Contents_20_1">
      <style:paragraph-properties>
        <style:tab-stops>
          <style:tab-stop style:position="18.99cm" style:type="right" style:leader-style="dotted" style:leader-text="."/>
        </style:tab-stops>
      </style:paragraph-properties>
    </style:style>
    <style:style style:name="P48" style:family="paragraph" style:parent-style-name="Heading_20_1">
      <style:paragraph-properties fo:margin-top="0.423cm" fo:margin-bottom="0.212cm" fo:keep-with-next="always"/>
      <style:text-properties style:font-name="宋体" style:font-name-asian="宋体" style:font-name-complex="文鼎PL细上海宋Uni1"/>
    </style:style>
    <style:style style:name="P49" style:family="paragraph" style:parent-style-name="Heading_20_2">
      <style:text-properties style:font-name="宋体" style:font-name-asian="宋体"/>
    </style:style>
    <style:style style:name="P50" style:family="paragraph" style:parent-style-name="Heading_20_2">
      <style:paragraph-properties fo:margin-top="0.423cm" fo:margin-bottom="0.212cm" fo:keep-with-next="always"/>
      <style:text-properties style:font-name="宋体" style:font-name-asian="宋体" style:font-name-complex="文鼎PL细上海宋Uni1"/>
    </style:style>
    <style:style style:name="P51" style:family="paragraph" style:parent-style-name="Heading_20_2">
      <style:paragraph-properties fo:margin-top="0.423cm" fo:margin-bottom="0.212cm" fo:keep-with-next="always"/>
      <style:text-properties style:font-name="宋体" fo:font-weight="bold" style:font-name-asian="宋体" style:font-weight-asian="bold" style:font-name-complex="文鼎PL细上海宋Uni1" style:font-weight-complex="bold"/>
    </style:style>
    <style:style style:name="P52" style:family="paragraph" style:parent-style-name="Heading_20_3">
      <style:text-properties style:font-name="Times New Roman" style:font-name-asian="文鼎PL细上海宋Uni" style:font-name-complex="文鼎PL细上海宋Uni1"/>
    </style:style>
    <style:style style:name="P53" style:family="paragraph" style:parent-style-name="Heading_20_3">
      <style:paragraph-properties fo:margin-top="0.423cm" fo:margin-bottom="0.212cm" fo:keep-with-next="always"/>
      <style:text-properties style:font-name="Times New Roman" fo:font-weight="bold" style:font-name-asian="文鼎PL细上海宋Uni" style:font-weight-asian="bold" style:font-name-complex="文鼎PL细上海宋Uni1" style:font-weight-complex="bold"/>
    </style:style>
    <style:style style:name="P54" style:family="paragraph" style:parent-style-name="Heading_20_3">
      <style:paragraph-properties fo:margin-top="0.423cm" fo:margin-bottom="0.212cm" fo:keep-with-next="always"/>
      <style:text-properties style:font-name="Times New Roman" style:font-name-asian="文鼎PL细上海宋Uni" style:font-name-complex="文鼎PL细上海宋Uni1"/>
    </style:style>
    <style:style style:name="P55" style:family="paragraph" style:parent-style-name="Heading_20_3">
      <style:paragraph-properties fo:margin-top="0.423cm" fo:margin-bottom="0.212cm" fo:keep-with-next="always"/>
      <style:text-properties style:font-name="Times New Roman" style:font-name-asian="文鼎PL细上海宋Uni" style:font-name-complex="文鼎PL细上海宋Uni1" style:font-size-complex="12pt"/>
    </style:style>
    <style:style style:name="P56" style:family="paragraph" style:parent-style-name="Heading_20_3">
      <style:paragraph-properties fo:margin-top="0.423cm" fo:margin-bottom="0.212cm" fo:keep-with-next="always"/>
      <style:text-properties style:font-name="Times New Roman" fo:font-size="12pt" fo:font-weight="bold" style:font-name-asian="文鼎PL细上海宋Uni" style:font-size-asian="12pt" style:font-weight-asian="bold" style:font-name-complex="文鼎PL细上海宋Uni1" style:font-size-complex="12pt" style:font-weight-complex="bold"/>
    </style:style>
    <style:style style:name="P57" style:family="paragraph" style:parent-style-name="Table_20_Contents">
      <style:paragraph-properties fo:margin-left="-0.009cm" fo:margin-right="-0.009cm" fo:text-indent="-0.071cm" style:auto-text-indent="false">
        <style:tab-stops/>
      </style:paragraph-properties>
      <style:text-properties style:font-name="Courier New" fo:font-size="9pt" fo:font-weight="bold" style:font-name-asian="Courier New" style:font-size-asian="9pt" style:language-asian="zh" style:country-asian="CN" style:font-weight-asian="bold" style:font-size-complex="9pt" style:font-weight-complex="bold"/>
    </style:style>
    <style:style style:name="P58" style:family="paragraph" style:parent-style-name="Standard">
      <style:text-properties style:font-name="Times New Roman" fo:font-size="10.5pt" fo:font-weight="normal" fo:background-color="#ffffff" style:font-name-asian="宋体" style:font-size-asian="10.5pt" style:font-weight-asian="normal" style:font-size-complex="10.5pt" style:font-weight-complex="normal"/>
    </style:style>
    <style:style style:name="P59" style:family="paragraph" style:parent-style-name="Standard">
      <style:text-properties style:font-name="Times New Roman" fo:font-size="10.5pt" fo:font-weight="normal" style:font-name-asian="宋体" style:font-size-asian="10.5pt" style:font-weight-asian="normal" style:font-name-complex="文鼎PL细上海宋Uni1" style:font-size-complex="10.5pt" style:font-weight-complex="normal"/>
    </style:style>
    <style:style style:name="P60" style:family="paragraph" style:parent-style-name="Standard">
      <style:text-properties style:font-name="Courier New" fo:font-weight="bold" style:font-weight-asian="bold" style:font-name-complex="文鼎PL细上海宋Uni1" style:font-weight-complex="bold"/>
    </style:style>
    <style:style style:name="P61" style:family="paragraph" style:parent-style-name="Standard">
      <style:text-properties style:font-name="宋体" fo:font-size="10.5pt" fo:font-weight="normal" style:font-name-asian="宋体" style:font-size-asian="10.5pt" style:font-weight-asian="normal" style:font-name-complex="文鼎PL细上海宋Uni1" style:font-size-complex="10.5pt" style:font-weight-complex="normal"/>
    </style:style>
    <style:style style:name="P62" style:family="paragraph" style:parent-style-name="Standard">
      <style:paragraph-properties fo:margin-top="0.423cm" fo:margin-bottom="0.212cm"/>
      <style:text-properties style:font-name="Courier New" fo:font-size="12pt" fo:font-weight="bold" style:font-name-asian="宋体" style:font-size-asian="12pt" style:font-weight-asian="bold" style:font-name-complex="文鼎PL细上海宋Uni1" style:font-size-complex="12pt" style:font-weight-complex="bold"/>
    </style:style>
    <style:style style:name="P63" style:family="paragraph" style:parent-style-name="Standard">
      <style:paragraph-properties fo:margin-top="0.423cm" fo:margin-bottom="0.212cm"/>
      <style:text-properties style:font-name="宋体" fo:font-size="12pt" fo:font-weight="bold" style:font-name-asian="宋体" style:font-size-asian="12pt" style:font-weight-asian="bold" style:font-name-complex="文鼎PL细上海宋Uni1" style:font-size-complex="12pt" style:font-weight-complex="bold"/>
    </style:style>
    <style:style style:name="P64" style:family="paragraph" style:parent-style-name="Standard">
      <style:paragraph-properties fo:margin-top="0.423cm" fo:margin-bottom="0.212cm"/>
      <style:text-properties style:font-name="Times New Roman" fo:font-size="12pt" fo:font-weight="bold" style:font-name-asian="宋体" style:font-size-asian="12pt" style:font-weight-asian="bold" style:font-name-complex="文鼎PL细上海宋Uni1" style:font-size-complex="12pt" style:font-weight-complex="bold"/>
    </style:style>
    <style:style style:name="T1" style:family="text">
      <style:text-properties style:font-name="Liberation Serif" fo:font-size="10.5pt" style:font-name-asian="文鼎PL细上海宋Uni" style:font-size-asian="10.5pt" style:font-size-complex="10.5pt"/>
    </style:style>
    <style:style style:name="T2" style:family="text">
      <style:text-properties style:font-name="Liberation Serif" fo:font-size="10.5pt" fo:font-weight="normal" style:font-size-asian="10.5pt" style:font-weight-asian="normal" style:font-size-complex="10.5pt" style:font-weight-complex="normal"/>
    </style:style>
    <style:style style:name="T3" style:family="text">
      <style:text-properties style:font-name="Liberation Serif" fo:font-size="10.5pt" fo:font-weight="normal" style:font-name-asian="宋体" style:font-size-asian="10.5pt" style:font-weight-asian="normal" style:font-size-complex="10.5pt" style:font-weight-complex="normal"/>
    </style:style>
    <style:style style:name="T4" style:family="text">
      <style:text-properties style:font-name="Liberation Serif" fo:font-weight="bold" style:font-name-asian="Liberation Serif" style:font-weight-asian="bold" style:font-weight-complex="bold"/>
    </style:style>
    <style:style style:name="T5" style:family="text">
      <style:text-properties style:font-name="文鼎PL细上海宋Uni" fo:font-size="10.5pt" style:font-name-asian="文鼎PL细上海宋Uni" style:font-size-asian="10.5pt" style:font-size-complex="10.5pt"/>
    </style:style>
    <style:style style:name="T6" style:family="text">
      <style:text-properties style:font-name="文鼎PL细上海宋Uni" style:font-name-asian="文鼎PL细上海宋Uni"/>
    </style:style>
    <style:style style:name="T7" style:family="text">
      <style:text-properties style:font-name="文鼎PL细上海宋Uni" style:font-name-asian="文鼎PL细上海宋Uni" style:font-name-complex="文鼎PL细上海宋Uni1"/>
    </style:style>
    <style:style style:name="T8" style:family="text">
      <style:text-properties style:font-name-complex="文鼎PL细上海宋Uni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0.5pt" style:font-size-asian="10.5pt" style:font-name-complex="文鼎PL细上海宋Uni1" style:font-size-complex="10.5pt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size="10.5pt" style:font-name-asian="宋体" style:font-size-asian="10.5pt" style:font-size-complex="10.5pt"/>
    </style:style>
    <style:style style:name="T13" style:family="text">
      <style:text-properties fo:font-size="10.5pt" fo:font-weight="normal" style:font-size-asian="10.5pt" style:font-weight-asian="normal" style:font-name-complex="文鼎PL细上海宋Uni1" style:font-size-complex="10.5pt" style:font-weight-complex="normal"/>
    </style:style>
    <style:style style:name="T14" style:family="text">
      <style:text-properties fo:font-weight="bold" style:font-weight-asian="bold" style:font-name-complex="文鼎PL细上海宋Uni1" style:font-weight-complex="bold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7" style:family="text">
      <style:text-properties style:font-name="Times New Roman" fo:font-size="10.5pt" style:font-name-asian="宋体" style:font-size-asian="10.5pt" style:font-size-complex="10.5pt"/>
    </style:style>
    <style:style style:name="T18" style:family="text">
      <style:text-properties style:font-name="Times New Roman" fo:font-size="10.5pt" style:font-name-asian="宋体" style:font-size-asian="10.5pt" style:font-name-complex="文鼎PL细上海宋Uni1" style:font-size-complex="10.5pt"/>
    </style:style>
    <style:style style:name="T19" style:family="text">
      <style:text-properties style:font-name="Times New Roman" fo:font-size="10.5pt" fo:font-weight="normal" style:font-name-asian="宋体" style:font-size-asian="10.5pt" style:font-weight-asian="normal" style:font-size-complex="10.5pt" style:font-weight-complex="normal"/>
    </style:style>
    <style:style style:name="T20" style:family="text">
      <style:text-properties style:font-name="Times New Roman" fo:font-size="10.5pt" fo:font-weight="normal" style:font-name-asian="宋体" style:font-size-asian="10.5pt" style:font-weight-asian="normal" style:font-name-complex="文鼎PL细上海宋Uni1" style:font-size-complex="10.5pt" style:font-weight-complex="normal"/>
    </style:style>
    <style:style style:name="T21" style:family="text">
      <style:text-properties style:font-name="Times New Roman" fo:font-size="10.5pt" fo:font-weight="normal" style:font-size-asian="10.5pt" style:font-weight-asian="normal" style:font-name-complex="文鼎PL细上海宋Uni1" style:font-size-complex="10.5pt" style:font-weight-complex="normal"/>
    </style:style>
    <style:style style:name="T22" style:family="text">
      <style:text-properties style:font-name="Times New Roman" fo:font-size="10.5pt" fo:font-weight="bold" style:font-name-asian="Times New Roman" style:font-size-asian="10.5pt" style:font-weight-asian="bold" style:font-size-complex="10.5pt" style:font-weight-complex="bold"/>
    </style:style>
    <style:style style:name="T23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24" style:family="text">
      <style:text-properties style:font-name="Times New Roman" fo:font-size="10.5pt" fo:font-weight="bold" style:font-name-asian="宋体" style:font-size-asian="10.5pt" style:font-weight-asian="bold" style:font-name-complex="文鼎PL细上海宋Uni1" style:font-size-complex="10.5pt" style:font-weight-complex="bold"/>
    </style:style>
    <style:style style:name="T25" style:family="text">
      <style:text-properties style:font-name="Times New Roman" fo:font-size="10.5pt" style:font-size-asian="10.5pt" style:font-name-complex="文鼎PL细上海宋Uni1" style:font-size-complex="10.5pt"/>
    </style:style>
    <style:style style:name="T26" style:family="text">
      <style:text-properties style:font-name="Times New Roman" fo:font-size="10.5pt" fo:background-color="#280099" style:font-name-asian="宋体" style:font-size-asian="10.5pt" style:font-size-complex="10.5pt"/>
    </style:style>
    <style:style style:name="T27" style:family="text">
      <style:text-properties style:font-name="Times New Roman" style:font-name-asian="宋体"/>
    </style:style>
    <style:style style:name="T28" style:family="text">
      <style:text-properties style:font-name="Times New Roman" style:font-name-asian="宋体" style:font-name-complex="文鼎PL细上海宋Uni1"/>
    </style:style>
    <style:style style:name="T29" style:family="text">
      <style:text-properties style:font-name="Times New Roman" fo:font-weight="bold" style:font-weight-asian="bold" style:font-weight-complex="bold"/>
    </style:style>
    <style:style style:name="T30" style:family="text">
      <style:text-properties style:font-name="Times New Roman" fo:font-weight="bold" style:font-name-asian="宋体" style:font-weight-asian="bold" style:font-weight-complex="bold"/>
    </style:style>
    <style:style style:name="T31" style:family="text">
      <style:text-properties style:font-name="Times New Roman" fo:font-weight="bold" style:font-name-asian="Times New Roman" style:font-weight-asian="bold" style:font-weight-complex="bold"/>
    </style:style>
    <style:style style:name="T32" style:family="text">
      <style:text-properties style:font-name="Times New Roman" fo:background-color="#280099"/>
    </style:style>
    <style:style style:name="T33" style:family="text">
      <style:text-properties style:font-name="Times New Roman" fo:font-weight="normal" style:font-weight-asian="normal" style:font-weight-complex="normal"/>
    </style:style>
    <style:style style:name="T34" style:family="text">
      <style:text-properties style:font-name="Times New Roman" fo:font-weight="normal" style:font-name-asian="Courier New" style:font-weight-asian="normal" style:font-weight-complex="normal"/>
    </style:style>
    <style:style style:name="T35" style:family="text">
      <style:text-properties style:font-name="Times New Roman" style:font-name-complex="文鼎PL细上海宋Uni1"/>
    </style:style>
    <style:style style:name="T36" style:family="text">
      <style:text-properties style:font-name="Times New Roman" style:font-name-asian="Times New Roman"/>
    </style:style>
    <style:style style:name="T37" style:family="text">
      <style:text-properties style:font-name-asian="宋体"/>
    </style:style>
    <style:style style:name="T38" style:family="text">
      <style:text-properties style:font-name="宋体"/>
    </style:style>
    <style:style style:name="T39" style:family="text">
      <style:text-properties style:font-name="宋体" style:font-name-asian="宋体"/>
    </style:style>
    <style:style style:name="T40" style:family="text">
      <style:text-properties style:font-name="宋体" fo:font-size="10.5pt" style:font-name-asian="宋体" style:font-size-asian="10.5pt" style:font-size-complex="10.5pt"/>
    </style:style>
    <style:style style:name="T41" style:family="text">
      <style:text-properties style:font-name="宋体" fo:font-size="10.5pt" style:font-name-asian="宋体" style:font-size-asian="10.5pt" style:font-name-complex="文鼎PL细上海宋Uni1" style:font-size-complex="10.5pt"/>
    </style:style>
    <style:style style:name="T42" style:family="text">
      <style:text-properties style:font-name="宋体" fo:font-size="10.5pt" fo:font-weight="normal" style:font-name-asian="宋体" style:font-size-asian="10.5pt" style:font-weight-asian="normal" style:font-name-complex="文鼎PL细上海宋Uni1" style:font-size-complex="10.5pt" style:font-weight-complex="normal"/>
    </style:style>
    <style:style style:name="T43" style:family="text">
      <style:text-properties style:font-name="宋体" fo:font-size="10.5pt" fo:background-color="#ffffff" style:font-name-asian="宋体" style:font-size-asian="10.5pt" style:font-size-complex="10.5pt"/>
    </style:style>
    <style:style style:name="T44" style:family="text">
      <style:text-properties style:font-name="Courier New"/>
    </style:style>
    <style:style style:name="T45" style:family="text">
      <style:text-properties style:font-name="Courier New" fo:font-size="10.5pt" fo:font-weight="bold" style:font-name-asian="Courier New" style:font-size-asian="10.5pt" style:font-weight-asian="bold" style:font-size-complex="10.5pt" style:font-weight-complex="bold"/>
    </style:style>
    <style:style style:name="T46" style:family="text">
      <style:text-properties style:font-name="Courier New" fo:font-size="10.5pt" fo:font-weight="bold" style:font-name-asian="文鼎PL细上海宋Uni" style:font-size-asian="10.5pt" style:font-weight-asian="bold" style:font-size-complex="10.5pt" style:font-weight-complex="bold"/>
    </style:style>
    <style:style style:name="T47" style:family="text">
      <style:text-properties style:font-name="Courier New" fo:font-size="10.5pt" fo:font-weight="bold" style:font-name-asian="宋体" style:font-size-asian="10.5pt" style:font-weight-asian="bold" style:font-name-complex="文鼎PL细上海宋Uni1" style:font-size-complex="10.5pt" style:font-weight-complex="bold"/>
    </style:style>
    <style:style style:name="T48" style:family="text">
      <style:text-properties style:font-name="Courier New" fo:font-weight="bold" style:font-weight-asian="bold" style:font-weight-complex="bold"/>
    </style:style>
    <style:style style:name="T49" style:family="text">
      <style:text-properties style:font-name="Courier New" fo:font-weight="bold" style:font-weight-asian="bold" style:font-name-complex="文鼎PL细上海宋Uni1" style:font-weight-complex="bold"/>
    </style:style>
    <style:style style:name="T50" style:family="text">
      <style:text-properties style:font-name="Courier New" fo:font-weight="bold" style:font-name-asian="文鼎PL细上海宋Uni" style:font-weight-asian="bold" style:font-weight-complex="bold"/>
    </style:style>
    <style:style style:name="T51" style:family="text">
      <style:text-properties style:font-name="Courier New" fo:font-weight="bold" style:font-name-asian="Liberation Serif" style:font-weight-asian="bold" style:font-weight-complex="bold"/>
    </style:style>
    <style:style style:name="T52" style:family="text">
      <style:text-properties style:font-name="Courier New" fo:font-weight="bold" style:font-name-asian="宋体" style:font-weight-asian="bold" style:font-weight-complex="bold"/>
    </style:style>
    <style:style style:name="T53" style:family="text">
      <style:text-properties style:font-name="Courier New" style:font-name-complex="文鼎PL细上海宋Uni1"/>
    </style:style>
    <style:style style:name="T54" style:family="text">
      <style:text-properties style:font-name="Courier New" style:font-name-asian="宋体"/>
    </style:style>
    <style:style style:name="T55" style:family="text">
      <style:text-properties style:font-name="Courier New" style:font-name-asian="宋体" style:font-name-complex="文鼎PL细上海宋Uni1"/>
    </style:style>
    <style:style style:name="T56" style:family="text">
      <style:text-properties fo:font-size="12pt" fo:font-weight="bold" style:font-size-asian="12pt" style:font-weight-asian="bold" style:font-name-complex="文鼎PL细上海宋Uni1" style:font-size-complex="12pt" style:font-weight-complex="bold"/>
    </style:style>
    <style:style style:name="T57" style:family="text">
      <style:text-properties style:language-asian="zh" style:country-asian="CN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5"><text:span text:style-name="T15">CSTL</text:span>参考手册</text:p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王博</text:p>
      <text:p text:style-name="P22"><text:a xlink:type="simple" xlink:href="http://activesys.cublog.cn/">http://activesys.cublog.cn</text:a></text:p>
      <text:p text:style-name="P2"><text:a xlink:type="simple" xlink:href="mailto:activesys@sina.com.cn"><text:span text:style-name="T16">activesys@sina.com.cn</text:span></text:a></text:p>
      <text:p text:style-name="P4">沈阳</text:p>
      <text:p text:style-name="P1"/>
      <text:p text:style-name="P1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47">1.CSTL简介<text:tab/>5</text:p>
          <text:p text:style-name="P46">1.1.容器和算法<text:tab/>5</text:p>
          <text:p text:style-name="P46">1.2.迭代器<text:tab/>5</text:p>
          <text:p text:style-name="P46">1.3.CSTL其他组成部分<text:tab/>5</text:p>
          <text:p text:style-name="P47">2.怎样使用这篇文档<text:tab/>6</text:p>
          <text:p text:style-name="P47">3.容器<text:tab/>7</text:p>
          <text:p text:style-name="P46">3.1.序列容器<text:tab/>7</text:p>
          <text:p text:style-name="P45">3.1.1.vector_t<text:tab/>7</text:p>
          <text:p text:style-name="P45">3.1.2.deque_t<text:tab/>9</text:p>
          <text:p text:style-name="P45">3.1.3.list_t<text:tab/>11</text:p>
          <text:p text:style-name="P45">3.1.4.slist_t<text:tab/>13</text:p>
          <text:p text:style-name="P46">3.2.关联容器<text:tab/>16</text:p>
          <text:p text:style-name="P45">3.2.1.set_t<text:tab/>16</text:p>
          <text:p text:style-name="P45">3.2.2.multiset_t<text:tab/>18</text:p>
          <text:p text:style-name="P45">3.2.3.map_t<text:tab/>20</text:p>
          <text:p text:style-name="P45">3.2.4.multimap_t<text:tab/>21</text:p>
          <text:p text:style-name="P45">3.2.5.hash_set_t<text:tab/>23</text:p>
          <text:p text:style-name="P45">3.2.6.hash_multiset_t<text:tab/>25</text:p>
          <text:p text:style-name="P45">3.2.7.hash_map_t<text:tab/>27</text:p>
          <text:p text:style-name="P45">3.2.8.hash_multimap_t<text:tab/>29</text:p>
          <text:p text:style-name="P46">3.3.字符串<text:tab/>31</text:p>
          <text:p text:style-name="P45">3.3.1.string_t<text:tab/>31</text:p>
          <text:p text:style-name="P46">3.4.容器适配器<text:tab/>38</text:p>
          <text:p text:style-name="P45">3.4.1.stack_t<text:tab/>38</text:p>
          <text:p text:style-name="P45">3.4.2.queue_t<text:tab/>39</text:p>
          <text:p text:style-name="P45">3.4.3.priority_queue_t<text:tab/>40</text:p>
          <text:p text:style-name="P47">4.迭代器<text:tab/>42</text:p>
          <text:p text:style-name="P47">5.算法<text:tab/>43</text:p>
          <text:p text:style-name="P46">5.1.非质变算法<text:tab/>43</text:p>
          <text:p text:style-name="P45">5.1.1.algo_for_each<text:tab/>43</text:p>
          <text:p text:style-name="P45">5.1.2.algo_find <text:s text:c="3"/>algo_find_if<text:tab/>43</text:p>
          <text:p text:style-name="P45">5.1.3.algo_adjacent_find <text:s text:c="3"/>algo_adjacent_find_if<text:tab/>43</text:p>
          <text:p text:style-name="P45">5.1.4.algo_find_first_of <text:s text:c="3"/>algo_find_first_if<text:tab/>43</text:p>
          <text:p text:style-name="P45">5.1.5.algo_count <text:s text:c="3"/>algo_count_if<text:tab/>44</text:p>
          <text:p text:style-name="P45">5.1.6.algo_mismatch <text:s text:c="3"/>algo_mismatch_if<text:tab/>44</text:p>
          <text:p text:style-name="P45">5.1.7.algo_equal <text:s text:c="3"/>algo_equal_if<text:tab/>44</text:p>
          <text:p text:style-name="P45">5.1.8.algo_search <text:s text:c="3"/>algo_search_if<text:tab/>45</text:p>
          <text:p text:style-name="P45">5.1.9.algo_search_n <text:s text:c="3"/>algo_search_n_if<text:tab/>45</text:p>
          <text:p text:style-name="P45">5.1.10.algo_search_end <text:s text:c="4"/>algo_search_end_if <text:s text:c="3"/>algo_find_end <text:s text:c="3"/>algo_find_end_if<text:tab/>46</text:p>
          <text:p text:style-name="P46">5.2.质变算法<text:tab/>46</text:p>
          <text:p text:style-name="P45">5.2.1.algo_copy<text:tab/>46</text:p>
          <text:p text:style-name="P45">5.2.2.algo_copy_n<text:tab/>46</text:p>
          <text:p text:style-name="P45">5.2.3.algo_copy_backward<text:tab/>47</text:p>
          <text:p text:style-name="P45">5.2.4.algo_swap <text:s text:c="3"/>algo_iter_swap<text:tab/>47</text:p>
          <text:p text:style-name="P45">5.2.5.algo_swap_ranges<text:tab/>47</text:p>
          <text:p text:style-name="P45">5.2.6.algo_transform <text:s text:c="3"/>algo_transform_binary<text:tab/>48</text:p>
          <text:p text:style-name="P45"><text:soft-page-break/>5.2.7.algo_replace <text:s text:c="3"/>algo_replace_if <text:s text:c="3"/>algo_replace_copy <text:s text:c="3"/>algo_replace_copy_if<text:tab/>48</text:p>
          <text:p text:style-name="P45">5.2.8.algo_fill <text:s text:c="3"/>algo_fill_n<text:tab/>48</text:p>
          <text:p text:style-name="P45">5.2.9.algo_generate <text:s text:c="3"/>algo_generate_n<text:tab/>49</text:p>
          <text:p text:style-name="P45">5.2.10.algo_remove <text:s text:c="3"/>algo_remove_if <text:s text:c="3"/>algo_remove_copy <text:s text:c="3"/>algo_remove_copy_if<text:tab/>49</text:p>
          <text:p text:style-name="P45">5.2.11.algo_unique <text:s text:c="3"/>algo_unique_if <text:s text:c="3"/>algo_unique_copy <text:s text:c="3"/>algo_unique_copy_if<text:tab/>50</text:p>
          <text:p text:style-name="P45">5.2.12.algo_reverse <text:s text:c="3"/>algo_reverse_copy<text:tab/>50</text:p>
          <text:p text:style-name="P45">5.2.13.algo_rotate <text:s text:c="3"/>algo_rotate_copy<text:tab/>50</text:p>
          <text:p text:style-name="P45">5.2.14.algo_random_shuffle <text:s text:c="3"/>algo_random_shuffle_if<text:tab/>51</text:p>
          <text:p text:style-name="P45">5.2.15.algo_random_sample <text:s text:c="3"/>algo_random_sample_if <text:s text:c="3"/>algo_random_sample_n <text:s text:c="4"/>algo_random_sample_n_if<text:tab/>51</text:p>
          <text:p text:style-name="P45">5.2.16.algo_partition <text:s text:c="3"/>algo_stable_partition<text:tab/>52</text:p>
          <text:p text:style-name="P46">5.3.排序算法<text:tab/>52</text:p>
          <text:p text:style-name="P45">5.3.1.algo_sort <text:s text:c="3"/>algo_sort_if <text:s text:c="3"/>algo_stable_sort <text:s text:c="3"/>algo_stable_sort_if <text:s text:c="3"/>algo_is_sorted <text:s text:c="3"/>algo_is_sorted_if<text:tab/>52</text:p>
          <text:p text:style-name="P45">5.3.2.algo_partial_sort <text:s text:c="3"/>algo_partial_sort_if <text:s text:c="3"/>algo_parital_sort_copy <text:s text:c="3"/>algo_partial_sort_copy_if<text:tab/>53</text:p>
          <text:p text:style-name="P45">5.3.3.algo_nth_element <text:s text:c="3"/>algo_nth_element_if<text:tab/>53</text:p>
          <text:p text:style-name="P45">5.3.4.algo_lower_bound <text:s text:c="3"/>algo_lower_bound_if<text:tab/>54</text:p>
          <text:p text:style-name="P45">5.3.5.algo_upper_bound <text:s text:c="3"/>algo_upper_bound_if<text:tab/>54</text:p>
          <text:p text:style-name="P45">5.3.6.algo_equal_range <text:s text:c="3"/>algo_equal_range_if<text:tab/>54</text:p>
          <text:p text:style-name="P45">5.3.7.algo_binary_search <text:s text:c="3"/>algo_binary_search_if<text:tab/>55</text:p>
          <text:p text:style-name="P45">5.3.8.algo_merge <text:s text:c="3"/>algo_merge_if<text:tab/>55</text:p>
          <text:p text:style-name="P45">5.3.9.algo_inplace_merge <text:s text:c="3"/>algo_inplace_merge_if<text:tab/>56</text:p>
          <text:p text:style-name="P45">5.3.10.algo_includes <text:s text:c="3"/>algo_includes_if<text:tab/>56</text:p>
          <text:p text:style-name="P45">5.3.11.algo_set_union <text:s text:c="3"/>algo_set_union_if<text:tab/>56</text:p>
          <text:p text:style-name="P45">5.3.12.algo_set_intersection <text:s text:c="3"/>algo_set_intersection_if<text:tab/>57</text:p>
          <text:p text:style-name="P45">5.3.13.algo_set_difference <text:s text:c="3"/>algo_set_difference_if<text:tab/>57</text:p>
          <text:p text:style-name="P45">5.3.14.algo_set_symmetric_difference <text:s text:c="3"/>algo_set_symmetric_difference_if<text:tab/>57</text:p>
          <text:p text:style-name="P45">5.3.15.algo_push_heap <text:s text:c="3"/>algo_push_heap_if<text:tab/>58</text:p>
          <text:p text:style-name="P45">5.3.16.algo_pop_heap <text:s text:c="3"/>algo_pop_heap_if<text:tab/>58</text:p>
          <text:p text:style-name="P45">5.3.17.algo_make_heap <text:s text:c="3"/>algo_make_heap_if<text:tab/>59</text:p>
          <text:p text:style-name="P45">5.3.18.algo_sort_heap <text:s text:c="3"/>algo_sort_heap_if<text:tab/>59</text:p>
          <text:p text:style-name="P45">5.3.19.algo_is_heap <text:s text:c="3"/>algo_is_heap_if<text:tab/>59</text:p>
          <text:p text:style-name="P45">5.3.20.algo_min <text:s text:c="3"/>algo_min_if<text:tab/>60</text:p>
          <text:p text:style-name="P45">5.3.21.algo_max <text:s text:c="3"/>algo_max_if<text:tab/>60</text:p>
          <text:p text:style-name="P45">5.3.22.algo_min_element <text:s text:c="3"/>algo_min_element_if<text:tab/>60</text:p>
          <text:p text:style-name="P45">5.3.23.algo_max_element <text:s text:c="3"/>algo_max_element_if<text:tab/>61</text:p>
          <text:p text:style-name="P45">5.3.24.algo_lexicographical_compare <text:s text:c="3"/>algo_lexicographical_compare_if<text:tab/>61</text:p>
          <text:p text:style-name="P45">5.3.25.algo_lexicographical_compare_3wap <text:s text:c="3"/>algo_lexicographical_compare_3way_if<text:tab/>61</text:p>
          <text:p text:style-name="P45">5.3.26.algo_next_permutation <text:s text:c="3"/>algo_next_permutation_if<text:tab/>62</text:p>
          <text:p text:style-name="P45">5.3.27.algo_prev_permutation <text:s text:c="3"/>algo_prev_permutation_if<text:tab/>62</text:p>
          <text:p text:style-name="P46">5.4.算术算法<text:tab/>62</text:p>
          <text:p text:style-name="P45">5.4.1.algo_iota<text:tab/>62</text:p>
          <text:p text:style-name="P45">5.4.2.algo_accumulate <text:s text:c="3"/>algo_accumulate_if<text:tab/>63</text:p>
          <text:p text:style-name="P45">5.4.3.algo_inner_product <text:s text:c="3"/>algo_inner_product_if<text:tab/>63</text:p>
          <text:p text:style-name="P45">5.4.4.algo_partial_sum <text:s text:c="3"/>algo_partial_sum_if<text:tab/>63</text:p>
          <text:p text:style-name="P45">5.4.5.algo_adjacent_difference <text:s text:c="3"/>algo_adjacent_difference_if<text:tab/>64</text:p>
          <text:p text:style-name="P45">5.4.6.algo_power <text:s text:c="3"/>algo_power_if<text:tab/>64</text:p>
          <text:p text:style-name="P47">6.工具类型<text:tab/>66</text:p>
          <text:p text:style-name="P46">6.1.bool_t<text:tab/>66</text:p>
          <text:p text:style-name="P46">6.2.pair_t<text:tab/>66</text:p>
          <text:p text:style-name="P47">7.函数类型<text:tab/>68</text:p>
          <text:p text:style-name="P46"><text:soft-page-break/>7.1.算术运算函数<text:tab/>68</text:p>
          <text:p text:style-name="P45">7.1.1.plus<text:tab/>68</text:p>
          <text:p text:style-name="P45">7.1.2.minus<text:tab/>68</text:p>
          <text:p text:style-name="P45">7.1.3.multiplies<text:tab/>69</text:p>
          <text:p text:style-name="P45">7.1.4.divides<text:tab/>69</text:p>
          <text:p text:style-name="P45">7.1.5.modulus<text:tab/>69</text:p>
          <text:p text:style-name="P45">7.1.6.negate<text:tab/>70</text:p>
          <text:p text:style-name="P46">7.2.关系运算函数<text:tab/>70</text:p>
          <text:p text:style-name="P45">7.2.1.equal_to<text:tab/>70</text:p>
          <text:p text:style-name="P45">7.2.2.not_equal_to<text:tab/>70</text:p>
          <text:p text:style-name="P45">7.2.3.less<text:tab/>71</text:p>
          <text:p text:style-name="P45">7.2.4.less_equal<text:tab/>71</text:p>
          <text:p text:style-name="P45">7.2.5.great<text:tab/>72</text:p>
          <text:p text:style-name="P45">7.2.6.great_equal<text:tab/>72</text:p>
          <text:p text:style-name="P46">7.3.逻辑运算函数<text:tab/>72</text:p>
          <text:p text:style-name="P45">7.3.1.logical_and<text:tab/>72</text:p>
          <text:p text:style-name="P45">7.3.2.logical_or<text:tab/>73</text:p>
          <text:p text:style-name="P45">7.3.3.logical_not<text:tab/>73</text:p>
          <text:p text:style-name="P46">7.4.其他函数<text:tab/>73</text:p>
          <text:p text:style-name="P45">7.4.1.random_number<text:tab/>73</text:p>
          <text:p text:style-name="P45">7.4.2.default<text:tab/>73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<text:span text:style-name="T15">CSTL</text:span><text:span text:style-name="T37">简介</text:span></text:h>
      <text:p text:style-name="Standard"><text:tab/><text:span text:style-name="T17">CSTL</text:span><text:span text:style-name="T40">模仿</text:span><text:span text:style-name="T17">SGI STL</text:span><text:span text:style-name="T40">写成的，为</text:span><text:span text:style-name="T17">C</text:span><text:span text:style-name="T40">语言编程提供了通用的数据结构和算法的库。</text:span><text:span text:style-name="T17">CSTL</text:span><text:span text:style-name="T40">提供的数据结构类型是通用的，它们可以用来保存各种类型的数据。同时</text:span><text:span text:style-name="T17">CSTL</text:span><text:span text:style-name="T40">还提供了大量的算法用于管理数据结构中的数据。</text:span></text:p>
      <text:h text:style-name="P49" text:outline-level="2">容器和算法</text:h>
      <text:p text:style-name="Standard"><text:span text:style-name="T1"><text:tab/></text:span><text:span text:style-name="T17">CSTL</text:span><text:span text:style-name="T40">容器是结构体类型，可以保存任何类型的数据。如</text:span><text:span text:style-name="T45">create_vector(int)；</text:span><text:span text:style-name="T40">就创建了一个用于保存</text:span><text:span text:style-name="T17">int</text:span><text:span text:style-name="T40">类型的</text:span><text:span text:style-name="T19">vector_t</text:span><text:span text:style-name="T40">容器类型：</text:span></text:p>
      <text:p text:style-name="Standard"><text:span text:style-name="T5"><text:tab/></text:span><text:span text:style-name="T46">vector_t t_v = create_vector(int);</text:span></text:p>
      <text:p text:style-name="Standard"><text:span text:style-name="T5"><text:tab/></text:span><text:span text:style-name="T17">CSTL</text:span><text:span text:style-name="T40">同样包含一系列算法，算法用来管理容器中的数据。你可以使用逆序算法使容器中的数据逆序：</text:span></text:p>
      <text:p text:style-name="Standard"><text:span text:style-name="T5"><text:tab/></text:span><text:span text:style-name="T45">algo_reverse(vector_begin(&amp;t_v), vector_end（&amp;t_v));</text:span></text:p>
      <text:p text:style-name="Standard"><text:tab/><text:span text:style-name="T37">同样这个算法还可以用在其他容器上：</text:span></text:p>
      <text:p text:style-name="Standard"><text:span text:style-name="T5"><text:tab/></text:span><text:span text:style-name="T46">deque_t t_dq = create_deque(double);</text:span></text:p>
      <text:p text:style-name="P34"><text:tab/>…</text:p>
      <text:p text:style-name="P34"><text:tab/>algo_reverse(deque_begin(&amp;t_dq), deque_end(&amp;t_dq));</text:p>
      <text:h text:style-name="P50" text:outline-level="2">迭代器</text:h>
      <text:p text:style-name="Standard"><text:span text:style-name="T7"><text:tab/></text:span><text:span text:style-name="T41">迭代器是容器和算法的桥梁，算法通过迭代器组成的数据空间就可以管理任何容器，每一容器都提供了与迭代器相关的操作函数，如</text:span><text:span text:style-name="T47">vector_begin()</text:span><text:span text:style-name="T41">和</text:span><text:span text:style-name="T47">vector_end()</text:span><text:span text:style-name="T41">。</text:span><text:span text:style-name="T18">CSTL</text:span><text:span text:style-name="T41">还提供了很多与迭代器相关的操作函数，如通过迭代器获得数据，修改数据，获得数据的指针，向前或向后移动迭代器等。</text:span></text:p>
      <text:h text:style-name="P50" text:outline-level="2"><text:span text:style-name="T15">CSTL</text:span>其他组成部分</text:h>
      <text:p text:style-name="Standard"><text:tab/><text:span text:style-name="T17">CSTL</text:span><text:span text:style-name="T40">还提供了工具类型：</text:span><text:span text:style-name="T17">pair_t, bool_t</text:span><text:span text:style-name="T40">。这些类型是供其他容器类型使用的。此外</text:span><text:span text:style-name="T17">CSTL</text:span><text:span text:style-name="T40">提供了函数，用来扩展算法的执行规则。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8" text:outline-level="1"><text:soft-page-break/>怎样使用这篇文档</text:h>
      <text:p text:style-name="Standard"><text:tab/><text:span text:style-name="T12">参考手册分为如下几个部分：</text:span></text:p>
      <text:p text:style-name="Standard"><text:tab/><text:span text:style-name="T22">TYPE：</text:span></text:p>
      <text:p text:style-name="Standard"><text:span text:style-name="T4"><text:tab/></text:span><text:span text:style-name="T3">这部分主要介绍的具体类型。</text:span></text:p>
      <text:p text:style-name="P8"/>
      <text:p text:style-name="Standard"><text:span text:style-name="T2"><text:tab/></text:span><text:span text:style-name="T23">ITERATOR TYPE:</text:span></text:p>
      <text:p text:style-name="P8"><text:tab/><text:span text:style-name="T37">迭代器类型。</text:span></text:p>
      <text:p text:style-name="P9"/>
      <text:p text:style-name="P8"><text:span text:style-name="T37"><text:tab/></text:span><text:span text:style-name="T30">VALUE:</text:span></text:p>
      <text:p text:style-name="P9"><text:tab/>头文件中定义的值。</text:p>
      <text:p text:style-name="P8"/>
      <text:p text:style-name="Standard"><text:tab/><text:span text:style-name="T23">DESCRIPTION:</text:span></text:p>
      <text:p text:style-name="Standard"><text:tab/><text:span text:style-name="T12">类型描述。</text:span></text:p>
      <text:p text:style-name="P11"/>
      <text:p text:style-name="Standard"><text:tab/><text:span text:style-name="T23">DEFINITION:</text:span></text:p>
      <text:p text:style-name="Standard"><text:tab/><text:span text:style-name="T12">类型声明的头文件。</text:span></text:p>
      <text:p text:style-name="P11"/>
      <text:p text:style-name="Standard"><text:tab/><text:span text:style-name="T23">OPERATION:</text:span></text:p>
      <text:p text:style-name="Standard"><text:tab/><text:span text:style-name="T40">操作函数。有些函数的参数使用</text:span><text:span text:style-name="T17">type</text:span><text:span text:style-name="T40">和</text:span><text:span text:style-name="T17">element</text:span><text:span text:style-name="T40">表示，其中</text:span><text:span text:style-name="T17">type</text:span><text:span text:style-name="T40">表示需要调用该函数时输入具体类型如</text:span></text:p>
      <text:p text:style-name="P37"><text:tab/><text:span text:style-name="T48">vector_t create_vector(type);</text:span></text:p>
      <text:p text:style-name="P37"><text:tab/><text:span text:style-name="T39">如果要创建一个保存</text:span><text:span text:style-name="T27">int</text:span><text:span text:style-name="T39">类型数据的</text:span><text:span text:style-name="T27">vector_t</text:span><text:span text:style-name="T39">容器：</text:span></text:p>
      <text:p text:style-name="P37"><text:span text:style-name="T6"><text:tab/></text:span><text:span text:style-name="T50">vector_t t_v = create_vector(int);</text:span></text:p>
      <text:p text:style-name="P11"><text:tab/><text:span text:style-name="T39">如果要创建一个保存自定义类型</text:span><text:span text:style-name="T27">struct abc_t</text:span><text:span text:style-name="T39">的</text:span><text:span text:style-name="T27">vector_t</text:span><text:span text:style-name="T39">容器：</text:span></text:p>
      <text:p text:style-name="P11"><text:tab/><text:span text:style-name="T48">vector_t t_v = create_vector(struct abc_t);</text:span></text:p>
      <text:p text:style-name="P11"><text:tab/><text:span text:style-name="T27">element</text:span><text:span text:style-name="T39">表示调用该函数时直接使用常量数据或变量数据如</text:span></text:p>
      <text:p text:style-name="P11"><text:tab/><text:span text:style-name="T51">void vector_push_back(vector_t* pt_vector, element);</text:span></text:p>
      <text:p text:style-name="P11"><text:tab/><text:span text:style-name="T39">如</text:span><text:span text:style-name="T27">vector_t</text:span><text:span text:style-name="T39">容器中保存的是</text:span><text:span text:style-name="T27">int</text:span><text:span text:style-name="T39">类型的数据，并要向数据中插入的值为</text:span><text:span text:style-name="T27">12</text:span><text:span text:style-name="T39">，可以直接使用常量数据</text:span><text:span text:style-name="T27">12</text:span><text:span text:style-name="T39">:</text:span></text:p>
      <text:p text:style-name="P11"><text:tab/><text:span text:style-name="T48">vector_push_back(&amp;t_v, 12);</text:span></text:p>
      <text:p text:style-name="P11"><text:tab/><text:span text:style-name="T39">也可以传递变量数据</text:span><text:span text:style-name="T27">12</text:span><text:span text:style-name="T39">：</text:span></text:p>
      <text:p text:style-name="P11"><text:tab/><text:span text:style-name="T48">int n_value = 12;</text:span></text:p>
      <text:p text:style-name="P34"><text:tab/>vector_push_back(&amp;t_v, n_value);</text:p>
      <text:p text:style-name="P11"><text:tab/><text:span text:style-name="T39">如果</text:span><text:span text:style-name="T27">vector_t</text:span><text:span text:style-name="T39">容器中保存的是自定义类型，则必须使用变量数据：</text:span></text:p>
      <text:p text:style-name="P11"><text:tab/><text:span text:style-name="T48">struct abc_t t_value;</text:span></text:p>
      <text:p text:style-name="P34"><text:tab/>…</text:p>
      <text:p text:style-name="P34"><text:tab/>vector_push_back(&amp;t_v, t_value);</text:p>
      <text:p text:style-name="P11"/>
      <text:p text:style-name="P11"><text:tab/><text:span text:style-name="T29">NOTE:</text:span></text:p>
      <text:p text:style-name="Standard"><text:span text:style-name="T11"><text:tab/></text:span><text:span text:style-name="T40">在调用函数是需要注意的事项。当调用函数需要注意时，函数说明后面会有</text:span><text:span text:style-name="T26">[1]</text:span><text:span text:style-name="T43">类似的标志。</text:span></text:p>
      <text:p text:style-name="P20"/>
      <text:p text:style-name="P20"><text:tab/><text:span text:style-name="T31">PROTOTYPE：</text:span></text:p>
      <text:p text:style-name="P19"><text:span text:style-name="T36"><text:tab/></text:span><text:span text:style-name="T27">函数原型。</text:span></text:p>
      <text:p text:style-name="P58"/>
      <text:p text:style-name="P20"><text:tab/><text:span text:style-name="T29">MEMBER</text:span><text:span text:style-name="T31">：</text:span></text:p>
      <text:p text:style-name="P19"><text:tab/>类型的成员，可以通过类型对象直接使用。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8" text:outline-level="1"><text:soft-page-break/>容器</text:h>
      <text:h text:style-name="P50" text:outline-level="2">序列容器</text:h>
      <text:h text:style-name="P52" text:outline-level="3">vector_t</text:h>
      <text:p text:style-name="P23">TYPE：</text:p>
      <text:p text:style-name="Standard"><text:span text:style-name="T8"><text:tab/></text:span><text:span text:style-name="T49">vector_t</text:span></text:p>
      <text:p text:style-name="P12"/>
      <text:p text:style-name="P24">ITERATOR TYPE:</text:p>
      <text:p text:style-name="Standard"><text:span text:style-name="T8"><text:tab/></text:span><text:span text:style-name="T49">random_access_iterator_t</text:span></text:p>
      <text:p text:style-name="P32"><text:tab/>vector_iterator_t</text:p>
      <text:p text:style-name="P10"/>
      <text:p text:style-name="P24">DESCRIPTION:</text:p>
      <text:p text:style-name="Standard"><text:span text:style-name="T8"><text:tab/></text:span><text:span text:style-name="T20">vector_t</text:span><text:span text:style-name="T42">容器是序列容器，支持对数据的随机访问。在末尾插入或删除数据花费常数时间，在开头或中间插入或删除数据花费线性时间。支持动态增长。</text:span><text:span text:style-name="T20">vector_t</text:span><text:span text:style-name="T42">是</text:span><text:span text:style-name="T20">CSTL</text:span><text:span text:style-name="T42">中最简单的容器类型。</text:span></text:p>
      <text:p text:style-name="P10"/>
      <text:p text:style-name="P24">DEFINITION:</text:p>
      <text:p text:style-name="Standard"><text:span text:style-name="T8"><text:tab/></text:span><text:span text:style-name="T49">&lt;cstl/cvector.h&gt;</text:span></text:p>
      <text:p text:style-name="P7"/>
      <text:p text:style-name="P24">OPERATION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8">vector_t create_vector(type);</text:p>
          </table:table-cell>
          <table:table-cell table:style-name="Table2.B1" office:value-type="string">
            <text:p text:style-name="P40">创建指定类型的<text:span text:style-name="T15">vector_t</text:span>容器。</text:p>
          </table:table-cell>
        </table:table-row>
        <table:table-row>
          <table:table-cell table:style-name="Table2.A2" office:value-type="string">
            <text:p text:style-name="P38">void vector_init(vector_t* pt_vector);</text:p>
          </table:table-cell>
          <table:table-cell table:style-name="Table2.B2" office:value-type="string">
            <text:p text:style-name="P40">初始化一个空<text:span text:style-name="T15">vector_t</text:span>容器。</text:p>
          </table:table-cell>
        </table:table-row>
        <table:table-row>
          <table:table-cell table:style-name="Table2.A2" office:value-type="string">
            <text:p text:style-name="P38">void vector_init_n(</text:p>
            <text:p text:style-name="P38"><text:s text:c="4"/>vector_t* pt_vector, size_t t_count);</text:p>
          </table:table-cell>
          <table:table-cell table:style-name="Table2.B2" office:value-type="string">
            <text:p text:style-name="P40">初始化一个具有<text:span text:style-name="T15">t_count</text:span>个数据的<text:span text:style-name="T15">vector_t</text:span>容器，每个数据的值都是<text:span text:style-name="T15">0</text:span>。</text:p>
          </table:table-cell>
        </table:table-row>
        <table:table-row>
          <table:table-cell table:style-name="Table2.A2" office:value-type="string">
            <text:p text:style-name="P38">void vector_init_elem(</text:p>
            <text:p text:style-name="P38"><text:s text:c="4"/>vector_t* pt_vector, size_t t_count, element</text:p>
            <text:p text:style-name="P38">);</text:p>
          </table:table-cell>
          <table:table-cell table:style-name="Table2.B2" office:value-type="string">
            <text:p text:style-name="P40">初始化一个具有<text:span text:style-name="T15">t_count</text:span>个数据的<text:span text:style-name="T15">vector_t</text:span>容器，每个数据的值都是<text:span text:style-name="T15">element</text:span>。</text:p>
          </table:table-cell>
        </table:table-row>
        <table:table-row>
          <table:table-cell table:style-name="Table2.A2" office:value-type="string">
            <text:p text:style-name="P38">void vector_init_copy(</text:p>
            <text:p text:style-name="P38"><text:s text:c="4"/>vector_t* pt_vector, const vector_t* cpt_src</text:p>
            <text:p text:style-name="P38">);</text:p>
          </table:table-cell>
          <table:table-cell table:style-name="Table2.B2" office:value-type="string">
            <text:p text:style-name="P40">使用令一个<text:span text:style-name="T15">vector_t</text:span>容器初始化<text:span text:style-name="T15">vector_t</text:span>容器。</text:p>
          </table:table-cell>
        </table:table-row>
        <table:table-row>
          <table:table-cell table:style-name="Table2.A2" office:value-type="string">
            <text:p text:style-name="P38">void vector_init_copy_range(</text:p>
            <text:p text:style-name="P38"><text:s text:c="4"/>vector_t* pt_vector,</text:p>
            <text:p text:style-name="P38"><text:s text:c="4"/>vector_iterator_t t_begin,</text:p>
            <text:p text:style-name="P38"><text:s text:c="4"/>vector_iterator_t t_end);</text:p>
          </table:table-cell>
          <table:table-cell table:style-name="Table2.B2" office:value-type="string">
            <text:p text:style-name="P40">使用数据区间<text:span text:style-name="T15">[t_begin, t_end)</text:span>初始化<text:span text:style-name="T15">vector_t</text:span>容器。<text:span text:style-name="T32">[1][2]</text:span></text:p>
          </table:table-cell>
        </table:table-row>
        <table:table-row>
          <table:table-cell table:style-name="Table2.A2" office:value-type="string">
            <text:p text:style-name="P38">void vector_destroy(vector_t* pt_vector);</text:p>
          </table:table-cell>
          <table:table-cell table:style-name="Table2.B2" office:value-type="string">
            <text:p text:style-name="P40">销毁<text:span text:style-name="T15">vector_t</text:span>容器。</text:p>
          </table:table-cell>
        </table:table-row>
        <table:table-row>
          <table:table-cell table:style-name="Table2.A2" office:value-type="string">
            <text:p text:style-name="P38">size_t vector_size(const vector_t* cpt_vector);</text:p>
          </table:table-cell>
          <table:table-cell table:style-name="Table2.B2" office:value-type="string">
            <text:p text:style-name="P40">获得<text:span text:style-name="T15">vector_t</text:span>容器中数据的数目。</text:p>
          </table:table-cell>
        </table:table-row>
        <table:table-row>
          <table:table-cell table:style-name="Table2.A2" office:value-type="string">
            <text:p text:style-name="P38">size_t vector_max_size(</text:p>
            <text:p text:style-name="P38"><text:s text:c="4"/>const vector_t* cpt_vector);</text:p>
          </table:table-cell>
          <table:table-cell table:style-name="Table2.B2" office:value-type="string">
            <text:p text:style-name="P40">获得<text:span text:style-name="T15">vector_t</text:span>容器中能够保存的数据的最大数目。</text:p>
          </table:table-cell>
        </table:table-row>
        <table:table-row>
          <table:table-cell table:style-name="Table2.A2" office:value-type="string">
            <text:p text:style-name="P38">bool_t vector_empty(const vector_t* cpt_vector);</text:p>
          </table:table-cell>
          <table:table-cell table:style-name="Table2.B2" office:value-type="string">
            <text:p text:style-name="P40">判断<text:span text:style-name="T15">vector_t</text:span>容器是否为空。</text:p>
          </table:table-cell>
        </table:table-row>
        <table:table-row>
          <table:table-cell table:style-name="Table2.A2" office:value-type="string">
            <text:p text:style-name="P38">size_t vector_capacity(</text:p>
            <text:p text:style-name="P38"><text:s text:c="4"/>const vector_t* cpt_vector);</text:p>
          </table:table-cell>
          <table:table-cell table:style-name="Table2.B2" office:value-type="string">
            <text:p text:style-name="P40">获得<text:span text:style-name="T15">vector_t</text:span>容器的容量。</text:p>
          </table:table-cell>
        </table:table-row>
        <table:table-row>
          <table:table-cell table:style-name="Table2.A2" office:value-type="string">
            <text:p text:style-name="P38">void vector_reserve(</text:p>
            <text:p text:style-name="P38"><text:s text:c="4"/>vector_t* pt_vector, size_t t_size);</text:p>
          </table:table-cell>
          <table:table-cell table:style-name="Table2.B2" office:value-type="string">
            <text:p text:style-name="P40">设置<text:span text:style-name="T15">vector_t</text:span>容器的容量。</text:p>
          </table:table-cell>
        </table:table-row>
        <table:table-row>
          <table:table-cell table:style-name="Table2.A2" office:value-type="string">
            <text:p text:style-name="P38">bool_t vector_equal(</text:p>
            <text:p text:style-name="P38"><text:s text:c="4"/>const vector_t* cpt_first,</text:p>
            <text:p text:style-name="P38"><text:s text:c="4"/>const vector_t* cpt_second);</text:p>
          </table:table-cell>
          <table:table-cell table:style-name="Table2.B2" office:value-type="string">
            <text:p text:style-name="P40">判断两个<text:span text:style-name="T15">vector_t</text:span>容器是否相等。</text:p>
          </table:table-cell>
        </table:table-row>
        <table:table-row>
          <table:table-cell table:style-name="Table2.A2" office:value-type="string">
            <text:p text:style-name="P38">bool_t vector_not_equal(</text:p>
            <text:p text:style-name="P38"><text:s text:c="4"/>const vector_t* cpt_first,</text:p>
            <text:p text:style-name="P38"><text:s text:c="4"/>const vector_t* cpt_second);</text:p>
          </table:table-cell>
          <table:table-cell table:style-name="Table2.B2" office:value-type="string">
            <text:p text:style-name="P40">判断两个<text:span text:style-name="T15">vector_t</text:span>容器是否不等。</text:p>
          </table:table-cell>
        </table:table-row>
        <text:soft-page-break/>
        <table:table-row>
          <table:table-cell table:style-name="Table2.A2" office:value-type="string">
            <text:p text:style-name="P38">bool_t vector_less(</text:p>
            <text:p text:style-name="P38"><text:s text:c="4"/>const vector_t* cpt_first,</text:p>
            <text:p text:style-name="P38"><text:s text:c="4"/>const vector_t* cpt_second);</text:p>
          </table:table-cell>
          <table:table-cell table:style-name="Table2.B2" office:value-type="string">
            <text:p text:style-name="P40">判断第一个<text:span text:style-name="T15">vector_t</text:span>容器是否小于第二个<text:span text:style-name="T15">vector_t</text:span>容器。</text:p>
          </table:table-cell>
        </table:table-row>
        <table:table-row>
          <table:table-cell table:style-name="Table2.A2" office:value-type="string">
            <text:p text:style-name="P38">bool_t vector_less_equal(</text:p>
            <text:p text:style-name="P38"><text:s text:c="4"/>const vector_t* cpt_first,</text:p>
            <text:p text:style-name="P38"><text:s text:c="4"/>const vector_t* cpt_second);</text:p>
          </table:table-cell>
          <table:table-cell table:style-name="Table2.B2" office:value-type="string">
            <text:p text:style-name="P40">判断第一个<text:span text:style-name="T15">vector_t</text:span>容器是否小于等于第二个<text:span text:style-name="T15">vector_t</text:span>容器。</text:p>
          </table:table-cell>
        </table:table-row>
        <table:table-row>
          <table:table-cell table:style-name="Table2.A2" office:value-type="string">
            <text:p text:style-name="P38">bool_t vector_great(</text:p>
            <text:p text:style-name="P38"><text:s text:c="4"/>const vector_t* cpt_first,</text:p>
            <text:p text:style-name="P38"><text:s text:c="4"/>const vector_t* cpt_second);</text:p>
          </table:table-cell>
          <table:table-cell table:style-name="Table2.B2" office:value-type="string">
            <text:p text:style-name="P40">判断第一个<text:span text:style-name="T15">vector_t</text:span>容器是否大于第二个<text:span text:style-name="T15">vector_t</text:span>容器。</text:p>
          </table:table-cell>
        </table:table-row>
        <table:table-row>
          <table:table-cell table:style-name="Table2.A2" office:value-type="string">
            <text:p text:style-name="P38">bool_t vector_great_equal(</text:p>
            <text:p text:style-name="P38"><text:s text:c="4"/>const vector_t* cpt_first,</text:p>
            <text:p text:style-name="P38"><text:s text:c="4"/>const vector_t* cpt_second);</text:p>
          </table:table-cell>
          <table:table-cell table:style-name="Table2.B2" office:value-type="string">
            <text:p text:style-name="P40">判断第一个<text:span text:style-name="T15">vector_t</text:span>容器是否大于等于第二个<text:span text:style-name="T15">vector_t</text:span>容器。</text:p>
          </table:table-cell>
        </table:table-row>
        <table:table-row>
          <table:table-cell table:style-name="Table2.A2" office:value-type="string">
            <text:p text:style-name="P38">void vector_assign(</text:p>
            <text:p text:style-name="P38"><text:s text:c="4"/>vector_t* pt_vector, const vector_t* cpt_src</text:p>
            <text:p text:style-name="P38">); </text:p>
          </table:table-cell>
          <table:table-cell table:style-name="Table2.B2" office:value-type="string">
            <text:p text:style-name="P40">使用另一个<text:span text:style-name="T15">vector_t</text:span>容器为当前<text:span text:style-name="T15">vector_t</text:span>容器赋值。</text:p>
          </table:table-cell>
        </table:table-row>
        <table:table-row>
          <table:table-cell table:style-name="Table2.A2" office:value-type="string">
            <text:p text:style-name="P38">void vector_assign_elem(</text:p>
            <text:p text:style-name="P38"><text:s text:c="4"/>vector_t* pt_vector, size_t t_count, element</text:p>
            <text:p text:style-name="P38">);</text:p>
          </table:table-cell>
          <table:table-cell table:style-name="Table2.B2" office:value-type="string">
            <text:p text:style-name="P40">使用<text:span text:style-name="T15">t_count</text:span>个<text:span text:style-name="T15">element</text:span>值给<text:span text:style-name="T15">vector_t</text:span>容器赋值。</text:p>
          </table:table-cell>
        </table:table-row>
        <table:table-row>
          <table:table-cell table:style-name="Table2.A2" office:value-type="string">
            <text:p text:style-name="P38">void vector_assign_range(</text:p>
            <text:p text:style-name="P38"><text:s text:c="4"/>vector_t* pt_vector,</text:p>
            <text:p text:style-name="P38"><text:s text:c="4"/>vector_iterator_t t_begin,</text:p>
            <text:p text:style-name="P38"><text:s text:c="4"/>vector_iterator_t t_end);</text:p>
          </table:table-cell>
          <table:table-cell table:style-name="Table2.B2" office:value-type="string">
            <text:p text:style-name="P40">使用数据区间<text:span text:style-name="T15">[t_begin, t_end)</text:span>为<text:span text:style-name="T15">vector_t</text:span>容器赋值。<text:span text:style-name="T32">[1][2]</text:span></text:p>
          </table:table-cell>
        </table:table-row>
        <table:table-row>
          <table:table-cell table:style-name="Table2.A2" office:value-type="string">
            <text:p text:style-name="P38">void vector_swap(</text:p>
            <text:p text:style-name="P38"><text:s text:c="4"/>vector_t* pt_first, vector_t* pt_second);</text:p>
          </table:table-cell>
          <table:table-cell table:style-name="Table2.B2" office:value-type="string">
            <text:p text:style-name="P40">交换两个<text:span text:style-name="T15">vector_t</text:span>容器的内容。</text:p>
          </table:table-cell>
        </table:table-row>
        <table:table-row>
          <table:table-cell table:style-name="Table2.A2" office:value-type="string">
            <text:p text:style-name="P38">void* vector_at(</text:p>
            <text:p text:style-name="P38"><text:s text:c="4"/>const vector_t* cpt_vector,</text:p>
            <text:p text:style-name="P38"><text:s text:c="4"/>size_t t_subscript);</text:p>
          </table:table-cell>
          <table:table-cell table:style-name="Table2.B2" office:value-type="string">
            <text:p text:style-name="P40">使用下标对<text:span text:style-name="T15">vector_t</text:span>容器中的数据进行随机访问。</text:p>
          </table:table-cell>
        </table:table-row>
        <table:table-row>
          <table:table-cell table:style-name="Table2.A2" office:value-type="string">
            <text:p text:style-name="P38">void* vector_front(const vector_t* cpt_vector);</text:p>
          </table:table-cell>
          <table:table-cell table:style-name="Table2.B2" office:value-type="string">
            <text:p text:style-name="P40">访问<text:span text:style-name="T15">vector_t</text:span>容器中的第一个数据。</text:p>
          </table:table-cell>
        </table:table-row>
        <table:table-row>
          <table:table-cell table:style-name="Table2.A2" office:value-type="string">
            <text:p text:style-name="P38">void* vector_back(const vector_t* cpt_vector);</text:p>
          </table:table-cell>
          <table:table-cell table:style-name="Table2.B2" office:value-type="string">
            <text:p text:style-name="P40">访问<text:span text:style-name="T15">vector_t</text:span>容器中的最后一个数据。</text:p>
          </table:table-cell>
        </table:table-row>
        <table:table-row>
          <table:table-cell table:style-name="Table2.A2" office:value-type="string">
            <text:p text:style-name="P38">vector_iterator_t vector_begin(</text:p>
            <text:p text:style-name="P38"><text:s text:c="4"/>const vector_t* cpt_vector);</text:p>
          </table:table-cell>
          <table:table-cell table:style-name="Table2.B2" office:value-type="string">
            <text:p text:style-name="P40">返回指向<text:span text:style-name="T15">vector_t</text:span>容器开始的迭代器。</text:p>
          </table:table-cell>
        </table:table-row>
        <table:table-row>
          <table:table-cell table:style-name="Table2.A2" office:value-type="string">
            <text:p text:style-name="P38">vector_iterator_t vector_end(</text:p>
            <text:p text:style-name="P38"><text:s text:c="4"/>const vector_t* cpt_vector);</text:p>
          </table:table-cell>
          <table:table-cell table:style-name="Table2.B2" office:value-type="string">
            <text:p text:style-name="P40">返回指向<text:span text:style-name="T15">vector_t</text:span>容器结尾的迭代器。</text:p>
          </table:table-cell>
        </table:table-row>
        <table:table-row>
          <table:table-cell table:style-name="Table2.A2" office:value-type="string">
            <text:p text:style-name="P38">vector_iterator_t vector_insert(</text:p>
            <text:p text:style-name="P38"><text:s text:c="4"/>vector_t* pt_vector,</text:p>
            <text:p text:style-name="P38"><text:s text:c="4"/>vector_iterator_t t_pos, element);</text:p>
          </table:table-cell>
          <table:table-cell table:style-name="Table2.B2" office:value-type="string">
            <text:p text:style-name="P40">在<text:span text:style-name="T15">t_pos</text:span>前面插入数据<text:span text:style-name="T15">element</text:span>，并返回指向新数据的迭代器。</text:p>
          </table:table-cell>
        </table:table-row>
        <table:table-row>
          <table:table-cell table:style-name="Table2.A2" office:value-type="string">
            <text:p text:style-name="P38">vector_iterator_t vector_insert_n(</text:p>
            <text:p text:style-name="P38"><text:s text:c="4"/>vector_t* pt_vector,</text:p>
            <text:p text:style-name="P39"><text:s text:c="4"/>vector_iterator_t t_pos, size_t t_count,</text:p>
            <text:p text:style-name="P39"><text:s text:c="4"/>element);</text:p>
          </table:table-cell>
          <table:table-cell table:style-name="Table2.B2" office:value-type="string">
            <text:p text:style-name="P40">在<text:span text:style-name="T15">t_pos</text:span>前面插入<text:span text:style-name="T15">t_count</text:span>个数据<text:span text:style-name="T15">element</text:span>，并返回指向第一个新数据的迭代器。</text:p>
          </table:table-cell>
        </table:table-row>
        <table:table-row>
          <table:table-cell table:style-name="Table2.A2" office:value-type="string">
            <text:p text:style-name="P38">void vector_insert_range(</text:p>
            <text:p text:style-name="P38"><text:s text:c="4"/>vector_t* pt_vector,</text:p>
            <text:p text:style-name="P38"><text:s text:c="4"/>vector_iterator_t t_pos,</text:p>
            <text:p text:style-name="P38"><text:s text:c="4"/>vector_iterator_t t_begin,</text:p>
            <text:p text:style-name="P38"><text:s text:c="4"/>vector_iterator_t t_end);</text:p>
          </table:table-cell>
          <table:table-cell table:style-name="Table2.B2" office:value-type="string">
            <text:p text:style-name="P40">在<text:span text:style-name="T15">t_pos</text:span>前面插入数据区间<text:span text:style-name="T15">[t_begin, t_end)</text:span>。<text:span text:style-name="T32">[1][2]</text:span></text:p>
          </table:table-cell>
        </table:table-row>
        <table:table-row>
          <table:table-cell table:style-name="Table2.A2" office:value-type="string">
            <text:p text:style-name="P38">void vector_push_back(</text:p>
            <text:p text:style-name="P38"><text:s text:c="4"/>vector_t* pt_vector, element);</text:p>
          </table:table-cell>
          <table:table-cell table:style-name="Table2.B2" office:value-type="string">
            <text:p text:style-name="P40">将数据<text:span text:style-name="T15">element</text:span>插入到<text:span text:style-name="T15">vector_t</text:span>容器的末尾。</text:p>
          </table:table-cell>
        </table:table-row>
        <table:table-row>
          <table:table-cell table:style-name="Table2.A2" office:value-type="string">
            <text:p text:style-name="P38">void vector_pop_back(vector_t* pt_vector);</text:p>
          </table:table-cell>
          <table:table-cell table:style-name="Table2.B2" office:value-type="string">
            <text:p text:style-name="P40">删除<text:span text:style-name="T15">vector_t</text:span>容器的最后一个数据。</text:p>
          </table:table-cell>
        </table:table-row>
        <table:table-row>
          <table:table-cell table:style-name="Table2.A2" office:value-type="string">
            <text:p text:style-name="P38">vector_iterator_t vector_erase(</text:p>
            <text:p text:style-name="P38"><text:s text:c="4"/>vector_t* pt_vector,</text:p>
            <text:p text:style-name="P38"><text:s text:c="4"/>vector_iterator_t t_pos);</text:p>
          </table:table-cell>
          <table:table-cell table:style-name="Table2.B2" office:value-type="string">
            <text:p text:style-name="P40">删除<text:span text:style-name="T15">t_pos</text:span>位置的数据，并返回指向下一个数据的迭代器。</text:p>
          </table:table-cell>
        </table:table-row>
        <table:table-row>
          <table:table-cell table:style-name="Table2.A2" office:value-type="string">
            <text:p text:style-name="P38">vector_iterator_t vector_erase_range(</text:p>
            <text:p text:style-name="P38"><text:s text:c="4"/>vector_t* pt_vector,</text:p>
            <text:p text:style-name="P38"><text:s text:c="4"/>vector_iterator_t t_begin,</text:p>
            <text:p text:style-name="P38"><text:s text:c="4"/>vector_iterator_t t_end);</text:p>
          </table:table-cell>
          <table:table-cell table:style-name="Table2.B2" office:value-type="string">
            <text:p text:style-name="P40">删除数据区间<text:span text:style-name="T15">[t_begin, t_end)</text:span>的数据，并返回指向下一个数据的迭代器。<text:span text:style-name="T32">[1]</text:span></text:p>
          </table:table-cell>
        </table:table-row>
        <table:table-row>
          <table:table-cell table:style-name="Table2.A2" office:value-type="string">
            <text:p text:style-name="P38">void vector_resize(</text:p>
            <text:p text:style-name="P38"><text:s text:c="4"/>vector_t* pt_vector, size_t t_resize);</text:p>
          </table:table-cell>
          <table:table-cell table:style-name="Table2.B2" office:value-type="string">
            <text:p text:style-name="P40">重置<text:span text:style-name="T15">vector_t</text:span>容器中数据的数目，新增的数据为<text:span text:style-name="T15">0</text:span>。</text:p>
          </table:table-cell>
        </table:table-row>
        <table:table-row>
          <table:table-cell table:style-name="Table2.A2" office:value-type="string">
            <text:p text:style-name="P38">void vector_resize_elem(</text:p>
            <text:p text:style-name="P38"><text:soft-page-break/><text:s text:c="4"/>vector_t* pt_vector, size_t t_resize, element</text:p>
            <text:p text:style-name="P38">);</text:p>
          </table:table-cell>
          <table:table-cell table:style-name="Table2.B2" office:value-type="string">
            <text:p text:style-name="P40">重置<text:span text:style-name="T15">vector_t</text:span>容器中数据的数目，新增的数据为<text:span text:style-name="T15">element</text:span>。</text:p>
          </table:table-cell>
        </table:table-row>
        <table:table-row>
          <table:table-cell table:style-name="Table2.A2" office:value-type="string">
            <text:p text:style-name="P38">void vector_clear(vector_t* pt_vector);</text:p>
          </table:table-cell>
          <table:table-cell table:style-name="Table2.B2" office:value-type="string">
            <text:p text:style-name="P40">清空<text:span text:style-name="T15">vector_t</text:span>容器。</text:p>
          </table:table-cell>
        </table:table-row>
      </table:table>
      <text:p text:style-name="Standard"/>
      <text:p text:style-name="P24">NOTE:</text:p>
      <text:p text:style-name="P16"><text:span text:style-name="T29">[1]:</text:span><text:span text:style-name="T9">数据区间</text:span><text:span text:style-name="T33">[t_begin, t_end)</text:span><text:span text:style-name="T9">必须是有效的数据区间。</text:span></text:p>
      <text:p text:style-name="P16"><text:span text:style-name="T29">[2]:</text:span><text:span text:style-name="T9">数据区间</text:span><text:span text:style-name="T33">[t_begin, t_end)</text:span><text:span text:style-name="T9">必须属于另一个</text:span><text:span text:style-name="T33">vector_t</text:span><text:span text:style-name="T9">容器。</text:span></text:p>
      <text:p text:style-name="P5"/>
      <text:h text:style-name="P53" text:outline-level="3">deque_t</text:h>
      <text:p text:style-name="P23">TYPE：</text:p>
      <text:p text:style-name="P32"><text:tab/>deque_t</text:p>
      <text:p text:style-name="P12"/>
      <text:p text:style-name="P24">ITERATOR TYPE:</text:p>
      <text:p text:style-name="P31"><text:span text:style-name="T8"><text:tab/></text:span><text:span text:style-name="T14">random_access_iterator_t</text:span></text:p>
      <text:p text:style-name="P35"><text:span text:style-name="T14"><text:tab/></text:span><text:span text:style-name="T56">deque_iterator_t</text:span></text:p>
      <text:p text:style-name="P13"/>
      <text:p text:style-name="P24">DESCRIPTION:</text:p>
      <text:p text:style-name="P21"><text:span text:style-name="T8"><text:tab/></text:span><text:span text:style-name="T25">deque_t</text:span><text:span text:style-name="T10">容器与</text:span><text:span text:style-name="T21">vector_t</text:span><text:span text:style-name="T13">容器十分相似，支持对数据的随机访问。在末尾插入或删除数据花费常数时间，在中间插入或删除数据花费线性时间。支持动态增长。</text:span><text:span text:style-name="T21">deque_t</text:span><text:span text:style-name="T13">与</text:span><text:span text:style-name="T21">vector_t</text:span><text:span text:style-name="T13">不同的是在开头插入或删除数据也花费线性时间。同时</text:span><text:span text:style-name="T21">deque_t</text:span><text:span text:style-name="T13">没有容量的概念所以没有提供与容器相关的操作函数。</text:span></text:p>
      <text:p text:style-name="P10"/>
      <text:p text:style-name="P24">DEFINITION:</text:p>
      <text:p text:style-name="P31"><text:span text:style-name="T8"><text:tab/></text:span><text:span text:style-name="T14">&lt;cstl/cdeque.h&gt;</text:span></text:p>
      <text:p text:style-name="P7"/>
      <text:p text:style-name="P28">OPERATION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8">deque_t create_deque(type);</text:p>
          </table:table-cell>
          <table:table-cell table:style-name="Table1.B1" office:value-type="string">
            <text:p text:style-name="P40">创建指定类型的<text:span text:style-name="T15">deque_t</text:span>容器。</text:p>
          </table:table-cell>
        </table:table-row>
        <table:table-row>
          <table:table-cell table:style-name="Table1.A2" office:value-type="string">
            <text:p text:style-name="P38">void deque_init(deque_t* pt_deque);</text:p>
          </table:table-cell>
          <table:table-cell table:style-name="Table1.B2" office:value-type="string">
            <text:p text:style-name="P40">初始化一个空的<text:span text:style-name="T15">deque_t</text:span>容器。</text:p>
          </table:table-cell>
        </table:table-row>
        <table:table-row>
          <table:table-cell table:style-name="Table1.A2" office:value-type="string">
            <text:p text:style-name="P38">void deque_init_n(</text:p>
            <text:p text:style-name="P38"><text:s text:c="4"/>deque_t* pt_deque, size_t t_count);</text:p>
          </table:table-cell>
          <table:table-cell table:style-name="Table1.B2" office:value-type="string">
            <text:p text:style-name="P40">初始化一个具有<text:span text:style-name="T15">t_count</text:span>个数据的<text:span text:style-name="T15">deque_t</text:span>容器，每个数据的值都是<text:span text:style-name="T15">0</text:span>。</text:p>
          </table:table-cell>
        </table:table-row>
        <table:table-row>
          <table:table-cell table:style-name="Table1.A2" office:value-type="string">
            <text:p text:style-name="P38">void deque_init_elem(</text:p>
            <text:p text:style-name="P38"><text:s text:c="4"/>deque_t* pt_deque, size_t t_count, element);</text:p>
          </table:table-cell>
          <table:table-cell table:style-name="Table1.B2" office:value-type="string">
            <text:p text:style-name="P40">初始化一个具有<text:span text:style-name="T15">t_count</text:span>个数据的<text:span text:style-name="T15">deque_t</text:span>容器，每个数据的值都是<text:span text:style-name="T15">element</text:span>。</text:p>
          </table:table-cell>
        </table:table-row>
        <table:table-row>
          <table:table-cell table:style-name="Table1.A2" office:value-type="string">
            <text:p text:style-name="P38">void deque_init_copy(</text:p>
            <text:p text:style-name="P38"><text:s text:c="4"/>deque_t* pt_deque, const deque_t* cpt_src);</text:p>
          </table:table-cell>
          <table:table-cell table:style-name="Table1.B2" office:value-type="string">
            <text:p text:style-name="P40">使用令一个<text:span text:style-name="T15">deque_t</text:span>容器初始化<text:span text:style-name="T15">deque_t</text:span>容器。</text:p>
          </table:table-cell>
        </table:table-row>
        <table:table-row>
          <table:table-cell table:style-name="Table1.A2" office:value-type="string">
            <text:p text:style-name="P38">void deque_init_copy_range(</text:p>
            <text:p text:style-name="P38"><text:s text:c="4"/>deque_t* pt_deque,</text:p>
            <text:p text:style-name="P38"><text:s text:c="4"/>deque_iterator_t t_begin,</text:p>
            <text:p text:style-name="P38"><text:s text:c="4"/>deque_iterator_t t_end);</text:p>
          </table:table-cell>
          <table:table-cell table:style-name="Table1.B2" office:value-type="string">
            <text:p text:style-name="P40">使用数据区间<text:span text:style-name="T15">[t_begin, t_end)</text:span>初始化<text:span text:style-name="T15">deque_t</text:span>容器。<text:span text:style-name="T32">[1][2]</text:span></text:p>
          </table:table-cell>
        </table:table-row>
        <table:table-row>
          <table:table-cell table:style-name="Table1.A2" office:value-type="string">
            <text:p text:style-name="P38">void deque_destroy(deque_t* pt_deque);</text:p>
          </table:table-cell>
          <table:table-cell table:style-name="Table1.B2" office:value-type="string">
            <text:p text:style-name="P40">销毁<text:span text:style-name="T15">deque_t</text:span>容器。</text:p>
          </table:table-cell>
        </table:table-row>
        <table:table-row>
          <table:table-cell table:style-name="Table1.A2" office:value-type="string">
            <text:p text:style-name="P38">size_t deque_size(const deque_t* cpt_deque);</text:p>
          </table:table-cell>
          <table:table-cell table:style-name="Table1.B2" office:value-type="string">
            <text:p text:style-name="P40">获得<text:span text:style-name="T15">deque_t</text:span>容器中数据的数目。</text:p>
          </table:table-cell>
        </table:table-row>
        <table:table-row>
          <table:table-cell table:style-name="Table1.A2" office:value-type="string">
            <text:p text:style-name="P38">size_t deque_max_size(</text:p>
            <text:p text:style-name="P38"><text:s text:c="4"/>const deque_t* cpt_deque);</text:p>
          </table:table-cell>
          <table:table-cell table:style-name="Table1.B2" office:value-type="string">
            <text:p text:style-name="P40">获得<text:span text:style-name="T15">deque_t</text:span>容器中能够保存的数据的最大数目。</text:p>
          </table:table-cell>
        </table:table-row>
        <table:table-row>
          <table:table-cell table:style-name="Table1.A2" office:value-type="string">
            <text:p text:style-name="P38">bool_t deque_empty(const deque_t* cpt_deque);</text:p>
          </table:table-cell>
          <table:table-cell table:style-name="Table1.B2" office:value-type="string">
            <text:p text:style-name="P40">判断<text:span text:style-name="T15">deque_t</text:span>容器是否为空。</text:p>
          </table:table-cell>
        </table:table-row>
        <table:table-row>
          <table:table-cell table:style-name="Table1.A2" office:value-type="string">
            <text:p text:style-name="P38">bool_t deque_equal(</text:p>
            <text:p text:style-name="P38"><text:s text:c="4"/>const deque_t* cpt_first,</text:p>
            <text:p text:style-name="P38"><text:s text:c="4"/>const deque_t* cpt_second);</text:p>
          </table:table-cell>
          <table:table-cell table:style-name="Table1.B2" office:value-type="string">
            <text:p text:style-name="P40">判断两个<text:span text:style-name="T15">deque_t</text:span>容器是否相等。</text:p>
          </table:table-cell>
        </table:table-row>
        <table:table-row>
          <table:table-cell table:style-name="Table1.A2" office:value-type="string">
            <text:p text:style-name="P38">bool_t deque_not_equal(</text:p>
            <text:p text:style-name="P38"><text:s text:c="4"/>const deque_t* cpt_first,</text:p>
            <text:p text:style-name="P38"><text:s text:c="4"/>const deque_t* cpt_second);</text:p>
          </table:table-cell>
          <table:table-cell table:style-name="Table1.B2" office:value-type="string">
            <text:p text:style-name="P40">判断两个<text:span text:style-name="T15">deque_t</text:span>容器是否不等。</text:p>
          </table:table-cell>
        </table:table-row>
        <text:soft-page-break/>
        <table:table-row>
          <table:table-cell table:style-name="Table1.A2" office:value-type="string">
            <text:p text:style-name="P38">bool_t deque_less(</text:p>
            <text:p text:style-name="P38"><text:s text:c="4"/>const deque_t* cpt_first,</text:p>
            <text:p text:style-name="P38"><text:s text:c="4"/>const deque_t* cpt_second);</text:p>
          </table:table-cell>
          <table:table-cell table:style-name="Table1.B2" office:value-type="string">
            <text:p text:style-name="P40">判断第一个<text:span text:style-name="T15">deque_t</text:span>容器是否小于第二个<text:span text:style-name="T15">deque_t</text:span>容器。</text:p>
          </table:table-cell>
        </table:table-row>
        <table:table-row>
          <table:table-cell table:style-name="Table1.A2" office:value-type="string">
            <text:p text:style-name="P38">bool_t deque_less_equal(</text:p>
            <text:p text:style-name="P38"><text:s text:c="4"/>const deque_t* cpt_first,</text:p>
            <text:p text:style-name="P38"><text:s text:c="4"/>const deque_t* cpt_second);</text:p>
          </table:table-cell>
          <table:table-cell table:style-name="Table1.B2" office:value-type="string">
            <text:p text:style-name="P40">判断第一个<text:span text:style-name="T15">deque_t</text:span>容器是否小于等于第二个<text:span text:style-name="T15">deque_t</text:span>容器。</text:p>
          </table:table-cell>
        </table:table-row>
        <table:table-row>
          <table:table-cell table:style-name="Table1.A2" office:value-type="string">
            <text:p text:style-name="P38">bool_t deque_great(</text:p>
            <text:p text:style-name="P38"><text:s text:c="4"/>const deque_t* cpt_first,</text:p>
            <text:p text:style-name="P38"><text:s text:c="4"/>const deque_t* cpt_second);</text:p>
          </table:table-cell>
          <table:table-cell table:style-name="Table1.B2" office:value-type="string">
            <text:p text:style-name="P40">判断第一个<text:span text:style-name="T15">deque_t</text:span>容器是否大于第二个<text:span text:style-name="T15">deque_t</text:span>容器。</text:p>
          </table:table-cell>
        </table:table-row>
        <table:table-row>
          <table:table-cell table:style-name="Table1.A2" office:value-type="string">
            <text:p text:style-name="P38">bool_t deque_great_equal(</text:p>
            <text:p text:style-name="P38"><text:s text:c="4"/>const deque_t* cpt_first,</text:p>
            <text:p text:style-name="P38"><text:s text:c="4"/>const deque_t* cpt_second);</text:p>
          </table:table-cell>
          <table:table-cell table:style-name="Table1.B2" office:value-type="string">
            <text:p text:style-name="P40">判断第一个<text:span text:style-name="T15">deque_t</text:span>容器是否大于等于第二个<text:span text:style-name="T15">deque_t</text:span>容器。</text:p>
          </table:table-cell>
        </table:table-row>
        <table:table-row>
          <table:table-cell table:style-name="Table1.A2" office:value-type="string">
            <text:p text:style-name="P38">void deque_assign(</text:p>
            <text:p text:style-name="P38"><text:s text:c="4"/>deque_t* pt_deque, const deque_t* cpt_src);</text:p>
          </table:table-cell>
          <table:table-cell table:style-name="Table1.B2" office:value-type="string">
            <text:p text:style-name="P40">使用另一个<text:span text:style-name="T15">deque_t</text:span>容器为当前<text:span text:style-name="T15">deque_t</text:span>容器赋值。</text:p>
          </table:table-cell>
        </table:table-row>
        <table:table-row>
          <table:table-cell table:style-name="Table1.A2" office:value-type="string">
            <text:p text:style-name="P38">void deque_assign_elem(</text:p>
            <text:p text:style-name="P38"><text:s text:c="4"/>deque_t* pt_deque, size_t t_count, element);</text:p>
          </table:table-cell>
          <table:table-cell table:style-name="Table1.B2" office:value-type="string">
            <text:p text:style-name="P40">使用<text:span text:style-name="T15">t_count</text:span>个<text:span text:style-name="T15">element</text:span>值给<text:span text:style-name="T15">deque_t</text:span>容器赋值。</text:p>
          </table:table-cell>
        </table:table-row>
        <table:table-row>
          <table:table-cell table:style-name="Table1.A2" office:value-type="string">
            <text:p text:style-name="P38">void deque_assign_range(</text:p>
            <text:p text:style-name="P38"><text:s text:c="4"/>deque_t* pt_deque,</text:p>
            <text:p text:style-name="P38"><text:s text:c="4"/>deque_iterator_t t_begin,</text:p>
            <text:p text:style-name="P38"><text:s text:c="4"/>deque_iterator_t t_end);</text:p>
          </table:table-cell>
          <table:table-cell table:style-name="Table1.B2" office:value-type="string">
            <text:p text:style-name="P40">使用数据区间<text:span text:style-name="T15">[t_begin, t_end)</text:span>为<text:span text:style-name="T15">deque_t</text:span>容器赋值。<text:span text:style-name="T32">[1][2]</text:span></text:p>
          </table:table-cell>
        </table:table-row>
        <table:table-row>
          <table:table-cell table:style-name="Table1.A2" office:value-type="string">
            <text:p text:style-name="P38">void deque_swap(</text:p>
            <text:p text:style-name="P38"><text:s text:c="4"/>deque_t* pt_first, deque_t* pt_second);</text:p>
          </table:table-cell>
          <table:table-cell table:style-name="Table1.B2" office:value-type="string">
            <text:p text:style-name="P40">交换两个<text:span text:style-name="T15">deque_t</text:span>容器的内容。</text:p>
          </table:table-cell>
        </table:table-row>
        <table:table-row>
          <table:table-cell table:style-name="Table1.A2" office:value-type="string">
            <text:p text:style-name="P38">void* deque_at(</text:p>
            <text:p text:style-name="P38"><text:s text:c="4"/>const deque_t* cpt_deque,</text:p>
            <text:p text:style-name="P38"><text:s text:c="4"/>size_t t_subscript);</text:p>
          </table:table-cell>
          <table:table-cell table:style-name="Table1.B2" office:value-type="string">
            <text:p text:style-name="P40">使用下标对<text:span text:style-name="T15">deque_t</text:span>容器中的数据进行随机访问。</text:p>
          </table:table-cell>
        </table:table-row>
        <table:table-row>
          <table:table-cell table:style-name="Table1.A2" office:value-type="string">
            <text:p text:style-name="P38">void* deque_front(const deque_t* cpt_deque);</text:p>
          </table:table-cell>
          <table:table-cell table:style-name="Table1.B2" office:value-type="string">
            <text:p text:style-name="P40">访问<text:span text:style-name="T15">deque_t</text:span>容器中的第一个数据。</text:p>
          </table:table-cell>
        </table:table-row>
        <table:table-row>
          <table:table-cell table:style-name="Table1.A2" office:value-type="string">
            <text:p text:style-name="P38">void* deque_back(const deque_t* cpt_deque);</text:p>
          </table:table-cell>
          <table:table-cell table:style-name="Table1.B2" office:value-type="string">
            <text:p text:style-name="P40">访问<text:span text:style-name="T15">deque_t</text:span>容器中的最后一个数据。</text:p>
          </table:table-cell>
        </table:table-row>
        <table:table-row>
          <table:table-cell table:style-name="Table1.A2" office:value-type="string">
            <text:p text:style-name="P38">deque_iterator_t deque_begin(</text:p>
            <text:p text:style-name="P38"><text:s text:c="4"/>const deque_t* cpt_deque);</text:p>
          </table:table-cell>
          <table:table-cell table:style-name="Table1.B2" office:value-type="string">
            <text:p text:style-name="P40">返回指向deque_t容器开始的迭代器。</text:p>
          </table:table-cell>
        </table:table-row>
        <table:table-row>
          <table:table-cell table:style-name="Table1.A2" office:value-type="string">
            <text:p text:style-name="P38">deque_iterator_t deque_end(</text:p>
            <text:p text:style-name="P38"><text:s text:c="4"/>const deque_t* cpt_deque);</text:p>
          </table:table-cell>
          <table:table-cell table:style-name="Table1.B2" office:value-type="string">
            <text:p text:style-name="P40">返回指向<text:span text:style-name="T15">deque_t</text:span>容器结尾的迭代器。</text:p>
          </table:table-cell>
        </table:table-row>
        <table:table-row>
          <table:table-cell table:style-name="Table1.A2" office:value-type="string">
            <text:p text:style-name="P38">deque_iterator_t deque_insert(</text:p>
            <text:p text:style-name="P38"><text:s text:c="4"/>deque_t* pt_deque,</text:p>
            <text:p text:style-name="P38"><text:s text:c="4"/>deque_iterator_t t_pos, element);</text:p>
          </table:table-cell>
          <table:table-cell table:style-name="Table1.B2" office:value-type="string">
            <text:p text:style-name="P40">在<text:span text:style-name="T15">t_pos</text:span>前面插入数据<text:span text:style-name="T15">element</text:span>，并返回指向新数据的迭代器。</text:p>
          </table:table-cell>
        </table:table-row>
        <table:table-row>
          <table:table-cell table:style-name="Table1.A2" office:value-type="string">
            <text:p text:style-name="P38">deque_iterator_t deque_insert_n(</text:p>
            <text:p text:style-name="P38"><text:s text:c="4"/>deque_t* pt_deque,</text:p>
            <text:p text:style-name="P39"><text:s text:c="4"/>deque_iterator_t t_pos, size_t t_count,</text:p>
            <text:p text:style-name="P39"><text:s text:c="4"/>element);</text:p>
          </table:table-cell>
          <table:table-cell table:style-name="Table1.B2" office:value-type="string">
            <text:p text:style-name="P40">在<text:span text:style-name="T15">t_pos</text:span>前面插入<text:span text:style-name="T15">t_count</text:span>个数据<text:span text:style-name="T15">element</text:span>，并返回指向第一个新数据的迭代器。</text:p>
          </table:table-cell>
        </table:table-row>
        <table:table-row>
          <table:table-cell table:style-name="Table1.A2" office:value-type="string">
            <text:p text:style-name="P38">void deque_insert_range(</text:p>
            <text:p text:style-name="P38"><text:s text:c="4"/>deque_t* pt_deque,</text:p>
            <text:p text:style-name="P38"><text:s text:c="4"/>deque_iterator_t t_pos,</text:p>
            <text:p text:style-name="P38"><text:s text:c="4"/>deque_iterator_t t_begin,</text:p>
            <text:p text:style-name="P38"><text:s text:c="4"/>deque_iterator_t t_end);</text:p>
          </table:table-cell>
          <table:table-cell table:style-name="Table1.B2" office:value-type="string">
            <text:p text:style-name="P40">在<text:span text:style-name="T15">t_pos</text:span>前面插入数据区间<text:span text:style-name="T15">[t_begin, t_end)</text:span>。<text:span text:style-name="T32">[1][2]</text:span></text:p>
          </table:table-cell>
        </table:table-row>
        <table:table-row>
          <table:table-cell table:style-name="Table1.A2" office:value-type="string">
            <text:p text:style-name="P38">void deque_push_back(</text:p>
            <text:p text:style-name="P38"><text:s text:c="4"/>deque_t* pt_deque, element);</text:p>
          </table:table-cell>
          <table:table-cell table:style-name="Table1.B2" office:value-type="string">
            <text:p text:style-name="P40">将数据<text:span text:style-name="T15">element</text:span>插入到<text:span text:style-name="T15">deque_t</text:span>容器的末尾。</text:p>
          </table:table-cell>
        </table:table-row>
        <table:table-row>
          <table:table-cell table:style-name="Table1.A2" office:value-type="string">
            <text:p text:style-name="P38">void deque_pop_back(deque_t* pt_deque);</text:p>
          </table:table-cell>
          <table:table-cell table:style-name="Table1.B2" office:value-type="string">
            <text:p text:style-name="P40">删除<text:span text:style-name="T15">deque_t</text:span>容器的最后一个数据。</text:p>
          </table:table-cell>
        </table:table-row>
        <table:table-row>
          <table:table-cell table:style-name="Table1.A2" office:value-type="string">
            <text:p text:style-name="P38">void deque_push_front(</text:p>
            <text:p text:style-name="P38"><text:s text:c="4"/>deque_t* pt_deque, element);</text:p>
          </table:table-cell>
          <table:table-cell table:style-name="Table1.B2" office:value-type="string">
            <text:p text:style-name="P40">将数据<text:span text:style-name="T15">element</text:span>插入到<text:span text:style-name="T15">deque_t</text:span>容器的开头。</text:p>
          </table:table-cell>
        </table:table-row>
        <table:table-row>
          <table:table-cell table:style-name="Table1.A2" office:value-type="string">
            <text:p text:style-name="P38">void deque_pop_front(deque_t* pt_deque);</text:p>
          </table:table-cell>
          <table:table-cell table:style-name="Table1.B2" office:value-type="string">
            <text:p text:style-name="P40">删除<text:span text:style-name="T15">deque_t</text:span>容器的第一个数据。</text:p>
          </table:table-cell>
        </table:table-row>
        <table:table-row>
          <table:table-cell table:style-name="Table1.A2" office:value-type="string">
            <text:p text:style-name="P38">deque_iterator_t deque_erase(</text:p>
            <text:p text:style-name="P38"><text:s text:c="4"/>deque_t* pt_deque,</text:p>
            <text:p text:style-name="P38"><text:s text:c="4"/>deque_iterator_t t_pos);</text:p>
          </table:table-cell>
          <table:table-cell table:style-name="Table1.B2" office:value-type="string">
            <text:p text:style-name="P40">删除<text:span text:style-name="T15">t_pos</text:span>位置的数据，并返回指向下一个数据的迭代器。</text:p>
          </table:table-cell>
        </table:table-row>
        <table:table-row>
          <table:table-cell table:style-name="Table1.A2" office:value-type="string">
            <text:p text:style-name="P38">deque_iterator_t deque_erase_range(</text:p>
            <text:p text:style-name="P38"><text:s text:c="4"/>deque_t* pt_deque,</text:p>
            <text:p text:style-name="P38"><text:s text:c="4"/>deque_iterator_t t_begin,</text:p>
            <text:p text:style-name="P38"><text:s text:c="4"/>deque_iterator_t t_end);</text:p>
          </table:table-cell>
          <table:table-cell table:style-name="Table1.B2" office:value-type="string">
            <text:p text:style-name="P40">删除数据区间<text:span text:style-name="T15">[t_begin, t_end)</text:span>的数据，并返回指向下一个数据的迭代器。<text:span text:style-name="T32">[1]</text:span></text:p>
          </table:table-cell>
        </table:table-row>
        <table:table-row>
          <table:table-cell table:style-name="Table1.A2" office:value-type="string">
            <text:p text:style-name="P38">void deque_resize(</text:p>
            <text:p text:style-name="P38"><text:soft-page-break/><text:s text:c="4"/>deque_t* pt_deque, size_t t_resize);</text:p>
          </table:table-cell>
          <table:table-cell table:style-name="Table1.B2" office:value-type="string">
            <text:p text:style-name="P40">重置<text:span text:style-name="T15">deque_t</text:span>容器中数据的数目，新增的数据为<text:span text:style-name="T15">0</text:span>。</text:p>
          </table:table-cell>
        </table:table-row>
        <table:table-row>
          <table:table-cell table:style-name="Table1.A2" office:value-type="string">
            <text:p text:style-name="P38">void deque_resize_elem(</text:p>
            <text:p text:style-name="P38"><text:s text:c="4"/>deque_t* pt_deque, size_t t_resize, element);</text:p>
          </table:table-cell>
          <table:table-cell table:style-name="Table1.B2" office:value-type="string">
            <text:p text:style-name="P40">重置<text:span text:style-name="T15">deque_t</text:span>容器中数据的数目，新增的数据为<text:span text:style-name="T15">element</text:span>。</text:p>
          </table:table-cell>
        </table:table-row>
        <table:table-row>
          <table:table-cell table:style-name="Table1.A2" office:value-type="string">
            <text:p text:style-name="P38">void deque_clear(deque_t* pt_deque);</text:p>
          </table:table-cell>
          <table:table-cell table:style-name="Table1.B2" office:value-type="string">
            <text:p text:style-name="P40">清空<text:span text:style-name="T15">deque_t</text:span>容器。</text:p>
          </table:table-cell>
        </table:table-row>
      </table:table>
      <text:p text:style-name="Standard"/>
      <text:p text:style-name="P24">NOTE:</text:p>
      <text:p text:style-name="P16"><text:span text:style-name="T29">[1]:</text:span><text:span text:style-name="T9">数据区间</text:span><text:span text:style-name="T33">[t_begin, t_end)</text:span><text:span text:style-name="T9">必须是有效的数据区间。</text:span></text:p>
      <text:p text:style-name="P16"><text:span text:style-name="T29">[2]:</text:span><text:span text:style-name="T9">数据区间</text:span><text:span text:style-name="T33">[t_begin, t_end)</text:span><text:span text:style-name="T9">必须属于另一个</text:span><text:span text:style-name="T33">deque_t</text:span><text:span text:style-name="T9">容器。</text:span></text:p>
      <text:p text:style-name="P5"/>
      <text:h text:style-name="P53" text:outline-level="3">list_t</text:h>
      <text:p text:style-name="P23">TYPE：</text:p>
      <text:p text:style-name="P12"><text:tab/><text:span text:style-name="T44">list_t</text:span></text:p>
      <text:p text:style-name="P25"/>
      <text:p text:style-name="P24">ITERATOR TYPE:</text:p>
      <text:p text:style-name="P31"><text:span text:style-name="T8"><text:tab/></text:span><text:span text:style-name="T14">bidirectional_iterator_t</text:span></text:p>
      <text:p text:style-name="P35"><text:span text:style-name="T14"><text:tab/></text:span><text:span text:style-name="T56">list_iterator_t</text:span></text:p>
      <text:p text:style-name="P28"/>
      <text:p text:style-name="P24">DESCRIPTION:</text:p>
      <text:p text:style-name="P21"><text:span text:style-name="T8"><text:tab/></text:span><text:span text:style-name="T35">list</text:span><text:span text:style-name="T25">_t</text:span><text:span text:style-name="T10">容器是一种双向链表</text:span><text:span text:style-name="T13">，支持向前和向后遍历。在任何位置插入和删除数据花费数量时间。在</text:span><text:span text:style-name="T21">list_t</text:span><text:span text:style-name="T13">中插入或删除数据不会使迭代器失效。除此之外</text:span><text:span text:style-name="T21">list_t</text:span><text:span text:style-name="T13">还提供了许多额外的操作函数。</text:span></text:p>
      <text:p text:style-name="P10"/>
      <text:p text:style-name="P24">DEFINITION:</text:p>
      <text:p text:style-name="P36"><text:tab/>&lt;cstl/clist.h&gt;</text:p>
      <text:p text:style-name="P28"/>
      <text:p text:style-name="P28">OPERATION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8">list_t create_list(type);</text:p>
          </table:table-cell>
          <table:table-cell table:style-name="Table3.B1" office:value-type="string">
            <text:p text:style-name="P40">创建指定类型的<text:span text:style-name="T15">list_t</text:span>容器。</text:p>
          </table:table-cell>
        </table:table-row>
        <table:table-row>
          <table:table-cell table:style-name="Table3.A2" office:value-type="string">
            <text:p text:style-name="P38">void list_init(list_t* pt_list);</text:p>
          </table:table-cell>
          <table:table-cell table:style-name="Table3.B2" office:value-type="string">
            <text:p text:style-name="P40">初始化一个空的<text:span text:style-name="T15">list_t</text:span>容器。</text:p>
          </table:table-cell>
        </table:table-row>
        <table:table-row>
          <table:table-cell table:style-name="Table3.A2" office:value-type="string">
            <text:p text:style-name="P38">void list_init_n(</text:p>
            <text:p text:style-name="P38"><text:s text:c="4"/>list_t* pt_list, size_t t_count);</text:p>
          </table:table-cell>
          <table:table-cell table:style-name="Table3.B2" office:value-type="string">
            <text:p text:style-name="P40">初始化一个具有<text:span text:style-name="T15">t_count</text:span>个数据的<text:span text:style-name="T15">list_t</text:span>容器，每个数据的值都是<text:span text:style-name="T15">0</text:span>。</text:p>
          </table:table-cell>
        </table:table-row>
        <table:table-row>
          <table:table-cell table:style-name="Table3.A2" office:value-type="string">
            <text:p text:style-name="P38">void list_init_elem(</text:p>
            <text:p text:style-name="P38"><text:s text:c="4"/>list_t* pt_list, size_t t_count, element);</text:p>
          </table:table-cell>
          <table:table-cell table:style-name="Table3.B2" office:value-type="string">
            <text:p text:style-name="P40">初始化一个具有<text:span text:style-name="T15">t_count</text:span>个数据的<text:span text:style-name="T15">list_t</text:span>容器，每个数据的值都是<text:span text:style-name="T15">element</text:span>。</text:p>
          </table:table-cell>
        </table:table-row>
        <table:table-row>
          <table:table-cell table:style-name="Table3.A2" office:value-type="string">
            <text:p text:style-name="P38">void list_init_copy(</text:p>
            <text:p text:style-name="P38"><text:s text:c="4"/>list_t* pt_list, const list_t* cpt_src);</text:p>
          </table:table-cell>
          <table:table-cell table:style-name="Table3.B2" office:value-type="string">
            <text:p text:style-name="P40">使用令一个<text:span text:style-name="T15">list_t</text:span>容器初始化<text:span text:style-name="T15">list_t</text:span>容器。</text:p>
          </table:table-cell>
        </table:table-row>
        <table:table-row>
          <table:table-cell table:style-name="Table3.A2" office:value-type="string">
            <text:p text:style-name="P38">void list_init_copy_range(</text:p>
            <text:p text:style-name="P38"><text:s text:c="4"/>list_t* pt_list,</text:p>
            <text:p text:style-name="P38"><text:s text:c="4"/>list_iterator_t t_begin,</text:p>
            <text:p text:style-name="P38"><text:s text:c="4"/>list_iterator_t t_end);</text:p>
          </table:table-cell>
          <table:table-cell table:style-name="Table3.B2" office:value-type="string">
            <text:p text:style-name="P40">使用数据区间<text:span text:style-name="T15">[t_begin, t_end)</text:span>初始化<text:span text:style-name="T15">list_t</text:span>容器。<text:span text:style-name="T32">[1][2]</text:span></text:p>
          </table:table-cell>
        </table:table-row>
        <table:table-row>
          <table:table-cell table:style-name="Table3.A2" office:value-type="string">
            <text:p text:style-name="P38">void list_destroy(list_t* pt_list);</text:p>
          </table:table-cell>
          <table:table-cell table:style-name="Table3.B2" office:value-type="string">
            <text:p text:style-name="P40">销毁<text:span text:style-name="T15">list_t</text:span>容器。</text:p>
          </table:table-cell>
        </table:table-row>
        <table:table-row>
          <table:table-cell table:style-name="Table3.A2" office:value-type="string">
            <text:p text:style-name="P38">size_t list_size(const list_t* cpt_list);</text:p>
          </table:table-cell>
          <table:table-cell table:style-name="Table3.B2" office:value-type="string">
            <text:p text:style-name="P40">获得<text:span text:style-name="T15">list_t</text:span>容器中数据的数目。</text:p>
          </table:table-cell>
        </table:table-row>
        <table:table-row>
          <table:table-cell table:style-name="Table3.A2" office:value-type="string">
            <text:p text:style-name="P38">size_t list_max_size(</text:p>
            <text:p text:style-name="P38"><text:s text:c="4"/>const list_t* cpt_list);</text:p>
          </table:table-cell>
          <table:table-cell table:style-name="Table3.B2" office:value-type="string">
            <text:p text:style-name="P40">获得<text:span text:style-name="T15">list_t</text:span>容器中能够保存的数据的最大数目。</text:p>
          </table:table-cell>
        </table:table-row>
        <table:table-row>
          <table:table-cell table:style-name="Table3.A2" office:value-type="string">
            <text:p text:style-name="P38">bool_t list_empty(const list_t* cpt_list);</text:p>
          </table:table-cell>
          <table:table-cell table:style-name="Table3.B2" office:value-type="string">
            <text:p text:style-name="P40">判断<text:span text:style-name="T15">list_t</text:span>容器是否为空。</text:p>
          </table:table-cell>
        </table:table-row>
        <table:table-row>
          <table:table-cell table:style-name="Table3.A2" office:value-type="string">
            <text:p text:style-name="P38">bool_t list_equal(</text:p>
            <text:p text:style-name="P38"><text:s text:c="4"/>const list_t* cpt_first,</text:p>
            <text:p text:style-name="P38"><text:s text:c="4"/>const list_t* cpt_second);</text:p>
          </table:table-cell>
          <table:table-cell table:style-name="Table3.B2" office:value-type="string">
            <text:p text:style-name="P40">判断两个<text:span text:style-name="T15">list_t</text:span>容器是否相等。</text:p>
          </table:table-cell>
        </table:table-row>
        <table:table-row>
          <table:table-cell table:style-name="Table3.A2" office:value-type="string">
            <text:p text:style-name="P38">bool_t list_not_equal(</text:p>
            <text:p text:style-name="P38"><text:s text:c="4"/>const list_t* cpt_first,</text:p>
            <text:p text:style-name="P38"><text:s text:c="4"/>const list_t* cpt_second);</text:p>
          </table:table-cell>
          <table:table-cell table:style-name="Table3.B2" office:value-type="string">
            <text:p text:style-name="P40">判断两个<text:span text:style-name="T15">list_t</text:span>容器是否不等。</text:p>
          </table:table-cell>
        </table:table-row>
        <text:soft-page-break/>
        <table:table-row>
          <table:table-cell table:style-name="Table3.A2" office:value-type="string">
            <text:p text:style-name="P38">bool_t list_less(</text:p>
            <text:p text:style-name="P38"><text:s text:c="4"/>const list_t* cpt_first,</text:p>
            <text:p text:style-name="P38"><text:s text:c="4"/>const list_t* cpt_second);</text:p>
          </table:table-cell>
          <table:table-cell table:style-name="Table3.B2" office:value-type="string">
            <text:p text:style-name="P40">判断第一个<text:span text:style-name="T15">list_t</text:span>容器是否小于第二个<text:span text:style-name="T15">list_t</text:span>容器。</text:p>
          </table:table-cell>
        </table:table-row>
        <table:table-row>
          <table:table-cell table:style-name="Table3.A2" office:value-type="string">
            <text:p text:style-name="P38">bool_t list_less_equal(</text:p>
            <text:p text:style-name="P38"><text:s text:c="4"/>const list_t* cpt_first,</text:p>
            <text:p text:style-name="P38"><text:s text:c="4"/>const list_t* cpt_second);</text:p>
          </table:table-cell>
          <table:table-cell table:style-name="Table3.B2" office:value-type="string">
            <text:p text:style-name="P40">判断第一个<text:span text:style-name="T15">list_t</text:span>容器是否小于等于第二个<text:span text:style-name="T15">list_t</text:span>容器。</text:p>
          </table:table-cell>
        </table:table-row>
        <table:table-row>
          <table:table-cell table:style-name="Table3.A2" office:value-type="string">
            <text:p text:style-name="P38">bool_t list_great(</text:p>
            <text:p text:style-name="P38"><text:s text:c="4"/>const list_t* cpt_first,</text:p>
            <text:p text:style-name="P38"><text:s text:c="4"/>const list_t* cpt_second);</text:p>
          </table:table-cell>
          <table:table-cell table:style-name="Table3.B2" office:value-type="string">
            <text:p text:style-name="P40">判断第一个<text:span text:style-name="T15">list_t</text:span>容器是否大于第二个<text:span text:style-name="T15">list_t</text:span>容器。</text:p>
          </table:table-cell>
        </table:table-row>
        <table:table-row>
          <table:table-cell table:style-name="Table3.A2" office:value-type="string">
            <text:p text:style-name="P38">bool_t list_great_equal(</text:p>
            <text:p text:style-name="P38"><text:s text:c="4"/>const list_t* cpt_first,</text:p>
            <text:p text:style-name="P38"><text:s text:c="4"/>const list_t* cpt_second);</text:p>
          </table:table-cell>
          <table:table-cell table:style-name="Table3.B2" office:value-type="string">
            <text:p text:style-name="P40">判断第一个<text:span text:style-name="T15">list_t</text:span>容器是否大于等于第二个<text:span text:style-name="T15">list_t</text:span>容器。</text:p>
          </table:table-cell>
        </table:table-row>
        <table:table-row>
          <table:table-cell table:style-name="Table3.A2" office:value-type="string">
            <text:p text:style-name="P38">void list_assign(</text:p>
            <text:p text:style-name="P38"><text:s text:c="4"/>list_t* pt_list, const list_t* cpt_src);</text:p>
          </table:table-cell>
          <table:table-cell table:style-name="Table3.B2" office:value-type="string">
            <text:p text:style-name="P40">使用另一个<text:span text:style-name="T15">list_t</text:span>容器为当前<text:span text:style-name="T15">list_t</text:span>容器赋值。</text:p>
          </table:table-cell>
        </table:table-row>
        <table:table-row>
          <table:table-cell table:style-name="Table3.A2" office:value-type="string">
            <text:p text:style-name="P38">void list_assign_elem(</text:p>
            <text:p text:style-name="P38"><text:s text:c="4"/>list_t* pt_list, size_t t_count, element);</text:p>
          </table:table-cell>
          <table:table-cell table:style-name="Table3.B2" office:value-type="string">
            <text:p text:style-name="P40">使用<text:span text:style-name="T15">t_count</text:span>个<text:span text:style-name="T15">element</text:span>值给<text:span text:style-name="T15">list_t</text:span>容器赋值。</text:p>
          </table:table-cell>
        </table:table-row>
        <table:table-row>
          <table:table-cell table:style-name="Table3.A2" office:value-type="string">
            <text:p text:style-name="P38">void list_assign_range(</text:p>
            <text:p text:style-name="P38"><text:s text:c="4"/>list_t* pt_list,</text:p>
            <text:p text:style-name="P38"><text:s text:c="4"/>list_iterator_t t_begin,</text:p>
            <text:p text:style-name="P38"><text:s text:c="4"/>list_iterator_t t_end);</text:p>
          </table:table-cell>
          <table:table-cell table:style-name="Table3.B2" office:value-type="string">
            <text:p text:style-name="P40">使用数据区间<text:span text:style-name="T15">[t_begin, t_end)</text:span>为<text:span text:style-name="T15">list_t</text:span>容器赋值。<text:span text:style-name="T32">[1][2]</text:span></text:p>
          </table:table-cell>
        </table:table-row>
        <table:table-row>
          <table:table-cell table:style-name="Table3.A2" office:value-type="string">
            <text:p text:style-name="P38">void list_swap(</text:p>
            <text:p text:style-name="P38"><text:s text:c="4"/>list_t* pt_first, list_t* pt_second);</text:p>
          </table:table-cell>
          <table:table-cell table:style-name="Table3.B2" office:value-type="string">
            <text:p text:style-name="P41">交换两个list_t容器的内容。</text:p>
          </table:table-cell>
        </table:table-row>
        <table:table-row>
          <table:table-cell table:style-name="Table3.A2" office:value-type="string">
            <text:p text:style-name="P38">void* list_front(const list_t* cpt_list);</text:p>
          </table:table-cell>
          <table:table-cell table:style-name="Table3.B2" office:value-type="string">
            <text:p text:style-name="P41">访问list_t容器中的第一个数据。</text:p>
          </table:table-cell>
        </table:table-row>
        <table:table-row>
          <table:table-cell table:style-name="Table3.A2" office:value-type="string">
            <text:p text:style-name="P38">void* list_back(const list_t* cpt_list);</text:p>
          </table:table-cell>
          <table:table-cell table:style-name="Table3.B2" office:value-type="string">
            <text:p text:style-name="P41">访问list_t容器中的最后一个数据。</text:p>
          </table:table-cell>
        </table:table-row>
        <table:table-row>
          <table:table-cell table:style-name="Table3.A2" office:value-type="string">
            <text:p text:style-name="P38">list_iterator_t list_begin(</text:p>
            <text:p text:style-name="P38"><text:s text:c="4"/>const list_t* cpt_list);</text:p>
          </table:table-cell>
          <table:table-cell table:style-name="Table3.B2" office:value-type="string">
            <text:p text:style-name="P40">返回指向<text:span text:style-name="T15">list_t</text:span>容器开始的迭代器。</text:p>
          </table:table-cell>
        </table:table-row>
        <table:table-row>
          <table:table-cell table:style-name="Table3.A2" office:value-type="string">
            <text:p text:style-name="P38">list_iterator_t list_end(</text:p>
            <text:p text:style-name="P38"><text:s text:c="4"/>const list_t* cpt_list);</text:p>
          </table:table-cell>
          <table:table-cell table:style-name="Table3.B2" office:value-type="string">
            <text:p text:style-name="P40">返回指向<text:span text:style-name="T15">list_t</text:span>容器结尾的迭代器。</text:p>
          </table:table-cell>
        </table:table-row>
        <table:table-row>
          <table:table-cell table:style-name="Table3.A2" office:value-type="string">
            <text:p text:style-name="P38">list_iterator_t list_insert(</text:p>
            <text:p text:style-name="P38"><text:s text:c="4"/>list_t* pt_list,</text:p>
            <text:p text:style-name="P38"><text:s text:c="4"/>list_iterator_t t_pos, element);</text:p>
          </table:table-cell>
          <table:table-cell table:style-name="Table3.B2" office:value-type="string">
            <text:p text:style-name="P40">在<text:span text:style-name="T15">t_pos</text:span>前面插入数据<text:span text:style-name="T15">element</text:span>，并返回指向新数据的迭代器。</text:p>
          </table:table-cell>
        </table:table-row>
        <table:table-row>
          <table:table-cell table:style-name="Table3.A2" office:value-type="string">
            <text:p text:style-name="P38">list_iterator_t list_insert_n(</text:p>
            <text:p text:style-name="P38"><text:s text:c="4"/>list_t* pt_list,</text:p>
            <text:p text:style-name="P39"><text:s text:c="4"/>list_iterator_t t_pos, size_t t_count,</text:p>
            <text:p text:style-name="P39"><text:s text:c="4"/>element);</text:p>
          </table:table-cell>
          <table:table-cell table:style-name="Table3.B2" office:value-type="string">
            <text:p text:style-name="P40">在<text:span text:style-name="T15">t_pos</text:span>前面插入<text:span text:style-name="T15">t_count</text:span>个数据<text:span text:style-name="T15">element</text:span>，并返回指向第一个新数据的迭代器。</text:p>
          </table:table-cell>
        </table:table-row>
        <table:table-row>
          <table:table-cell table:style-name="Table3.A2" office:value-type="string">
            <text:p text:style-name="P38">void list_insert_range(</text:p>
            <text:p text:style-name="P38"><text:s text:c="4"/>list_t* pt_list,</text:p>
            <text:p text:style-name="P38"><text:s text:c="4"/>list_iterator_t t_pos,</text:p>
            <text:p text:style-name="P38"><text:s text:c="4"/>list_iterator_t t_begin,</text:p>
            <text:p text:style-name="P38"><text:s text:c="4"/>list_iterator_t t_end);</text:p>
          </table:table-cell>
          <table:table-cell table:style-name="Table3.B2" office:value-type="string">
            <text:p text:style-name="P40">在<text:span text:style-name="T15">t_pos</text:span>前面插入数据区间<text:span text:style-name="T15">[t_begin, t_end)</text:span>。<text:span text:style-name="T32">[1][2]</text:span></text:p>
          </table:table-cell>
        </table:table-row>
        <table:table-row>
          <table:table-cell table:style-name="Table3.A2" office:value-type="string">
            <text:p text:style-name="P38">void list_push_back(</text:p>
            <text:p text:style-name="P38"><text:s text:c="4"/>list_t* pt_list, element);</text:p>
          </table:table-cell>
          <table:table-cell table:style-name="Table3.B2" office:value-type="string">
            <text:p text:style-name="P40">将数据<text:span text:style-name="T15">element</text:span>插入到<text:span text:style-name="T15">list_t</text:span>容器的末尾。</text:p>
          </table:table-cell>
        </table:table-row>
        <table:table-row>
          <table:table-cell table:style-name="Table3.A2" office:value-type="string">
            <text:p text:style-name="P38">void list_pop_back(list_t* pt_list);</text:p>
          </table:table-cell>
          <table:table-cell table:style-name="Table3.B2" office:value-type="string">
            <text:p text:style-name="P40">删除<text:span text:style-name="T15">list_t</text:span>容器的最后一个数据。</text:p>
          </table:table-cell>
        </table:table-row>
        <table:table-row>
          <table:table-cell table:style-name="Table3.A2" office:value-type="string">
            <text:p text:style-name="P38">void list_push_front(</text:p>
            <text:p text:style-name="P38"><text:s text:c="4"/>list_t* pt_list, element);</text:p>
          </table:table-cell>
          <table:table-cell table:style-name="Table3.B2" office:value-type="string">
            <text:p text:style-name="P40">将数据<text:span text:style-name="T15">element</text:span>插入到<text:span text:style-name="T15">list_t</text:span>容器的开头。</text:p>
          </table:table-cell>
        </table:table-row>
        <table:table-row>
          <table:table-cell table:style-name="Table3.A2" office:value-type="string">
            <text:p text:style-name="P38">void list_pop_front(list_t* pt_list);</text:p>
          </table:table-cell>
          <table:table-cell table:style-name="Table3.B2" office:value-type="string">
            <text:p text:style-name="P40">删除<text:span text:style-name="T15">list_t</text:span>容器的第一个数据。</text:p>
          </table:table-cell>
        </table:table-row>
        <table:table-row>
          <table:table-cell table:style-name="Table3.A2" office:value-type="string">
            <text:p text:style-name="P38">void list_remove(list_t* pt_list, element);</text:p>
          </table:table-cell>
          <table:table-cell table:style-name="Table3.B2" office:value-type="string">
            <text:p text:style-name="P40">删除<text:span text:style-name="T15">list_t</text:span>容器中所有值为<text:span text:style-name="T15">element</text:span>的数据。</text:p>
          </table:table-cell>
        </table:table-row>
        <table:table-row>
          <table:table-cell table:style-name="Table3.A2" office:value-type="string">
            <text:p text:style-name="P38">void list_remove_if(</text:p>
            <text:p text:style-name="P38"><text:s text:c="4"/>list_t* pt_list, unary_function_t t_unary_op</text:p>
            <text:p text:style-name="P38">);</text:p>
          </table:table-cell>
          <table:table-cell table:style-name="Table3.B2" office:value-type="string">
            <text:p text:style-name="P40">删除<text:span text:style-name="T15">list_t</text:span>容器中所有满足一元谓词<text:span text:style-name="T15">t_unary_op</text:span>的数据。</text:p>
          </table:table-cell>
        </table:table-row>
        <table:table-row>
          <table:table-cell table:style-name="Table3.A2" office:value-type="string">
            <text:p text:style-name="P38">list_iterator_t list_erase(</text:p>
            <text:p text:style-name="P38"><text:s text:c="4"/>list_t* pt_list,</text:p>
            <text:p text:style-name="P38"><text:s text:c="4"/>list_iterator_t t_pos);</text:p>
          </table:table-cell>
          <table:table-cell table:style-name="Table3.B2" office:value-type="string">
            <text:p text:style-name="P40">删除<text:span text:style-name="T15">t_pos</text:span>位置的数据，并返回指向下一个数据的迭代器。</text:p>
          </table:table-cell>
        </table:table-row>
        <table:table-row>
          <table:table-cell table:style-name="Table3.A2" office:value-type="string">
            <text:p text:style-name="P38">list_iterator_t list_erase_range(</text:p>
            <text:p text:style-name="P38"><text:s text:c="4"/>list_t* pt_list,</text:p>
            <text:p text:style-name="P38"><text:s text:c="4"/>list_iterator_t t_begin,</text:p>
            <text:p text:style-name="P38"><text:s text:c="4"/>list_iterator_t t_end);</text:p>
          </table:table-cell>
          <table:table-cell table:style-name="Table3.B2" office:value-type="string">
            <text:p text:style-name="P40">删除数据区间<text:span text:style-name="T15">[t_begin, t_end)</text:span>的数据，并返回指向下一个数据的迭代器。<text:span text:style-name="T32">[1]</text:span></text:p>
          </table:table-cell>
        </table:table-row>
        <text:soft-page-break/>
        <table:table-row>
          <table:table-cell table:style-name="Table3.A2" office:value-type="string">
            <text:p text:style-name="P38">void list_resize(</text:p>
            <text:p text:style-name="P38"><text:s text:c="4"/>list_t* pt_list, size_t t_resize);</text:p>
          </table:table-cell>
          <table:table-cell table:style-name="Table3.B2" office:value-type="string">
            <text:p text:style-name="P40">重置<text:span text:style-name="T15">list_t</text:span>容器中数据的数目，新增的数据为<text:span text:style-name="T15">0</text:span>。</text:p>
          </table:table-cell>
        </table:table-row>
        <table:table-row>
          <table:table-cell table:style-name="Table3.A2" office:value-type="string">
            <text:p text:style-name="P38">void list_resize_elem(</text:p>
            <text:p text:style-name="P38"><text:s text:c="4"/>list_t* pt_list, size_t t_resize, element);</text:p>
          </table:table-cell>
          <table:table-cell table:style-name="Table3.B2" office:value-type="string">
            <text:p text:style-name="P40">重置<text:span text:style-name="T15">list_t</text:span>容器中数据的数目，新增的数据为<text:span text:style-name="T15">element</text:span>。</text:p>
          </table:table-cell>
        </table:table-row>
        <table:table-row>
          <table:table-cell table:style-name="Table3.A2" office:value-type="string">
            <text:p text:style-name="P38">void list_clear(list_t* pt_list);</text:p>
          </table:table-cell>
          <table:table-cell table:style-name="Table3.B2" office:value-type="string">
            <text:p text:style-name="P40">清空<text:span text:style-name="T15">list_t</text:span>容器。</text:p>
          </table:table-cell>
        </table:table-row>
        <table:table-row>
          <table:table-cell table:style-name="Table3.A2" office:value-type="string">
            <text:p text:style-name="P38">void list_unique(list_t* pt_list);</text:p>
          </table:table-cell>
          <table:table-cell table:style-name="Table3.B2" office:value-type="string">
            <text:p text:style-name="P40">删除<text:span text:style-name="T15">list_t</text:span>容器中连续的重复数据。</text:p>
          </table:table-cell>
        </table:table-row>
        <table:table-row>
          <table:table-cell table:style-name="Table3.A2" office:value-type="string">
            <text:p text:style-name="P38">void list_unique_if(</text:p>
            <text:p text:style-name="P38"><text:s text:c="4"/>list_t* pt_list,</text:p>
            <text:p text:style-name="P38"><text:s text:c="4"/>binary_function_t t_binary_op);</text:p>
          </table:table-cell>
          <table:table-cell table:style-name="Table3.B2" office:value-type="string">
            <text:p text:style-name="P40">删除<text:span text:style-name="T15">list_t</text:span>容器中连续的满足二元谓词<text:span text:style-name="T15">t_binary_op</text:span>的数据。</text:p>
          </table:table-cell>
        </table:table-row>
        <table:table-row>
          <table:table-cell table:style-name="Table3.A2" office:value-type="string">
            <text:p text:style-name="P38">void list_splice(</text:p>
            <text:p text:style-name="P38"><text:s text:c="4"/>list_t* pt_list, list_iterator_t t_pos,</text:p>
            <text:p text:style-name="P38"><text:s text:c="4"/>list_t* pt_src);</text:p>
          </table:table-cell>
          <table:table-cell table:style-name="Table3.B2" office:value-type="string">
            <text:p text:style-name="P40">将<text:span text:style-name="T15">pt_src</text:span>中的数据转移到<text:span text:style-name="T15">t_pos</text:span>。</text:p>
          </table:table-cell>
        </table:table-row>
        <table:table-row>
          <table:table-cell table:style-name="Table3.A2" office:value-type="string">
            <text:p text:style-name="P38">Void list_splice_pos(</text:p>
            <text:p text:style-name="P38"><text:s text:c="4"/>list_t* pt_list, list_iterator_t t_pos,</text:p>
            <text:p text:style-name="P38"><text:s text:c="4"/>list_t* pt_src, list_iterator_t t_srcpos);</text:p>
          </table:table-cell>
          <table:table-cell table:style-name="Table3.B2" office:value-type="string">
            <text:p text:style-name="P40">将<text:span text:style-name="T15">t_srcpos</text:span>位置的数据转移到<text:span text:style-name="T15">t_pos</text:span>。</text:p>
          </table:table-cell>
        </table:table-row>
        <table:table-row>
          <table:table-cell table:style-name="Table3.A2" office:value-type="string">
            <text:p text:style-name="P38">void list_splice_range(</text:p>
            <text:p text:style-name="P38"><text:s text:c="4"/>list_t* pt_list, list_iterator_t t_pos,</text:p>
            <text:p text:style-name="P38"><text:s text:c="4"/>list_t* pt_src,</text:p>
            <text:p text:style-name="P38"><text:s text:c="4"/>list_iterator_t t_begin,</text:p>
            <text:p text:style-name="P38"><text:s text:c="4"/>list_iterator_t t_end);</text:p>
          </table:table-cell>
          <table:table-cell table:style-name="Table3.B2" office:value-type="string">
            <text:p text:style-name="P40">将数据区间<text:span text:style-name="T15">[t_begin, t_end)</text:span>中的数据转移到<text:span text:style-name="T15">t_pos</text:span>。<text:span text:style-name="T32">[1]</text:span></text:p>
          </table:table-cell>
        </table:table-row>
        <table:table-row>
          <table:table-cell table:style-name="Table3.A2" office:value-type="string">
            <text:p text:style-name="P38">void list_sort(list_t* pt_list);</text:p>
          </table:table-cell>
          <table:table-cell table:style-name="Table3.B2" office:value-type="string">
            <text:p text:style-name="P40">排序<text:span text:style-name="T15">list_t</text:span>容器中的数据。</text:p>
          </table:table-cell>
        </table:table-row>
        <table:table-row>
          <table:table-cell table:style-name="Table3.A2" office:value-type="string">
            <text:p text:style-name="P38">void list_sort_if(</text:p>
            <text:p text:style-name="P38"><text:s text:c="4"/>list_t* pt_list,</text:p>
            <text:p text:style-name="P38"><text:s text:c="4"/>binary_function_t t_binary_op);</text:p>
          </table:table-cell>
          <table:table-cell table:style-name="Table3.B2" office:value-type="string">
            <text:p text:style-name="P40">使用二元谓词<text:span text:style-name="T15">t_binary_op</text:span>作为排序规则，排序<text:span text:style-name="T15">list_t</text:span>容器中的数据。</text:p>
          </table:table-cell>
        </table:table-row>
        <table:table-row>
          <table:table-cell table:style-name="Table3.A2" office:value-type="string">
            <text:p text:style-name="P38">void list_merge(</text:p>
            <text:p text:style-name="P38"><text:s text:c="4"/>list_t* pt_first, list_t* pt_second);</text:p>
          </table:table-cell>
          <table:table-cell table:style-name="Table3.B2" office:value-type="string">
            <text:p text:style-name="P40">将两个有序的<text:span text:style-name="T15">list_t</text:span>容器合并。</text:p>
          </table:table-cell>
        </table:table-row>
        <table:table-row>
          <table:table-cell table:style-name="Table3.A2" office:value-type="string">
            <text:p text:style-name="P38">void list_merge_if(</text:p>
            <text:p text:style-name="P38"><text:s text:c="4"/>list_t* pt_first, list_t* pt_second,</text:p>
            <text:p text:style-name="P38"><text:s text:c="4"/>binary_function_t t_binary_op);</text:p>
          </table:table-cell>
          <table:table-cell table:style-name="Table3.B2" office:value-type="string">
            <text:p text:style-name="P40">使用二元谓词<text:span text:style-name="T15">t_binary_op</text:span>作为规则，合并两个<text:span text:style-name="T15">list_t</text:span>容器中的数据。</text:p>
          </table:table-cell>
        </table:table-row>
        <table:table-row>
          <table:table-cell table:style-name="Table3.A2" office:value-type="string">
            <text:p text:style-name="P38">void list_reverse(list_t* pt_list);</text:p>
          </table:table-cell>
          <table:table-cell table:style-name="Table3.B2" office:value-type="string">
            <text:p text:style-name="P40">将<text:span text:style-name="T15">list_t</text:span>容器中的数据逆序。</text:p>
          </table:table-cell>
        </table:table-row>
      </table:table>
      <text:p text:style-name="Standard"/>
      <text:p text:style-name="P24">NOTE:</text:p>
      <text:p text:style-name="P16"><text:span text:style-name="T29">[1]:</text:span><text:span text:style-name="T9">数据区间</text:span><text:span text:style-name="T33">[t_begin, t_end)</text:span><text:span text:style-name="T9">必须是有效的数据区间。</text:span></text:p>
      <text:p text:style-name="P16"><text:span text:style-name="T29">[2]:</text:span><text:span text:style-name="T9">数据区间</text:span><text:span text:style-name="T33">[t_begin, t_end)</text:span><text:span text:style-name="T9">必须属于另一个</text:span><text:span text:style-name="T33">list_t</text:span><text:span text:style-name="T9">容器。</text:span></text:p>
      <text:p text:style-name="P5"/>
      <text:h text:style-name="P53" text:outline-level="3">slist_t</text:h>
      <text:p text:style-name="P23">TYPE：</text:p>
      <text:p text:style-name="P12"><text:tab/><text:span text:style-name="T44">slist_t</text:span></text:p>
      <text:p text:style-name="P12"/>
      <text:p text:style-name="P24">ITERATOR TYPE:</text:p>
      <text:p text:style-name="P31"><text:span text:style-name="T8"><text:tab/></text:span><text:span text:style-name="T14">forward</text:span><text:span text:style-name="T14">_iterator_t</text:span></text:p>
      <text:p text:style-name="P36"><text:tab/>slist_iterator_t</text:p>
      <text:p text:style-name="P28"/>
      <text:p text:style-name="P24">DESCRIPTION:</text:p>
      <text:p text:style-name="P21"><text:span text:style-name="T8"><text:tab/></text:span><text:span text:style-name="T35">slist</text:span><text:span text:style-name="T25">_t</text:span><text:span text:style-name="T10">容器是一种单向链表</text:span><text:span text:style-name="T13">，支持向前遍历但是不支持向后遍历。在任何位置后面插入和删除数据花费数量时间，在前面插入或删除数据花费线性时间。在</text:span><text:span text:style-name="T21">slist_t</text:span><text:span text:style-name="T13">中插入或删除数据不会使迭代器失效。除此之外</text:span><text:span text:style-name="T21">slist_t</text:span><text:span text:style-name="T13">还提供了许多额外的操作函数。</text:span></text:p>
      <text:p text:style-name="P10"/>
      <text:p text:style-name="P24">DEFINITION:</text:p>
      <text:p text:style-name="P36"><text:tab/>&lt;cstl/cslist.h&gt;</text:p>
      <text:p text:style-name="P13"/>
      <text:p text:style-name="P28"><text:soft-page-break/>OPERATION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8">slist_t create_slist(type);</text:p>
          </table:table-cell>
          <table:table-cell table:style-name="Table4.B1" office:value-type="string">
            <text:p text:style-name="P40">创建指定类型的<text:span text:style-name="T15">slist_t</text:span>容器。</text:p>
          </table:table-cell>
        </table:table-row>
        <table:table-row>
          <table:table-cell table:style-name="Table4.A2" office:value-type="string">
            <text:p text:style-name="P38">void slist_init(slist_t* pt_slist);</text:p>
          </table:table-cell>
          <table:table-cell table:style-name="Table4.B2" office:value-type="string">
            <text:p text:style-name="P40">初始化一个空的<text:span text:style-name="T15">slist_t</text:span>容器。</text:p>
          </table:table-cell>
        </table:table-row>
        <table:table-row>
          <table:table-cell table:style-name="Table4.A2" office:value-type="string">
            <text:p text:style-name="P38">void slist_init_n(</text:p>
            <text:p text:style-name="P38"><text:s text:c="4"/>slist_t* pt_slist, size_t t_count);</text:p>
          </table:table-cell>
          <table:table-cell table:style-name="Table4.B2" office:value-type="string">
            <text:p text:style-name="P40">初始化一个具有<text:span text:style-name="T15">t_count</text:span>个数据的<text:span text:style-name="T15">slist_t</text:span>容器，每个数据的值都是<text:span text:style-name="T15">0</text:span>。</text:p>
          </table:table-cell>
        </table:table-row>
        <table:table-row>
          <table:table-cell table:style-name="Table4.A2" office:value-type="string">
            <text:p text:style-name="P38">void slist_init_elem(</text:p>
            <text:p text:style-name="P38"><text:s text:c="4"/>slist_t* pt_slist, size_t t_count, element);</text:p>
          </table:table-cell>
          <table:table-cell table:style-name="Table4.B2" office:value-type="string">
            <text:p text:style-name="P40">初始化一个具有<text:span text:style-name="T15">t_count</text:span>个数据的<text:span text:style-name="T15">slist_t</text:span>容器，每个数据的值都是<text:span text:style-name="T15">element</text:span>。</text:p>
          </table:table-cell>
        </table:table-row>
        <table:table-row>
          <table:table-cell table:style-name="Table4.A2" office:value-type="string">
            <text:p text:style-name="P38">void slist_init_copy(</text:p>
            <text:p text:style-name="P38"><text:s text:c="4"/>slist_t* pt_slist, const slist_t* cpt_src);</text:p>
          </table:table-cell>
          <table:table-cell table:style-name="Table4.B2" office:value-type="string">
            <text:p text:style-name="P40">使用令一个<text:span text:style-name="T15">slist_t</text:span>容器初始化<text:span text:style-name="T15">slist_t</text:span>容器。</text:p>
          </table:table-cell>
        </table:table-row>
        <table:table-row>
          <table:table-cell table:style-name="Table4.A2" office:value-type="string">
            <text:p text:style-name="P38">void slist_init_copy_range(</text:p>
            <text:p text:style-name="P38"><text:s text:c="4"/>slist_t* pt_slist,</text:p>
            <text:p text:style-name="P38"><text:s text:c="4"/>slist_iterator_t t_begin,</text:p>
            <text:p text:style-name="P38"><text:s text:c="4"/>slist_iterator_t t_end);</text:p>
          </table:table-cell>
          <table:table-cell table:style-name="Table4.B2" office:value-type="string">
            <text:p text:style-name="P40">使用数据区间<text:span text:style-name="T15">[t_begin, t_end)</text:span>初始化<text:span text:style-name="T15">slist_t</text:span>容器。<text:span text:style-name="T32">[1][2]</text:span></text:p>
          </table:table-cell>
        </table:table-row>
        <table:table-row>
          <table:table-cell table:style-name="Table4.A2" office:value-type="string">
            <text:p text:style-name="P38">void slist_destroy(slist_t* pt_slist);</text:p>
          </table:table-cell>
          <table:table-cell table:style-name="Table4.B2" office:value-type="string">
            <text:p text:style-name="P40">销毁<text:span text:style-name="T15">slist_t</text:span>容器。</text:p>
          </table:table-cell>
        </table:table-row>
        <table:table-row>
          <table:table-cell table:style-name="Table4.A2" office:value-type="string">
            <text:p text:style-name="P38">size_t slist_size(const slist_t* cpt_slist);</text:p>
          </table:table-cell>
          <table:table-cell table:style-name="Table4.B2" office:value-type="string">
            <text:p text:style-name="P40">获得<text:span text:style-name="T15">slist_t</text:span>容器中数据的数目。</text:p>
          </table:table-cell>
        </table:table-row>
        <table:table-row>
          <table:table-cell table:style-name="Table4.A2" office:value-type="string">
            <text:p text:style-name="P38">size_t slist_max_size(</text:p>
            <text:p text:style-name="P38"><text:s text:c="4"/>const slist_t* cpt_slist);</text:p>
          </table:table-cell>
          <table:table-cell table:style-name="Table4.B2" office:value-type="string">
            <text:p text:style-name="P40">获得<text:span text:style-name="T15">slist_t</text:span>容器中能够保存的数据的最大数目。</text:p>
          </table:table-cell>
        </table:table-row>
        <table:table-row>
          <table:table-cell table:style-name="Table4.A2" office:value-type="string">
            <text:p text:style-name="P38">bool_t slist_empty(const slist_t* cpt_slist);</text:p>
          </table:table-cell>
          <table:table-cell table:style-name="Table4.B2" office:value-type="string">
            <text:p text:style-name="P40">判断<text:span text:style-name="T15">slist_t</text:span>容器是否为空。</text:p>
          </table:table-cell>
        </table:table-row>
        <table:table-row>
          <table:table-cell table:style-name="Table4.A2" office:value-type="string">
            <text:p text:style-name="P38">bool_t slist_equal(</text:p>
            <text:p text:style-name="P38"><text:s text:c="4"/>const slist_t* cpt_first,</text:p>
            <text:p text:style-name="P38"><text:s text:c="4"/>const slist_t* cpt_second);</text:p>
          </table:table-cell>
          <table:table-cell table:style-name="Table4.B2" office:value-type="string">
            <text:p text:style-name="P40">判断两个<text:span text:style-name="T15">slist_t</text:span>容器是否相等。</text:p>
          </table:table-cell>
        </table:table-row>
        <table:table-row>
          <table:table-cell table:style-name="Table4.A2" office:value-type="string">
            <text:p text:style-name="P38">bool_t slist_not_equal(</text:p>
            <text:p text:style-name="P38"><text:s text:c="4"/>const slist_t* cpt_first,</text:p>
            <text:p text:style-name="P38"><text:s text:c="4"/>const slist_t* cpt_second);</text:p>
          </table:table-cell>
          <table:table-cell table:style-name="Table4.B2" office:value-type="string">
            <text:p text:style-name="P40">判断两个<text:span text:style-name="T15">slist_t</text:span>容器是否不等。</text:p>
          </table:table-cell>
        </table:table-row>
        <table:table-row>
          <table:table-cell table:style-name="Table4.A2" office:value-type="string">
            <text:p text:style-name="P38">bool_t slist_less(</text:p>
            <text:p text:style-name="P38"><text:s text:c="4"/>const slist_t* cpt_first,</text:p>
            <text:p text:style-name="P38"><text:s text:c="4"/>const slist_t* cpt_second);</text:p>
          </table:table-cell>
          <table:table-cell table:style-name="Table4.B2" office:value-type="string">
            <text:p text:style-name="P40">判断第一个<text:span text:style-name="T15">slist_t</text:span>容器是否小于第二个<text:span text:style-name="T15">slist_t</text:span>容器。</text:p>
          </table:table-cell>
        </table:table-row>
        <table:table-row>
          <table:table-cell table:style-name="Table4.A2" office:value-type="string">
            <text:p text:style-name="P38">bool_t slist_less_equal(</text:p>
            <text:p text:style-name="P38"><text:s text:c="4"/>const slist_t* cpt_first,</text:p>
            <text:p text:style-name="P38"><text:s text:c="4"/>const slist_t* cpt_second);</text:p>
          </table:table-cell>
          <table:table-cell table:style-name="Table4.B2" office:value-type="string">
            <text:p text:style-name="P40">判断第一个<text:span text:style-name="T15">slist_t</text:span>容器是否小于等于第二个<text:span text:style-name="T15">slist_t</text:span>容器。</text:p>
          </table:table-cell>
        </table:table-row>
        <table:table-row>
          <table:table-cell table:style-name="Table4.A2" office:value-type="string">
            <text:p text:style-name="P38">bool_t slist_great(</text:p>
            <text:p text:style-name="P38"><text:s text:c="4"/>const slist_t* cpt_first,</text:p>
            <text:p text:style-name="P38"><text:s text:c="4"/>const slist_t* cpt_second);</text:p>
          </table:table-cell>
          <table:table-cell table:style-name="Table4.B2" office:value-type="string">
            <text:p text:style-name="P40">判断第一个<text:span text:style-name="T15">slist_t</text:span>容器是否大于第二个<text:span text:style-name="T15">slist_t</text:span>容器。</text:p>
          </table:table-cell>
        </table:table-row>
        <table:table-row>
          <table:table-cell table:style-name="Table4.A2" office:value-type="string">
            <text:p text:style-name="P38">bool_t slist_great_equal(</text:p>
            <text:p text:style-name="P38"><text:s text:c="4"/>const slist_t* cpt_first,</text:p>
            <text:p text:style-name="P38"><text:s text:c="4"/>const slist_t* cpt_second);</text:p>
          </table:table-cell>
          <table:table-cell table:style-name="Table4.B2" office:value-type="string">
            <text:p text:style-name="P40">判断第一个<text:span text:style-name="T15">slist_t</text:span>容器是否大于等于第二个<text:span text:style-name="T15">slist_t</text:span>容器。</text:p>
          </table:table-cell>
        </table:table-row>
        <table:table-row>
          <table:table-cell table:style-name="Table4.A2" office:value-type="string">
            <text:p text:style-name="P38">void slist_assign(</text:p>
            <text:p text:style-name="P38"><text:s text:c="4"/>slist_t* pt_slist, const slist_t* cpt_src);</text:p>
          </table:table-cell>
          <table:table-cell table:style-name="Table4.B2" office:value-type="string">
            <text:p text:style-name="P40">使用另一个<text:span text:style-name="T15">slist_t</text:span>容器为当前<text:span text:style-name="T15">slist_t</text:span>容器赋值。</text:p>
          </table:table-cell>
        </table:table-row>
        <table:table-row>
          <table:table-cell table:style-name="Table4.A2" office:value-type="string">
            <text:p text:style-name="P38">void slist_assign_elem(</text:p>
            <text:p text:style-name="P38"><text:s text:c="4"/>slist_t* pt_slist, size_t t_count, element);</text:p>
          </table:table-cell>
          <table:table-cell table:style-name="Table4.B2" office:value-type="string">
            <text:p text:style-name="P40">使用<text:span text:style-name="T15">t_count</text:span>个<text:span text:style-name="T15">element</text:span>值给<text:span text:style-name="T15">slist_t</text:span>容器赋值。</text:p>
          </table:table-cell>
        </table:table-row>
        <table:table-row>
          <table:table-cell table:style-name="Table4.A2" office:value-type="string">
            <text:p text:style-name="P38">void slist_assign_range(</text:p>
            <text:p text:style-name="P38"><text:s text:c="4"/>slist_t* pt_slist,</text:p>
            <text:p text:style-name="P38"><text:s text:c="4"/>slist_iterator_t t_begin,</text:p>
            <text:p text:style-name="P38"><text:s text:c="4"/>slist_iterator_t t_end);</text:p>
          </table:table-cell>
          <table:table-cell table:style-name="Table4.B2" office:value-type="string">
            <text:p text:style-name="P40">使用数据区间<text:span text:style-name="T15">[t_begin, t_end)</text:span>为<text:span text:style-name="T15">slist_t</text:span>容器赋值。<text:span text:style-name="T32">[1][2]</text:span></text:p>
          </table:table-cell>
        </table:table-row>
        <table:table-row>
          <table:table-cell table:style-name="Table4.A2" office:value-type="string">
            <text:p text:style-name="P38">void slist_swap(</text:p>
            <text:p text:style-name="P38"><text:s text:c="4"/>slist_t* pt_first, slist_t* pt_second);</text:p>
          </table:table-cell>
          <table:table-cell table:style-name="Table4.B2" office:value-type="string">
            <text:p text:style-name="P40">交换两个<text:span text:style-name="T15">slist_t</text:span>容器的内容。</text:p>
          </table:table-cell>
        </table:table-row>
        <table:table-row>
          <table:table-cell table:style-name="Table4.A2" office:value-type="string">
            <text:p text:style-name="P38">void* slist_front(const slist_t* cpt_slist);</text:p>
          </table:table-cell>
          <table:table-cell table:style-name="Table4.B2" office:value-type="string">
            <text:p text:style-name="P40">访问<text:span text:style-name="T15">slist_t</text:span>容器中的第一个数据。</text:p>
          </table:table-cell>
        </table:table-row>
        <table:table-row>
          <table:table-cell table:style-name="Table4.A2" office:value-type="string">
            <text:p text:style-name="P38">slist_iterator_t slist_begin(</text:p>
            <text:p text:style-name="P38"><text:s text:c="4"/>const slist_t* cpt_slist);</text:p>
          </table:table-cell>
          <table:table-cell table:style-name="Table4.B2" office:value-type="string">
            <text:p text:style-name="P40">返回指向<text:span text:style-name="T15">slist_t</text:span>容器开始的迭代器。</text:p>
          </table:table-cell>
        </table:table-row>
        <table:table-row>
          <table:table-cell table:style-name="Table4.A2" office:value-type="string">
            <text:p text:style-name="P38">slist_iterator_t slist_end(</text:p>
            <text:p text:style-name="P38"><text:s text:c="4"/>const slist_t* cpt_slist);</text:p>
          </table:table-cell>
          <table:table-cell table:style-name="Table4.B2" office:value-type="string">
            <text:p text:style-name="P40">返回指向<text:span text:style-name="T15">slist_t</text:span>容器结尾的迭代器。</text:p>
          </table:table-cell>
        </table:table-row>
        <table:table-row>
          <table:table-cell table:style-name="Table4.A2" office:value-type="string">
            <text:p text:style-name="P38">slist_iterator_t slist_previous(</text:p>
            <text:p text:style-name="P38"><text:s text:c="4"/>const slist_t* cpt_slist,</text:p>
            <text:p text:style-name="P38"><text:s text:c="4"/>slist_iterator_t t_pos);</text:p>
          </table:table-cell>
          <table:table-cell table:style-name="Table4.B2" office:value-type="string">
            <text:p text:style-name="P40">获得<text:span text:style-name="T15">t_pos</text:span>前驱的迭代器。</text:p>
          </table:table-cell>
        </table:table-row>
        <text:soft-page-break/>
        <table:table-row>
          <table:table-cell table:style-name="Table4.A2" office:value-type="string">
            <text:p text:style-name="P38">slist_iterator_t slist_insert(</text:p>
            <text:p text:style-name="P38"><text:s text:c="4"/>slist_t* pt_slist,</text:p>
            <text:p text:style-name="P38"><text:s text:c="4"/>slist_iterator_t t_pos, element);</text:p>
          </table:table-cell>
          <table:table-cell table:style-name="Table4.B2" office:value-type="string">
            <text:p text:style-name="P40">在<text:span text:style-name="T15">t_pos</text:span>前面插入数据<text:span text:style-name="T15">element</text:span>，并返回指向新数据的迭代器。</text:p>
          </table:table-cell>
        </table:table-row>
        <table:table-row>
          <table:table-cell table:style-name="Table4.A2" office:value-type="string">
            <text:p text:style-name="P38">void slist_insert_n(</text:p>
            <text:p text:style-name="P38"><text:s text:c="4"/>slist_t* pt_slist,</text:p>
            <text:p text:style-name="P39"><text:s text:c="4"/>slist_iterator_t t_pos, size_t t_count,</text:p>
            <text:p text:style-name="P39"><text:s text:c="4"/>element);</text:p>
          </table:table-cell>
          <table:table-cell table:style-name="Table4.B2" office:value-type="string">
            <text:p text:style-name="P40">在<text:span text:style-name="T15">t_pos</text:span>前面插入<text:span text:style-name="T15">t_count</text:span>个数据<text:span text:style-name="T15">element</text:span>。</text:p>
          </table:table-cell>
        </table:table-row>
        <table:table-row>
          <table:table-cell table:style-name="Table4.A2" office:value-type="string">
            <text:p text:style-name="P38">void slist_insert_range(</text:p>
            <text:p text:style-name="P38"><text:s text:c="4"/>slist_t* pt_slist,</text:p>
            <text:p text:style-name="P38"><text:s text:c="4"/>slist_iterator_t t_pos,</text:p>
            <text:p text:style-name="P38"><text:s text:c="4"/>slist_iterator_t t_begin,</text:p>
            <text:p text:style-name="P38"><text:s text:c="4"/>slist_iterator_t t_end);</text:p>
          </table:table-cell>
          <table:table-cell table:style-name="Table4.B2" office:value-type="string">
            <text:p text:style-name="P40">在<text:span text:style-name="T15">t_pos</text:span>前面插入数据区间<text:span text:style-name="T15">[t_begin, t_end)</text:span>。<text:span text:style-name="T32">[1][2]</text:span></text:p>
          </table:table-cell>
        </table:table-row>
        <table:table-row>
          <table:table-cell table:style-name="Table4.A2" office:value-type="string">
            <text:p text:style-name="P38">slist_iterator_t slist_insert_after(</text:p>
            <text:p text:style-name="P38"><text:s text:c="4"/>slist_t* pt_slist,</text:p>
            <text:p text:style-name="P38"><text:s text:c="4"/>slist_iterator_t t_pos, element);</text:p>
          </table:table-cell>
          <table:table-cell table:style-name="Table4.B2" office:value-type="string">
            <text:p text:style-name="P40">在<text:span text:style-name="T15">t_pos</text:span>后面插入数据<text:span text:style-name="T15">element</text:span>，并返回指向新数据的迭代器。</text:p>
          </table:table-cell>
        </table:table-row>
        <table:table-row>
          <table:table-cell table:style-name="Table4.A2" office:value-type="string">
            <text:p text:style-name="P38">void slist_insert_after_n(</text:p>
            <text:p text:style-name="P38"><text:s text:c="4"/>slist_t* pt_slist,</text:p>
            <text:p text:style-name="P38"><text:s text:c="4"/>slist_iterator_t t_pos, size_t t_count,</text:p>
            <text:p text:style-name="P38"><text:s text:c="4"/>element);</text:p>
          </table:table-cell>
          <table:table-cell table:style-name="Table4.B2" office:value-type="string">
            <text:p text:style-name="P40">在<text:span text:style-name="T15">t_pos</text:span>后面插入<text:span text:style-name="T15">t_count</text:span>个数据<text:span text:style-name="T15">element</text:span>。</text:p>
          </table:table-cell>
        </table:table-row>
        <table:table-row>
          <table:table-cell table:style-name="Table4.A2" office:value-type="string">
            <text:p text:style-name="P38">void slist_insert_after_range(</text:p>
            <text:p text:style-name="P38"><text:s text:c="4"/>slist_t* pt_slist,</text:p>
            <text:p text:style-name="P38"><text:s text:c="4"/>slist_iterator_t t_pos,</text:p>
            <text:p text:style-name="P38"><text:s text:c="4"/>slist_iterator_t t_begin,</text:p>
            <text:p text:style-name="P38"><text:s text:c="4"/>slist_iterator_t t_end);</text:p>
          </table:table-cell>
          <table:table-cell table:style-name="Table4.B2" office:value-type="string">
            <text:p text:style-name="P40">在<text:span text:style-name="T15">t_pos</text:span>后面插入数据区间<text:span text:style-name="T15">[t_begin, t_end)</text:span>。<text:span text:style-name="T32">[1][2]</text:span></text:p>
          </table:table-cell>
        </table:table-row>
        <table:table-row>
          <table:table-cell table:style-name="Table4.A2" office:value-type="string">
            <text:p text:style-name="P38">void slist_push_front(</text:p>
            <text:p text:style-name="P38"><text:s text:c="4"/>slist_t* pt_slist, element);</text:p>
          </table:table-cell>
          <table:table-cell table:style-name="Table4.B2" office:value-type="string">
            <text:p text:style-name="P40">将数据<text:span text:style-name="T15">element</text:span>插入到<text:span text:style-name="T15">slist_t</text:span>容器的开头。</text:p>
          </table:table-cell>
        </table:table-row>
        <table:table-row>
          <table:table-cell table:style-name="Table4.A2" office:value-type="string">
            <text:p text:style-name="P38">void slist_pop_front(slist_t* pt_slist);</text:p>
          </table:table-cell>
          <table:table-cell table:style-name="Table4.B2" office:value-type="string">
            <text:p text:style-name="P40">删除<text:span text:style-name="T15">slist_t</text:span>容器的第一个数据。</text:p>
          </table:table-cell>
        </table:table-row>
        <table:table-row>
          <table:table-cell table:style-name="Table4.A2" office:value-type="string">
            <text:p text:style-name="P38">void slist_remove(slist_t* pt_slist, element);</text:p>
          </table:table-cell>
          <table:table-cell table:style-name="Table4.B2" office:value-type="string">
            <text:p text:style-name="P40">删除<text:span text:style-name="T15">slist_t</text:span>容器中所有值为<text:span text:style-name="T15">element</text:span>的数据。</text:p>
          </table:table-cell>
        </table:table-row>
        <table:table-row>
          <table:table-cell table:style-name="Table4.A2" office:value-type="string">
            <text:p text:style-name="P38">void slist_remove_if(</text:p>
            <text:p text:style-name="P38"><text:s text:c="4"/>slist_t* pt_slist,</text:p>
            <text:p text:style-name="P38"><text:s text:c="4"/>unary_function_t t_unary_op);</text:p>
          </table:table-cell>
          <table:table-cell table:style-name="Table4.B2" office:value-type="string">
            <text:p text:style-name="P40">删除<text:span text:style-name="T15">slist_t</text:span>容器中所有满足一元谓词<text:span text:style-name="T15">t_unary_op</text:span>的数据。</text:p>
          </table:table-cell>
        </table:table-row>
        <table:table-row>
          <table:table-cell table:style-name="Table4.A2" office:value-type="string">
            <text:p text:style-name="P38">slist_iterator_t slist_erase(</text:p>
            <text:p text:style-name="P38"><text:s text:c="4"/>slist_t* pt_slist,</text:p>
            <text:p text:style-name="P38"><text:s text:c="4"/>slist_iterator_t t_pos);</text:p>
          </table:table-cell>
          <table:table-cell table:style-name="Table4.B2" office:value-type="string">
            <text:p text:style-name="P40">删除<text:span text:style-name="T15">t_pos</text:span>位置的数据，并返回指向下一个数据的迭代器。</text:p>
          </table:table-cell>
        </table:table-row>
        <table:table-row>
          <table:table-cell table:style-name="Table4.A2" office:value-type="string">
            <text:p text:style-name="P38">slist_iterator_t slist_erase_range(</text:p>
            <text:p text:style-name="P38"><text:s text:c="4"/>slist_t* pt_slist,</text:p>
            <text:p text:style-name="P38"><text:s text:c="4"/>slist_iterator_t t_begin,</text:p>
            <text:p text:style-name="P38"><text:s text:c="4"/>slist_iterator_t t_end);</text:p>
          </table:table-cell>
          <table:table-cell table:style-name="Table4.B2" office:value-type="string">
            <text:p text:style-name="P40">删除数据区间<text:span text:style-name="T15">[t_begin, t_end)</text:span>的数据，并返回指向下一个数据的迭代器。<text:span text:style-name="T32">[1]</text:span></text:p>
          </table:table-cell>
        </table:table-row>
        <table:table-row>
          <table:table-cell table:style-name="Table4.A2" office:value-type="string">
            <text:p text:style-name="P38">slist_iterator_t slist_erase_after(</text:p>
            <text:p text:style-name="P38"><text:s text:c="4"/>slist_t* pt_slist,</text:p>
            <text:p text:style-name="P38"><text:s text:c="4"/>slist_iterator_t t_pos);</text:p>
          </table:table-cell>
          <table:table-cell table:style-name="Table4.B2" office:value-type="string">
            <text:p text:style-name="P40">删除<text:span text:style-name="T15">t_pos</text:span>位置后面的数据，并返回指向下一个数据的迭代器。</text:p>
          </table:table-cell>
        </table:table-row>
        <table:table-row>
          <table:table-cell table:style-name="Table4.A2" office:value-type="string">
            <text:p text:style-name="P38">slist_iterator_t slist_erase_after_range(</text:p>
            <text:p text:style-name="P38"><text:s text:c="4"/>slist_t* pt_slist,</text:p>
            <text:p text:style-name="P38"><text:s text:c="4"/>slist_iterator_t t_begin,</text:p>
            <text:p text:style-name="P38"><text:s text:c="4"/>slist_iterator_t t_end);</text:p>
          </table:table-cell>
          <table:table-cell table:style-name="Table4.B2" office:value-type="string">
            <text:p text:style-name="P40">删除数据区间<text:span text:style-name="T15">[t_begin+1, t_end)</text:span>的数据，并返回指向下一个数据的迭代器。<text:span text:style-name="T32">[1]</text:span></text:p>
          </table:table-cell>
        </table:table-row>
        <table:table-row>
          <table:table-cell table:style-name="Table4.A2" office:value-type="string">
            <text:p text:style-name="P38">void slist_resize(</text:p>
            <text:p text:style-name="P38"><text:s text:c="4"/>slist_t* pt_slist, size_t t_resize);</text:p>
          </table:table-cell>
          <table:table-cell table:style-name="Table4.B2" office:value-type="string">
            <text:p text:style-name="P40">重置<text:span text:style-name="T15">slist_t</text:span>容器中数据的数目，新增的数据为<text:span text:style-name="T15">0</text:span>。</text:p>
          </table:table-cell>
        </table:table-row>
        <table:table-row>
          <table:table-cell table:style-name="Table4.A2" office:value-type="string">
            <text:p text:style-name="P38">void slist_resize_elem(</text:p>
            <text:p text:style-name="P38"><text:s text:c="4"/>slist_t* pt_slist, size_t t_resize, element);</text:p>
          </table:table-cell>
          <table:table-cell table:style-name="Table4.B2" office:value-type="string">
            <text:p text:style-name="P40">重置<text:span text:style-name="T15">slist_t</text:span>容器中数据的数目，新增的数据为<text:span text:style-name="T15">element</text:span>。</text:p>
          </table:table-cell>
        </table:table-row>
        <table:table-row>
          <table:table-cell table:style-name="Table4.A2" office:value-type="string">
            <text:p text:style-name="P38">void slist_clear(slist_t* pt_slist);</text:p>
          </table:table-cell>
          <table:table-cell table:style-name="Table4.B2" office:value-type="string">
            <text:p text:style-name="P40">清空<text:span text:style-name="T15">slist_t</text:span>容器。</text:p>
          </table:table-cell>
        </table:table-row>
        <table:table-row>
          <table:table-cell table:style-name="Table4.A2" office:value-type="string">
            <text:p text:style-name="P38">void slist_unique(slist_t* pt_slist);</text:p>
          </table:table-cell>
          <table:table-cell table:style-name="Table4.B2" office:value-type="string">
            <text:p text:style-name="P40">删除<text:span text:style-name="T15">slist_t</text:span>容器中连续的重复数据。</text:p>
          </table:table-cell>
        </table:table-row>
        <table:table-row>
          <table:table-cell table:style-name="Table4.A2" office:value-type="string">
            <text:p text:style-name="P38">void slist_unique_if(</text:p>
            <text:p text:style-name="P38"><text:s text:c="4"/>slist_t* pt_slist,</text:p>
            <text:p text:style-name="P38"><text:s text:c="4"/>binary_function_t t_binary_op);</text:p>
          </table:table-cell>
          <table:table-cell table:style-name="Table4.B2" office:value-type="string">
            <text:p text:style-name="P40">删除<text:span text:style-name="T15">slist_t</text:span>容器中连续的满足二元谓词<text:span text:style-name="T15">t_binary_op</text:span>的数据。</text:p>
          </table:table-cell>
        </table:table-row>
        <table:table-row>
          <table:table-cell table:style-name="Table4.A2" office:value-type="string">
            <text:p text:style-name="P38">void slist_splice(</text:p>
            <text:p text:style-name="P38"><text:s text:c="4"/>slist_t* pt_slist, slist_iterator_t t_pos,</text:p>
            <text:p text:style-name="P38"><text:s text:c="4"/>slist_t* pt_src);</text:p>
          </table:table-cell>
          <table:table-cell table:style-name="Table4.B2" office:value-type="string">
            <text:p text:style-name="P40">将<text:span text:style-name="T15">pt_src</text:span>中的数据转移到<text:span text:style-name="T15">t_pos</text:span>。</text:p>
          </table:table-cell>
        </table:table-row>
        <table:table-row>
          <table:table-cell table:style-name="Table4.A2" office:value-type="string">
            <text:p text:style-name="P38">Void slist_splice_pos(</text:p>
            <text:p text:style-name="P38"><text:soft-page-break/><text:s text:c="4"/>slist_t* pt_slist, slist_iterator_t t_pos,</text:p>
            <text:p text:style-name="P38"><text:s text:c="4"/>slist_t* pt_src, slist_iterator_t t_srcpos);</text:p>
          </table:table-cell>
          <table:table-cell table:style-name="Table4.B2" office:value-type="string">
            <text:p text:style-name="P40">将<text:span text:style-name="T15">t_srcpos</text:span>位置的数据转移到<text:span text:style-name="T15">t_pos</text:span>。</text:p>
          </table:table-cell>
        </table:table-row>
        <table:table-row>
          <table:table-cell table:style-name="Table4.A2" office:value-type="string">
            <text:p text:style-name="P38">void slist_splice_range(</text:p>
            <text:p text:style-name="P38"><text:s text:c="4"/>slist_t* pt_slist, slist_iterator_t t_pos,</text:p>
            <text:p text:style-name="P38"><text:s text:c="4"/>slist_t* pt_src,</text:p>
            <text:p text:style-name="P38"><text:s text:c="4"/>slist_iterator_t t_begin,</text:p>
            <text:p text:style-name="P38"><text:s text:c="4"/>slist_iterator_t t_end);</text:p>
          </table:table-cell>
          <table:table-cell table:style-name="Table4.B2" office:value-type="string">
            <text:p text:style-name="P40">将数据区间<text:span text:style-name="T15">[t_begin, t_end)</text:span>中的数据转移到<text:span text:style-name="T15">t_pos</text:span>。<text:span text:style-name="T32">[1]</text:span></text:p>
          </table:table-cell>
        </table:table-row>
        <table:table-row>
          <table:table-cell table:style-name="Table4.A2" office:value-type="string">
            <text:p text:style-name="P38">Void slist_splice_after_pos(</text:p>
            <text:p text:style-name="P38"><text:s text:c="4"/>slist_t* pt_slist, slist_iterator_t t_pos,</text:p>
            <text:p text:style-name="P38"><text:s text:c="4"/>slist_t* pt_src, slist_iterator_t t_prev);</text:p>
          </table:table-cell>
          <table:table-cell table:style-name="Table4.B2" office:value-type="string">
            <text:p text:style-name="P40">将<text:span text:style-name="T15">t_prev</text:span>位置后面的数据转移到<text:span text:style-name="T15">t_pos</text:span>后面。</text:p>
          </table:table-cell>
        </table:table-row>
        <table:table-row>
          <table:table-cell table:style-name="Table4.A2" office:value-type="string">
            <text:p text:style-name="P38">void slist_splice_after_range(</text:p>
            <text:p text:style-name="P38"><text:s text:c="4"/>slist_t* pt_slist, slist_iterator_t t_pos,</text:p>
            <text:p text:style-name="P38"><text:s text:c="4"/>slist_t* pt_src,</text:p>
            <text:p text:style-name="P38"><text:s text:c="4"/>slist_iterator_t t_begin,</text:p>
            <text:p text:style-name="P38"><text:s text:c="4"/>slist_iterator_t t_end);</text:p>
          </table:table-cell>
          <table:table-cell table:style-name="Table4.B2" office:value-type="string">
            <text:p text:style-name="P40">将数据区间<text:span text:style-name="T15">[t_begin+1, t_end+1)</text:span>中的数据转移到<text:span text:style-name="T15">t_pos</text:span>后面。<text:span text:style-name="T32">[1]</text:span></text:p>
          </table:table-cell>
        </table:table-row>
        <table:table-row>
          <table:table-cell table:style-name="Table4.A2" office:value-type="string">
            <text:p text:style-name="P38">void slist_sort(slist_t* pt_slist);</text:p>
          </table:table-cell>
          <table:table-cell table:style-name="Table4.B2" office:value-type="string">
            <text:p text:style-name="P40">排序<text:span text:style-name="T15">slist_t</text:span>容器中的数据。</text:p>
          </table:table-cell>
        </table:table-row>
        <table:table-row>
          <table:table-cell table:style-name="Table4.A2" office:value-type="string">
            <text:p text:style-name="P38">void slist_sort_if(</text:p>
            <text:p text:style-name="P38"><text:s text:c="4"/>slist_t* pt_slist,</text:p>
            <text:p text:style-name="P38"><text:s text:c="4"/>binary_function_t t_binary_op);</text:p>
          </table:table-cell>
          <table:table-cell table:style-name="Table4.B2" office:value-type="string">
            <text:p text:style-name="P40">使用二元谓词<text:span text:style-name="T15">t_binary_op</text:span>作为排序规则，排序<text:span text:style-name="T15">slist_t</text:span>容器中的数据。</text:p>
          </table:table-cell>
        </table:table-row>
        <table:table-row>
          <table:table-cell table:style-name="Table4.A2" office:value-type="string">
            <text:p text:style-name="P38">void slist_merge(</text:p>
            <text:p text:style-name="P38"><text:s text:c="4"/>slist_t* pt_first, slist_t* pt_second);</text:p>
          </table:table-cell>
          <table:table-cell table:style-name="Table4.B2" office:value-type="string">
            <text:p text:style-name="P40">将两个有序的<text:span text:style-name="T15">slist_t</text:span>容器合并。</text:p>
          </table:table-cell>
        </table:table-row>
        <table:table-row>
          <table:table-cell table:style-name="Table4.A2" office:value-type="string">
            <text:p text:style-name="P38">void slist_merge_if(</text:p>
            <text:p text:style-name="P38"><text:s text:c="4"/>slist_t* pt_first, slist_t* pt_second,</text:p>
            <text:p text:style-name="P38"><text:s text:c="4"/>binary_function_t t_binary_op);</text:p>
          </table:table-cell>
          <table:table-cell table:style-name="Table4.B2" office:value-type="string">
            <text:p text:style-name="P40">使用二元谓词<text:span text:style-name="T15">t_binary_op</text:span>作为规则，合并两个<text:span text:style-name="T15">slist_t</text:span>容器中的数据。</text:p>
          </table:table-cell>
        </table:table-row>
        <table:table-row>
          <table:table-cell table:style-name="Table4.A2" office:value-type="string">
            <text:p text:style-name="P38">void slist_reverse(slist_t* pt_slist);</text:p>
          </table:table-cell>
          <table:table-cell table:style-name="Table4.B2" office:value-type="string">
            <text:p text:style-name="P40">将<text:span text:style-name="T15">slist_t</text:span>容器中的数据逆序。</text:p>
          </table:table-cell>
        </table:table-row>
      </table:table>
      <text:p text:style-name="P10"/>
      <text:p text:style-name="P24">NOTE:</text:p>
      <text:p text:style-name="P16"><text:span text:style-name="T29">[1]:</text:span><text:span text:style-name="T9">数据区间</text:span><text:span text:style-name="T33">[t_begin, t_end)</text:span><text:span text:style-name="T9">必须是有效的数据区间。</text:span></text:p>
      <text:p text:style-name="P16"><text:span text:style-name="T29">[2]:</text:span><text:span text:style-name="T9">数据区间</text:span><text:span text:style-name="T33">[t_begin, t_end)</text:span><text:span text:style-name="T9">必须属于另一个</text:span><text:span text:style-name="T33">slist_t</text:span><text:span text:style-name="T9">容器。</text:span></text:p>
      <text:p text:style-name="P5"/>
      <text:h text:style-name="P50" text:outline-level="2">关联容器</text:h>
      <text:h text:style-name="P54" text:outline-level="3">set_t</text:h>
      <text:p text:style-name="P23">TYPE：</text:p>
      <text:p text:style-name="P32"><text:tab/>set_t</text:p>
      <text:p text:style-name="P12"/>
      <text:p text:style-name="P24">ITERATOR TYPE:</text:p>
      <text:p text:style-name="P31"><text:span text:style-name="T8"><text:tab/></text:span><text:span text:style-name="T14">bidirectional_iterator_t</text:span></text:p>
      <text:p text:style-name="P36"><text:tab/>set_iterator_t</text:p>
      <text:p text:style-name="P13"/>
      <text:p text:style-name="P24">DESCRIPTION:</text:p>
      <text:p text:style-name="P21"><text:span text:style-name="T10"><text:tab/>关联容器是根据数据中的键值对容器中的数据进行自动排序的。</text:span><text:span text:style-name="T25">set_t</text:span><text:span text:style-name="T10">容器简单的关联容器，容器中数据本身就是数据的键值。</text:span><text:span text:style-name="T21">set_t</text:span><text:span text:style-name="T13">容器中的数据是不允许重复的。关联容器的特定是自动排序，则样查找数据非常方便。所以关联容器都提供了很多查找的操作函数。</text:span></text:p>
      <text:p text:style-name="P10"/>
      <text:p text:style-name="P24">DEFINITION:</text:p>
      <text:p text:style-name="P13"><text:tab/><text:span text:style-name="T44">&lt;cstl/cset.h&gt;</text:span></text:p>
      <text:p text:style-name="P13"/>
      <text:p text:style-name="P28">OPERATION: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8">set_t create_set(type);</text:p>
          </table:table-cell>
          <table:table-cell table:style-name="Table5.B1" office:value-type="string">
            <text:p text:style-name="P40">创建指定类型的<text:span text:style-name="T15">set_t</text:span>容器。</text:p>
          </table:table-cell>
        </table:table-row>
        <table:table-row>
          <table:table-cell table:style-name="Table5.A2" office:value-type="string">
            <text:p text:style-name="P38">void set_init(set_t* pt_set);</text:p>
          </table:table-cell>
          <table:table-cell table:style-name="Table5.B2" office:value-type="string">
            <text:p text:style-name="P40">初始化一个空的<text:span text:style-name="T15">set_t</text:span>容器。</text:p>
          </table:table-cell>
        </table:table-row>
        <text:soft-page-break/>
        <table:table-row>
          <table:table-cell table:style-name="Table5.A2" office:value-type="string">
            <text:p text:style-name="P38">void set_init_copy(</text:p>
            <text:p text:style-name="P38"><text:s text:c="4"/>set_t* pt_set, const set_t* cpt_src);</text:p>
          </table:table-cell>
          <table:table-cell table:style-name="Table5.B2" office:value-type="string">
            <text:p text:style-name="P40">使用令一个<text:span text:style-name="T15">set_t</text:span>容器初始化<text:span text:style-name="T15">set_t</text:span>容器。</text:p>
          </table:table-cell>
        </table:table-row>
        <table:table-row>
          <table:table-cell table:style-name="Table5.A2" office:value-type="string">
            <text:p text:style-name="P38">void set_init_copy_range(</text:p>
            <text:p text:style-name="P38"><text:s text:c="4"/>set_t* pt_set,</text:p>
            <text:p text:style-name="P38"><text:s text:c="4"/>set_iterator_t t_begin,</text:p>
            <text:p text:style-name="P38"><text:s text:c="4"/>set_iterator_t t_end);</text:p>
          </table:table-cell>
          <table:table-cell table:style-name="Table5.B2" office:value-type="string">
            <text:p text:style-name="P40">使用数据区间<text:span text:style-name="T15">[t_begin, t_end)</text:span>初始化<text:span text:style-name="T15">set_t</text:span>容器。<text:span text:style-name="T32">[1][2]</text:span></text:p>
          </table:table-cell>
        </table:table-row>
        <table:table-row>
          <table:table-cell table:style-name="Table5.A2" office:value-type="string">
            <text:p text:style-name="P38">void set_destroy(set_t* pt_set);</text:p>
          </table:table-cell>
          <table:table-cell table:style-name="Table5.B2" office:value-type="string">
            <text:p text:style-name="P40">销毁<text:span text:style-name="T15">set_t</text:span>容器。</text:p>
          </table:table-cell>
        </table:table-row>
        <table:table-row>
          <table:table-cell table:style-name="Table5.A2" office:value-type="string">
            <text:p text:style-name="P38">size_t set_size(const set_t* cpt_set);</text:p>
          </table:table-cell>
          <table:table-cell table:style-name="Table5.B2" office:value-type="string">
            <text:p text:style-name="P40">获得<text:span text:style-name="T15">set_t</text:span>容器中数据的数目。</text:p>
          </table:table-cell>
        </table:table-row>
        <table:table-row>
          <table:table-cell table:style-name="Table5.A2" office:value-type="string">
            <text:p text:style-name="P38">size_t set_max_size(const set_t* cpt_set);</text:p>
          </table:table-cell>
          <table:table-cell table:style-name="Table5.B2" office:value-type="string">
            <text:p text:style-name="P40">获得<text:span text:style-name="T15">set_t</text:span>容器中能够保存的数据的最大数目。</text:p>
          </table:table-cell>
        </table:table-row>
        <table:table-row>
          <table:table-cell table:style-name="Table5.A2" office:value-type="string">
            <text:p text:style-name="P38">bool_t set_empty(const set_t* cpt_set);</text:p>
          </table:table-cell>
          <table:table-cell table:style-name="Table5.B2" office:value-type="string">
            <text:p text:style-name="P40">判断<text:span text:style-name="T15">set_t</text:span>容器是否为空。</text:p>
          </table:table-cell>
        </table:table-row>
        <table:table-row>
          <table:table-cell table:style-name="Table5.A2" office:value-type="string">
            <text:p text:style-name="P38">bool_t set_equal(</text:p>
            <text:p text:style-name="P38"><text:s text:c="4"/>const set_t* cpt_first,</text:p>
            <text:p text:style-name="P38"><text:s text:c="4"/>const set_t* cpt_second);</text:p>
          </table:table-cell>
          <table:table-cell table:style-name="Table5.B2" office:value-type="string">
            <text:p text:style-name="P40">判断两个<text:span text:style-name="T15">set_t</text:span>容器是否相等。</text:p>
          </table:table-cell>
        </table:table-row>
        <table:table-row>
          <table:table-cell table:style-name="Table5.A2" office:value-type="string">
            <text:p text:style-name="P38">bool_t set_not_equal(</text:p>
            <text:p text:style-name="P38"><text:s text:c="4"/>const set_t* cpt_first,</text:p>
            <text:p text:style-name="P38"><text:s text:c="4"/>const set_t* cpt_second);</text:p>
          </table:table-cell>
          <table:table-cell table:style-name="Table5.B2" office:value-type="string">
            <text:p text:style-name="P40">判断两个<text:span text:style-name="T15">set_t</text:span>容器是否不等。</text:p>
          </table:table-cell>
        </table:table-row>
        <table:table-row>
          <table:table-cell table:style-name="Table5.A2" office:value-type="string">
            <text:p text:style-name="P38">bool_t set_less(</text:p>
            <text:p text:style-name="P38"><text:s text:c="4"/>const set_t* cpt_first,</text:p>
            <text:p text:style-name="P38"><text:s text:c="4"/>const set_t* cpt_second);</text:p>
          </table:table-cell>
          <table:table-cell table:style-name="Table5.B2" office:value-type="string">
            <text:p text:style-name="P40">判断第一个<text:span text:style-name="T15">set_t</text:span>容器是否小于第二个<text:span text:style-name="T15">set_t</text:span>容器。</text:p>
          </table:table-cell>
        </table:table-row>
        <table:table-row>
          <table:table-cell table:style-name="Table5.A2" office:value-type="string">
            <text:p text:style-name="P38">bool_t set_less_equal(</text:p>
            <text:p text:style-name="P38"><text:s text:c="4"/>const set_t* cpt_first,</text:p>
            <text:p text:style-name="P38"><text:s text:c="4"/>const set_t* cpt_second);</text:p>
          </table:table-cell>
          <table:table-cell table:style-name="Table5.B2" office:value-type="string">
            <text:p text:style-name="P40">判断第一个<text:span text:style-name="T15">set_t</text:span>容器是否小于等于第二个<text:span text:style-name="T15">set_t</text:span>容器。</text:p>
          </table:table-cell>
        </table:table-row>
        <table:table-row>
          <table:table-cell table:style-name="Table5.A2" office:value-type="string">
            <text:p text:style-name="P38">bool_t set_great(</text:p>
            <text:p text:style-name="P38"><text:s text:c="4"/>const set_t* cpt_first,</text:p>
            <text:p text:style-name="P38"><text:s text:c="4"/>const set_t* cpt_second);</text:p>
          </table:table-cell>
          <table:table-cell table:style-name="Table5.B2" office:value-type="string">
            <text:p text:style-name="P40">判断第一个<text:span text:style-name="T15">set_t</text:span>容器是否大于第二个<text:span text:style-name="T15">set_t</text:span>容器。</text:p>
          </table:table-cell>
        </table:table-row>
        <table:table-row>
          <table:table-cell table:style-name="Table5.A2" office:value-type="string">
            <text:p text:style-name="P38">bool_t set_great_equal(</text:p>
            <text:p text:style-name="P38"><text:s text:c="4"/>const set_t* cpt_first,</text:p>
            <text:p text:style-name="P38"><text:s text:c="4"/>const set_t* cpt_second);</text:p>
          </table:table-cell>
          <table:table-cell table:style-name="Table5.B2" office:value-type="string">
            <text:p text:style-name="P40">判断第一个<text:span text:style-name="T15">set_t</text:span>容器是否大于等于第二个<text:span text:style-name="T15">set_t</text:span>容器。</text:p>
          </table:table-cell>
        </table:table-row>
        <table:table-row>
          <table:table-cell table:style-name="Table5.A2" office:value-type="string">
            <text:p text:style-name="P38">size_t set_count(const set_t* cpt_set, element);</text:p>
          </table:table-cell>
          <table:table-cell table:style-name="Table5.B2" office:value-type="string">
            <text:p text:style-name="P40">返回<text:span text:style-name="T15">set_t</text:span>容器中值为<text:span text:style-name="T15">element</text:span>的数据的数目。</text:p>
          </table:table-cell>
        </table:table-row>
        <table:table-row>
          <table:table-cell table:style-name="Table5.A2" office:value-type="string">
            <text:p text:style-name="P38">set_iterator_t set_find(</text:p>
            <text:p text:style-name="P38"><text:s text:c="4"/>const set_t* cpt_set, element);</text:p>
          </table:table-cell>
          <table:table-cell table:style-name="Table5.B2" office:value-type="string">
            <text:p text:style-name="P40">返回值为<text:span text:style-name="T15">element</text:span>的数据的位置。</text:p>
          </table:table-cell>
        </table:table-row>
        <table:table-row>
          <table:table-cell table:style-name="Table5.A2" office:value-type="string">
            <text:p text:style-name="P38">set_iterator_t set_lower_bound(</text:p>
            <text:p text:style-name="P38"><text:s text:c="4"/>const set_t* cpt_set, element);</text:p>
          </table:table-cell>
          <table:table-cell table:style-name="Table5.B2" office:value-type="string">
            <text:p text:style-name="P40">返回第一个不小于<text:span text:style-name="T15">element</text:span>的数据的位置。</text:p>
          </table:table-cell>
        </table:table-row>
        <table:table-row>
          <table:table-cell table:style-name="Table5.A2" office:value-type="string">
            <text:p text:style-name="P38">set_iterator_t set_upper_bound(</text:p>
            <text:p text:style-name="P38"><text:s text:c="4"/>const set_t* cpt_set, element);</text:p>
          </table:table-cell>
          <table:table-cell table:style-name="Table5.B2" office:value-type="string">
            <text:p text:style-name="P40">返回第一个大于<text:span text:style-name="T15">element</text:span>的数据的位置。</text:p>
          </table:table-cell>
        </table:table-row>
        <table:table-row>
          <table:table-cell table:style-name="Table5.A2" office:value-type="string">
            <text:p text:style-name="P38">pair_t set_equal_range(</text:p>
            <text:p text:style-name="P38"><text:s text:c="4"/>const set_t* cpt_set, element);</text:p>
          </table:table-cell>
          <table:table-cell table:style-name="Table5.B2" office:value-type="string">
            <text:p text:style-name="P40">返回一个由数据区间的上下限组成的<text:span text:style-name="T15">pair_t</text:span>，这个数据区间中包含所有的值为<text:span text:style-name="T15">element</text:span>的数据。</text:p>
          </table:table-cell>
        </table:table-row>
        <table:table-row>
          <table:table-cell table:style-name="Table5.A2" office:value-type="string">
            <text:p text:style-name="P38">void set_assign(</text:p>
            <text:p text:style-name="P38"><text:s text:c="4"/>set_t* pt_set, const set_t* cpt_src);</text:p>
          </table:table-cell>
          <table:table-cell table:style-name="Table5.B2" office:value-type="string">
            <text:p text:style-name="P40">使用另一个<text:span text:style-name="T15">set_t</text:span>容器为当前<text:span text:style-name="T15">set_t</text:span>容器赋值。</text:p>
          </table:table-cell>
        </table:table-row>
        <table:table-row>
          <table:table-cell table:style-name="Table5.A2" office:value-type="string">
            <text:p text:style-name="P38">void set_swap(</text:p>
            <text:p text:style-name="P38"><text:s text:c="4"/>set_t* pt_first, set_t* pt_second);</text:p>
          </table:table-cell>
          <table:table-cell table:style-name="Table5.B2" office:value-type="string">
            <text:p text:style-name="P40">交换两个<text:span text:style-name="T15">set_t</text:span>容器的内容。</text:p>
          </table:table-cell>
        </table:table-row>
        <table:table-row>
          <table:table-cell table:style-name="Table5.A2" office:value-type="string">
            <text:p text:style-name="P38">set_iterator_t set_begin(const set_t* cpt_set);</text:p>
          </table:table-cell>
          <table:table-cell table:style-name="Table5.B2" office:value-type="string">
            <text:p text:style-name="P40">返回指向<text:span text:style-name="T15">set_t</text:span>容器开始的迭代器。</text:p>
          </table:table-cell>
        </table:table-row>
        <table:table-row>
          <table:table-cell table:style-name="Table5.A2" office:value-type="string">
            <text:p text:style-name="P38">set_iterator_t set_end(const set_t* cpt_set);</text:p>
          </table:table-cell>
          <table:table-cell table:style-name="Table5.B2" office:value-type="string">
            <text:p text:style-name="P40">返回指向<text:span text:style-name="T15">set_t</text:span>容器结尾的迭代器。</text:p>
          </table:table-cell>
        </table:table-row>
        <table:table-row>
          <table:table-cell table:style-name="Table5.A2" office:value-type="string">
            <text:p text:style-name="P38">set_iterator_t set_insert(set_t* pt_set, element</text:p>
            <text:p text:style-name="P38">);</text:p>
          </table:table-cell>
          <table:table-cell table:style-name="Table5.B2" office:value-type="string">
            <text:p text:style-name="P40">向<text:span text:style-name="T15">set_t</text:span>容器中插入数据<text:span text:style-name="T15">element</text:span>，成功返回新数据的位置，不成功返回<text:span text:style-name="T15">set_end()</text:span>。</text:p>
          </table:table-cell>
        </table:table-row>
        <table:table-row>
          <table:table-cell table:style-name="Table5.A2" office:value-type="string">
            <text:p text:style-name="P38">set_iterator_t set_insert_hint(</text:p>
            <text:p text:style-name="P38"><text:s text:c="4"/>set_t* pt_set, set_iterator_t t_hint,</text:p>
            <text:p text:style-name="P38"><text:s text:c="4"/>element);</text:p>
          </table:table-cell>
          <table:table-cell table:style-name="Table5.B2" office:value-type="string">
            <text:p text:style-name="P40">向<text:span text:style-name="T15">set_t</text:span>容器中插入数据<text:span text:style-name="T15">element</text:span>时使用线索位置<text:span text:style-name="T15">t_hint</text:span>，成功返回新数据的位置，不成功返回<text:span text:style-name="T15">set_end()</text:span>。</text:p>
          </table:table-cell>
        </table:table-row>
        <table:table-row>
          <table:table-cell table:style-name="Table5.A2" office:value-type="string">
            <text:p text:style-name="P38">void set_insert_range(</text:p>
            <text:p text:style-name="P38"><text:s text:c="4"/>set_t* pt_set,</text:p>
            <text:p text:style-name="P38"><text:s text:c="4"/>set_iterator_t t_begin, </text:p>
            <text:p text:style-name="P38"><text:s text:c="4"/>set_iterator_t t_end);</text:p>
          </table:table-cell>
          <table:table-cell table:style-name="Table5.B2" office:value-type="string">
            <text:p text:style-name="P40">向<text:span text:style-name="T15">set_t</text:span>容器中插入数据区间<text:span text:style-name="T15">[t_begin, t_end)</text:span>。<text:span text:style-name="T32">[1][2]</text:span></text:p>
          </table:table-cell>
        </table:table-row>
        <table:table-row>
          <table:table-cell table:style-name="Table5.A2" office:value-type="string">
            <text:p text:style-name="P38">size_t set_erase(set_t* pt_set, element);</text:p>
          </table:table-cell>
          <table:table-cell table:style-name="Table5.B2" office:value-type="string">
            <text:p text:style-name="P40">删除值为<text:span text:style-name="T15">element</text:span>的数据，同时返回删除的数据的数目。</text:p>
          </table:table-cell>
        </table:table-row>
        <text:soft-page-break/>
        <table:table-row>
          <table:table-cell table:style-name="Table5.A2" office:value-type="string">
            <text:p text:style-name="P38">void set_erase_pos(</text:p>
            <text:p text:style-name="P38"><text:s text:c="4"/>set_t* pt_set, set_iterator_t t_pos);</text:p>
          </table:table-cell>
          <table:table-cell table:style-name="Table5.B2" office:value-type="string">
            <text:p text:style-name="P40">删除<text:span text:style-name="T15">t_pos</text:span>位置的数据。</text:p>
          </table:table-cell>
        </table:table-row>
        <table:table-row>
          <table:table-cell table:style-name="Table5.A2" office:value-type="string">
            <text:p text:style-name="P38">void set_erase_range(</text:p>
            <text:p text:style-name="P38"><text:s text:c="4"/>set_t* pt_set,</text:p>
            <text:p text:style-name="P38"><text:s text:c="4"/>set_iterator_t t_begin,</text:p>
            <text:p text:style-name="P38"><text:s text:c="4"/>set_iterator_t t_end);</text:p>
          </table:table-cell>
          <table:table-cell table:style-name="Table5.B2" office:value-type="string">
            <text:p text:style-name="P40">删除数据区间<text:span text:style-name="T15">[t_begin, t_end)</text:span>的数据。<text:span text:style-name="T32">[1]</text:span></text:p>
          </table:table-cell>
        </table:table-row>
        <table:table-row>
          <table:table-cell table:style-name="Table5.A2" office:value-type="string">
            <text:p text:style-name="P38">void set_clear(set_t* pt_set);</text:p>
          </table:table-cell>
          <table:table-cell table:style-name="Table5.B2" office:value-type="string">
            <text:p text:style-name="P40">清空set_t容器。</text:p>
          </table:table-cell>
        </table:table-row>
      </table:table>
      <text:p text:style-name="Standard"/>
      <text:p text:style-name="P26">NOTE:</text:p>
      <text:p text:style-name="P16"><text:span text:style-name="T29">[1]:</text:span><text:span text:style-name="T9">数据区间</text:span><text:span text:style-name="T33">[t_begin, t_end)</text:span><text:span text:style-name="T9">必须是有效的数据区间。</text:span></text:p>
      <text:p text:style-name="P16"><text:span text:style-name="T29">[2]:</text:span><text:span text:style-name="T9">数据区间</text:span><text:span text:style-name="T33">[t_begin, t_end)</text:span><text:span text:style-name="T9">必须属于另一个</text:span><text:span text:style-name="T33">set_t</text:span><text:span text:style-name="T9">容器。</text:span></text:p>
      <text:p text:style-name="P18"/>
      <text:h text:style-name="P53" text:outline-level="3">multiset_t</text:h>
      <text:p text:style-name="P23">TYPE：</text:p>
      <text:p text:style-name="P32"><text:tab/>multiset_t</text:p>
      <text:p text:style-name="P12"/>
      <text:p text:style-name="P24">ITERATOR TYPE:</text:p>
      <text:p text:style-name="P31"><text:span text:style-name="T8"><text:tab/></text:span><text:span text:style-name="T14">bidirectional_iterator_t</text:span></text:p>
      <text:p text:style-name="P36"><text:tab/>multiset_iterator_t</text:p>
      <text:p text:style-name="P13"/>
      <text:p text:style-name="P24">DESCRIPTION:</text:p>
      <text:p text:style-name="P21"><text:span text:style-name="T10"><text:tab/></text:span><text:span text:style-name="T25">multiset_t</text:span><text:span text:style-name="T10">和</text:span><text:span text:style-name="T25">set_t</text:span><text:span text:style-name="T10">是十分相似的,</text:span><text:span text:style-name="T25">set_t</text:span><text:span text:style-name="T10">不允许数据重复,但是</text:span><text:span text:style-name="T25">multiset_t</text:span><text:span text:style-name="T10">允许数据重复。所以</text:span><text:span text:style-name="T25">multiset_t</text:span><text:span text:style-name="T10">的插入操作是不会失败的</text:span><text:span text:style-name="T13">。除此之外没有其他的不同了。</text:span></text:p>
      <text:p text:style-name="P10"/>
      <text:p text:style-name="P24">DEFINITION:</text:p>
      <text:p text:style-name="P13"><text:tab/><text:span text:style-name="T44">&lt;cstl/cset.h&gt;</text:span></text:p>
      <text:p text:style-name="Standard"/>
      <text:p text:style-name="P27">OPERATION: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8">multiset_t create_multiset(type);</text:p>
          </table:table-cell>
          <table:table-cell table:style-name="Table6.B1" office:value-type="string">
            <text:p text:style-name="P40">创建指定类型的<text:span text:style-name="T15">multiset_t</text:span>容器。</text:p>
          </table:table-cell>
        </table:table-row>
        <table:table-row>
          <table:table-cell table:style-name="Table6.A2" office:value-type="string">
            <text:p text:style-name="P38">void multiset_init(multiset_t* pt_multiset);</text:p>
          </table:table-cell>
          <table:table-cell table:style-name="Table6.B2" office:value-type="string">
            <text:p text:style-name="P40">初始化一个空的<text:span text:style-name="T15">multiset_t</text:span>容器。</text:p>
          </table:table-cell>
        </table:table-row>
        <table:table-row>
          <table:table-cell table:style-name="Table6.A2" office:value-type="string">
            <text:p text:style-name="P38">void multiset_init_copy(</text:p>
            <text:p text:style-name="P38"><text:s text:c="4"/>multiset_t* pt_multiset, </text:p>
            <text:p text:style-name="P38"><text:s text:c="4"/>const multiset_t* cpt_src);</text:p>
          </table:table-cell>
          <table:table-cell table:style-name="Table6.B2" office:value-type="string">
            <text:p text:style-name="P40">使用令一个<text:span text:style-name="T15">multiset_t</text:span>容器初始化<text:span text:style-name="T15">multiset_t</text:span>容器。</text:p>
          </table:table-cell>
        </table:table-row>
        <table:table-row>
          <table:table-cell table:style-name="Table6.A2" office:value-type="string">
            <text:p text:style-name="P38">void multiset_init_copy_range(</text:p>
            <text:p text:style-name="P38"><text:s text:c="4"/>multiset_t* pt_multiset,</text:p>
            <text:p text:style-name="P38"><text:s text:c="4"/>multiset_iterator_t t_begin,</text:p>
            <text:p text:style-name="P38"><text:s text:c="4"/>multiset_iterator_t t_end);</text:p>
          </table:table-cell>
          <table:table-cell table:style-name="Table6.B2" office:value-type="string">
            <text:p text:style-name="P40">使用数据区间<text:span text:style-name="T15">[t_begin, t_end)</text:span>初始化<text:span text:style-name="T15">multiset_t</text:span>容器。<text:span text:style-name="T32">[1][2]</text:span></text:p>
          </table:table-cell>
        </table:table-row>
        <table:table-row>
          <table:table-cell table:style-name="Table6.A2" office:value-type="string">
            <text:p text:style-name="P38">void multiset_destroy(multiset_t* pt_multiset);</text:p>
          </table:table-cell>
          <table:table-cell table:style-name="Table6.B2" office:value-type="string">
            <text:p text:style-name="P40">销毁<text:span text:style-name="T15">multiset_t</text:span>容器。</text:p>
          </table:table-cell>
        </table:table-row>
        <table:table-row>
          <table:table-cell table:style-name="Table6.A2" office:value-type="string">
            <text:p text:style-name="P38">size_t multiset_size(</text:p>
            <text:p text:style-name="P38"><text:s text:c="4"/>const multiset_t* cpt_multiset);</text:p>
          </table:table-cell>
          <table:table-cell table:style-name="Table6.B2" office:value-type="string">
            <text:p text:style-name="P40">获得<text:span text:style-name="T15">multiset_t</text:span>容器中数据的数目。</text:p>
          </table:table-cell>
        </table:table-row>
        <table:table-row>
          <table:table-cell table:style-name="Table6.A2" office:value-type="string">
            <text:p text:style-name="P38">size_t multiset_max_size(</text:p>
            <text:p text:style-name="P38"><text:s text:c="4"/>const multiset_t* cpt_multiset);</text:p>
          </table:table-cell>
          <table:table-cell table:style-name="Table6.B2" office:value-type="string">
            <text:p text:style-name="P40">获得<text:span text:style-name="T15">multiset_t</text:span>容器中能够保存的数据的最大数目。</text:p>
          </table:table-cell>
        </table:table-row>
        <table:table-row>
          <table:table-cell table:style-name="Table6.A2" office:value-type="string">
            <text:p text:style-name="P38">bool_t multiset_empty(</text:p>
            <text:p text:style-name="P38"><text:s text:c="4"/>const multiset_t* cpt_multiset);</text:p>
          </table:table-cell>
          <table:table-cell table:style-name="Table6.B2" office:value-type="string">
            <text:p text:style-name="P40">判断<text:span text:style-name="T15">multiset_t</text:span>容器是否为空。</text:p>
          </table:table-cell>
        </table:table-row>
        <table:table-row>
          <table:table-cell table:style-name="Table6.A2" office:value-type="string">
            <text:p text:style-name="P38">bool_t multiset_equal(</text:p>
            <text:p text:style-name="P38"><text:s text:c="4"/>const multiset_t* cpt_first,</text:p>
            <text:p text:style-name="P38"><text:s text:c="4"/>const multiset_t* cpt_second);</text:p>
          </table:table-cell>
          <table:table-cell table:style-name="Table6.B2" office:value-type="string">
            <text:p text:style-name="P40">判断两个<text:span text:style-name="T15">multiset_t</text:span>容器是否相等。</text:p>
          </table:table-cell>
        </table:table-row>
        <table:table-row>
          <table:table-cell table:style-name="Table6.A2" office:value-type="string">
            <text:p text:style-name="P38">bool_t multiset_not_equal(</text:p>
            <text:p text:style-name="P38"><text:s text:c="4"/>const multiset_t* cpt_first,</text:p>
            <text:p text:style-name="P38"><text:s text:c="4"/>const multiset_t* cpt_second);</text:p>
          </table:table-cell>
          <table:table-cell table:style-name="Table6.B2" office:value-type="string">
            <text:p text:style-name="P40">判断两个<text:span text:style-name="T15">multiset_t</text:span>容器是否不等。</text:p>
          </table:table-cell>
        </table:table-row>
        <table:table-row>
          <table:table-cell table:style-name="Table6.A2" office:value-type="string">
            <text:p text:style-name="P38">bool_t multiset_less(</text:p>
            <text:p text:style-name="P38"><text:s text:c="4"/>const multiset_t* cpt_first,</text:p>
            <text:p text:style-name="P38"><text:soft-page-break/><text:s text:c="4"/>const multiset_t* cpt_second);</text:p>
          </table:table-cell>
          <table:table-cell table:style-name="Table6.B2" office:value-type="string">
            <text:p text:style-name="P40">判断第一个<text:span text:style-name="T15">multiset_t</text:span>容器是否小于第二个<text:span text:style-name="T15">multiset_t</text:span>容器。</text:p>
          </table:table-cell>
        </table:table-row>
        <table:table-row>
          <table:table-cell table:style-name="Table6.A2" office:value-type="string">
            <text:p text:style-name="P38">bool_t multiset_less_equal(</text:p>
            <text:p text:style-name="P38"><text:s text:c="4"/>const multiset_t* cpt_first,</text:p>
            <text:p text:style-name="P38"><text:s text:c="4"/>const multiset_t* cpt_second);</text:p>
          </table:table-cell>
          <table:table-cell table:style-name="Table6.B2" office:value-type="string">
            <text:p text:style-name="P40">判断第一个<text:span text:style-name="T15">multiset_t</text:span>容器是否小于等于第二个<text:span text:style-name="T15">multiset_t</text:span>容器。</text:p>
          </table:table-cell>
        </table:table-row>
        <table:table-row>
          <table:table-cell table:style-name="Table6.A2" office:value-type="string">
            <text:p text:style-name="P38">bool_t multiset_great(</text:p>
            <text:p text:style-name="P38"><text:s text:c="4"/>const multiset_t* cpt_first,</text:p>
            <text:p text:style-name="P38"><text:s text:c="4"/>const multiset_t* cpt_second);</text:p>
          </table:table-cell>
          <table:table-cell table:style-name="Table6.B2" office:value-type="string">
            <text:p text:style-name="P40">判断第一个<text:span text:style-name="T15">multiset_t</text:span>容器是否大于第二个<text:span text:style-name="T15">multiset_t</text:span>容器。</text:p>
          </table:table-cell>
        </table:table-row>
        <table:table-row>
          <table:table-cell table:style-name="Table6.A2" office:value-type="string">
            <text:p text:style-name="P38">bool_t multiset_great_equal(</text:p>
            <text:p text:style-name="P38"><text:s text:c="4"/>const multiset_t* cpt_first,</text:p>
            <text:p text:style-name="P38"><text:s text:c="4"/>const multiset_t* cpt_second);</text:p>
          </table:table-cell>
          <table:table-cell table:style-name="Table6.B2" office:value-type="string">
            <text:p text:style-name="P40">判断第一个<text:span text:style-name="T15">multiset_t</text:span>容器是否大于等于第二个<text:span text:style-name="T15">multiset_t</text:span>容器。</text:p>
          </table:table-cell>
        </table:table-row>
        <table:table-row>
          <table:table-cell table:style-name="Table6.A2" office:value-type="string">
            <text:p text:style-name="P38">size_t multiset_count(</text:p>
            <text:p text:style-name="P38"><text:s text:c="4"/>const multiset_t* cpt_multiset, element);</text:p>
          </table:table-cell>
          <table:table-cell table:style-name="Table6.B2" office:value-type="string">
            <text:p text:style-name="P40">返回<text:span text:style-name="T15">multiset_t</text:span>容器中值为<text:span text:style-name="T15">element</text:span>的数据的数目。</text:p>
          </table:table-cell>
        </table:table-row>
        <table:table-row>
          <table:table-cell table:style-name="Table6.A2" office:value-type="string">
            <text:p text:style-name="P38">multiset_iterator_t multiset_find(</text:p>
            <text:p text:style-name="P38"><text:s text:c="4"/>const multiset_t* cpt_multiset, element);</text:p>
          </table:table-cell>
          <table:table-cell table:style-name="Table6.B2" office:value-type="string">
            <text:p text:style-name="P40">返回值为<text:span text:style-name="T15">element</text:span>的数据的位置。</text:p>
          </table:table-cell>
        </table:table-row>
        <table:table-row>
          <table:table-cell table:style-name="Table6.A2" office:value-type="string">
            <text:p text:style-name="P38">multiset_iterator_t multiset_lower_bound(</text:p>
            <text:p text:style-name="P38"><text:s text:c="4"/>const multiset_t* cpt_multiset, element);</text:p>
          </table:table-cell>
          <table:table-cell table:style-name="Table6.B2" office:value-type="string">
            <text:p text:style-name="P40">返回第一个不小于<text:span text:style-name="T15">element</text:span>的数据的位置。</text:p>
          </table:table-cell>
        </table:table-row>
        <table:table-row>
          <table:table-cell table:style-name="Table6.A2" office:value-type="string">
            <text:p text:style-name="P38">multiset_iterator_t multiset_upper_bound(</text:p>
            <text:p text:style-name="P38"><text:s text:c="4"/>const multiset_t* cpt_multiset, element);</text:p>
          </table:table-cell>
          <table:table-cell table:style-name="Table6.B2" office:value-type="string">
            <text:p text:style-name="P40">返回第一个大于<text:span text:style-name="T15">element</text:span>的数据的位置。</text:p>
          </table:table-cell>
        </table:table-row>
        <table:table-row>
          <table:table-cell table:style-name="Table6.A2" office:value-type="string">
            <text:p text:style-name="P38">pair_t multiset_equal_range(</text:p>
            <text:p text:style-name="P38"><text:s text:c="4"/>const multiset_t* cpt_multiset, element);</text:p>
          </table:table-cell>
          <table:table-cell table:style-name="Table6.B2" office:value-type="string">
            <text:p text:style-name="P40">返回一个由数据区间的上下限组成的<text:span text:style-name="T15">pair_t</text:span>，这个数据区间中包含所有的值为<text:span text:style-name="T15">element</text:span>的数据。</text:p>
          </table:table-cell>
        </table:table-row>
        <table:table-row>
          <table:table-cell table:style-name="Table6.A2" office:value-type="string">
            <text:p text:style-name="P38">void multiset_assign(</text:p>
            <text:p text:style-name="P38"><text:s text:c="4"/>multiset_t* pt_multiset,</text:p>
            <text:p text:style-name="P38"><text:s text:c="4"/>const multiset_t* cpt_src);</text:p>
          </table:table-cell>
          <table:table-cell table:style-name="Table6.B2" office:value-type="string">
            <text:p text:style-name="P40">使用另一个<text:span text:style-name="T15">multiset_t</text:span>容器为当前<text:span text:style-name="T15">multiset_t</text:span>容器赋值。</text:p>
          </table:table-cell>
        </table:table-row>
        <table:table-row>
          <table:table-cell table:style-name="Table6.A2" office:value-type="string">
            <text:p text:style-name="P38">void multiset_swap(</text:p>
            <text:p text:style-name="P38"><text:s text:c="4"/>multiset_t* pt_first, multiset_t* pt_second);</text:p>
          </table:table-cell>
          <table:table-cell table:style-name="Table6.B2" office:value-type="string">
            <text:p text:style-name="P40">交换两个<text:span text:style-name="T15">multiset_t</text:span>容器的内容。</text:p>
          </table:table-cell>
        </table:table-row>
        <table:table-row>
          <table:table-cell table:style-name="Table6.A2" office:value-type="string">
            <text:p text:style-name="P38">multiset_iterator_t multiset_begin(</text:p>
            <text:p text:style-name="P38"><text:s text:c="4"/>const multiset_t* cpt_multiset);</text:p>
          </table:table-cell>
          <table:table-cell table:style-name="Table6.B2" office:value-type="string">
            <text:p text:style-name="P40">返回指向<text:span text:style-name="T15">multiset_t</text:span>容器开始的迭代器。</text:p>
          </table:table-cell>
        </table:table-row>
        <table:table-row>
          <table:table-cell table:style-name="Table6.A2" office:value-type="string">
            <text:p text:style-name="P38">multiset_iterator_t multiset_end(</text:p>
            <text:p text:style-name="P38"><text:s text:c="4"/>const multiset_t* cpt_multiset);</text:p>
          </table:table-cell>
          <table:table-cell table:style-name="Table6.B2" office:value-type="string">
            <text:p text:style-name="P40">返回指向<text:span text:style-name="T15">multiset_t</text:span>容器结尾的迭代器。</text:p>
          </table:table-cell>
        </table:table-row>
        <table:table-row>
          <table:table-cell table:style-name="Table6.A2" office:value-type="string">
            <text:p text:style-name="P38">multiset_iterator_t multiset_insert(</text:p>
            <text:p text:style-name="P38"><text:s text:c="4"/>multiset_t* pt_multiset, element);</text:p>
          </table:table-cell>
          <table:table-cell table:style-name="Table6.B2" office:value-type="string">
            <text:p text:style-name="P40">向<text:span text:style-name="T15">multiset_t</text:span>容器中插入数据<text:span text:style-name="T15">element</text:span>，成功返回新数据的位置。</text:p>
          </table:table-cell>
        </table:table-row>
        <table:table-row>
          <table:table-cell table:style-name="Table6.A2" office:value-type="string">
            <text:p text:style-name="P38">multiset_iterator_t multiset_insert_hint(</text:p>
            <text:p text:style-name="P38"><text:s text:c="4"/>multiset_t* pt_multiset, </text:p>
            <text:p text:style-name="P38"><text:s text:c="4"/>multiset_iterator_t t_hint, element);</text:p>
          </table:table-cell>
          <table:table-cell table:style-name="Table6.B2" office:value-type="string">
            <text:p text:style-name="P40">向<text:span text:style-name="T15">multiset_t</text:span>容器中插入数据<text:span text:style-name="T15">element</text:span>时使用线索位置<text:span text:style-name="T15">t_hint</text:span>，返回新数据的位置。</text:p>
          </table:table-cell>
        </table:table-row>
        <table:table-row>
          <table:table-cell table:style-name="Table6.A2" office:value-type="string">
            <text:p text:style-name="P38">void multiset_insert_range(</text:p>
            <text:p text:style-name="P38"><text:s text:c="4"/>multiset_t* pt_multiset,</text:p>
            <text:p text:style-name="P38"><text:s text:c="4"/>multiset_iterator_t t_begin, </text:p>
            <text:p text:style-name="P38"><text:s text:c="4"/>multiset_iterator_t t_end);</text:p>
          </table:table-cell>
          <table:table-cell table:style-name="Table6.B2" office:value-type="string">
            <text:p text:style-name="P40">向<text:span text:style-name="T15">multiset_t</text:span>容器中插入数据区间<text:span text:style-name="T15">[t_begin, t_end)</text:span>。<text:span text:style-name="T32">[1][2]</text:span></text:p>
          </table:table-cell>
        </table:table-row>
        <table:table-row>
          <table:table-cell table:style-name="Table6.A2" office:value-type="string">
            <text:p text:style-name="P38">size_t multiset_erase(</text:p>
            <text:p text:style-name="P38"><text:s text:c="4"/>multiset_t* pt_multiset, element);</text:p>
          </table:table-cell>
          <table:table-cell table:style-name="Table6.B2" office:value-type="string">
            <text:p text:style-name="P40">删除值为<text:span text:style-name="T15">element</text:span>的数据，同时返回删除的数据的数目。</text:p>
          </table:table-cell>
        </table:table-row>
        <table:table-row>
          <table:table-cell table:style-name="Table6.A2" office:value-type="string">
            <text:p text:style-name="P38">void multiset_erase_pos(</text:p>
            <text:p text:style-name="P38"><text:s text:c="4"/>multiset_t* pt_multiset,</text:p>
            <text:p text:style-name="P38"><text:s text:c="4"/>multiset_iterator_t t_pos);</text:p>
          </table:table-cell>
          <table:table-cell table:style-name="Table6.B2" office:value-type="string">
            <text:p text:style-name="P40">删除<text:span text:style-name="T15">t_pos</text:span>位置的数据。</text:p>
          </table:table-cell>
        </table:table-row>
        <table:table-row>
          <table:table-cell table:style-name="Table6.A2" office:value-type="string">
            <text:p text:style-name="P38">void multiset_erase_range(</text:p>
            <text:p text:style-name="P38"><text:s text:c="4"/>multiset_t* pt_multiset,</text:p>
            <text:p text:style-name="P38"><text:s text:c="4"/>multiset_iterator_t t_begin,</text:p>
            <text:p text:style-name="P38"><text:s text:c="4"/>multiset_iterator_t t_end);</text:p>
          </table:table-cell>
          <table:table-cell table:style-name="Table6.B2" office:value-type="string">
            <text:p text:style-name="P40">删除数据区间<text:span text:style-name="T15">[t_begin, t_end)</text:span>的数据。<text:span text:style-name="T32">[1]</text:span></text:p>
          </table:table-cell>
        </table:table-row>
        <table:table-row>
          <table:table-cell table:style-name="Table6.A2" office:value-type="string">
            <text:p text:style-name="P38">void multiset_clear(multiset_t* pt_multiset);</text:p>
          </table:table-cell>
          <table:table-cell table:style-name="Table6.B2" office:value-type="string">
            <text:p text:style-name="P40">清空<text:span text:style-name="T15">multiset</text:span>_t容器。</text:p>
          </table:table-cell>
        </table:table-row>
      </table:table>
      <text:p text:style-name="Standard"/>
      <text:p text:style-name="P26">NOTE:</text:p>
      <text:p text:style-name="P16"><text:span text:style-name="T29">[1]:</text:span><text:span text:style-name="T9">数据区间</text:span><text:span text:style-name="T33">[t_begin, t_end)</text:span><text:span text:style-name="T9">必须是有效的数据区间。</text:span></text:p>
      <text:p text:style-name="P16"><text:span text:style-name="T29">[2]:</text:span><text:span text:style-name="T9">数据区间</text:span><text:span text:style-name="T33">[t_begin, t_end)</text:span><text:span text:style-name="T9">必须属于另一个</text:span><text:span text:style-name="T33">multiset_t</text:span><text:span text:style-name="T9">容器。</text:span></text:p>
      <text:p text:style-name="P18"/>
      <text:h text:style-name="P53" text:outline-level="3"><text:soft-page-break/>map_t</text:h>
      <text:p text:style-name="P23">TYPE：</text:p>
      <text:p text:style-name="P32"><text:tab/>map_t</text:p>
      <text:p text:style-name="P12"/>
      <text:p text:style-name="P24">ITERATOR TYPE:</text:p>
      <text:p text:style-name="P31"><text:span text:style-name="T8"><text:tab/></text:span><text:span text:style-name="T14">bidirectional_iterator_t</text:span></text:p>
      <text:p text:style-name="P36"><text:tab/>map_iterator_t</text:p>
      <text:p text:style-name="P13"/>
      <text:p text:style-name="P24">DESCRIPTION:</text:p>
      <text:p text:style-name="P21"><text:span text:style-name="T10"><text:tab/>map</text:span><text:span text:style-name="T25">_t</text:span><text:span text:style-name="T10">和</text:span><text:span text:style-name="T25">set_t</text:span><text:span text:style-name="T10">是十分相似的,</text:span><text:span text:style-name="T25">set_t</text:span><text:span text:style-name="T10">不允许数据重复,</text:span><text:span text:style-name="T25">map_t也是不</text:span><text:span text:style-name="T10">允许数据重复，但是map_t中保存的数据类型是pair_t，也就是由key/value组成的对，map_t不允许重复的是key，但value是可以重复的</text:span><text:span text:style-name="T13">。向map_t中插入的</text:span><text:span text:style-name="T13">数据必须都是pair_t类型，在插入pair_t是map_t复制了插入的数据。此外map_t还可以作为关联数组使用，通过key对value进行随机访问。</text:span></text:p>
      <text:p text:style-name="P10"/>
      <text:p text:style-name="P24">DEFINITION:</text:p>
      <text:p text:style-name="P13"><text:tab/><text:span text:style-name="T44">&lt;cstl/cmap.h&gt;</text:span></text:p>
      <text:p text:style-name="Standard"/>
      <text:p text:style-name="P24">OPERATION: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8">map_t create_map(key_type, value_type);</text:p>
          </table:table-cell>
          <table:table-cell table:style-name="Table7.B1" office:value-type="string">
            <text:p text:style-name="P40">创建指定类型的<text:span text:style-name="T15">map_t</text:span>容器。</text:p>
          </table:table-cell>
        </table:table-row>
        <table:table-row>
          <table:table-cell table:style-name="Table7.A2" office:value-type="string">
            <text:p text:style-name="P38">void map_init(map_t* pt_map);</text:p>
          </table:table-cell>
          <table:table-cell table:style-name="Table7.B2" office:value-type="string">
            <text:p text:style-name="P40">初始化一个空的<text:span text:style-name="T15">map_t</text:span>容器。</text:p>
          </table:table-cell>
        </table:table-row>
        <table:table-row>
          <table:table-cell table:style-name="Table7.A2" office:value-type="string">
            <text:p text:style-name="P38">void map_init_copy(</text:p>
            <text:p text:style-name="P38"><text:s text:c="4"/>map_t* pt_map, const map_t* cpt_src);</text:p>
          </table:table-cell>
          <table:table-cell table:style-name="Table7.B2" office:value-type="string">
            <text:p text:style-name="P40">使用令一个<text:span text:style-name="T15">map_t</text:span>容器初始化<text:span text:style-name="T15">map_t</text:span>容器。</text:p>
          </table:table-cell>
        </table:table-row>
        <table:table-row>
          <table:table-cell table:style-name="Table7.A2" office:value-type="string">
            <text:p text:style-name="P38">void map_init_copy_range(</text:p>
            <text:p text:style-name="P38"><text:s text:c="4"/>map_t* pt_map,</text:p>
            <text:p text:style-name="P38"><text:s text:c="4"/>map_iterator_t t_begin,</text:p>
            <text:p text:style-name="P38"><text:s text:c="4"/>map_iterator_t t_end);</text:p>
          </table:table-cell>
          <table:table-cell table:style-name="Table7.B2" office:value-type="string">
            <text:p text:style-name="P40">使用数据区间<text:span text:style-name="T15">[t_begin, t_end)</text:span>初始化<text:span text:style-name="T15">map_t</text:span>容器。<text:span text:style-name="T32">[1][2]</text:span></text:p>
          </table:table-cell>
        </table:table-row>
        <table:table-row>
          <table:table-cell table:style-name="Table7.A2" office:value-type="string">
            <text:p text:style-name="P38">void map_destroy(map_t* pt_map);</text:p>
          </table:table-cell>
          <table:table-cell table:style-name="Table7.B2" office:value-type="string">
            <text:p text:style-name="P40">销毁<text:span text:style-name="T15">map_t</text:span>容器。</text:p>
          </table:table-cell>
        </table:table-row>
        <table:table-row>
          <table:table-cell table:style-name="Table7.A2" office:value-type="string">
            <text:p text:style-name="P38">size_t map_size(const map_t* cpt_map);</text:p>
          </table:table-cell>
          <table:table-cell table:style-name="Table7.B2" office:value-type="string">
            <text:p text:style-name="P40">获得<text:span text:style-name="T15">map_t</text:span>容器中数据的数目。</text:p>
          </table:table-cell>
        </table:table-row>
        <table:table-row>
          <table:table-cell table:style-name="Table7.A2" office:value-type="string">
            <text:p text:style-name="P38">size_t map_max_size(const map_t* cpt_map);</text:p>
          </table:table-cell>
          <table:table-cell table:style-name="Table7.B2" office:value-type="string">
            <text:p text:style-name="P40">获得<text:span text:style-name="T15">map_t</text:span>容器中能够保存的数据的最大数目。</text:p>
          </table:table-cell>
        </table:table-row>
        <table:table-row>
          <table:table-cell table:style-name="Table7.A2" office:value-type="string">
            <text:p text:style-name="P38">bool_t map_empty(const map_t* cpt_map);</text:p>
          </table:table-cell>
          <table:table-cell table:style-name="Table7.B2" office:value-type="string">
            <text:p text:style-name="P40">判断<text:span text:style-name="T15">map_t</text:span>容器是否为空。</text:p>
          </table:table-cell>
        </table:table-row>
        <table:table-row>
          <table:table-cell table:style-name="Table7.A2" office:value-type="string">
            <text:p text:style-name="P38">bool_t map_equal(</text:p>
            <text:p text:style-name="P38"><text:s text:c="4"/>const map_t* cpt_first,</text:p>
            <text:p text:style-name="P38"><text:s text:c="4"/>const map_t* cpt_second);</text:p>
          </table:table-cell>
          <table:table-cell table:style-name="Table7.B2" office:value-type="string">
            <text:p text:style-name="P40">判断两个<text:span text:style-name="T15">map_t</text:span>容器是否相等。</text:p>
          </table:table-cell>
        </table:table-row>
        <table:table-row>
          <table:table-cell table:style-name="Table7.A2" office:value-type="string">
            <text:p text:style-name="P38">bool_t map_not_equal(</text:p>
            <text:p text:style-name="P38"><text:s text:c="4"/>const map_t* cpt_first,</text:p>
            <text:p text:style-name="P38"><text:s text:c="4"/>const map_t* cpt_second);</text:p>
          </table:table-cell>
          <table:table-cell table:style-name="Table7.B2" office:value-type="string">
            <text:p text:style-name="P40">判断两个<text:span text:style-name="T15">map_t</text:span>容器是否不等。</text:p>
          </table:table-cell>
        </table:table-row>
        <table:table-row>
          <table:table-cell table:style-name="Table7.A2" office:value-type="string">
            <text:p text:style-name="P38">bool_t map_less(</text:p>
            <text:p text:style-name="P38"><text:s text:c="4"/>const map_t* cpt_first,</text:p>
            <text:p text:style-name="P38"><text:s text:c="4"/>const map_t* cpt_second);</text:p>
          </table:table-cell>
          <table:table-cell table:style-name="Table7.B2" office:value-type="string">
            <text:p text:style-name="P40">判断第一个<text:span text:style-name="T15">map_t</text:span>容器是否小于第二个<text:span text:style-name="T15">map_t</text:span>容器。</text:p>
          </table:table-cell>
        </table:table-row>
        <table:table-row>
          <table:table-cell table:style-name="Table7.A2" office:value-type="string">
            <text:p text:style-name="P38">bool_t map_less_equal(</text:p>
            <text:p text:style-name="P38"><text:s text:c="4"/>const map_t* cpt_first,</text:p>
            <text:p text:style-name="P38"><text:s text:c="4"/>const map_t* cpt_second);</text:p>
          </table:table-cell>
          <table:table-cell table:style-name="Table7.B2" office:value-type="string">
            <text:p text:style-name="P40">判断第一个<text:span text:style-name="T15">map_t</text:span>容器是否小于等于第二个<text:span text:style-name="T15">map_t</text:span>容器。</text:p>
          </table:table-cell>
        </table:table-row>
        <table:table-row>
          <table:table-cell table:style-name="Table7.A2" office:value-type="string">
            <text:p text:style-name="P38">bool_t map_great(</text:p>
            <text:p text:style-name="P38"><text:s text:c="4"/>const map_t* cpt_first,</text:p>
            <text:p text:style-name="P38"><text:s text:c="4"/>const map_t* cpt_second);</text:p>
          </table:table-cell>
          <table:table-cell table:style-name="Table7.B2" office:value-type="string">
            <text:p text:style-name="P40">判断第一个<text:span text:style-name="T15">map_t</text:span>容器是否大于第二个<text:span text:style-name="T15">map_t</text:span>容器。</text:p>
          </table:table-cell>
        </table:table-row>
        <table:table-row>
          <table:table-cell table:style-name="Table7.A2" office:value-type="string">
            <text:p text:style-name="P38">bool_t map_great_equal(</text:p>
            <text:p text:style-name="P38"><text:s text:c="4"/>const map_t* cpt_first,</text:p>
            <text:p text:style-name="P38"><text:s text:c="4"/>const map_t* cpt_second);</text:p>
          </table:table-cell>
          <table:table-cell table:style-name="Table7.B2" office:value-type="string">
            <text:p text:style-name="P40">判断第一个<text:span text:style-name="T15">map_t</text:span>容器是否大于等于第二个<text:span text:style-name="T15">map_t</text:span>容器。</text:p>
          </table:table-cell>
        </table:table-row>
        <table:table-row>
          <table:table-cell table:style-name="Table7.A2" office:value-type="string">
            <text:p text:style-name="P38">size_t map_count(</text:p>
            <text:p text:style-name="P38"><text:s text:c="4"/>const map_t* cpt_map, key_element);</text:p>
          </table:table-cell>
          <table:table-cell table:style-name="Table7.B2" office:value-type="string">
            <text:p text:style-name="P40">返回<text:span text:style-name="T15">map_t</text:span>容器中值为<text:span text:style-name="T15">key_element</text:span>的数据的数目。</text:p>
          </table:table-cell>
        </table:table-row>
        <table:table-row>
          <table:table-cell table:style-name="Table7.A2" office:value-type="string">
            <text:p text:style-name="P38">map_iterator_t map_find(</text:p>
            <text:p text:style-name="P38"><text:s text:c="4"/>const map_t* cpt_map, key_element);</text:p>
          </table:table-cell>
          <table:table-cell table:style-name="Table7.B2" office:value-type="string">
            <text:p text:style-name="P40">返回值为<text:span text:style-name="T15">key_element</text:span>的数据的位置。</text:p>
          </table:table-cell>
        </table:table-row>
        <text:soft-page-break/>
        <table:table-row>
          <table:table-cell table:style-name="Table7.A2" office:value-type="string">
            <text:p text:style-name="P38">map_iterator_t map_lower_bound(</text:p>
            <text:p text:style-name="P38"><text:s text:c="4"/>const map_t* cpt_map, key_element);</text:p>
          </table:table-cell>
          <table:table-cell table:style-name="Table7.B2" office:value-type="string">
            <text:p text:style-name="P40">返回第一个不小于<text:span text:style-name="T15">key_element</text:span>的数据的位置。</text:p>
          </table:table-cell>
        </table:table-row>
        <table:table-row>
          <table:table-cell table:style-name="Table7.A2" office:value-type="string">
            <text:p text:style-name="P38">map_iterator_t map_upper_bound(</text:p>
            <text:p text:style-name="P38"><text:s text:c="4"/>const map_t* cpt_map, key_element);</text:p>
          </table:table-cell>
          <table:table-cell table:style-name="Table7.B2" office:value-type="string">
            <text:p text:style-name="P40">返回第一个大于<text:span text:style-name="T15">key_element</text:span>的数据的位置。</text:p>
          </table:table-cell>
        </table:table-row>
        <table:table-row>
          <table:table-cell table:style-name="Table7.A2" office:value-type="string">
            <text:p text:style-name="P38">pair_t map_equal_range(</text:p>
            <text:p text:style-name="P38"><text:s text:c="4"/>const map_t* cpt_map, key_element);</text:p>
          </table:table-cell>
          <table:table-cell table:style-name="Table7.B2" office:value-type="string">
            <text:p text:style-name="P40">返回一个由数据区间的上下限组成的<text:span text:style-name="T15">pair_t</text:span>，这个数据区间中包含所有的值为<text:span text:style-name="T15">key_element</text:span>的数据。</text:p>
          </table:table-cell>
        </table:table-row>
        <table:table-row>
          <table:table-cell table:style-name="Table7.A2" office:value-type="string">
            <text:p text:style-name="P38">void map_assign(</text:p>
            <text:p text:style-name="P38"><text:s text:c="4"/>map_t* pt_map, const map_t* cpt_src);</text:p>
          </table:table-cell>
          <table:table-cell table:style-name="Table7.B2" office:value-type="string">
            <text:p text:style-name="P40">使用另一个<text:span text:style-name="T15">map_t</text:span>容器为当前<text:span text:style-name="T15">map_t</text:span>容器赋值。</text:p>
          </table:table-cell>
        </table:table-row>
        <table:table-row>
          <table:table-cell table:style-name="Table7.A2" office:value-type="string">
            <text:p text:style-name="P38">void map_swap(</text:p>
            <text:p text:style-name="P38"><text:s text:c="4"/>map_t* pt_first, map_t* pt_second);</text:p>
          </table:table-cell>
          <table:table-cell table:style-name="Table7.B2" office:value-type="string">
            <text:p text:style-name="P40">交换两个<text:span text:style-name="T15">map_t</text:span>容器的内容。</text:p>
          </table:table-cell>
        </table:table-row>
        <table:table-row>
          <table:table-cell table:style-name="Table7.A2" office:value-type="string">
            <text:p text:style-name="P38">map_iterator_t map_begin(const map_t* cpt_map);</text:p>
          </table:table-cell>
          <table:table-cell table:style-name="Table7.B2" office:value-type="string">
            <text:p text:style-name="P40">返回指向<text:span text:style-name="T15">map_t</text:span>容器开始的迭代器。</text:p>
          </table:table-cell>
        </table:table-row>
        <table:table-row>
          <table:table-cell table:style-name="Table7.A2" office:value-type="string">
            <text:p text:style-name="P38">map_iterator_t map_end(const map_t* cpt_map);</text:p>
          </table:table-cell>
          <table:table-cell table:style-name="Table7.B2" office:value-type="string">
            <text:p text:style-name="P40">返回指向<text:span text:style-name="T15">map_t</text:span>容器结尾的迭代器。</text:p>
          </table:table-cell>
        </table:table-row>
        <table:table-row>
          <table:table-cell table:style-name="Table7.A2" office:value-type="string">
            <text:p text:style-name="P38">map_iterator_t map_insert(</text:p>
            <text:p text:style-name="P38"><text:s text:c="4"/>map_t* pt_map, con<text:span text:style-name="T57">st pair_t* cpt_pair</text:span>);</text:p>
          </table:table-cell>
          <table:table-cell table:style-name="Table7.B2" office:value-type="string">
            <text:p text:style-name="P40">向<text:span text:style-name="T15">map_t</text:span>容器中插入数据<text:span text:style-name="T15">对cpt_pair</text:span>，成功返回新数据的位置，不成功返回<text:span text:style-name="T15">map_end()</text:span>。</text:p>
          </table:table-cell>
        </table:table-row>
        <table:table-row>
          <table:table-cell table:style-name="Table7.A2" office:value-type="string">
            <text:p text:style-name="P38">map_iterator_t map_insert_hint(</text:p>
            <text:p text:style-name="P38"><text:s text:c="4"/>map_t* pt_map, map_iterator_t t_hint,</text:p>
            <text:p text:style-name="P38"><text:s text:c="4"/>con<text:span text:style-name="T57">st pair_t* cpt_pair</text:span>);</text:p>
          </table:table-cell>
          <table:table-cell table:style-name="Table7.B2" office:value-type="string">
            <text:p text:style-name="P40">向<text:span text:style-name="T15">map_t</text:span>容器中插入数据<text:span text:style-name="T15">对cpt_pair</text:span>时使用线索位置<text:span text:style-name="T15">t_hint</text:span>，成功返回新数据的位置，不成功返回<text:span text:style-name="T15">map_end()</text:span>。</text:p>
          </table:table-cell>
        </table:table-row>
        <table:table-row>
          <table:table-cell table:style-name="Table7.A2" office:value-type="string">
            <text:p text:style-name="P38">void map_insert_range(</text:p>
            <text:p text:style-name="P38"><text:s text:c="4"/>map_t* pt_map,</text:p>
            <text:p text:style-name="P38"><text:s text:c="4"/>map_iterator_t t_begin, </text:p>
            <text:p text:style-name="P38"><text:s text:c="4"/>map_iterator_t t_end);</text:p>
          </table:table-cell>
          <table:table-cell table:style-name="Table7.B2" office:value-type="string">
            <text:p text:style-name="P40">向<text:span text:style-name="T15">map_t</text:span>容器中插入数据区间<text:span text:style-name="T15">[t_begin, t_end)</text:span>。<text:span text:style-name="T32">[1][2]</text:span></text:p>
          </table:table-cell>
        </table:table-row>
        <table:table-row>
          <table:table-cell table:style-name="Table7.A2" office:value-type="string">
            <text:p text:style-name="P38">size_t map_erase(map_t* pt_map, key_element);</text:p>
          </table:table-cell>
          <table:table-cell table:style-name="Table7.B2" office:value-type="string">
            <text:p text:style-name="P40">删除值为<text:span text:style-name="T15">key_element</text:span>的数据，同时返回删除的数据的数目。</text:p>
          </table:table-cell>
        </table:table-row>
        <table:table-row>
          <table:table-cell table:style-name="Table7.A2" office:value-type="string">
            <text:p text:style-name="P38">void map_erase_pos(</text:p>
            <text:p text:style-name="P38"><text:s text:c="4"/>map_t* pt_map, map_iterator_t t_pos);</text:p>
          </table:table-cell>
          <table:table-cell table:style-name="Table7.B2" office:value-type="string">
            <text:p text:style-name="P40">删除<text:span text:style-name="T15">t_pos</text:span>位置的数据。</text:p>
          </table:table-cell>
        </table:table-row>
        <table:table-row>
          <table:table-cell table:style-name="Table7.A2" office:value-type="string">
            <text:p text:style-name="P38">void map_erase_range(</text:p>
            <text:p text:style-name="P38"><text:s text:c="4"/>map_t* pt_map,</text:p>
            <text:p text:style-name="P38"><text:s text:c="4"/>map_iterator_t t_begin,</text:p>
            <text:p text:style-name="P38"><text:s text:c="4"/>map_iterator_t t_end);</text:p>
          </table:table-cell>
          <table:table-cell table:style-name="Table7.B2" office:value-type="string">
            <text:p text:style-name="P40">删除数据区间<text:span text:style-name="T15">[t_begin, t_end)</text:span>的数据。<text:span text:style-name="T32">[1]</text:span></text:p>
          </table:table-cell>
        </table:table-row>
        <table:table-row>
          <table:table-cell table:style-name="Table7.A2" office:value-type="string">
            <text:p text:style-name="P38">void map_clear(map_t* pt_map);</text:p>
          </table:table-cell>
          <table:table-cell table:style-name="Table7.B2" office:value-type="string">
            <text:p text:style-name="P40">清空<text:span text:style-name="T15">map</text:span>_t容器。</text:p>
          </table:table-cell>
        </table:table-row>
        <table:table-row>
          <table:table-cell table:style-name="Table7.A2" office:value-type="string">
            <text:p text:style-name="P38">void* map_at(map_t* pt_map, key_element);</text:p>
          </table:table-cell>
          <table:table-cell table:style-name="Table7.B2" office:value-type="string">
            <text:p text:style-name="P40">关联数组操作，通过<text:span text:style-name="T15">key_element</text:span>对相应的值进行访问。返回指向值的指针，如果<text:span text:style-name="T15">map_t</text:span>容器中没有相应的<text:span text:style-name="T15">key/value</text:span>数据，则首先添加<text:span text:style-name="T15">key/0</text:span>然后返回指向值的指针。</text:p>
          </table:table-cell>
        </table:table-row>
      </table:table>
      <text:p text:style-name="Standard"/>
      <text:p text:style-name="P26">NOTE:</text:p>
      <text:p text:style-name="P16"><text:span text:style-name="T29">[1]:</text:span><text:span text:style-name="T9">数据区间</text:span><text:span text:style-name="T33">[t_begin, t_end)</text:span><text:span text:style-name="T9">必须是有效的数据区间。</text:span></text:p>
      <text:p text:style-name="P16"><text:span text:style-name="T29">[2]:</text:span><text:span text:style-name="T9">数据区间</text:span><text:span text:style-name="T33">[t_begin, t_end)</text:span><text:span text:style-name="T9">必须属于另一个</text:span><text:span text:style-name="T33">map_t</text:span><text:span text:style-name="T9">容器。</text:span></text:p>
      <text:p text:style-name="P18"/>
      <text:h text:style-name="P53" text:outline-level="3">multimap_t</text:h>
      <text:p text:style-name="P23">TYPE：</text:p>
      <text:p text:style-name="P32"><text:tab/>multimap_t</text:p>
      <text:p text:style-name="P12"/>
      <text:p text:style-name="P24">ITERATOR TYPE:</text:p>
      <text:p text:style-name="P31"><text:span text:style-name="T8"><text:tab/></text:span><text:span text:style-name="T14">bidirectional_iterator_t</text:span></text:p>
      <text:p text:style-name="P36"><text:tab/>multimap_iterator_t</text:p>
      <text:p text:style-name="P13"/>
      <text:p text:style-name="P24">DESCRIPTION:</text:p>
      <text:p text:style-name="P21"><text:span text:style-name="T10"><text:tab/></text:span><text:span text:style-name="T25">multimap_t</text:span><text:span text:style-name="T10">和</text:span><text:span text:style-name="T25">map_t</text:span><text:span text:style-name="T10">是十分相似的,</text:span><text:span text:style-name="T25">map_t</text:span><text:span text:style-name="T10">不允许数据重复,</text:span><text:span text:style-name="T25">multimap_t</text:span><text:span text:style-name="T10">允许数据重复，所以向</text:span><text:span text:style-name="T25">multimap_t</text:span><text:span text:style-name="T10">中插入数据时不会失败。</text:span><text:span text:style-name="T13">此外</text:span><text:span text:style-name="T21">map_t</text:span><text:span text:style-name="T13">可以作为关联数组使用，但是</text:span><text:span text:style-name="T21">multimap_t</text:span><text:span text:style-name="T13">不可以。</text:span></text:p>
      <text:p text:style-name="P10"/>
      <text:p text:style-name="P24">DEFINITION:</text:p>
      <text:p text:style-name="P13"><text:soft-page-break/><text:tab/><text:span text:style-name="T44">&lt;cstl/cmap.h&gt;</text:span></text:p>
      <text:p text:style-name="Standard"/>
      <text:p text:style-name="P29">OPERATION: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8">multimap_t create_multimap(key_type, value_type);</text:p>
          </table:table-cell>
          <table:table-cell table:style-name="Table8.B1" office:value-type="string">
            <text:p text:style-name="P40">创建指定类型的multimap<text:span text:style-name="T15">_t</text:span>容器。</text:p>
          </table:table-cell>
        </table:table-row>
        <table:table-row>
          <table:table-cell table:style-name="Table8.A2" office:value-type="string">
            <text:p text:style-name="P38">void multimap_init(multimap_t* pt_multimap);</text:p>
          </table:table-cell>
          <table:table-cell table:style-name="Table8.B2" office:value-type="string">
            <text:p text:style-name="P40">初始化一个空的multimap<text:span text:style-name="T15">_t</text:span>容器。</text:p>
          </table:table-cell>
        </table:table-row>
        <table:table-row>
          <table:table-cell table:style-name="Table8.A2" office:value-type="string">
            <text:p text:style-name="P38">void multimap_init_copy(</text:p>
            <text:p text:style-name="P38"><text:s text:c="4"/>multimap_t* pt_multimap,</text:p>
            <text:p text:style-name="P38"><text:s text:c="4"/>const multimap_t* cpt_src);</text:p>
          </table:table-cell>
          <table:table-cell table:style-name="Table8.B2" office:value-type="string">
            <text:p text:style-name="P40">使用令一个multimap<text:span text:style-name="T15">_t</text:span>容器初始化multimap<text:span text:style-name="T15">_t</text:span>容器。</text:p>
          </table:table-cell>
        </table:table-row>
        <table:table-row>
          <table:table-cell table:style-name="Table8.A2" office:value-type="string">
            <text:p text:style-name="P38">void multimap_init_copy_range(</text:p>
            <text:p text:style-name="P38"><text:s text:c="4"/>multimap_t* pt_multimap,</text:p>
            <text:p text:style-name="P38"><text:s text:c="4"/>multimap_iterator_t t_begin,</text:p>
            <text:p text:style-name="P38"><text:s text:c="4"/>multimap_iterator_t t_end);</text:p>
          </table:table-cell>
          <table:table-cell table:style-name="Table8.B2" office:value-type="string">
            <text:p text:style-name="P40">使用数据区间<text:span text:style-name="T15">[t_begin, t_end)</text:span>初始化multimap<text:span text:style-name="T15">_t</text:span>容器。<text:span text:style-name="T32">[1][2]</text:span></text:p>
          </table:table-cell>
        </table:table-row>
        <table:table-row>
          <table:table-cell table:style-name="Table8.A2" office:value-type="string">
            <text:p text:style-name="P38">void multimap_destroy(multimap_t* pt_multimap);</text:p>
          </table:table-cell>
          <table:table-cell table:style-name="Table8.B2" office:value-type="string">
            <text:p text:style-name="P40">销毁multimap<text:span text:style-name="T15">_t</text:span>容器。</text:p>
          </table:table-cell>
        </table:table-row>
        <table:table-row>
          <table:table-cell table:style-name="Table8.A2" office:value-type="string">
            <text:p text:style-name="P38">size_t multimap_size(</text:p>
            <text:p text:style-name="P38"><text:s text:c="4"/>const multimap_t* cpt_multimap);</text:p>
          </table:table-cell>
          <table:table-cell table:style-name="Table8.B2" office:value-type="string">
            <text:p text:style-name="P40">获得multimap<text:span text:style-name="T15">_t</text:span>容器中数据的数目。</text:p>
          </table:table-cell>
        </table:table-row>
        <table:table-row>
          <table:table-cell table:style-name="Table8.A2" office:value-type="string">
            <text:p text:style-name="P38">size_t multimap_max_size(</text:p>
            <text:p text:style-name="P38"><text:s text:c="4"/>const multimap_t* cpt_multimap);</text:p>
          </table:table-cell>
          <table:table-cell table:style-name="Table8.B2" office:value-type="string">
            <text:p text:style-name="P40">获得multimap<text:span text:style-name="T15">_t</text:span>容器中能够保存的数据的最大数目。</text:p>
          </table:table-cell>
        </table:table-row>
        <table:table-row>
          <table:table-cell table:style-name="Table8.A2" office:value-type="string">
            <text:p text:style-name="P38">bool_t multimap_empty(</text:p>
            <text:p text:style-name="P38"><text:s text:c="4"/>const multimap_t* cpt_multimap);</text:p>
          </table:table-cell>
          <table:table-cell table:style-name="Table8.B2" office:value-type="string">
            <text:p text:style-name="P40">判断multimap<text:span text:style-name="T15">_t</text:span>容器是否为空。</text:p>
          </table:table-cell>
        </table:table-row>
        <table:table-row>
          <table:table-cell table:style-name="Table8.A2" office:value-type="string">
            <text:p text:style-name="P38">bool_t multimap_equal(</text:p>
            <text:p text:style-name="P38"><text:s text:c="4"/>const multimap_t* cpt_first,</text:p>
            <text:p text:style-name="P38"><text:s text:c="4"/>const multimap_t* cpt_second);</text:p>
          </table:table-cell>
          <table:table-cell table:style-name="Table8.B2" office:value-type="string">
            <text:p text:style-name="P40">判断两个multimap<text:span text:style-name="T15">_t</text:span>容器是否相等。</text:p>
          </table:table-cell>
        </table:table-row>
        <table:table-row>
          <table:table-cell table:style-name="Table8.A2" office:value-type="string">
            <text:p text:style-name="P38">bool_t multimap_not_equal(</text:p>
            <text:p text:style-name="P38"><text:s text:c="4"/>const multimap_t* cpt_first,</text:p>
            <text:p text:style-name="P38"><text:s text:c="4"/>const multimap_t* cpt_second);</text:p>
          </table:table-cell>
          <table:table-cell table:style-name="Table8.B2" office:value-type="string">
            <text:p text:style-name="P40">判断两个multimap<text:span text:style-name="T15">_t</text:span>容器是否不等。</text:p>
          </table:table-cell>
        </table:table-row>
        <table:table-row>
          <table:table-cell table:style-name="Table8.A2" office:value-type="string">
            <text:p text:style-name="P38">bool_t multimap_less(</text:p>
            <text:p text:style-name="P38"><text:s text:c="4"/>const multimap_t* cpt_first,</text:p>
            <text:p text:style-name="P38"><text:s text:c="4"/>const multimap_t* cpt_second);</text:p>
          </table:table-cell>
          <table:table-cell table:style-name="Table8.B2" office:value-type="string">
            <text:p text:style-name="P40">判断第一个multimap<text:span text:style-name="T15">_t</text:span>容器是否小于第二个multimap<text:span text:style-name="T15">_t</text:span>容器。</text:p>
          </table:table-cell>
        </table:table-row>
        <table:table-row>
          <table:table-cell table:style-name="Table8.A2" office:value-type="string">
            <text:p text:style-name="P38">bool_t multimap_less_equal(</text:p>
            <text:p text:style-name="P38"><text:s text:c="4"/>const multimap_t* cpt_first,</text:p>
            <text:p text:style-name="P38"><text:s text:c="4"/>const multimap_t* cpt_second);</text:p>
          </table:table-cell>
          <table:table-cell table:style-name="Table8.B2" office:value-type="string">
            <text:p text:style-name="P40">判断第一个multimap<text:span text:style-name="T15">_t</text:span>容器是否小于等于第二个multimap<text:span text:style-name="T15">_t</text:span>容器。</text:p>
          </table:table-cell>
        </table:table-row>
        <table:table-row>
          <table:table-cell table:style-name="Table8.A2" office:value-type="string">
            <text:p text:style-name="P38">bool_t multimap_great(</text:p>
            <text:p text:style-name="P38"><text:s text:c="4"/>const multimap_t* cpt_first,</text:p>
            <text:p text:style-name="P38"><text:s text:c="4"/>const multimap_t* cpt_second);</text:p>
          </table:table-cell>
          <table:table-cell table:style-name="Table8.B2" office:value-type="string">
            <text:p text:style-name="P40">判断第一个multimap<text:span text:style-name="T15">_t</text:span>容器是否大于第二个multimap<text:span text:style-name="T15">_t</text:span>容器。</text:p>
          </table:table-cell>
        </table:table-row>
        <table:table-row>
          <table:table-cell table:style-name="Table8.A2" office:value-type="string">
            <text:p text:style-name="P38">bool_t multimap_great_equal(</text:p>
            <text:p text:style-name="P38"><text:s text:c="4"/>const multimap_t* cpt_first,</text:p>
            <text:p text:style-name="P38"><text:s text:c="4"/>const multimap_t* cpt_second);</text:p>
          </table:table-cell>
          <table:table-cell table:style-name="Table8.B2" office:value-type="string">
            <text:p text:style-name="P40">判断第一个multimap<text:span text:style-name="T15">_t</text:span>容器是否大于等于第二个multimap<text:span text:style-name="T15">_t</text:span>容器。</text:p>
          </table:table-cell>
        </table:table-row>
        <table:table-row>
          <table:table-cell table:style-name="Table8.A2" office:value-type="string">
            <text:p text:style-name="P38">size_t multimap_count(</text:p>
            <text:p text:style-name="P38"><text:s text:c="4"/>const multimap_t* cpt_multimap, key_element);</text:p>
          </table:table-cell>
          <table:table-cell table:style-name="Table8.B2" office:value-type="string">
            <text:p text:style-name="P40">返回multimap<text:span text:style-name="T15">_t</text:span>容器中值为<text:span text:style-name="T15">key_element</text:span>的数据的数目。</text:p>
          </table:table-cell>
        </table:table-row>
        <table:table-row>
          <table:table-cell table:style-name="Table8.A2" office:value-type="string">
            <text:p text:style-name="P38">multimap_iterator_t multimap_find(</text:p>
            <text:p text:style-name="P38"><text:s text:c="4"/>const multimap_t* cpt_multimap, key_element);</text:p>
          </table:table-cell>
          <table:table-cell table:style-name="Table8.B2" office:value-type="string">
            <text:p text:style-name="P40">返回值为<text:span text:style-name="T15">key_element</text:span>的数据的位置。</text:p>
          </table:table-cell>
        </table:table-row>
        <table:table-row>
          <table:table-cell table:style-name="Table8.A2" office:value-type="string">
            <text:p text:style-name="P38">multimap_iterator_t multimap_lower_bound(</text:p>
            <text:p text:style-name="P38"><text:s text:c="4"/>const multimap_t* cpt_multimap, key_element);</text:p>
          </table:table-cell>
          <table:table-cell table:style-name="Table8.B2" office:value-type="string">
            <text:p text:style-name="P40">返回第一个不小于<text:span text:style-name="T15">key_element</text:span>的数据的位置。</text:p>
          </table:table-cell>
        </table:table-row>
        <table:table-row>
          <table:table-cell table:style-name="Table8.A2" office:value-type="string">
            <text:p text:style-name="P38">multimap_iterator_t multimap_upper_bound(</text:p>
            <text:p text:style-name="P38"><text:s text:c="4"/>const multimap_t* cpt_multimap, key_element);</text:p>
          </table:table-cell>
          <table:table-cell table:style-name="Table8.B2" office:value-type="string">
            <text:p text:style-name="P40">返回第一个大于<text:span text:style-name="T15">key_element</text:span>的数据的位置。</text:p>
          </table:table-cell>
        </table:table-row>
        <table:table-row>
          <table:table-cell table:style-name="Table8.A2" office:value-type="string">
            <text:p text:style-name="P38">pair_t multimap_equal_range(</text:p>
            <text:p text:style-name="P38"><text:s text:c="4"/>const multimap_t* cpt_multimap, key_element);</text:p>
          </table:table-cell>
          <table:table-cell table:style-name="Table8.B2" office:value-type="string">
            <text:p text:style-name="P40">返回一个由数据区间的上下限组成的<text:span text:style-name="T15">pair_t</text:span>，这个数据区间中包含所有的值为<text:span text:style-name="T15">key_element</text:span>的数据。</text:p>
          </table:table-cell>
        </table:table-row>
        <table:table-row>
          <table:table-cell table:style-name="Table8.A2" office:value-type="string">
            <text:p text:style-name="P38">void multimap_assign(</text:p>
            <text:p text:style-name="P38"><text:s text:c="4"/>multimap_t* pt_multimap,</text:p>
            <text:p text:style-name="P38"><text:s text:c="4"/>const multimap_t* cpt_src);</text:p>
          </table:table-cell>
          <table:table-cell table:style-name="Table8.B2" office:value-type="string">
            <text:p text:style-name="P40">使用另一个multimap<text:span text:style-name="T15">_t</text:span>容器为当前multimap<text:span text:style-name="T15">_t</text:span>容器赋值。</text:p>
          </table:table-cell>
        </table:table-row>
        <table:table-row>
          <table:table-cell table:style-name="Table8.A2" office:value-type="string">
            <text:p text:style-name="P38">void multimap_swap(</text:p>
            <text:p text:style-name="P38"><text:s text:c="4"/>multimap_t* pt_first, multimap_t* pt_second);</text:p>
          </table:table-cell>
          <table:table-cell table:style-name="Table8.B2" office:value-type="string">
            <text:p text:style-name="P40">交换两个multimap<text:span text:style-name="T15">_t</text:span>容器的内容。</text:p>
          </table:table-cell>
        </table:table-row>
        <table:table-row>
          <table:table-cell table:style-name="Table8.A2" office:value-type="string">
            <text:p text:style-name="P38">multimap_iterator_t multimap_begin(</text:p>
            <text:p text:style-name="P38"><text:s text:c="4"/>const multimap_t* cpt_multimap);</text:p>
          </table:table-cell>
          <table:table-cell table:style-name="Table8.B2" office:value-type="string">
            <text:p text:style-name="P40">返回指向multimap<text:span text:style-name="T15">_t</text:span>容器开始的迭代器。</text:p>
          </table:table-cell>
        </table:table-row>
        <table:table-row>
          <table:table-cell table:style-name="Table8.A2" office:value-type="string">
            <text:p text:style-name="P38">multimap_iterator_t multimap_end(</text:p>
            <text:p text:style-name="P38"><text:s text:c="4"/>const multimap_t* cpt_multimap);</text:p>
          </table:table-cell>
          <table:table-cell table:style-name="Table8.B2" office:value-type="string">
            <text:p text:style-name="P40">返回指向multimap<text:span text:style-name="T15">_t</text:span>容器结尾的迭代器。</text:p>
          </table:table-cell>
        </table:table-row>
        <text:soft-page-break/>
        <table:table-row>
          <table:table-cell table:style-name="Table8.A2" office:value-type="string">
            <text:p text:style-name="P38">multimap_iterator_t multimap_insert(</text:p>
            <text:p text:style-name="P38"><text:s text:c="4"/>multimap_t* pt_multimap,</text:p>
            <text:p text:style-name="P38"><text:s text:c="4"/>con<text:span text:style-name="T57">st pair_t* cpt_pair</text:span>);</text:p>
          </table:table-cell>
          <table:table-cell table:style-name="Table8.B2" office:value-type="string">
            <text:p text:style-name="P40">向multimap<text:span text:style-name="T15">_t</text:span>容器中插入数据<text:span text:style-name="T15">对cpt_pair</text:span>，返回新数据的位置。</text:p>
          </table:table-cell>
        </table:table-row>
        <table:table-row>
          <table:table-cell table:style-name="Table8.A2" office:value-type="string">
            <text:p text:style-name="P38">multimap_iterator_t multimap_insert_hint(</text:p>
            <text:p text:style-name="P38"><text:s text:c="4"/>multimap_t* pt_multimap,</text:p>
            <text:p text:style-name="P38"><text:s text:c="4"/>multimap_iterator_t t_hint,</text:p>
            <text:p text:style-name="P38"><text:s text:c="4"/>con<text:span text:style-name="T57">st pair_t* cpt_pair</text:span>);</text:p>
          </table:table-cell>
          <table:table-cell table:style-name="Table8.B2" office:value-type="string">
            <text:p text:style-name="P40">向multimap<text:span text:style-name="T15">_t</text:span>容器中插入数据<text:span text:style-name="T15">对cpt_pair</text:span>时使用线索位置<text:span text:style-name="T15">t_hint</text:span>，返回新数据的位置。</text:p>
          </table:table-cell>
        </table:table-row>
        <table:table-row>
          <table:table-cell table:style-name="Table8.A2" office:value-type="string">
            <text:p text:style-name="P38">void multimap_insert_range(</text:p>
            <text:p text:style-name="P38"><text:s text:c="4"/>multimap_t* pt_multimap,</text:p>
            <text:p text:style-name="P38"><text:s text:c="4"/>multimap_iterator_t t_begin, </text:p>
            <text:p text:style-name="P38"><text:s text:c="4"/>multimap_iterator_t t_end);</text:p>
          </table:table-cell>
          <table:table-cell table:style-name="Table8.B2" office:value-type="string">
            <text:p text:style-name="P40">向multimap<text:span text:style-name="T15">_t</text:span>容器中插入数据区间<text:span text:style-name="T15">[t_begin, t_end)</text:span>。<text:span text:style-name="T32">[1][2]</text:span></text:p>
          </table:table-cell>
        </table:table-row>
        <table:table-row>
          <table:table-cell table:style-name="Table8.A2" office:value-type="string">
            <text:p text:style-name="P38">size_t multimap_erase(</text:p>
            <text:p text:style-name="P38"><text:s text:c="4"/>multimap_t* pt_multimap, key_element);</text:p>
          </table:table-cell>
          <table:table-cell table:style-name="Table8.B2" office:value-type="string">
            <text:p text:style-name="P40">删除值为<text:span text:style-name="T15">key_element</text:span>的数据，同时返回删除的数据的数目。</text:p>
          </table:table-cell>
        </table:table-row>
        <table:table-row>
          <table:table-cell table:style-name="Table8.A2" office:value-type="string">
            <text:p text:style-name="P38">void multimap_erase_pos(</text:p>
            <text:p text:style-name="P38"><text:s text:c="4"/>multimap_t* pt_multimap,</text:p>
            <text:p text:style-name="P38"><text:s text:c="4"/>multimap_iterator_t t_pos);</text:p>
          </table:table-cell>
          <table:table-cell table:style-name="Table8.B2" office:value-type="string">
            <text:p text:style-name="P40">删除<text:span text:style-name="T15">t_pos</text:span>位置的数据。</text:p>
          </table:table-cell>
        </table:table-row>
        <table:table-row>
          <table:table-cell table:style-name="Table8.A2" office:value-type="string">
            <text:p text:style-name="P38">void multimap_erase_range(</text:p>
            <text:p text:style-name="P38"><text:s text:c="4"/>multimap_t* pt_multimap,</text:p>
            <text:p text:style-name="P38"><text:s text:c="4"/>multimap_iterator_t t_begin,</text:p>
            <text:p text:style-name="P38"><text:s text:c="4"/>multimap_iterator_t t_end);</text:p>
          </table:table-cell>
          <table:table-cell table:style-name="Table8.B2" office:value-type="string">
            <text:p text:style-name="P40">删除数据区间<text:span text:style-name="T15">[t_begin, t_end)</text:span>的数据。<text:span text:style-name="T32">[1]</text:span></text:p>
          </table:table-cell>
        </table:table-row>
        <table:table-row>
          <table:table-cell table:style-name="Table8.A2" office:value-type="string">
            <text:p text:style-name="P38">void multimap_clear(multimap_t* pt_multimap);</text:p>
          </table:table-cell>
          <table:table-cell table:style-name="Table8.B2" office:value-type="string">
            <text:p text:style-name="P40">清空multimap_t容器。</text:p>
          </table:table-cell>
        </table:table-row>
      </table:table>
      <text:p text:style-name="Standard"/>
      <text:p text:style-name="P26">NOTE:</text:p>
      <text:p text:style-name="P16"><text:span text:style-name="T29">[1]:</text:span><text:span text:style-name="T9">数据区间</text:span><text:span text:style-name="T33">[t_begin, t_end)</text:span><text:span text:style-name="T9">必须是有效的数据区间。</text:span></text:p>
      <text:p text:style-name="P16"><text:span text:style-name="T29">[2]:</text:span><text:span text:style-name="T9">数据区间</text:span><text:span text:style-name="T33">[t_begin, t_end)</text:span><text:span text:style-name="T9">必须属于另一个</text:span><text:span text:style-name="T33">multimap_t</text:span><text:span text:style-name="T9">容器。</text:span></text:p>
      <text:p text:style-name="P18"/>
      <text:h text:style-name="P53" text:outline-level="3">hash_set_t</text:h>
      <text:p text:style-name="P23">TYPE：</text:p>
      <text:p text:style-name="P32"><text:tab/>hash_set_t</text:p>
      <text:p text:style-name="P12"/>
      <text:p text:style-name="P24">ITERATOR TYPE:</text:p>
      <text:p text:style-name="P31"><text:span text:style-name="T8"><text:tab/></text:span><text:span text:style-name="T14">forward_iterator_t</text:span></text:p>
      <text:p text:style-name="P36"><text:tab/>hash_set_iterator_t</text:p>
      <text:p text:style-name="P13"/>
      <text:p text:style-name="P24">DESCRIPTION:</text:p>
      <text:p text:style-name="P21"><text:span text:style-name="T10"><text:tab/></text:span><text:span text:style-name="T25">hash_set_t</text:span><text:span text:style-name="T10">也是关联容器的一种，但是它不同于</text:span><text:span text:style-name="T25">set_t</text:span><text:span text:style-name="T10">，它使用</text:span><text:span text:style-name="T25">hash</text:span><text:span text:style-name="T10">表机制来保存数据，所以</text:span><text:span text:style-name="T25">hash_set_t</text:span><text:span text:style-name="T10">内部数据并不是排序的，但是它仍然能够提供高效的存取数据和查找</text:span><text:span text:style-name="T13">。作为集合</text:span><text:span text:style-name="T21">hash_set_t</text:span><text:span text:style-name="T13">与</text:span><text:span text:style-name="T21">set_t</text:span><text:span text:style-name="T13">行为类似都是不允许数据重复。</text:span></text:p>
      <text:p text:style-name="P10"/>
      <text:p text:style-name="P24">DEFINITION:</text:p>
      <text:p text:style-name="P13"><text:tab/><text:span text:style-name="T44">&lt;cstl/chash_set.h&gt;</text:span></text:p>
      <text:p text:style-name="Standard"/>
      <text:p text:style-name="P29">OPERATION: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8">hash_set_t create_hash_set(type);</text:p>
          </table:table-cell>
          <table:table-cell table:style-name="Table9.B1" office:value-type="string">
            <text:p text:style-name="P40">创建指定类型的<text:span text:style-name="T15">hash_set_t</text:span>容器。</text:p>
          </table:table-cell>
        </table:table-row>
        <table:table-row>
          <table:table-cell table:style-name="Table9.A2" office:value-type="string">
            <text:p text:style-name="P38">void hash_set_init(</text:p>
            <text:p text:style-name="P38"><text:s text:c="4"/>hash_set_t* pt_hash_set,</text:p>
            <text:p text:style-name="P38"><text:s text:c="4"/>int (*pfun_hash)(const void*, size_t, size_t)</text:p>
            <text:p text:style-name="P38">);</text:p>
          </table:table-cell>
          <table:table-cell table:style-name="Table9.B2" office:value-type="string">
            <text:p text:style-name="P40">初始化一个空的<text:span text:style-name="T15">hash_set_t</text:span>容器。<text:span text:style-name="T32">[3]</text:span></text:p>
          </table:table-cell>
        </table:table-row>
        <table:table-row>
          <table:table-cell table:style-name="Table9.A2" office:value-type="string">
            <text:p text:style-name="P38">void hash_set_init_n(</text:p>
            <text:p text:style-name="P38"><text:s text:c="4"/>hash_set_t* pt_hash_set,</text:p>
            <text:p text:style-name="P38"><text:s text:c="4"/>size_t t_bucketcount,</text:p>
            <text:p text:style-name="P38"><text:s text:c="4"/>int (*pfun_hash)(const void*, size_t, size_t)</text:p>
            <text:p text:style-name="P38">);</text:p>
          </table:table-cell>
          <table:table-cell table:style-name="Table9.B2" office:value-type="string">
            <text:p text:style-name="P40">初始化一个空的<text:span text:style-name="T15">hash_set_t</text:span>容器，容器的<text:span text:style-name="T15">hash</text:span>表大小为<text:span text:style-name="T15">t_bucketcount</text:span>。<text:span text:style-name="T32">[3]</text:span></text:p>
          </table:table-cell>
        </table:table-row>
        <text:soft-page-break/>
        <table:table-row>
          <table:table-cell table:style-name="Table9.A2" office:value-type="string">
            <text:p text:style-name="P38">void hash_set_init_copy(</text:p>
            <text:p text:style-name="P38"><text:s text:c="4"/>hash_set_t* pt_hash_set,</text:p>
            <text:p text:style-name="P38"><text:s text:c="4"/>const hash_set_t* cpt_src);</text:p>
          </table:table-cell>
          <table:table-cell table:style-name="Table9.B2" office:value-type="string">
            <text:p text:style-name="P40">使用令一个<text:span text:style-name="T15">hash_set_t</text:span>容器初始化<text:span text:style-name="T15">hash_set_t</text:span>容器。</text:p>
          </table:table-cell>
        </table:table-row>
        <table:table-row>
          <table:table-cell table:style-name="Table9.A2" office:value-type="string">
            <text:p text:style-name="P38">void hash_set_init_copy_range(</text:p>
            <text:p text:style-name="P38"><text:s text:c="4"/>hash_set_t* pt_hash_set,</text:p>
            <text:p text:style-name="P38"><text:s text:c="4"/>hash_set_iterator_t t_begin,</text:p>
            <text:p text:style-name="P38"><text:s text:c="4"/>hash_set_iterator_t t_end,</text:p>
            <text:p text:style-name="P38"><text:s text:c="4"/>int (*pfun_hash)(const void*, size_t, size_t)</text:p>
            <text:p text:style-name="P38">);</text:p>
          </table:table-cell>
          <table:table-cell table:style-name="Table9.B2" office:value-type="string">
            <text:p text:style-name="P40">使用数据区间<text:span text:style-name="T15">[t_begin, t_end)</text:span>初始化<text:span text:style-name="T15">hash_set_t</text:span>容器。<text:span text:style-name="T32">[1][2][3]</text:span></text:p>
          </table:table-cell>
        </table:table-row>
        <table:table-row>
          <table:table-cell table:style-name="Table9.A2" office:value-type="string">
            <text:p text:style-name="P38">void hash_set_init_copy_range_n(</text:p>
            <text:p text:style-name="P38"><text:s text:c="4"/>hash_set_t* pt_hash_set,</text:p>
            <text:p text:style-name="P38"><text:s text:c="4"/>hash_set_iterator_t t_begin,</text:p>
            <text:p text:style-name="P38"><text:s text:c="4"/>hash_set_iterator_t t_end,</text:p>
            <text:p text:style-name="P38"><text:s text:c="4"/>size_t t_bucketcount,</text:p>
            <text:p text:style-name="P38"><text:s text:c="4"/>int (*pfun_hash)(const void*, size_t, size_t)</text:p>
            <text:p text:style-name="P38">);</text:p>
          </table:table-cell>
          <table:table-cell table:style-name="Table9.B2" office:value-type="string">
            <text:p text:style-name="P40">使用数据区间<text:span text:style-name="T15">[t_begin, t_end)</text:span>初始化<text:span text:style-name="T15">hash_set_t</text:span>容器。<text:span text:style-name="T32">[1][2][3]</text:span></text:p>
          </table:table-cell>
        </table:table-row>
        <table:table-row>
          <table:table-cell table:style-name="Table9.A2" office:value-type="string">
            <text:p text:style-name="P38">void hash_set_destroy(hash_set_t* pt_hash_set);</text:p>
          </table:table-cell>
          <table:table-cell table:style-name="Table9.B2" office:value-type="string">
            <text:p text:style-name="P40">销毁<text:span text:style-name="T15">hash_set_t</text:span>容器。</text:p>
          </table:table-cell>
        </table:table-row>
        <table:table-row>
          <table:table-cell table:style-name="Table9.A2" office:value-type="string">
            <text:p text:style-name="P38">size_t hash_set_size(</text:p>
            <text:p text:style-name="P38"><text:s text:c="4"/>const hash_set_t* cpt_hash_set);</text:p>
          </table:table-cell>
          <table:table-cell table:style-name="Table9.B2" office:value-type="string">
            <text:p text:style-name="P40">获得<text:span text:style-name="T15">hash_set</text:span><text:span text:style-name="T15">_t</text:span>容器中数据的数目。</text:p>
          </table:table-cell>
        </table:table-row>
        <table:table-row>
          <table:table-cell table:style-name="Table9.A2" office:value-type="string">
            <text:p text:style-name="P38">size_t hash_set_max_size(</text:p>
            <text:p text:style-name="P38"><text:s text:c="4"/>const hash_set_t* cpt_hash_set);</text:p>
          </table:table-cell>
          <table:table-cell table:style-name="Table9.B2" office:value-type="string">
            <text:p text:style-name="P40">获得<text:span text:style-name="T15">hash_set</text:span><text:span text:style-name="T15">_t</text:span>容器中能够保存的数据的最大数目。</text:p>
          </table:table-cell>
        </table:table-row>
        <table:table-row>
          <table:table-cell table:style-name="Table9.A2" office:value-type="string">
            <text:p text:style-name="P38">bool_t hash_set_empty(</text:p>
            <text:p text:style-name="P38"><text:s text:c="4"/>const hash_set_t* cpt_hash_set);</text:p>
          </table:table-cell>
          <table:table-cell table:style-name="Table9.B2" office:value-type="string">
            <text:p text:style-name="P40">判断<text:span text:style-name="T15">hash_set</text:span><text:span text:style-name="T15">_t</text:span>容器是否为空。</text:p>
          </table:table-cell>
        </table:table-row>
        <table:table-row>
          <table:table-cell table:style-name="Table9.A2" office:value-type="string">
            <text:p text:style-name="P38">size_t hash_set_bucket_count(</text:p>
            <text:p text:style-name="P38"><text:s text:c="4"/>const hash_set_t* cpt_hash_set);</text:p>
          </table:table-cell>
          <table:table-cell table:style-name="Table9.B2" office:value-type="string">
            <text:p text:style-name="P40">获得<text:span text:style-name="T15">hash_set</text:span><text:span text:style-name="T15">_t</text:span>容器中<text:span text:style-name="T15">hash</text:span>表的大小。</text:p>
          </table:table-cell>
        </table:table-row>
        <table:table-row>
          <table:table-cell table:style-name="Table9.A2" office:value-type="string">
            <text:p text:style-name="P39">int (*hash_set_hash_func(</text:p>
            <text:p text:style-name="P39"><text:s text:c="4"/>const hash_set_t* cpt_hash_set))(</text:p>
            <text:p text:style-name="P39"><text:s text:c="4"/>const void*, size_t, size_t);</text:p>
          </table:table-cell>
          <table:table-cell table:style-name="Table9.B2" office:value-type="string">
            <text:p text:style-name="P40">获得<text:span text:style-name="T15">hash_set</text:span><text:span text:style-name="T15">_t</text:span>容器的<text:span text:style-name="T15">hash</text:span>函数。<text:span text:style-name="T32">[3]</text:span></text:p>
          </table:table-cell>
        </table:table-row>
        <table:table-row>
          <table:table-cell table:style-name="Table9.A2" office:value-type="string">
            <text:p text:style-name="P38">bool_t hash_set_equal(</text:p>
            <text:p text:style-name="P38"><text:s text:c="4"/>const hash_set_t* cpt_first,</text:p>
            <text:p text:style-name="P38"><text:s text:c="4"/>const hash_set_t* cpt_second);</text:p>
          </table:table-cell>
          <table:table-cell table:style-name="Table9.B2" office:value-type="string">
            <text:p text:style-name="P40">判断两个<text:span text:style-name="T15">hash_set</text:span><text:span text:style-name="T15">_t</text:span>容器是否相等。</text:p>
          </table:table-cell>
        </table:table-row>
        <table:table-row>
          <table:table-cell table:style-name="Table9.A2" office:value-type="string">
            <text:p text:style-name="P38">bool_t hash_set_not_equal(</text:p>
            <text:p text:style-name="P38"><text:s text:c="4"/>const hash_set_t* cpt_first,</text:p>
            <text:p text:style-name="P38"><text:s text:c="4"/>const hash_set_t* cpt_second);</text:p>
          </table:table-cell>
          <table:table-cell table:style-name="Table9.B2" office:value-type="string">
            <text:p text:style-name="P40">判断两个<text:span text:style-name="T15">hash_set</text:span><text:span text:style-name="T15">_t</text:span>容器是否不等。</text:p>
          </table:table-cell>
        </table:table-row>
        <table:table-row>
          <table:table-cell table:style-name="Table9.A2" office:value-type="string">
            <text:p text:style-name="P38">bool_t hash_set_less(</text:p>
            <text:p text:style-name="P38"><text:s text:c="4"/>const hash_set_t* cpt_first,</text:p>
            <text:p text:style-name="P38"><text:s text:c="4"/>const hash_set_t* cpt_second);</text:p>
          </table:table-cell>
          <table:table-cell table:style-name="Table9.B2" office:value-type="string">
            <text:p text:style-name="P40">判断第一个<text:span text:style-name="T15">hash_set</text:span><text:span text:style-name="T15">_t</text:span>容器是否小于第二个<text:span text:style-name="T15">hash_set</text:span><text:span text:style-name="T15">_t</text:span>容器。</text:p>
          </table:table-cell>
        </table:table-row>
        <table:table-row>
          <table:table-cell table:style-name="Table9.A2" office:value-type="string">
            <text:p text:style-name="P38">bool_t hash_set_less_equal(</text:p>
            <text:p text:style-name="P38"><text:s text:c="4"/>const hash_set_t* cpt_first,</text:p>
            <text:p text:style-name="P38"><text:s text:c="4"/>const hash_set_t* cpt_second);</text:p>
          </table:table-cell>
          <table:table-cell table:style-name="Table9.B2" office:value-type="string">
            <text:p text:style-name="P40">判断第一个<text:span text:style-name="T15">hash_set</text:span><text:span text:style-name="T15">_t</text:span>容器是否小于等于第二个<text:span text:style-name="T15">hash_set</text:span><text:span text:style-name="T15">_t</text:span>容器。</text:p>
          </table:table-cell>
        </table:table-row>
        <table:table-row>
          <table:table-cell table:style-name="Table9.A2" office:value-type="string">
            <text:p text:style-name="P38">bool_t hash_set_great(</text:p>
            <text:p text:style-name="P38"><text:s text:c="4"/>const hash_set_t* cpt_first,</text:p>
            <text:p text:style-name="P38"><text:s text:c="4"/>const hash_set_t* cpt_second);</text:p>
          </table:table-cell>
          <table:table-cell table:style-name="Table9.B2" office:value-type="string">
            <text:p text:style-name="P40">判断第一个<text:span text:style-name="T15">hash_set</text:span><text:span text:style-name="T15">_t</text:span>容器是否大于第二个<text:span text:style-name="T15">hash_set</text:span><text:span text:style-name="T15">_t</text:span>容器。</text:p>
          </table:table-cell>
        </table:table-row>
        <table:table-row>
          <table:table-cell table:style-name="Table9.A2" office:value-type="string">
            <text:p text:style-name="P38">bool_t hash_set_great_equal(</text:p>
            <text:p text:style-name="P38"><text:s text:c="4"/>const hash_set_t* cpt_first,</text:p>
            <text:p text:style-name="P38"><text:s text:c="4"/>const hash_set_t* cpt_second);</text:p>
          </table:table-cell>
          <table:table-cell table:style-name="Table9.B2" office:value-type="string">
            <text:p text:style-name="P40">判断第一个<text:span text:style-name="T15">hash_set</text:span><text:span text:style-name="T15">_t</text:span>容器是否大于等于第二个<text:span text:style-name="T15">hash_set</text:span><text:span text:style-name="T15">_t</text:span>容器。</text:p>
          </table:table-cell>
        </table:table-row>
        <table:table-row>
          <table:table-cell table:style-name="Table9.A2" office:value-type="string">
            <text:p text:style-name="P38">size_t hash_set_count(</text:p>
            <text:p text:style-name="P38"><text:s text:c="4"/>const hash_set_t* cpt_hash_set, element);</text:p>
          </table:table-cell>
          <table:table-cell table:style-name="Table9.B2" office:value-type="string">
            <text:p text:style-name="P40">返回<text:span text:style-name="T15">hash_set</text:span><text:span text:style-name="T15">_t</text:span>容器中值为<text:span text:style-name="T15">element</text:span>的数据的数目。</text:p>
          </table:table-cell>
        </table:table-row>
        <table:table-row>
          <table:table-cell table:style-name="Table9.A2" office:value-type="string">
            <text:p text:style-name="P38">hash_set_iterator_t hash_set_find(</text:p>
            <text:p text:style-name="P38"><text:s text:c="4"/>const hash_set_t* cpt_hash_set, element);</text:p>
          </table:table-cell>
          <table:table-cell table:style-name="Table9.B2" office:value-type="string">
            <text:p text:style-name="P40">返回值为<text:span text:style-name="T15">element</text:span>的数据的位置。</text:p>
          </table:table-cell>
        </table:table-row>
        <table:table-row>
          <table:table-cell table:style-name="Table9.A2" office:value-type="string">
            <text:p text:style-name="P38">pair_t hash_set_equal_range(</text:p>
            <text:p text:style-name="P38"><text:s text:c="4"/>const hash_set_t* cpt_hash_set, element);</text:p>
          </table:table-cell>
          <table:table-cell table:style-name="Table9.B2" office:value-type="string">
            <text:p text:style-name="P40">返回一个由数据区间的上下限组成的<text:span text:style-name="T15">pair_t</text:span>，这个数据区间中包含所有的值为<text:span text:style-name="T15">element</text:span>的数据。</text:p>
          </table:table-cell>
        </table:table-row>
        <table:table-row>
          <table:table-cell table:style-name="Table9.A2" office:value-type="string">
            <text:p text:style-name="P38">void hash_set_assign(</text:p>
            <text:p text:style-name="P38"><text:s text:c="4"/>hash_set_t* pt_hash_set,</text:p>
            <text:p text:style-name="P38"><text:s text:c="4"/>const hash_set_t* cpt_src);</text:p>
          </table:table-cell>
          <table:table-cell table:style-name="Table9.B2" office:value-type="string">
            <text:p text:style-name="P40">使用另一个<text:span text:style-name="T15">hash_set</text:span><text:span text:style-name="T15">_t</text:span>容器为当前<text:span text:style-name="T15">hash_set</text:span><text:span text:style-name="T15">_t</text:span>容器赋值。</text:p>
          </table:table-cell>
        </table:table-row>
        <table:table-row>
          <table:table-cell table:style-name="Table9.A2" office:value-type="string">
            <text:p text:style-name="P38">void hash_set_swap(</text:p>
            <text:p text:style-name="P38"><text:s text:c="4"/>hash_set_t* pt_first, hash_set_t* pt_second);</text:p>
          </table:table-cell>
          <table:table-cell table:style-name="Table9.B2" office:value-type="string">
            <text:p text:style-name="P40">交换两个<text:span text:style-name="T15">hash_set</text:span><text:span text:style-name="T15">_t</text:span>容器的内容。</text:p>
          </table:table-cell>
        </table:table-row>
        <table:table-row>
          <table:table-cell table:style-name="Table9.A2" office:value-type="string">
            <text:p text:style-name="P38">hash_set_iterator_t hash_set_begin(</text:p>
            <text:p text:style-name="P38"><text:soft-page-break/><text:s text:c="4"/>const hash_set_t* cpt_hash_set);</text:p>
          </table:table-cell>
          <table:table-cell table:style-name="Table9.B2" office:value-type="string">
            <text:p text:style-name="P40">返回指向<text:span text:style-name="T15">hash_set</text:span><text:span text:style-name="T15">_t</text:span>容器开始的迭代器。</text:p>
          </table:table-cell>
        </table:table-row>
        <table:table-row>
          <table:table-cell table:style-name="Table9.A2" office:value-type="string">
            <text:p text:style-name="P38">hash_set_iterator_t hash_set_end(</text:p>
            <text:p text:style-name="P38"><text:s text:c="4"/>const hash_set_t* cpt_hash_set);</text:p>
          </table:table-cell>
          <table:table-cell table:style-name="Table9.B2" office:value-type="string">
            <text:p text:style-name="P40">返回指向<text:span text:style-name="T15">hash_set</text:span><text:span text:style-name="T15">_t</text:span>容器结尾的迭代器。</text:p>
          </table:table-cell>
        </table:table-row>
        <table:table-row>
          <table:table-cell table:style-name="Table9.A2" office:value-type="string">
            <text:p text:style-name="P38">void hash_set_resize(</text:p>
            <text:p text:style-name="P38"><text:s text:c="4"/>hash_set_t* pt_hash_set, size_t t_resize);</text:p>
          </table:table-cell>
          <table:table-cell table:style-name="Table9.B2" office:value-type="string">
            <text:p text:style-name="P40">修改<text:span text:style-name="T15">hash_set</text:span><text:span text:style-name="T15">_t</text:span>容器的<text:span text:style-name="T15">hash</text:span>表的大小。</text:p>
          </table:table-cell>
        </table:table-row>
        <table:table-row>
          <table:table-cell table:style-name="Table9.A2" office:value-type="string">
            <text:p text:style-name="P38">hash_set_iterator_t hash_set_insert(</text:p>
            <text:p text:style-name="P38"><text:s text:c="4"/>hash_set_t* pt_hash_set, element);</text:p>
          </table:table-cell>
          <table:table-cell table:style-name="Table9.B2" office:value-type="string">
            <text:p text:style-name="P40">向<text:span text:style-name="T15">hash_set</text:span><text:span text:style-name="T15">_t</text:span>容器中插入数据<text:span text:style-name="T15">element</text:span>，成功返回新数据的位置，不成功返回<text:span text:style-name="T15">hash_set</text:span><text:span text:style-name="T15">_end()</text:span>。</text:p>
          </table:table-cell>
        </table:table-row>
        <table:table-row>
          <table:table-cell table:style-name="Table9.A2" office:value-type="string">
            <text:p text:style-name="P38">void hash_set_insert_range(</text:p>
            <text:p text:style-name="P38"><text:s text:c="4"/>hash_set_t* pt_hash_set,</text:p>
            <text:p text:style-name="P38"><text:s text:c="4"/>hash_set_iterator_t t_begin, </text:p>
            <text:p text:style-name="P38"><text:s text:c="4"/>hash_set_iterator_t t_end);</text:p>
          </table:table-cell>
          <table:table-cell table:style-name="Table9.B2" office:value-type="string">
            <text:p text:style-name="P40">向<text:span text:style-name="T15">hash_set</text:span><text:span text:style-name="T15">_t</text:span>容器中插入数据区间<text:span text:style-name="T15">[t_begin, t_end)</text:span>。<text:span text:style-name="T32">[1][2]</text:span></text:p>
          </table:table-cell>
        </table:table-row>
        <table:table-row>
          <table:table-cell table:style-name="Table9.A2" office:value-type="string">
            <text:p text:style-name="P38">size_t hash_set_erase(</text:p>
            <text:p text:style-name="P38"><text:s text:c="4"/>hash_set_t* pt_hash_set, element);</text:p>
          </table:table-cell>
          <table:table-cell table:style-name="Table9.B2" office:value-type="string">
            <text:p text:style-name="P40">删除值为<text:span text:style-name="T15">element</text:span>的数据，同时返回删除的数据的数目。</text:p>
          </table:table-cell>
        </table:table-row>
        <table:table-row>
          <table:table-cell table:style-name="Table9.A2" office:value-type="string">
            <text:p text:style-name="P38">void hash_set_erase_pos(</text:p>
            <text:p text:style-name="P38"><text:s text:c="4"/>hash_set_t* pt_hash_set,</text:p>
            <text:p text:style-name="P38"><text:s text:c="4"/>hash_set_iterator_t t_pos);</text:p>
          </table:table-cell>
          <table:table-cell table:style-name="Table9.B2" office:value-type="string">
            <text:p text:style-name="P40">删除<text:span text:style-name="T15">t_pos</text:span>位置的数据。</text:p>
          </table:table-cell>
        </table:table-row>
        <table:table-row>
          <table:table-cell table:style-name="Table9.A2" office:value-type="string">
            <text:p text:style-name="P38">void hash_set_erase_range(</text:p>
            <text:p text:style-name="P38"><text:s text:c="4"/>hash_set_t* pt_hash_set,</text:p>
            <text:p text:style-name="P38"><text:s text:c="4"/>hash_set_iterator_t t_begin,</text:p>
            <text:p text:style-name="P38"><text:s text:c="4"/>hash_set_iterator_t t_end);</text:p>
          </table:table-cell>
          <table:table-cell table:style-name="Table9.B2" office:value-type="string">
            <text:p text:style-name="P40">删除数据区间<text:span text:style-name="T15">[t_begin, t_end)</text:span>的数据。<text:span text:style-name="T32">[1]</text:span></text:p>
          </table:table-cell>
        </table:table-row>
        <table:table-row>
          <table:table-cell table:style-name="Table9.A2" office:value-type="string">
            <text:p text:style-name="P38">void hash_set_clear(hash_set_t* pt_hash_set);</text:p>
          </table:table-cell>
          <table:table-cell table:style-name="Table9.B2" office:value-type="string">
            <text:p text:style-name="P40">清空<text:span text:style-name="T15">hash_set</text:span>_t容器。</text:p>
          </table:table-cell>
        </table:table-row>
      </table:table>
      <text:p text:style-name="Standard"/>
      <text:p text:style-name="P26">NOTE:</text:p>
      <text:p text:style-name="P16"><text:span text:style-name="T29">[1]:</text:span><text:span text:style-name="T9">数据区间</text:span><text:span text:style-name="T33">[t_begin, t_end)</text:span><text:span text:style-name="T9">必须是有效的数据区间。</text:span></text:p>
      <text:p text:style-name="P16"><text:span text:style-name="T29">[2]:</text:span><text:span text:style-name="T9">数据区间</text:span><text:span text:style-name="T33">[t_begin, t_end)</text:span><text:span text:style-name="T9">必须属于另一个</text:span><text:span text:style-name="T33">hash_set_t</text:span><text:span text:style-name="T9">容器。</text:span></text:p>
      <text:p text:style-name="P16"><text:span text:style-name="T29">[3]:</text:span><text:span text:style-name="T33">hash</text:span><text:span text:style-name="T9">函数的形式为</text:span><text:span text:style-name="T33">int (*pfun_hash)(const void*, size_t, size_t)</text:span><text:span text:style-name="T9">。第一个参数为容器中的数据，第二个参数是容器中</text:span><text:span text:style-name="T9">数据的大小，第三个参数是容器中</text:span><text:span text:style-name="T33">hash</text:span><text:span text:style-name="T9">表的大小，返回值是数据保存在</text:span><text:span text:style-name="T33">hash</text:span><text:span text:style-name="T9">表中的位置索引。如果调用这不提供自定义的</text:span><text:span text:style-name="T33">hash</text:span><text:span text:style-name="T9">函数（使用</text:span><text:span text:style-name="T33">NULL</text:span><text:span text:style-name="T9">），</text:span><text:span text:style-name="T33">CSTL</text:span><text:span text:style-name="T9">就使用默认的</text:span><text:span text:style-name="T33">hash</text:span><text:span text:style-name="T9">函数。</text:span></text:p>
      <text:p text:style-name="P18"/>
      <text:h text:style-name="P53" text:outline-level="3">hash_multiset_t</text:h>
      <text:p text:style-name="P23">TYPE：</text:p>
      <text:p text:style-name="P32"><text:tab/>hash_multiset_t</text:p>
      <text:p text:style-name="P12"/>
      <text:p text:style-name="P24">ITERATOR TYPE:</text:p>
      <text:p text:style-name="P31"><text:span text:style-name="T8"><text:tab/></text:span><text:span text:style-name="T14">forward_iterator_t</text:span></text:p>
      <text:p text:style-name="P36"><text:tab/>hash_multiset_iterator_t</text:p>
      <text:p text:style-name="P13"/>
      <text:p text:style-name="P24">DESCRIPTION:</text:p>
      <text:p text:style-name="P21"><text:span text:style-name="T10"><text:tab/></text:span><text:span text:style-name="T25">hash_</text:span><text:span text:style-name="T21">multiset_t</text:span><text:span text:style-name="T13">和</text:span><text:span text:style-name="T21">hash_set_t</text:span><text:span text:style-name="T13">是十分相似的,</text:span><text:span text:style-name="T21">hash_set_t</text:span><text:span text:style-name="T13">不允许数据重复,但是</text:span><text:span text:style-name="T21">hash_multiset_t</text:span><text:span text:style-name="T13">允许数据重复。所以</text:span><text:span text:style-name="T21">hash_multiset_t</text:span><text:span text:style-name="T13">的插入操作是不会失败的。除此之外没有其他的不同了。</text:span></text:p>
      <text:p text:style-name="P10"/>
      <text:p text:style-name="P24">DEFINITION:</text:p>
      <text:p text:style-name="P13"><text:tab/><text:span text:style-name="T44">&lt;cstl/chash_set.h&gt;</text:span></text:p>
      <text:p text:style-name="Standard"/>
      <text:p text:style-name="P29">OPERATION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8">hash_multiset_t create_hash_multiset(type);</text:p>
          </table:table-cell>
          <table:table-cell table:style-name="Table10.B1" office:value-type="string">
            <text:p text:style-name="P40">创建指定类型的<text:span text:style-name="T15">hash_multiset_t</text:span>容器。</text:p>
          </table:table-cell>
        </table:table-row>
        <table:table-row>
          <table:table-cell table:style-name="Table10.A2" office:value-type="string">
            <text:p text:style-name="P38">void hash_multiset_init(</text:p>
            <text:p text:style-name="P38"><text:s text:c="4"/>hash_multiset_t* pt_hash_multiset,</text:p>
            <text:p text:style-name="P38"><text:s text:c="4"/>int (*pfun_hash)(const void*, size_t, size_t)</text:p>
            <text:p text:style-name="P38">);</text:p>
          </table:table-cell>
          <table:table-cell table:style-name="Table10.B2" office:value-type="string">
            <text:p text:style-name="P40">初始化一个空的<text:span text:style-name="T15">hash_multiset_t</text:span>容器。</text:p>
          </table:table-cell>
        </table:table-row>
        <table:table-row>
          <table:table-cell table:style-name="Table10.A2" office:value-type="string">
            <text:p text:style-name="P38">void hash_multiset_init_n(</text:p>
            <text:p text:style-name="P38"><text:soft-page-break/><text:s text:c="4"/>hash_multiset_t* pt_hash_multiset,</text:p>
            <text:p text:style-name="P38"><text:s text:c="4"/>size_t t_bucketcount,</text:p>
            <text:p text:style-name="P38"><text:s text:c="4"/>int (*pfun_hash)(const void*, size_t, size_t)</text:p>
            <text:p text:style-name="P38">);</text:p>
          </table:table-cell>
          <table:table-cell table:style-name="Table10.B2" office:value-type="string">
            <text:p text:style-name="P40">初始化一个空的<text:span text:style-name="T15">hash_multiset_t</text:span>容器，容器的<text:span text:style-name="T15">hash</text:span>表大小为<text:soft-page-break/><text:span text:style-name="T15">t_bucketcount</text:span>。</text:p>
          </table:table-cell>
        </table:table-row>
        <table:table-row>
          <table:table-cell table:style-name="Table10.A2" office:value-type="string">
            <text:p text:style-name="P38">void hash_multiset_init_copy(</text:p>
            <text:p text:style-name="P38"><text:s text:c="4"/>hash_multiset_t* pt_hash_multiset,</text:p>
            <text:p text:style-name="P38"><text:s text:c="4"/>const hash_multiset_t* cpt_src);</text:p>
          </table:table-cell>
          <table:table-cell table:style-name="Table10.B2" office:value-type="string">
            <text:p text:style-name="P40">使用令一个<text:span text:style-name="T15">hash_multiset_t</text:span>容器初始化<text:span text:style-name="T15">hash_multiset_t</text:span>容器。</text:p>
          </table:table-cell>
        </table:table-row>
        <table:table-row>
          <table:table-cell table:style-name="Table10.A2" office:value-type="string">
            <text:p text:style-name="P38">void hash_multiset_init_copy_range(</text:p>
            <text:p text:style-name="P38"><text:s text:c="4"/>hash_multiset_t* pt_hash_multiset,</text:p>
            <text:p text:style-name="P38"><text:s text:c="4"/>hash_multiset_iterator_t t_begin,</text:p>
            <text:p text:style-name="P38"><text:s text:c="4"/>hash_multiset_iterator_t t_end,</text:p>
            <text:p text:style-name="P38"><text:s text:c="4"/>int (*pfun_hash)(const void*, size_t, size_t)</text:p>
            <text:p text:style-name="P38">);</text:p>
          </table:table-cell>
          <table:table-cell table:style-name="Table10.B2" office:value-type="string">
            <text:p text:style-name="P40">使用数据区间<text:span text:style-name="T15">[t_begin, t_end)</text:span>初始化<text:span text:style-name="T15">hash_multiset_t</text:span>容器。<text:span text:style-name="T32">[1][2]</text:span></text:p>
          </table:table-cell>
        </table:table-row>
        <table:table-row>
          <table:table-cell table:style-name="Table10.A2" office:value-type="string">
            <text:p text:style-name="P38">void hash_multiset_init_copy_range_n(</text:p>
            <text:p text:style-name="P38"><text:s text:c="4"/>hash_multiset_t* pt_hash_multiset,</text:p>
            <text:p text:style-name="P38"><text:s text:c="4"/>hash_multiset_iterator_t t_begin,</text:p>
            <text:p text:style-name="P38"><text:s text:c="4"/>hash_multiset_iterator_t t_end,</text:p>
            <text:p text:style-name="P38"><text:s text:c="4"/>size_t t_bucketcount,</text:p>
            <text:p text:style-name="P38"><text:s text:c="4"/>int (*pfun_hash)(const void*, size_t, size_t)</text:p>
            <text:p text:style-name="P38">);</text:p>
          </table:table-cell>
          <table:table-cell table:style-name="Table10.B2" office:value-type="string">
            <text:p text:style-name="P40">使用数据区间<text:span text:style-name="T15">[t_begin, t_end)</text:span>初始化<text:span text:style-name="T15">hash_multiset_t</text:span>容器。<text:span text:style-name="T32">[1][2]</text:span></text:p>
          </table:table-cell>
        </table:table-row>
        <table:table-row>
          <table:table-cell table:style-name="Table10.A2" office:value-type="string">
            <text:p text:style-name="P38">void hash_multiset_destroy(</text:p>
            <text:p text:style-name="P38"><text:s text:c="4"/>hash_multiset_t* pt_hash_multiset);</text:p>
          </table:table-cell>
          <table:table-cell table:style-name="Table10.B2" office:value-type="string">
            <text:p text:style-name="P40">销毁<text:span text:style-name="T15">hash_multiset_t</text:span>容器。</text:p>
          </table:table-cell>
        </table:table-row>
        <table:table-row>
          <table:table-cell table:style-name="Table10.A2" office:value-type="string">
            <text:p text:style-name="P38">size_t hash_multiset_size(</text:p>
            <text:p text:style-name="P38"><text:s text:c="4"/>const hash_multiset_t* cpt_hash_multiset);</text:p>
          </table:table-cell>
          <table:table-cell table:style-name="Table10.B2" office:value-type="string">
            <text:p text:style-name="P40">获得<text:span text:style-name="T15">hash_multiset_t</text:span>容器中数据的数目。</text:p>
          </table:table-cell>
        </table:table-row>
        <table:table-row>
          <table:table-cell table:style-name="Table10.A2" office:value-type="string">
            <text:p text:style-name="P38">size_t hash_multiset_max_size(</text:p>
            <text:p text:style-name="P38"><text:s text:c="4"/>const hash_multiset_t* cpt_hash_multiset);</text:p>
          </table:table-cell>
          <table:table-cell table:style-name="Table10.B2" office:value-type="string">
            <text:p text:style-name="P40">获得<text:span text:style-name="T15">hash_multiset_t</text:span>容器中能够保存的数据的最大数目。</text:p>
          </table:table-cell>
        </table:table-row>
        <table:table-row>
          <table:table-cell table:style-name="Table10.A2" office:value-type="string">
            <text:p text:style-name="P38">bool_t hash_multiset_empty(</text:p>
            <text:p text:style-name="P38"><text:s text:c="4"/>const hash_multiset_t* cpt_hash_multiset);</text:p>
          </table:table-cell>
          <table:table-cell table:style-name="Table10.B2" office:value-type="string">
            <text:p text:style-name="P40">判断<text:span text:style-name="T15">hash_multiset_t</text:span>容器是否为空。</text:p>
          </table:table-cell>
        </table:table-row>
        <table:table-row>
          <table:table-cell table:style-name="Table10.A2" office:value-type="string">
            <text:p text:style-name="P38">size_t hash_multiset_bucket_count(</text:p>
            <text:p text:style-name="P38"><text:s text:c="4"/>const hash_multiset_t* cpt_hash_multiset);</text:p>
          </table:table-cell>
          <table:table-cell table:style-name="Table10.B2" office:value-type="string">
            <text:p text:style-name="P40">获得<text:span text:style-name="T15">hash_multiset_t</text:span>容器中<text:span text:style-name="T15">hash</text:span>表的大小。</text:p>
          </table:table-cell>
        </table:table-row>
        <table:table-row>
          <table:table-cell table:style-name="Table10.A2" office:value-type="string">
            <text:p text:style-name="P39">int (*hash_multiset_hash_func(</text:p>
            <text:p text:style-name="P39"><text:s text:c="4"/>const hash_multiset_t* cpt_hash_multiset))(</text:p>
            <text:p text:style-name="P39"><text:s text:c="4"/>const void*, size_t, size_t);</text:p>
          </table:table-cell>
          <table:table-cell table:style-name="Table10.B2" office:value-type="string">
            <text:p text:style-name="P40">获得<text:span text:style-name="T15">hash_multiset_t</text:span>容器的<text:span text:style-name="T15">hash</text:span>函数。</text:p>
          </table:table-cell>
        </table:table-row>
        <table:table-row>
          <table:table-cell table:style-name="Table10.A2" office:value-type="string">
            <text:p text:style-name="P38">bool_t hash_multiset_equal(</text:p>
            <text:p text:style-name="P38"><text:s text:c="4"/>const hash_multiset_t* cpt_first,</text:p>
            <text:p text:style-name="P38"><text:s text:c="4"/>const hash_multiset_t* cpt_second);</text:p>
          </table:table-cell>
          <table:table-cell table:style-name="Table10.B2" office:value-type="string">
            <text:p text:style-name="P40">判断两个<text:span text:style-name="T15">hash_multiset_t</text:span>容器是否相等。</text:p>
          </table:table-cell>
        </table:table-row>
        <table:table-row>
          <table:table-cell table:style-name="Table10.A2" office:value-type="string">
            <text:p text:style-name="P38">bool_t hash_multiset_not_equal(</text:p>
            <text:p text:style-name="P38"><text:s text:c="4"/>const hash_multiset_t* cpt_first,</text:p>
            <text:p text:style-name="P38"><text:s text:c="4"/>const hash_multiset_t* cpt_second);</text:p>
          </table:table-cell>
          <table:table-cell table:style-name="Table10.B2" office:value-type="string">
            <text:p text:style-name="P40">判断两个<text:span text:style-name="T15">hash_multiset_t</text:span>容器是否不等。</text:p>
          </table:table-cell>
        </table:table-row>
        <table:table-row>
          <table:table-cell table:style-name="Table10.A2" office:value-type="string">
            <text:p text:style-name="P38">bool_t hash_multiset_less(</text:p>
            <text:p text:style-name="P38"><text:s text:c="4"/>const hash_multiset_t* cpt_first,</text:p>
            <text:p text:style-name="P38"><text:s text:c="4"/>const hash_multiset_t* cpt_second);</text:p>
          </table:table-cell>
          <table:table-cell table:style-name="Table10.B2" office:value-type="string">
            <text:p text:style-name="P40">判断第一个<text:span text:style-name="T15">hash_multiset_t</text:span>容器是否小于第二个<text:span text:style-name="T15">hash_multiset_t</text:span>容器。</text:p>
          </table:table-cell>
        </table:table-row>
        <table:table-row>
          <table:table-cell table:style-name="Table10.A2" office:value-type="string">
            <text:p text:style-name="P38">bool_t hash_multiset_less_equal(</text:p>
            <text:p text:style-name="P38"><text:s text:c="4"/>const hash_multiset_t* cpt_first,</text:p>
            <text:p text:style-name="P38"><text:s text:c="4"/>const hash_multiset_t* cpt_second);</text:p>
          </table:table-cell>
          <table:table-cell table:style-name="Table10.B2" office:value-type="string">
            <text:p text:style-name="P40">判断第一个<text:span text:style-name="T15">hash_multiset_t</text:span>容器是否小于等于第二个<text:span text:style-name="T15">hash_multiset_t</text:span>容器。</text:p>
          </table:table-cell>
        </table:table-row>
        <table:table-row>
          <table:table-cell table:style-name="Table10.A2" office:value-type="string">
            <text:p text:style-name="P38">bool_t hash_multiset_great(</text:p>
            <text:p text:style-name="P38"><text:s text:c="4"/>const hash_multiset_t* cpt_first,</text:p>
            <text:p text:style-name="P38"><text:s text:c="4"/>const hash_multiset_t* cpt_second);</text:p>
          </table:table-cell>
          <table:table-cell table:style-name="Table10.B2" office:value-type="string">
            <text:p text:style-name="P40">判断第一个<text:span text:style-name="T15">hash_multiset_t</text:span>容器是否大于第二个<text:span text:style-name="T15">hash_multiset_t</text:span>容器。</text:p>
          </table:table-cell>
        </table:table-row>
        <table:table-row>
          <table:table-cell table:style-name="Table10.A2" office:value-type="string">
            <text:p text:style-name="P38">bool_t hash_multiset_great_equal(</text:p>
            <text:p text:style-name="P38"><text:s text:c="4"/>const hash_multiset_t* cpt_first,</text:p>
            <text:p text:style-name="P38"><text:s text:c="4"/>const hash_multiset_t* cpt_second);</text:p>
          </table:table-cell>
          <table:table-cell table:style-name="Table10.B2" office:value-type="string">
            <text:p text:style-name="P40">判断第一个<text:span text:style-name="T15">hash_multiset_t</text:span>容器是否大于等于第二个<text:span text:style-name="T15">hash_multiset_t</text:span>容器。</text:p>
          </table:table-cell>
        </table:table-row>
        <table:table-row>
          <table:table-cell table:style-name="Table10.A2" office:value-type="string">
            <text:p text:style-name="P38">size_t hash_multiset_count(</text:p>
            <text:p text:style-name="P38"><text:s text:c="4"/>const hash_multiset_t* cpt_hash_multiset,</text:p>
            <text:p text:style-name="P38"><text:s text:c="4"/>element);</text:p>
          </table:table-cell>
          <table:table-cell table:style-name="Table10.B2" office:value-type="string">
            <text:p text:style-name="P40">返回<text:span text:style-name="T15">hash_multiset_t</text:span>容器中值为<text:span text:style-name="T15">element</text:span>的数据的数目。</text:p>
          </table:table-cell>
        </table:table-row>
        <table:table-row>
          <table:table-cell table:style-name="Table10.A2" office:value-type="string">
            <text:p text:style-name="P38">hash_multiset_iterator_t hash_multiset_find(</text:p>
            <text:p text:style-name="P38"><text:s text:c="4"/>const hash_multiset_t* cpt_hash_multiset,</text:p>
            <text:p text:style-name="P38"><text:s text:c="4"/>element);</text:p>
          </table:table-cell>
          <table:table-cell table:style-name="Table10.B2" office:value-type="string">
            <text:p text:style-name="P40">返回值为<text:span text:style-name="T15">element</text:span>的数据的位置。</text:p>
          </table:table-cell>
        </table:table-row>
        <table:table-row>
          <table:table-cell table:style-name="Table10.A2" office:value-type="string">
            <text:p text:style-name="P38">pair_t hash_multiset_equal_range(</text:p>
            <text:p text:style-name="P38"><text:s text:c="4"/>const hash_multiset_t* cpt_hash_multiset,</text:p>
            <text:p text:style-name="P38"><text:s text:c="4"/>element);</text:p>
          </table:table-cell>
          <table:table-cell table:style-name="Table10.B2" office:value-type="string">
            <text:p text:style-name="P40">返回一个由数据区间的上下限组成的<text:span text:style-name="T15">pair_t</text:span>，这个数据区间中包含所有的值为<text:span text:style-name="T15">element</text:span>的数据。</text:p>
          </table:table-cell>
        </table:table-row>
        <text:soft-page-break/>
        <table:table-row>
          <table:table-cell table:style-name="Table10.A2" office:value-type="string">
            <text:p text:style-name="P38">void hash_multiset_assign(</text:p>
            <text:p text:style-name="P38"><text:s text:c="4"/>hash_multiset_t* pt_hash_multiset,</text:p>
            <text:p text:style-name="P38"><text:s text:c="4"/>const hash_multiset_t* cpt_src);</text:p>
          </table:table-cell>
          <table:table-cell table:style-name="Table10.B2" office:value-type="string">
            <text:p text:style-name="P40">使用另一个<text:span text:style-name="T15">hash_multiset_t</text:span>容器为当前<text:span text:style-name="T15">hash_multiset_t</text:span>容器赋值。</text:p>
          </table:table-cell>
        </table:table-row>
        <table:table-row>
          <table:table-cell table:style-name="Table10.A2" office:value-type="string">
            <text:p text:style-name="P38">void hash_multiset_swap(</text:p>
            <text:p text:style-name="P38"><text:s text:c="4"/>hash_multiset_t* pt_first,</text:p>
            <text:p text:style-name="P38"><text:s text:c="4"/>hash_multiset_t* pt_second);</text:p>
          </table:table-cell>
          <table:table-cell table:style-name="Table10.B2" office:value-type="string">
            <text:p text:style-name="P40">交换两个<text:span text:style-name="T15">hash_multiset_t</text:span>容器的内容。</text:p>
          </table:table-cell>
        </table:table-row>
        <table:table-row>
          <table:table-cell table:style-name="Table10.A2" office:value-type="string">
            <text:p text:style-name="P38">hash_multiset_iterator_t hash_multiset_begin(</text:p>
            <text:p text:style-name="P38"><text:s text:c="4"/>const hash_multiset_t* cpt_hash_multiset);</text:p>
          </table:table-cell>
          <table:table-cell table:style-name="Table10.B2" office:value-type="string">
            <text:p text:style-name="P40">返回指向<text:span text:style-name="T15">hash_multiset_t</text:span>容器开始的迭代器。</text:p>
          </table:table-cell>
        </table:table-row>
        <table:table-row>
          <table:table-cell table:style-name="Table10.A2" office:value-type="string">
            <text:p text:style-name="P38">hash_multiset_iterator_t hash_multiset_end(</text:p>
            <text:p text:style-name="P38"><text:s text:c="4"/>const hash_multiset_t* cpt_hash_multiset);</text:p>
          </table:table-cell>
          <table:table-cell table:style-name="Table10.B2" office:value-type="string">
            <text:p text:style-name="P40">返回指向<text:span text:style-name="T15">hash_multiset_t</text:span>容器结尾的迭代器。</text:p>
          </table:table-cell>
        </table:table-row>
        <table:table-row>
          <table:table-cell table:style-name="Table10.A2" office:value-type="string">
            <text:p text:style-name="P38">void hash_multiset_resize(</text:p>
            <text:p text:style-name="P38"><text:s text:c="4"/>hash_multiset_t* pt_hash_multiset,</text:p>
            <text:p text:style-name="P38"><text:s text:c="4"/>size_t t_resize);</text:p>
          </table:table-cell>
          <table:table-cell table:style-name="Table10.B2" office:value-type="string">
            <text:p text:style-name="P40">修改<text:span text:style-name="T15">hash_multiset_t</text:span>容器的<text:span text:style-name="T15">hash</text:span>表的大小。</text:p>
          </table:table-cell>
        </table:table-row>
        <table:table-row>
          <table:table-cell table:style-name="Table10.A2" office:value-type="string">
            <text:p text:style-name="P38">hash_multiset_iterator_t hash_multiset_insert(</text:p>
            <text:p text:style-name="P38"><text:s text:c="4"/>hash_multiset_t* pt_hash_multiset, element);</text:p>
          </table:table-cell>
          <table:table-cell table:style-name="Table10.B2" office:value-type="string">
            <text:p text:style-name="P40">向<text:span text:style-name="T15">hash_multiset_t</text:span>容器中插入数据<text:span text:style-name="T15">element</text:span>，返回新数据的位置。</text:p>
          </table:table-cell>
        </table:table-row>
        <table:table-row>
          <table:table-cell table:style-name="Table10.A2" office:value-type="string">
            <text:p text:style-name="P38">void hash_multiset_insert_range(</text:p>
            <text:p text:style-name="P38"><text:s text:c="4"/>hash_multiset_t* pt_hash_multiset,</text:p>
            <text:p text:style-name="P38"><text:s text:c="4"/>hash_multiset_iterator_t t_begin, </text:p>
            <text:p text:style-name="P38"><text:s text:c="4"/>hash_multiset_iterator_t t_end);</text:p>
          </table:table-cell>
          <table:table-cell table:style-name="Table10.B2" office:value-type="string">
            <text:p text:style-name="P40">向<text:span text:style-name="T15">hash_multiset_t</text:span>容器中插入数据区间<text:span text:style-name="T15">[t_begin, t_end)</text:span>。<text:span text:style-name="T32">[1][2]</text:span></text:p>
          </table:table-cell>
        </table:table-row>
        <table:table-row>
          <table:table-cell table:style-name="Table10.A2" office:value-type="string">
            <text:p text:style-name="P38">size_t hash_multiset_erase(</text:p>
            <text:p text:style-name="P38"><text:s text:c="4"/>hash_multiset_t* pt_hash_multiset, element);</text:p>
          </table:table-cell>
          <table:table-cell table:style-name="Table10.B2" office:value-type="string">
            <text:p text:style-name="P40">删除值为<text:span text:style-name="T15">element</text:span>的数据，同时返回删除的数据的数目。</text:p>
          </table:table-cell>
        </table:table-row>
        <table:table-row>
          <table:table-cell table:style-name="Table10.A2" office:value-type="string">
            <text:p text:style-name="P38">void hash_multiset_erase_pos(</text:p>
            <text:p text:style-name="P38"><text:s text:c="4"/>hash_multiset_t* pt_hash_multiset,</text:p>
            <text:p text:style-name="P38"><text:s text:c="4"/>hash_multiset_iterator_t t_pos);</text:p>
          </table:table-cell>
          <table:table-cell table:style-name="Table10.B2" office:value-type="string">
            <text:p text:style-name="P40">删除<text:span text:style-name="T15">t_pos</text:span>位置的数据。</text:p>
          </table:table-cell>
        </table:table-row>
        <table:table-row>
          <table:table-cell table:style-name="Table10.A2" office:value-type="string">
            <text:p text:style-name="P38">void hash_multiset_erase_range(</text:p>
            <text:p text:style-name="P38"><text:s text:c="4"/>hash_multiset_t* pt_hash_multiset,</text:p>
            <text:p text:style-name="P38"><text:s text:c="4"/>hash_multiset_iterator_t t_begin,</text:p>
            <text:p text:style-name="P38"><text:s text:c="4"/>hash_multiset_iterator_t t_end);</text:p>
          </table:table-cell>
          <table:table-cell table:style-name="Table10.B2" office:value-type="string">
            <text:p text:style-name="P40">删除数据区间<text:span text:style-name="T15">[t_begin, t_end)</text:span>的数据。<text:span text:style-name="T32">[1]</text:span></text:p>
          </table:table-cell>
        </table:table-row>
        <table:table-row>
          <table:table-cell table:style-name="Table10.A2" office:value-type="string">
            <text:p text:style-name="P38">void hash_multiset_clear(</text:p>
            <text:p text:style-name="P38"><text:s text:c="4"/>hash_multiset_t* pt_hash_multiset);</text:p>
          </table:table-cell>
          <table:table-cell table:style-name="Table10.B2" office:value-type="string">
            <text:p text:style-name="P40">清空<text:span text:style-name="T15">hash_multiset</text:span>_t容器。</text:p>
          </table:table-cell>
        </table:table-row>
      </table:table>
      <text:p text:style-name="Standard"/>
      <text:p text:style-name="P26">NOTE:</text:p>
      <text:p text:style-name="P16"><text:span text:style-name="T29">[1]:</text:span><text:span text:style-name="T9">数据区间</text:span><text:span text:style-name="T33">[t_begin, t_end)</text:span><text:span text:style-name="T9">必须是有效的数据区间。</text:span></text:p>
      <text:p text:style-name="P16"><text:span text:style-name="T29">[2]:</text:span><text:span text:style-name="T9">数据区间</text:span><text:span text:style-name="T33">[t_begin, t_end)</text:span><text:span text:style-name="T9">必须属于另一个</text:span><text:span text:style-name="T33">hash_multiset_t</text:span><text:span text:style-name="T9">容器。</text:span></text:p>
      <text:p text:style-name="P18"/>
      <text:h text:style-name="P53" text:outline-level="3">hash_map_t</text:h>
      <text:p text:style-name="P23">TYPE：</text:p>
      <text:p text:style-name="P32"><text:tab/>hash_map_t</text:p>
      <text:p text:style-name="P12"/>
      <text:p text:style-name="P24">ITERATOR TYPE:</text:p>
      <text:p text:style-name="P31"><text:span text:style-name="T8"><text:tab/></text:span><text:span text:style-name="T14">forward_iterator_t</text:span></text:p>
      <text:p text:style-name="P36"><text:tab/>hash_map_iterator_t</text:p>
      <text:p text:style-name="P13"/>
      <text:p text:style-name="P24">DESCRIPTION:</text:p>
      <text:p text:style-name="P21"><text:span text:style-name="T13"><text:tab/></text:span><text:span text:style-name="T21">hash_map_t</text:span><text:span text:style-name="T13">也是关联容器的一种，但是它不同于</text:span><text:span text:style-name="T21">map_t</text:span><text:span text:style-name="T13">，它使用</text:span><text:span text:style-name="T21">hash</text:span><text:span text:style-name="T13">表机制来保存数据，所以</text:span><text:span text:style-name="T21">hash_map_t</text:span><text:span text:style-name="T13">内部数据并不是排序的，但是它仍然能够提供高效的存取数据和查找。作为集合</text:span><text:span text:style-name="T21">hash_map_t</text:span><text:span text:style-name="T13">与</text:span><text:span text:style-name="T21">map_t</text:span><text:span text:style-name="T13">行为类似都是不允许数据重复，支持通过键值对数据进行随机访问。</text:span></text:p>
      <text:p text:style-name="P10"/>
      <text:p text:style-name="P24">DEFINITION:</text:p>
      <text:p text:style-name="P13"><text:tab/><text:span text:style-name="T44">&lt;cstl/chash_map.h&gt;</text:span></text:p>
      <text:p text:style-name="Standard"/>
      <text:p text:style-name="P29">OPERATION: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38">hash_map_t create_hash_map(key_type, value_type);</text:p>
          </table:table-cell>
          <table:table-cell table:style-name="Table11.B1" office:value-type="string">
            <text:p text:style-name="P40">创建指定类型的<text:span text:style-name="T15">hash_map_t</text:span>容器。</text:p>
          </table:table-cell>
        </table:table-row>
        <text:soft-page-break/>
        <table:table-row>
          <table:table-cell table:style-name="Table11.A2" office:value-type="string">
            <text:p text:style-name="P38">void hash_map_init(</text:p>
            <text:p text:style-name="P38"><text:s text:c="4"/>hash_map_t* pt_hash_map,</text:p>
            <text:p text:style-name="P38"><text:s text:c="4"/>int (*pfun_hash)(const void*, size_t, size_t)</text:p>
            <text:p text:style-name="P38">);</text:p>
          </table:table-cell>
          <table:table-cell table:style-name="Table11.B2" office:value-type="string">
            <text:p text:style-name="P40">初始化一个空的<text:span text:style-name="T15">hash_map_t</text:span>容器。</text:p>
          </table:table-cell>
        </table:table-row>
        <table:table-row>
          <table:table-cell table:style-name="Table11.A2" office:value-type="string">
            <text:p text:style-name="P38">void hash_map_init_n(</text:p>
            <text:p text:style-name="P38"><text:s text:c="4"/>hash_map_t* pt_hash_map,</text:p>
            <text:p text:style-name="P38"><text:s text:c="4"/>size_t t_bucketcount,</text:p>
            <text:p text:style-name="P38"><text:s text:c="4"/>int (*pfun_hash)(const void*, size_t, size_t)</text:p>
            <text:p text:style-name="P38">);</text:p>
          </table:table-cell>
          <table:table-cell table:style-name="Table11.B2" office:value-type="string">
            <text:p text:style-name="P40">初始化一个空的<text:span text:style-name="T15">hash_map_t</text:span>容器，容器的<text:span text:style-name="T15">hash</text:span>表大小为<text:span text:style-name="T15">t_bucketcount</text:span>。</text:p>
          </table:table-cell>
        </table:table-row>
        <table:table-row>
          <table:table-cell table:style-name="Table11.A2" office:value-type="string">
            <text:p text:style-name="P38">void hash_map_init_copy(</text:p>
            <text:p text:style-name="P38"><text:s text:c="4"/>hash_map_t* pt_hash_map,</text:p>
            <text:p text:style-name="P38"><text:s text:c="4"/>const hash_map_t* cpt_src);</text:p>
          </table:table-cell>
          <table:table-cell table:style-name="Table11.B2" office:value-type="string">
            <text:p text:style-name="P40">使用令一个<text:span text:style-name="T15">hash_</text:span><text:span text:style-name="T15">map</text:span><text:span text:style-name="T15">_t</text:span>容器初始化<text:span text:style-name="T15">hash_</text:span><text:span text:style-name="T15">map</text:span><text:span text:style-name="T15">_t</text:span>容器。</text:p>
          </table:table-cell>
        </table:table-row>
        <table:table-row>
          <table:table-cell table:style-name="Table11.A2" office:value-type="string">
            <text:p text:style-name="P38">void hash_map_init_copy_range(</text:p>
            <text:p text:style-name="P38"><text:s text:c="4"/>hash_map_t* pt_hash_map,</text:p>
            <text:p text:style-name="P38"><text:s text:c="4"/>hash_map_iterator_t t_begin,</text:p>
            <text:p text:style-name="P38"><text:s text:c="4"/>hash_map_iterator_t t_end,</text:p>
            <text:p text:style-name="P38"><text:s text:c="4"/>int (*pfun_hash)(const void*, size_t, size_t)</text:p>
            <text:p text:style-name="P38">);</text:p>
          </table:table-cell>
          <table:table-cell table:style-name="Table11.B2" office:value-type="string">
            <text:p text:style-name="P40">使用数据区间<text:span text:style-name="T15">[t_begin, t_end)</text:span>初始化<text:span text:style-name="T15">hash_map_t</text:span>容器。<text:span text:style-name="T32">[1][2]</text:span></text:p>
          </table:table-cell>
        </table:table-row>
        <table:table-row>
          <table:table-cell table:style-name="Table11.A2" office:value-type="string">
            <text:p text:style-name="P38">void hash_map_init_copy_range_n(</text:p>
            <text:p text:style-name="P38"><text:s text:c="4"/>hash_map_t* pt_hash_map,</text:p>
            <text:p text:style-name="P38"><text:s text:c="4"/>hash_map_iterator_t t_begin,</text:p>
            <text:p text:style-name="P38"><text:s text:c="4"/>hash_map_iterator_t t_end,</text:p>
            <text:p text:style-name="P38"><text:s text:c="4"/>size_t t_bucketcount,</text:p>
            <text:p text:style-name="P38"><text:s text:c="4"/>int (*pfun_hash)(const void*, size_t, size_t)</text:p>
            <text:p text:style-name="P38">);</text:p>
          </table:table-cell>
          <table:table-cell table:style-name="Table11.B2" office:value-type="string">
            <text:p text:style-name="P40">使用数据区间<text:span text:style-name="T15">[t_begin, t_end)</text:span>初始化<text:span text:style-name="T15">hash_map_t</text:span>容器。<text:span text:style-name="T32">[1][2]</text:span></text:p>
          </table:table-cell>
        </table:table-row>
        <table:table-row>
          <table:table-cell table:style-name="Table11.A2" office:value-type="string">
            <text:p text:style-name="P38">void hash_map_destroy(hash_map_t* pt_hash_map);</text:p>
          </table:table-cell>
          <table:table-cell table:style-name="Table11.B2" office:value-type="string">
            <text:p text:style-name="P40">销毁<text:span text:style-name="T15">hash_</text:span><text:span text:style-name="T15">map</text:span><text:span text:style-name="T15">_t</text:span>容器。</text:p>
          </table:table-cell>
        </table:table-row>
        <table:table-row>
          <table:table-cell table:style-name="Table11.A2" office:value-type="string">
            <text:p text:style-name="P38">size_t hash_map_size(</text:p>
            <text:p text:style-name="P38"><text:s text:c="4"/>const hash_map_t* cpt_hash_map);</text:p>
          </table:table-cell>
          <table:table-cell table:style-name="Table11.B2" office:value-type="string">
            <text:p text:style-name="P40">获得<text:span text:style-name="T15">hash_</text:span><text:span text:style-name="T15">map</text:span><text:span text:style-name="T15">_t</text:span>容器中数据的数目。</text:p>
          </table:table-cell>
        </table:table-row>
        <table:table-row>
          <table:table-cell table:style-name="Table11.A2" office:value-type="string">
            <text:p text:style-name="P38">size_t hash_map_max_size(</text:p>
            <text:p text:style-name="P38"><text:s text:c="4"/>const hash_map_t* cpt_hash_map);</text:p>
          </table:table-cell>
          <table:table-cell table:style-name="Table11.B2" office:value-type="string">
            <text:p text:style-name="P40">获得<text:span text:style-name="T15">hash_</text:span><text:span text:style-name="T15">map</text:span><text:span text:style-name="T15">_t</text:span>容器中能够保存的数据的最大数目。</text:p>
          </table:table-cell>
        </table:table-row>
        <table:table-row>
          <table:table-cell table:style-name="Table11.A2" office:value-type="string">
            <text:p text:style-name="P38">bool_t hash_map_empty(</text:p>
            <text:p text:style-name="P38"><text:s text:c="4"/>const hash_map_t* cpt_hash_map);</text:p>
          </table:table-cell>
          <table:table-cell table:style-name="Table11.B2" office:value-type="string">
            <text:p text:style-name="P40">判断<text:span text:style-name="T15">hash_</text:span><text:span text:style-name="T15">map</text:span><text:span text:style-name="T15">_t</text:span>容器是否为空。</text:p>
          </table:table-cell>
        </table:table-row>
        <table:table-row>
          <table:table-cell table:style-name="Table11.A2" office:value-type="string">
            <text:p text:style-name="P38">size_t hash_map_bucket_count(</text:p>
            <text:p text:style-name="P38"><text:s text:c="4"/>const hash_map_t* cpt_hash_map);</text:p>
          </table:table-cell>
          <table:table-cell table:style-name="Table11.B2" office:value-type="string">
            <text:p text:style-name="P40">获得<text:span text:style-name="T15">hash_</text:span><text:span text:style-name="T15">map</text:span><text:span text:style-name="T15">_t</text:span>容器中<text:span text:style-name="T15">hash</text:span>表的大小。</text:p>
          </table:table-cell>
        </table:table-row>
        <table:table-row>
          <table:table-cell table:style-name="Table11.A2" office:value-type="string">
            <text:p text:style-name="P39">int (*hash_map_hash_func(</text:p>
            <text:p text:style-name="P39"><text:s text:c="4"/>const hash_map_t* cpt_hash_map))(</text:p>
            <text:p text:style-name="P39"><text:s text:c="4"/>const void*, size_t, size_t);</text:p>
          </table:table-cell>
          <table:table-cell table:style-name="Table11.B2" office:value-type="string">
            <text:p text:style-name="P40">获得<text:span text:style-name="T15">hash_map_t</text:span>容器的<text:span text:style-name="T15">hash</text:span>函数。</text:p>
          </table:table-cell>
        </table:table-row>
        <table:table-row>
          <table:table-cell table:style-name="Table11.A2" office:value-type="string">
            <text:p text:style-name="P38">bool_t hash_map_equal(</text:p>
            <text:p text:style-name="P38"><text:s text:c="4"/>const hash_map_t* cpt_first,</text:p>
            <text:p text:style-name="P38"><text:s text:c="4"/>const hash_map_t* cpt_second);</text:p>
          </table:table-cell>
          <table:table-cell table:style-name="Table11.B2" office:value-type="string">
            <text:p text:style-name="P40">判断两个<text:span text:style-name="T15">hash_</text:span><text:span text:style-name="T15">map</text:span><text:span text:style-name="T15">_t</text:span>容器是否相等。</text:p>
          </table:table-cell>
        </table:table-row>
        <table:table-row>
          <table:table-cell table:style-name="Table11.A2" office:value-type="string">
            <text:p text:style-name="P38">bool_t hash_map_not_equal(</text:p>
            <text:p text:style-name="P38"><text:s text:c="4"/>const hash_map_t* cpt_first,</text:p>
            <text:p text:style-name="P38"><text:s text:c="4"/>const hash_map_t* cpt_second);</text:p>
          </table:table-cell>
          <table:table-cell table:style-name="Table11.B2" office:value-type="string">
            <text:p text:style-name="P40">判断两个<text:span text:style-name="T15">hash_</text:span><text:span text:style-name="T15">map</text:span><text:span text:style-name="T15">_t</text:span>容器是否不等。</text:p>
          </table:table-cell>
        </table:table-row>
        <table:table-row>
          <table:table-cell table:style-name="Table11.A2" office:value-type="string">
            <text:p text:style-name="P38">bool_t hash_map_less(</text:p>
            <text:p text:style-name="P38"><text:s text:c="4"/>const hash_map_t* cpt_first,</text:p>
            <text:p text:style-name="P38"><text:s text:c="4"/>const hash_map_t* cpt_second);</text:p>
          </table:table-cell>
          <table:table-cell table:style-name="Table11.B2" office:value-type="string">
            <text:p text:style-name="P40">判断第一个<text:span text:style-name="T15">hash_</text:span><text:span text:style-name="T15">map</text:span><text:span text:style-name="T15">_t</text:span>容器是否小于第二个<text:span text:style-name="T15">hash_</text:span><text:span text:style-name="T15">map</text:span><text:span text:style-name="T15">_t</text:span>容器。</text:p>
          </table:table-cell>
        </table:table-row>
        <table:table-row>
          <table:table-cell table:style-name="Table11.A2" office:value-type="string">
            <text:p text:style-name="P38">bool_t hash_map_less_equal(</text:p>
            <text:p text:style-name="P38"><text:s text:c="4"/>const hash_map_t* cpt_first,</text:p>
            <text:p text:style-name="P38"><text:s text:c="4"/>const hash_map_t* cpt_second);</text:p>
          </table:table-cell>
          <table:table-cell table:style-name="Table11.B2" office:value-type="string">
            <text:p text:style-name="P40">判断第一个<text:span text:style-name="T15">hash_</text:span><text:span text:style-name="T15">map</text:span><text:span text:style-name="T15">_t</text:span>容器是否小于等于第二个<text:span text:style-name="T15">hash_</text:span><text:span text:style-name="T15">map</text:span><text:span text:style-name="T15">_t</text:span>容器。</text:p>
          </table:table-cell>
        </table:table-row>
        <table:table-row>
          <table:table-cell table:style-name="Table11.A2" office:value-type="string">
            <text:p text:style-name="P38">bool_t hash_map_great(</text:p>
            <text:p text:style-name="P38"><text:s text:c="4"/>const hash_map_t* cpt_first,</text:p>
            <text:p text:style-name="P38"><text:s text:c="4"/>const hash_map_t* cpt_second);</text:p>
          </table:table-cell>
          <table:table-cell table:style-name="Table11.B2" office:value-type="string">
            <text:p text:style-name="P40">判断第一个<text:span text:style-name="T15">hash_</text:span><text:span text:style-name="T15">map</text:span><text:span text:style-name="T15">_t</text:span>容器是否大于第二个<text:span text:style-name="T15">hash_</text:span><text:span text:style-name="T15">map</text:span><text:span text:style-name="T15">_t</text:span>容器。</text:p>
          </table:table-cell>
        </table:table-row>
        <table:table-row>
          <table:table-cell table:style-name="Table11.A2" office:value-type="string">
            <text:p text:style-name="P38">bool_t hash_map_great_equal(</text:p>
            <text:p text:style-name="P38"><text:s text:c="4"/>const hash_map_t* cpt_first,</text:p>
            <text:p text:style-name="P38"><text:s text:c="4"/>const hash_map_t* cpt_second);</text:p>
          </table:table-cell>
          <table:table-cell table:style-name="Table11.B2" office:value-type="string">
            <text:p text:style-name="P40">判断第一个<text:span text:style-name="T15">hash_</text:span><text:span text:style-name="T15">map</text:span><text:span text:style-name="T15">_t</text:span>容器是否大于等于第二个<text:span text:style-name="T15">hash_</text:span><text:span text:style-name="T15">map</text:span><text:span text:style-name="T15">_t</text:span>容器。</text:p>
          </table:table-cell>
        </table:table-row>
        <table:table-row>
          <table:table-cell table:style-name="Table11.A2" office:value-type="string">
            <text:p text:style-name="P38">size_t hash_map_count(</text:p>
            <text:p text:style-name="P38"><text:s text:c="4"/>const hash_map_t* cpt_hash_map, key_element);</text:p>
          </table:table-cell>
          <table:table-cell table:style-name="Table11.B2" office:value-type="string">
            <text:p text:style-name="P40">返回<text:span text:style-name="T15">hash_map_t</text:span>容器中值为<text:span text:style-name="T15">key_element</text:span>的数据的数目。</text:p>
          </table:table-cell>
        </table:table-row>
        <table:table-row>
          <table:table-cell table:style-name="Table11.A2" office:value-type="string">
            <text:p text:style-name="P38">hash_map_iterator_t hash_map_find(</text:p>
            <text:p text:style-name="P38"><text:s text:c="4"/>const hash_map_t* cpt_hash_map, key_element);</text:p>
          </table:table-cell>
          <table:table-cell table:style-name="Table11.B2" office:value-type="string">
            <text:p text:style-name="P40">返回值为<text:span text:style-name="T15">key_element</text:span>的数据的位置。</text:p>
          </table:table-cell>
        </table:table-row>
        <text:soft-page-break/>
        <table:table-row>
          <table:table-cell table:style-name="Table11.A2" office:value-type="string">
            <text:p text:style-name="P38">pair_t hash_map_equal_range(</text:p>
            <text:p text:style-name="P38"><text:s text:c="4"/>const hash_map_t* cpt_hash_map, key_element);</text:p>
          </table:table-cell>
          <table:table-cell table:style-name="Table11.B2" office:value-type="string">
            <text:p text:style-name="P40">返回一个由数据区间的上下限组成的<text:span text:style-name="T15">pair_t</text:span>，这个数据区间中包含所有的值为<text:span text:style-name="T15">key_element</text:span>的数据。</text:p>
          </table:table-cell>
        </table:table-row>
        <table:table-row>
          <table:table-cell table:style-name="Table11.A2" office:value-type="string">
            <text:p text:style-name="P38">void hash_map_assign(</text:p>
            <text:p text:style-name="P38"><text:s text:c="4"/>hash_map_t* pt_hash_map,</text:p>
            <text:p text:style-name="P38"><text:s text:c="4"/>const hash_map_t* cpt_src);</text:p>
          </table:table-cell>
          <table:table-cell table:style-name="Table11.B2" office:value-type="string">
            <text:p text:style-name="P40">使用另一个<text:span text:style-name="T15">hash_map_t</text:span>容器为当前<text:span text:style-name="T15">hash_map_t</text:span>容器赋值。</text:p>
          </table:table-cell>
        </table:table-row>
        <table:table-row>
          <table:table-cell table:style-name="Table11.A2" office:value-type="string">
            <text:p text:style-name="P38">void hash_map_swap(</text:p>
            <text:p text:style-name="P38"><text:s text:c="4"/>hash_map_t* pt_first, hash_map_t* pt_second);</text:p>
          </table:table-cell>
          <table:table-cell table:style-name="Table11.B2" office:value-type="string">
            <text:p text:style-name="P40">交换两个<text:span text:style-name="T15">hash_map_t</text:span>容器的内容。</text:p>
          </table:table-cell>
        </table:table-row>
        <table:table-row>
          <table:table-cell table:style-name="Table11.A2" office:value-type="string">
            <text:p text:style-name="P38">hash_map_iterator_t hash_map_begin(</text:p>
            <text:p text:style-name="P38"><text:s text:c="4"/>const hash_map_t* cpt_hash_map);</text:p>
          </table:table-cell>
          <table:table-cell table:style-name="Table11.B2" office:value-type="string">
            <text:p text:style-name="P40">返回指向<text:span text:style-name="T15">hash_map_t</text:span>容器开始的迭代器。</text:p>
          </table:table-cell>
        </table:table-row>
        <table:table-row>
          <table:table-cell table:style-name="Table11.A2" office:value-type="string">
            <text:p text:style-name="P38">hash_map_iterator_t hash_map_end(</text:p>
            <text:p text:style-name="P38"><text:s text:c="4"/>const hash_map_t* cpt_hash_map);</text:p>
          </table:table-cell>
          <table:table-cell table:style-name="Table11.B2" office:value-type="string">
            <text:p text:style-name="P40">返回指向<text:span text:style-name="T15">hash_map_t</text:span>容器结尾的迭代器。</text:p>
          </table:table-cell>
        </table:table-row>
        <table:table-row>
          <table:table-cell table:style-name="Table11.A2" office:value-type="string">
            <text:p text:style-name="P38">void hash_map_resize(</text:p>
            <text:p text:style-name="P38"><text:s text:c="4"/>hash_map_t* pt_hash_map, size_t t_resize);</text:p>
          </table:table-cell>
          <table:table-cell table:style-name="Table11.B2" office:value-type="string">
            <text:p text:style-name="P40">修改<text:span text:style-name="T15">hash_map_t</text:span>容器的<text:span text:style-name="T15">hash</text:span>表的大小。</text:p>
          </table:table-cell>
        </table:table-row>
        <table:table-row>
          <table:table-cell table:style-name="Table11.A2" office:value-type="string">
            <text:p text:style-name="P38">hash_map_iterator_t hash_map_insert(</text:p>
            <text:p text:style-name="P38"><text:s text:c="4"/>hash_map_t* pt_hash_map,</text:p>
            <text:p text:style-name="P38"><text:s text:c="4"/>con<text:span text:style-name="T57">st pair_t* cpt_pair</text:span>);</text:p>
          </table:table-cell>
          <table:table-cell table:style-name="Table11.B2" office:value-type="string">
            <text:p text:style-name="P40">向<text:span text:style-name="T15">hash_map_t</text:span>容器中插入数据<text:span text:style-name="T15">对cpt_pair</text:span>，成功返回新数据的位置，不成功返回<text:span text:style-name="T15">hash_map_end()</text:span>。</text:p>
          </table:table-cell>
        </table:table-row>
        <table:table-row>
          <table:table-cell table:style-name="Table11.A2" office:value-type="string">
            <text:p text:style-name="P38">void hash_map_insert_range(</text:p>
            <text:p text:style-name="P38"><text:s text:c="4"/>hash_map_t* pt_hash_map,</text:p>
            <text:p text:style-name="P38"><text:s text:c="4"/>hash_map_iterator_t t_begin, </text:p>
            <text:p text:style-name="P38"><text:s text:c="4"/>hash_map_iterator_t t_end);</text:p>
          </table:table-cell>
          <table:table-cell table:style-name="Table11.B2" office:value-type="string">
            <text:p text:style-name="P40">向<text:span text:style-name="T15">hash_map_t</text:span>容器中插入数据区间<text:span text:style-name="T15">[t_begin, t_end)</text:span>。<text:span text:style-name="T32">[1][2]</text:span></text:p>
          </table:table-cell>
        </table:table-row>
        <table:table-row>
          <table:table-cell table:style-name="Table11.A2" office:value-type="string">
            <text:p text:style-name="P38">size_t hash_map_erase(</text:p>
            <text:p text:style-name="P38"><text:s text:c="4"/>hash_map_t* pt_hash_map, key_element);</text:p>
          </table:table-cell>
          <table:table-cell table:style-name="Table11.B2" office:value-type="string">
            <text:p text:style-name="P40">删除值为<text:span text:style-name="T15">key_element</text:span>的数据，同时返回删除的数据的数目。</text:p>
          </table:table-cell>
        </table:table-row>
        <table:table-row>
          <table:table-cell table:style-name="Table11.A2" office:value-type="string">
            <text:p text:style-name="P38">void hash_map_erase_pos(</text:p>
            <text:p text:style-name="P38"><text:s text:c="4"/>hash_map_t* pt_hash_map,</text:p>
            <text:p text:style-name="P38"><text:s text:c="4"/>hash_map_iterator_t t_pos);</text:p>
          </table:table-cell>
          <table:table-cell table:style-name="Table11.B2" office:value-type="string">
            <text:p text:style-name="P40">删除<text:span text:style-name="T15">t_pos</text:span>位置的数据。</text:p>
          </table:table-cell>
        </table:table-row>
        <table:table-row>
          <table:table-cell table:style-name="Table11.A2" office:value-type="string">
            <text:p text:style-name="P38">void hash_map_erase_range(</text:p>
            <text:p text:style-name="P38"><text:s text:c="4"/>hash_map_t* pt_hash_map,</text:p>
            <text:p text:style-name="P38"><text:s text:c="4"/>hash_map_iterator_t t_begin,</text:p>
            <text:p text:style-name="P38"><text:s text:c="4"/>hash_map_iterator_t t_end);</text:p>
          </table:table-cell>
          <table:table-cell table:style-name="Table11.B2" office:value-type="string">
            <text:p text:style-name="P40">删除数据区间<text:span text:style-name="T15">[t_begin, t_end)</text:span>的数据。<text:span text:style-name="T32">[1]</text:span></text:p>
          </table:table-cell>
        </table:table-row>
        <table:table-row>
          <table:table-cell table:style-name="Table11.A2" office:value-type="string">
            <text:p text:style-name="P38">void hash_map_clear(hash_map_t* pt_hash_map);</text:p>
          </table:table-cell>
          <table:table-cell table:style-name="Table11.B2" office:value-type="string">
            <text:p text:style-name="P40">清空<text:span text:style-name="T15">hash_map</text:span>_t容器。</text:p>
          </table:table-cell>
        </table:table-row>
        <table:table-row>
          <table:table-cell table:style-name="Table11.A2" office:value-type="string">
            <text:p text:style-name="P38">void* hash_map_at(</text:p>
            <text:p text:style-name="P38"><text:s text:c="4"/>hash_map_t* pt_hash_map, key_element);</text:p>
          </table:table-cell>
          <table:table-cell table:style-name="Table11.B2" office:value-type="string">
            <text:p text:style-name="P40">关联数组操作，通过<text:span text:style-name="T15">key_element</text:span>对相应的值进行访问。返回指向值的指针，如果<text:span text:style-name="T15">hash_map_t</text:span>容器中没有相应的<text:span text:style-name="T15">key/value</text:span>数据，则首先添加<text:span text:style-name="T15">key/0</text:span>然后返回指向值的指针。</text:p>
          </table:table-cell>
        </table:table-row>
      </table:table>
      <text:p text:style-name="P10">NOTE:</text:p>
      <text:p text:style-name="P16"><text:span text:style-name="T29">[1]:</text:span><text:span text:style-name="T9">数据区间</text:span><text:span text:style-name="T33">[t_begin, t_end)</text:span><text:span text:style-name="T9">必须是有效的数据区间。</text:span></text:p>
      <text:p text:style-name="P16"><text:span text:style-name="T29">[2]:</text:span><text:span text:style-name="T9">数据区间</text:span><text:span text:style-name="T33">[t_begin, t_end)</text:span><text:span text:style-name="T9">必须属于另一个</text:span><text:span text:style-name="T33">hash_map_t</text:span><text:span text:style-name="T9">容器。</text:span></text:p>
      <text:p text:style-name="P18"/>
      <text:h text:style-name="P53" text:outline-level="3">hash_multimap_t</text:h>
      <text:p text:style-name="P23">TYPE：</text:p>
      <text:p text:style-name="P32"><text:tab/>hash_multimap_t</text:p>
      <text:p text:style-name="P12"/>
      <text:p text:style-name="P24">ITERATOR TYPE:</text:p>
      <text:p text:style-name="P31"><text:span text:style-name="T8"><text:tab/></text:span><text:span text:style-name="T14">forward_iterator_t</text:span></text:p>
      <text:p text:style-name="P36"><text:tab/>hash_multimap_iterator_t</text:p>
      <text:p text:style-name="P13"/>
      <text:p text:style-name="P24">DESCRIPTION:</text:p>
      <text:p text:style-name="P21"><text:span text:style-name="T13"><text:tab/></text:span><text:span text:style-name="T21">hash_multimap_t</text:span><text:span text:style-name="T13">和</text:span><text:span text:style-name="T21">hash_map_t</text:span><text:span text:style-name="T13">是十分相似的,</text:span><text:span text:style-name="T21">hash_map_t</text:span><text:span text:style-name="T13">不允许数据重复,</text:span><text:span text:style-name="T21">hash_multimap_t</text:span><text:span text:style-name="T13">允许数据重复，所以向</text:span><text:span text:style-name="T21">hash_multimap_t</text:span><text:span text:style-name="T13">中插入数据时不会失败。此外</text:span><text:span text:style-name="T21">hash_map_t</text:span><text:span text:style-name="T13">可以作为关联数组使用，但是</text:span><text:span text:style-name="T21">hash_multimap_t</text:span><text:span text:style-name="T13">不可以。</text:span></text:p>
      <text:p text:style-name="P10"/>
      <text:p text:style-name="P24">DEFINITION:</text:p>
      <text:p text:style-name="P13"><text:tab/><text:span text:style-name="T44">&lt;cstl/chash_map.h&gt;</text:span></text:p>
      <text:p text:style-name="Standard"><text:soft-page-break/></text:p>
      <text:p text:style-name="P29">OPERATION: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38">hash_multimap_t create_hash_multimap(</text:p>
            <text:p text:style-name="P38"><text:s text:c="4"/>key_type, value_type);</text:p>
          </table:table-cell>
          <table:table-cell table:style-name="Table12.B1" office:value-type="string">
            <text:p text:style-name="P40">创建指定类型的<text:span text:style-name="T15">hash_multimap_t</text:span>容器。</text:p>
          </table:table-cell>
        </table:table-row>
        <table:table-row>
          <table:table-cell table:style-name="Table12.A2" office:value-type="string">
            <text:p text:style-name="P38">void hash_multimap_init(</text:p>
            <text:p text:style-name="P38"><text:s text:c="4"/>hash_multimap_t* pt_hash_multimap,</text:p>
            <text:p text:style-name="P38"><text:s text:c="4"/>int (*pfun_hash)(const void*, size_t, size_t)</text:p>
            <text:p text:style-name="P38">);</text:p>
          </table:table-cell>
          <table:table-cell table:style-name="Table12.B2" office:value-type="string">
            <text:p text:style-name="P40">初始化一个空的<text:span text:style-name="T15">hash_multimap_t</text:span>容器。</text:p>
          </table:table-cell>
        </table:table-row>
        <table:table-row>
          <table:table-cell table:style-name="Table12.A2" office:value-type="string">
            <text:p text:style-name="P38">void hash_multimap_init_n(</text:p>
            <text:p text:style-name="P38"><text:s text:c="4"/>hash_multimap_t* pt_hash_multimap,</text:p>
            <text:p text:style-name="P38"><text:s text:c="4"/>size_t t_bucketcount,</text:p>
            <text:p text:style-name="P38"><text:s text:c="4"/>int (*pfun_hash)(const void*, size_t, size_t)</text:p>
            <text:p text:style-name="P38">);</text:p>
          </table:table-cell>
          <table:table-cell table:style-name="Table12.B2" office:value-type="string">
            <text:p text:style-name="P40">初始化一个空的<text:span text:style-name="T15">hash_multimap_t</text:span>容器，容器的<text:span text:style-name="T15">hash</text:span>表大小为<text:span text:style-name="T15">t_bucketcount</text:span>。</text:p>
          </table:table-cell>
        </table:table-row>
        <table:table-row>
          <table:table-cell table:style-name="Table12.A2" office:value-type="string">
            <text:p text:style-name="P38">void hash_multimap_init_copy(</text:p>
            <text:p text:style-name="P38"><text:s text:c="4"/>hash_multimap_t* pt_hash_multimap,</text:p>
            <text:p text:style-name="P38"><text:s text:c="4"/>const hash_multimap_t* cpt_src);</text:p>
          </table:table-cell>
          <table:table-cell table:style-name="Table12.B2" office:value-type="string">
            <text:p text:style-name="P40">使用令一个<text:span text:style-name="T15">hash_multimap_t</text:span>容器初始化<text:span text:style-name="T15">hash_multimap_t</text:span>容器。</text:p>
          </table:table-cell>
        </table:table-row>
        <table:table-row>
          <table:table-cell table:style-name="Table12.A2" office:value-type="string">
            <text:p text:style-name="P38">void hash_multimap_init_copy_range(</text:p>
            <text:p text:style-name="P38"><text:s text:c="4"/>hash_multimap_t* pt_hash_multimap,</text:p>
            <text:p text:style-name="P38"><text:s text:c="4"/>hash_multimap_iterator_t t_begin,</text:p>
            <text:p text:style-name="P38"><text:s text:c="4"/>hash_multimap_iterator_t t_end,</text:p>
            <text:p text:style-name="P38"><text:s text:c="4"/>int (*pfun_hash)(const void*, size_t, size_t)</text:p>
            <text:p text:style-name="P38">);</text:p>
          </table:table-cell>
          <table:table-cell table:style-name="Table12.B2" office:value-type="string">
            <text:p text:style-name="P40">使用数据区间<text:span text:style-name="T15">[t_begin, t_end)</text:span>初始化<text:span text:style-name="T15">hash_multimap_t</text:span>容器。<text:span text:style-name="T32">[1][2]</text:span></text:p>
          </table:table-cell>
        </table:table-row>
        <table:table-row>
          <table:table-cell table:style-name="Table12.A2" office:value-type="string">
            <text:p text:style-name="P38">void hash_multimap_init_copy_range_n(</text:p>
            <text:p text:style-name="P38"><text:s text:c="4"/>hash_multimap_t* pt_hash_multimap,</text:p>
            <text:p text:style-name="P38"><text:s text:c="4"/>hash_multimap_iterator_t t_begin,</text:p>
            <text:p text:style-name="P38"><text:s text:c="4"/>hash_multimap_iterator_t t_end,</text:p>
            <text:p text:style-name="P38"><text:s text:c="4"/>size_t t_bucketcount,</text:p>
            <text:p text:style-name="P38"><text:s text:c="4"/>int (*pfun_hash)(const void*, size_t, size_t)</text:p>
            <text:p text:style-name="P38">);</text:p>
          </table:table-cell>
          <table:table-cell table:style-name="Table12.B2" office:value-type="string">
            <text:p text:style-name="P40">使用数据区间<text:span text:style-name="T15">[t_begin, t_end)</text:span>初始化<text:span text:style-name="T15">hash_multimap_t</text:span>容器。<text:span text:style-name="T32">[1][2]</text:span></text:p>
          </table:table-cell>
        </table:table-row>
        <table:table-row>
          <table:table-cell table:style-name="Table12.A2" office:value-type="string">
            <text:p text:style-name="P38">void hash_multimap_destroy(</text:p>
            <text:p text:style-name="P38"><text:s text:c="4"/>hash_multimap_t* pt_hash_multimap);</text:p>
          </table:table-cell>
          <table:table-cell table:style-name="Table12.B2" office:value-type="string">
            <text:p text:style-name="P40">销毁<text:span text:style-name="T15">hash_multimap_t</text:span>容器。</text:p>
          </table:table-cell>
        </table:table-row>
        <table:table-row>
          <table:table-cell table:style-name="Table12.A2" office:value-type="string">
            <text:p text:style-name="P38">size_t hash_multimap_size(</text:p>
            <text:p text:style-name="P38"><text:s text:c="4"/>const hash_multimap_t* cpt_hash_multimap);</text:p>
          </table:table-cell>
          <table:table-cell table:style-name="Table12.B2" office:value-type="string">
            <text:p text:style-name="P40">获得<text:span text:style-name="T15">hash_multimap_t</text:span>容器中数据的数目。</text:p>
          </table:table-cell>
        </table:table-row>
        <table:table-row>
          <table:table-cell table:style-name="Table12.A2" office:value-type="string">
            <text:p text:style-name="P38">size_t hash_multimap_max_size(</text:p>
            <text:p text:style-name="P38"><text:s text:c="4"/>const hash_multimap_t* cpt_hash_multimap);</text:p>
          </table:table-cell>
          <table:table-cell table:style-name="Table12.B2" office:value-type="string">
            <text:p text:style-name="P40">获得<text:span text:style-name="T15">hash_multimap_t</text:span>容器中能够保存的数据的最大数目。</text:p>
          </table:table-cell>
        </table:table-row>
        <table:table-row>
          <table:table-cell table:style-name="Table12.A2" office:value-type="string">
            <text:p text:style-name="P38">bool_t hash_multimap_empty(</text:p>
            <text:p text:style-name="P38"><text:s text:c="4"/>const hash_multimap_t* cpt_hash_multimap);</text:p>
          </table:table-cell>
          <table:table-cell table:style-name="Table12.B2" office:value-type="string">
            <text:p text:style-name="P40">判断<text:span text:style-name="T15">hash_multimap_t</text:span>容器是否为空。</text:p>
          </table:table-cell>
        </table:table-row>
        <table:table-row>
          <table:table-cell table:style-name="Table12.A2" office:value-type="string">
            <text:p text:style-name="P38">size_t hash_multimap_bucket_count(</text:p>
            <text:p text:style-name="P38"><text:s text:c="4"/>const hash_multimap_t* cpt_hash_multimap);</text:p>
          </table:table-cell>
          <table:table-cell table:style-name="Table12.B2" office:value-type="string">
            <text:p text:style-name="P40">获得<text:span text:style-name="T15">hash_multimap_t</text:span>容器中<text:span text:style-name="T15">hash</text:span>表的大小。</text:p>
          </table:table-cell>
        </table:table-row>
        <table:table-row>
          <table:table-cell table:style-name="Table12.A2" office:value-type="string">
            <text:p text:style-name="P39">int (*hash_multimap_hash_func(</text:p>
            <text:p text:style-name="P39"><text:s text:c="4"/>const hash_multimap_t* cpt_hash_multimap))(</text:p>
            <text:p text:style-name="P39"><text:s text:c="4"/>const void*, size_t, size_t);</text:p>
          </table:table-cell>
          <table:table-cell table:style-name="Table12.B2" office:value-type="string">
            <text:p text:style-name="P40">获得<text:span text:style-name="T15">hash_multimap_t</text:span>容器的<text:span text:style-name="T15">hash</text:span>函数。</text:p>
          </table:table-cell>
        </table:table-row>
        <table:table-row>
          <table:table-cell table:style-name="Table12.A2" office:value-type="string">
            <text:p text:style-name="P38">bool_t hash_multimap_equal(</text:p>
            <text:p text:style-name="P38"><text:s text:c="4"/>const hash_multimap_t* cpt_first,</text:p>
            <text:p text:style-name="P38"><text:s text:c="4"/>const hash_multimap_t* cpt_second);</text:p>
          </table:table-cell>
          <table:table-cell table:style-name="Table12.B2" office:value-type="string">
            <text:p text:style-name="P40">判断两个<text:span text:style-name="T15">hash_multimap_t</text:span>容器是否相等。</text:p>
          </table:table-cell>
        </table:table-row>
        <table:table-row>
          <table:table-cell table:style-name="Table12.A2" office:value-type="string">
            <text:p text:style-name="P38">bool_t hash_multimap_not_equal(</text:p>
            <text:p text:style-name="P38"><text:s text:c="4"/>const hash_multimap_t* cpt_first,</text:p>
            <text:p text:style-name="P38"><text:s text:c="4"/>const hash_multimap_t* cpt_second);</text:p>
          </table:table-cell>
          <table:table-cell table:style-name="Table12.B2" office:value-type="string">
            <text:p text:style-name="P40">判断两个<text:span text:style-name="T15">hash_multimap_t</text:span>容器是否不等。</text:p>
          </table:table-cell>
        </table:table-row>
        <table:table-row>
          <table:table-cell table:style-name="Table12.A2" office:value-type="string">
            <text:p text:style-name="P38">bool_t hash_multimap_less(</text:p>
            <text:p text:style-name="P38"><text:s text:c="4"/>const hash_multimap_t* cpt_first,</text:p>
            <text:p text:style-name="P38"><text:s text:c="4"/>const hash_multimap_t* cpt_second);</text:p>
          </table:table-cell>
          <table:table-cell table:style-name="Table12.B2" office:value-type="string">
            <text:p text:style-name="P40">判断第一个<text:span text:style-name="T15">hash_multimap_t</text:span>容器是否小于第二个<text:span text:style-name="T15">hash_multimap_t</text:span>容器。</text:p>
          </table:table-cell>
        </table:table-row>
        <table:table-row>
          <table:table-cell table:style-name="Table12.A2" office:value-type="string">
            <text:p text:style-name="P38">bool_t hash_multimap_less_equal(</text:p>
            <text:p text:style-name="P38"><text:s text:c="4"/>const hash_multimap_t* cpt_first,</text:p>
            <text:p text:style-name="P38"><text:s text:c="4"/>const hash_multimap_t* cpt_second);</text:p>
          </table:table-cell>
          <table:table-cell table:style-name="Table12.B2" office:value-type="string">
            <text:p text:style-name="P40">判断第一个<text:span text:style-name="T15">hash_multimap_t</text:span>容器是否小于等于第二个<text:span text:style-name="T15">hash_multimap_t</text:span>容器。</text:p>
          </table:table-cell>
        </table:table-row>
        <table:table-row>
          <table:table-cell table:style-name="Table12.A2" office:value-type="string">
            <text:p text:style-name="P38">bool_t hash_multimap_great(</text:p>
            <text:p text:style-name="P38"><text:s text:c="4"/>const hash_multimap_t* cpt_first,</text:p>
            <text:p text:style-name="P38"><text:s text:c="4"/>const hash_multimap_t* cpt_second);</text:p>
          </table:table-cell>
          <table:table-cell table:style-name="Table12.B2" office:value-type="string">
            <text:p text:style-name="P40">判断第一个<text:span text:style-name="T15">hash_multimap_t</text:span>容器是否大于第二个<text:span text:style-name="T15">hash_multimap_t</text:span>容器。</text:p>
          </table:table-cell>
        </table:table-row>
        <table:table-row>
          <table:table-cell table:style-name="Table12.A2" office:value-type="string">
            <text:p text:style-name="P38">bool_t hash_multimap_great_equal(</text:p>
            <text:p text:style-name="P38"><text:s text:c="4"/>const hash_multimap_t* cpt_first,</text:p>
            <text:p text:style-name="P38"><text:s text:c="4"/>const hash_multimap_t* cpt_second);</text:p>
          </table:table-cell>
          <table:table-cell table:style-name="Table12.B2" office:value-type="string">
            <text:p text:style-name="P40">判断第一个<text:span text:style-name="T15">hash_multimap_t</text:span>容器是否大于等于第二个<text:span text:style-name="T15">hash_multimap_t</text:span>容器。</text:p>
          </table:table-cell>
        </table:table-row>
        <text:soft-page-break/>
        <table:table-row>
          <table:table-cell table:style-name="Table12.A2" office:value-type="string">
            <text:p text:style-name="P38">size_t hash_multimap_count(</text:p>
            <text:p text:style-name="P38"><text:s text:c="4"/>const hash_multimap_t* cpt_hash_multimap,</text:p>
            <text:p text:style-name="P38"><text:s text:c="4"/>key_element);</text:p>
          </table:table-cell>
          <table:table-cell table:style-name="Table12.B2" office:value-type="string">
            <text:p text:style-name="P40">返回<text:span text:style-name="T15">hash_multimap_t</text:span>容器中值为<text:span text:style-name="T15">key_element</text:span>的数据的数目。</text:p>
          </table:table-cell>
        </table:table-row>
        <table:table-row>
          <table:table-cell table:style-name="Table12.A2" office:value-type="string">
            <text:p text:style-name="P38">hash_multimap_iterator_t hash_multimap_find(</text:p>
            <text:p text:style-name="P38"><text:s text:c="4"/>const hash_multimap_t* cpt_hash_multimap,</text:p>
            <text:p text:style-name="P38"><text:s text:c="4"/>key_element);</text:p>
          </table:table-cell>
          <table:table-cell table:style-name="Table12.B2" office:value-type="string">
            <text:p text:style-name="P40">返回值为<text:span text:style-name="T15">key_element</text:span>的数据的位置。</text:p>
          </table:table-cell>
        </table:table-row>
        <table:table-row>
          <table:table-cell table:style-name="Table12.A2" office:value-type="string">
            <text:p text:style-name="P38">pair_t hash_multimap_equal_range(</text:p>
            <text:p text:style-name="P38"><text:s text:c="4"/>const hash_multimap_t* cpt_hash_multimap, <text:s text:c="5"/></text:p>
            <text:p text:style-name="P38"><text:s text:c="4"/>key_element);</text:p>
          </table:table-cell>
          <table:table-cell table:style-name="Table12.B2" office:value-type="string">
            <text:p text:style-name="P40">返回一个由数据区间的上下限组成的<text:span text:style-name="T15">pair_t</text:span>，这个数据区间中包含所有的值为<text:span text:style-name="T15">key_element</text:span>的数据。</text:p>
          </table:table-cell>
        </table:table-row>
        <table:table-row>
          <table:table-cell table:style-name="Table12.A2" office:value-type="string">
            <text:p text:style-name="P38">void hash_multimap_assign(</text:p>
            <text:p text:style-name="P38"><text:s text:c="4"/>hash_multimap_t* pt_hash_multimap,</text:p>
            <text:p text:style-name="P38"><text:s text:c="4"/>const hash_multimap_t* cpt_src);</text:p>
          </table:table-cell>
          <table:table-cell table:style-name="Table12.B2" office:value-type="string">
            <text:p text:style-name="P40">使用另一个<text:span text:style-name="T15">hash_multimap_t</text:span>容器为当前<text:span text:style-name="T15">hash_multimap_t</text:span>容器赋值。</text:p>
          </table:table-cell>
        </table:table-row>
        <table:table-row>
          <table:table-cell table:style-name="Table12.A2" office:value-type="string">
            <text:p text:style-name="P38">void hash_multimap_swap(</text:p>
            <text:p text:style-name="P38"><text:s text:c="4"/>hash_multimap_t* pt_first,</text:p>
            <text:p text:style-name="P38"><text:s text:c="4"/>hash_multimap_t* pt_second);</text:p>
          </table:table-cell>
          <table:table-cell table:style-name="Table12.B2" office:value-type="string">
            <text:p text:style-name="P40">交换两个<text:span text:style-name="T15">hash_multimap_t</text:span>容器的内容。</text:p>
          </table:table-cell>
        </table:table-row>
        <table:table-row>
          <table:table-cell table:style-name="Table12.A2" office:value-type="string">
            <text:p text:style-name="P38">hash_multimap_iterator_t hash_multimap_begin(</text:p>
            <text:p text:style-name="P38"><text:s text:c="4"/>const hash_multimap_t* cpt_hash_multimap);</text:p>
          </table:table-cell>
          <table:table-cell table:style-name="Table12.B2" office:value-type="string">
            <text:p text:style-name="P40">返回指向<text:span text:style-name="T15">hash_multimap_t</text:span>容器开始的迭代器。</text:p>
          </table:table-cell>
        </table:table-row>
        <table:table-row>
          <table:table-cell table:style-name="Table12.A2" office:value-type="string">
            <text:p text:style-name="P38">hash_multimap_iterator_t hash_multimap_end(</text:p>
            <text:p text:style-name="P38"><text:s text:c="4"/>const hash_multimap_t* cpt_hash_multimap);</text:p>
          </table:table-cell>
          <table:table-cell table:style-name="Table12.B2" office:value-type="string">
            <text:p text:style-name="P40">返回指向<text:span text:style-name="T15">hash_multimap_t</text:span>容器结尾的迭代器。</text:p>
          </table:table-cell>
        </table:table-row>
        <table:table-row>
          <table:table-cell table:style-name="Table12.A2" office:value-type="string">
            <text:p text:style-name="P38">void hash_multimap_resize(</text:p>
            <text:p text:style-name="P38"><text:s text:c="4"/>hash_multimap_t* pt_hash_multimap,</text:p>
            <text:p text:style-name="P38"><text:s text:c="4"/>size_t t_resize);</text:p>
          </table:table-cell>
          <table:table-cell table:style-name="Table12.B2" office:value-type="string">
            <text:p text:style-name="P40">修改<text:span text:style-name="T15">hash_multimap_t</text:span>容器的<text:span text:style-name="T15">hash</text:span>表的大小。</text:p>
          </table:table-cell>
        </table:table-row>
        <table:table-row>
          <table:table-cell table:style-name="Table12.A2" office:value-type="string">
            <text:p text:style-name="P38">hash_multimap_iterator_t hash_multimap_insert(</text:p>
            <text:p text:style-name="P38"><text:s text:c="4"/>hash_multimap_t* pt_hash_multimap,</text:p>
            <text:p text:style-name="P38"><text:s text:c="4"/>con<text:span text:style-name="T57">st pair_t* cpt_pair</text:span>);</text:p>
          </table:table-cell>
          <table:table-cell table:style-name="Table12.B2" office:value-type="string">
            <text:p text:style-name="P40">向<text:span text:style-name="T15">hash_multimap_t</text:span>容器中插入数据<text:span text:style-name="T15">对cpt_pair</text:span>，返回新数据的位置。</text:p>
          </table:table-cell>
        </table:table-row>
        <table:table-row>
          <table:table-cell table:style-name="Table12.A2" office:value-type="string">
            <text:p text:style-name="P38">void hash_multimap_insert_range(</text:p>
            <text:p text:style-name="P38"><text:s text:c="4"/>hash_multimap_t* pt_hash_multimap,</text:p>
            <text:p text:style-name="P38"><text:s text:c="4"/>hash_multimap_iterator_t t_begin, </text:p>
            <text:p text:style-name="P38"><text:s text:c="4"/>hash_multimap_iterator_t t_end);</text:p>
          </table:table-cell>
          <table:table-cell table:style-name="Table12.B2" office:value-type="string">
            <text:p text:style-name="P40">向<text:span text:style-name="T15">hash_multimap_t</text:span>容器中插入数据区间<text:span text:style-name="T15">[t_begin, t_end)</text:span>。<text:span text:style-name="T32">[1][2]</text:span></text:p>
          </table:table-cell>
        </table:table-row>
        <table:table-row>
          <table:table-cell table:style-name="Table12.A2" office:value-type="string">
            <text:p text:style-name="P38">size_t hash_multimap_erase(</text:p>
            <text:p text:style-name="P38"><text:s text:c="4"/>hash_multimap_t* pt_hash_multimap,</text:p>
            <text:p text:style-name="P38"><text:s text:c="4"/>key_element);</text:p>
          </table:table-cell>
          <table:table-cell table:style-name="Table12.B2" office:value-type="string">
            <text:p text:style-name="P40">删除值为<text:span text:style-name="T15">key_element</text:span>的数据，同时返回删除的数据的数目。</text:p>
          </table:table-cell>
        </table:table-row>
        <table:table-row>
          <table:table-cell table:style-name="Table12.A2" office:value-type="string">
            <text:p text:style-name="P38">void hash_multimap_erase_pos(</text:p>
            <text:p text:style-name="P38"><text:s text:c="4"/>hash_multimap_t* pt_hash_multimap,</text:p>
            <text:p text:style-name="P38"><text:s text:c="4"/>hash_multimap_iterator_t t_pos);</text:p>
          </table:table-cell>
          <table:table-cell table:style-name="Table12.B2" office:value-type="string">
            <text:p text:style-name="P40">删除<text:span text:style-name="T15">t_pos</text:span>位置的数据。</text:p>
          </table:table-cell>
        </table:table-row>
        <table:table-row>
          <table:table-cell table:style-name="Table12.A2" office:value-type="string">
            <text:p text:style-name="P38">void hash_multimap_erase_range(</text:p>
            <text:p text:style-name="P38"><text:s text:c="4"/>hash_multimap_t* pt_hash_multimap,</text:p>
            <text:p text:style-name="P38"><text:s text:c="4"/>hash_multimap_iterator_t t_begin,</text:p>
            <text:p text:style-name="P38"><text:s text:c="4"/>hash_multimap_iterator_t t_end);</text:p>
          </table:table-cell>
          <table:table-cell table:style-name="Table12.B2" office:value-type="string">
            <text:p text:style-name="P40">删除数据区间<text:span text:style-name="T15">[t_begin, t_end)</text:span>的数据。<text:span text:style-name="T32">[1]</text:span></text:p>
          </table:table-cell>
        </table:table-row>
        <table:table-row>
          <table:table-cell table:style-name="Table12.A2" office:value-type="string">
            <text:p text:style-name="P38">void hash_multimap_clear(</text:p>
            <text:p text:style-name="P38"><text:s text:c="4"/>hash_multimap_t* pt_hash_multimap);</text:p>
          </table:table-cell>
          <table:table-cell table:style-name="Table12.B2" office:value-type="string">
            <text:p text:style-name="P40">清空<text:span text:style-name="T15">hash_multimap</text:span>_t容器。</text:p>
          </table:table-cell>
        </table:table-row>
      </table:table>
      <text:p text:style-name="Standard"/>
      <text:p text:style-name="P10">NOTE:</text:p>
      <text:p text:style-name="P16"><text:span text:style-name="T29">[1]:</text:span><text:span text:style-name="T9">数据区间</text:span><text:span text:style-name="T33">[t_begin, t_end)</text:span><text:span text:style-name="T9">必须是有效的数据区间。</text:span></text:p>
      <text:p text:style-name="P16"><text:span text:style-name="T29">[2]:</text:span><text:span text:style-name="T9">数据区间</text:span><text:span text:style-name="T33">[t_begin, t_end)</text:span><text:span text:style-name="T9">必须属于另一个</text:span><text:span text:style-name="T33">hash_multimap_t</text:span><text:span text:style-name="T9">容器。</text:span></text:p>
      <text:p text:style-name="P18"/>
      <text:p text:style-name="P18"/>
      <text:h text:style-name="P51" text:outline-level="2">字符串</text:h>
      <text:h text:style-name="P53" text:outline-level="3">string_t</text:h>
      <text:p text:style-name="P23">TYPE：</text:p>
      <text:p text:style-name="P32"><text:tab/>string_t</text:p>
      <text:p text:style-name="P12"/>
      <text:p text:style-name="P24">ITERATOR TYPE:</text:p>
      <text:p text:style-name="P31"><text:span text:style-name="T8"><text:tab/></text:span><text:span text:style-name="T14">random_access_iterator_t</text:span></text:p>
      <text:p text:style-name="P36"><text:soft-page-break/><text:tab/>string_iterator_t</text:p>
      <text:p text:style-name="P36"/>
      <text:p text:style-name="P28">VALUE:</text:p>
      <text:p text:style-name="P36"><text:tab/>NPOS</text:p>
      <text:p text:style-name="P13"/>
      <text:p text:style-name="P24">DESCRIPTION:</text:p>
      <text:p text:style-name="Standard"><text:span text:style-name="T42"><text:tab/></text:span><text:span text:style-name="T20">string_t是一个保存字符型数据的序列容器</text:span><text:span text:style-name="T42">，它包含所有序列容器的操作，此为它还提供了像查找，连接等常用的字符串操作。string_t的许多操作函数除了接受迭代器参数外，还提供了接受特殊的下标参数的同等功能的函数。</text:span></text:p>
      <text:p text:style-name="P17"/>
      <text:p text:style-name="P24">DEFINITION:</text:p>
      <text:p text:style-name="P13"><text:tab/><text:span text:style-name="T44">&lt;cstl/cstring.h&gt;</text:span></text:p>
      <text:p text:style-name="Standard"/>
      <text:p text:style-name="P29">OPERATION: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8">void string_init(string_t* pt_string);</text:p>
          </table:table-cell>
          <table:table-cell table:style-name="Table13.B1" office:value-type="string">
            <text:p text:style-name="P40">初始化一个空的<text:span text:style-name="T15">string_t</text:span>容器。</text:p>
          </table:table-cell>
        </table:table-row>
        <table:table-row>
          <table:table-cell table:style-name="Table13.A2" office:value-type="string">
            <text:p text:style-name="P38">void string_init_cstr(</text:p>
            <text:p text:style-name="P38"><text:s text:c="4"/>string_t* pt_string, const char* s_cstr);</text:p>
          </table:table-cell>
          <table:table-cell table:style-name="Table13.B2" office:value-type="string">
            <text:p text:style-name="P40">使用字符串常量初始化<text:span text:style-name="T15">string_t</text:span>容器。</text:p>
          </table:table-cell>
        </table:table-row>
        <table:table-row table:style-name="Table13.3">
          <table:table-cell table:style-name="Table13.A2" office:value-type="string">
            <text:p text:style-name="P38">void string_init_subcstr(</text:p>
            <text:p text:style-name="P38"><text:s text:c="4"/>string_t* pt_string,</text:p>
            <text:p text:style-name="P38"><text:s text:c="4"/>const char* s_cstr, size_t t_len);</text:p>
          </table:table-cell>
          <table:table-cell table:style-name="Table13.B2" office:value-type="string">
            <text:p text:style-name="P40">使用字符串常量的子串初始化<text:span text:style-name="T15">string_t</text:span>容器。</text:p>
          </table:table-cell>
        </table:table-row>
        <table:table-row table:style-name="Table13.3">
          <table:table-cell table:style-name="Table13.A2" office:value-type="string">
            <text:p text:style-name="P38">void string_init_char(</text:p>
            <text:p text:style-name="P38"><text:s text:c="4"/>string_t* pt_string,</text:p>
            <text:p text:style-name="P38"><text:s text:c="4"/>size_t t_count, char c_char);</text:p>
          </table:table-cell>
          <table:table-cell table:style-name="Table13.B2" office:value-type="string">
            <text:p text:style-name="P40">使用<text:span text:style-name="T15">t_count</text:span>个字符<text:span text:style-name="T15">c_char</text:span>来初始化<text:span text:style-name="T15">string_t</text:span>容器。</text:p>
          </table:table-cell>
        </table:table-row>
        <table:table-row table:style-name="Table13.3">
          <table:table-cell table:style-name="Table13.A2" office:value-type="string">
            <text:p text:style-name="P38">void string_init_copy(</text:p>
            <text:p text:style-name="P38"><text:s text:c="4"/>string_t* pt_string,</text:p>
            <text:p text:style-name="P38"><text:s text:c="4"/>const string_t* cpt_src);</text:p>
          </table:table-cell>
          <table:table-cell table:style-name="Table13.B2" office:value-type="string">
            <text:p text:style-name="P40">使用令一个<text:span text:style-name="T15">string</text:span><text:span text:style-name="T15">_t</text:span>容器初始化<text:span text:style-name="T15">string</text:span><text:span text:style-name="T15">_t</text:span>容器。</text:p>
          </table:table-cell>
        </table:table-row>
        <table:table-row table:style-name="Table13.3">
          <table:table-cell table:style-name="Table13.A2" office:value-type="string">
            <text:p text:style-name="P38">void string_init_copy_substring(</text:p>
            <text:p text:style-name="P38"><text:s text:c="4"/>string_t* pt_string, const string_t* cpt_str,</text:p>
            <text:p text:style-name="P38"><text:s text:c="4"/>size_t t_pos, size_t t_len);</text:p>
          </table:table-cell>
          <table:table-cell table:style-name="Table13.B2" office:value-type="string">
            <text:p text:style-name="P40">使用子字符串初始化<text:span text:style-name="T15">string</text:span><text:span text:style-name="T15">_t</text:span>容器。</text:p>
          </table:table-cell>
        </table:table-row>
        <table:table-row table:style-name="Table13.3">
          <table:table-cell table:style-name="Table13.A2" office:value-type="string">
            <text:p text:style-name="P38">void string_init_copy_range(</text:p>
            <text:p text:style-name="P38"><text:s text:c="4"/>string_t* pt_string,</text:p>
            <text:p text:style-name="P38"><text:s text:c="4"/>string_iterator_t t_begin,</text:p>
            <text:p text:style-name="P38"><text:s text:c="4"/>string_iterator_t t_end);</text:p>
          </table:table-cell>
          <table:table-cell table:style-name="Table13.B2" office:value-type="string">
            <text:p text:style-name="P40">使用数据区间<text:span text:style-name="T15">[t_begin, t_end)</text:span>初始化<text:span text:style-name="T15">string</text:span><text:span text:style-name="T15">_t</text:span>容器。<text:span text:style-name="T32">[1][2]</text:span></text:p>
          </table:table-cell>
        </table:table-row>
        <table:table-row table:style-name="Table13.3">
          <table:table-cell table:style-name="Table13.A2" office:value-type="string">
            <text:p text:style-name="P38">void string_destroy(string_t* pt_string);</text:p>
          </table:table-cell>
          <table:table-cell table:style-name="Table13.B2" office:value-type="string">
            <text:p text:style-name="P40">销毁<text:span text:style-name="T15">string</text:span><text:span text:style-name="T15">_t</text:span>容器。</text:p>
          </table:table-cell>
        </table:table-row>
        <table:table-row table:style-name="Table13.3">
          <table:table-cell table:style-name="Table13.A2" office:value-type="string">
            <text:p text:style-name="P38">const char* string_c_str(</text:p>
            <text:p text:style-name="P38"><text:s text:c="4"/>const string_t* cpt_string);</text:p>
          </table:table-cell>
          <table:table-cell table:style-name="Table13.B2" office:value-type="string">
            <text:p text:style-name="P40">返回一个指向'\0'结尾的字符串的指针。</text:p>
          </table:table-cell>
        </table:table-row>
        <table:table-row table:style-name="Table13.3">
          <table:table-cell table:style-name="Table13.A2" office:value-type="string">
            <text:p text:style-name="P38">const char* string_data(</text:p>
            <text:p text:style-name="P38"><text:s text:c="4"/>const string_t* cpt_string);</text:p>
          </table:table-cell>
          <table:table-cell table:style-name="Table13.B2" office:value-type="string">
            <text:p text:style-name="P40">返回一个指向字符数组的指针。</text:p>
          </table:table-cell>
        </table:table-row>
        <table:table-row table:style-name="Table13.3">
          <table:table-cell table:style-name="Table13.A2" office:value-type="string">
            <text:p text:style-name="P38">size_t string_copy(</text:p>
            <text:p text:style-name="P38"><text:s text:c="4"/>const string_t* cpt_string, char* s_buffer,</text:p>
            <text:p text:style-name="P38"><text:s text:c="4"/>size_t t_copysize, size_t t_copypos);</text:p>
          </table:table-cell>
          <table:table-cell table:style-name="Table13.B2" office:value-type="string">
            <text:p text:style-name="P40">将<text:span text:style-name="T15">string</text:span><text:span text:style-name="T15">_t</text:span>容器中从<text:span text:style-name="T15">t_copypos</text:span>开始的最多<text:span text:style-name="T15">t_copysize</text:span>个字符拷贝到<text:span text:style-name="T15">s_buffer</text:span>缓冲区中，返回实际拷贝的字符数。</text:p>
          </table:table-cell>
        </table:table-row>
        <table:table-row table:style-name="Table13.3">
          <table:table-cell table:style-name="Table13.A2" office:value-type="string">
            <text:p text:style-name="P38">size_t string_size(const string_t* cpt_string);</text:p>
          </table:table-cell>
          <table:table-cell table:style-name="Table13.B2" office:value-type="string">
            <text:p text:style-name="P40">返回<text:span text:style-name="T15">string</text:span><text:span text:style-name="T15">_t</text:span>容器中字符的个数。</text:p>
          </table:table-cell>
        </table:table-row>
        <table:table-row table:style-name="Table13.3">
          <table:table-cell table:style-name="Table13.A2" office:value-type="string">
            <text:p text:style-name="P38">size_t string_length(const string_t* cpt_string);</text:p>
          </table:table-cell>
          <table:table-cell table:style-name="Table13.B2" office:value-type="string">
            <text:p text:style-name="P40">返回<text:span text:style-name="T15">string</text:span><text:span text:style-name="T15">_t</text:span>容器的长度，与<text:span text:style-name="T15">string_size()</text:span>功能相同。</text:p>
          </table:table-cell>
        </table:table-row>
        <table:table-row table:style-name="Table13.3">
          <table:table-cell table:style-name="Table13.A2" office:value-type="string">
            <text:p text:style-name="P38">size_t string_max_size(</text:p>
            <text:p text:style-name="P38"><text:s text:c="4"/>const string_t* cpt_string);</text:p>
          </table:table-cell>
          <table:table-cell table:style-name="Table13.B2" office:value-type="string">
            <text:p text:style-name="P40">返回<text:span text:style-name="T15">string</text:span><text:span text:style-name="T15">_t</text:span>容器中能够保存的字符的最大数目。</text:p>
          </table:table-cell>
        </table:table-row>
        <table:table-row table:style-name="Table13.3">
          <table:table-cell table:style-name="Table13.A2" office:value-type="string">
            <text:p text:style-name="P38">size_t string_capacity(</text:p>
            <text:p text:style-name="P38"><text:s text:c="4"/>const string_t* cpt_string);</text:p>
          </table:table-cell>
          <table:table-cell table:style-name="Table13.B2" office:value-type="string">
            <text:p text:style-name="P40">返回<text:span text:style-name="T15">string</text:span><text:span text:style-name="T15">_t</text:span>容器的容量。</text:p>
          </table:table-cell>
        </table:table-row>
        <table:table-row table:style-name="Table13.3">
          <table:table-cell table:style-name="Table13.A2" office:value-type="string">
            <text:p text:style-name="P38">bool_t string_empty(const string_t* cpt_string);</text:p>
          </table:table-cell>
          <table:table-cell table:style-name="Table13.B2" office:value-type="string">
            <text:p text:style-name="P40">判断<text:span text:style-name="T15">string</text:span><text:span text:style-name="T15">_t</text:span>容器是否为空。</text:p>
          </table:table-cell>
        </table:table-row>
        <table:table-row table:style-name="Table13.3">
          <table:table-cell table:style-name="Table13.A2" office:value-type="string">
            <text:p text:style-name="P38">void string_reserve(</text:p>
            <text:p text:style-name="P38"><text:s text:c="4"/>string_t* pt_string, size_t t_size);</text:p>
          </table:table-cell>
          <table:table-cell table:style-name="Table13.B2" office:value-type="string">
            <text:p text:style-name="P40">设置<text:span text:style-name="T15">string</text:span><text:span text:style-name="T15">_t</text:span>容器的容量。</text:p>
          </table:table-cell>
        </table:table-row>
        <table:table-row table:style-name="Table13.3">
          <table:table-cell table:style-name="Table13.A2" office:value-type="string">
            <text:p text:style-name="P38">void string_resize(</text:p>
            <text:p text:style-name="P38"><text:s text:c="4"/>string_t* pt_string,</text:p>
            <text:p text:style-name="P38"><text:s text:c="4"/>size_t t_size, char c_char);</text:p>
          </table:table-cell>
          <table:table-cell table:style-name="Table13.B2" office:value-type="string">
            <text:p text:style-name="P40">设置<text:span text:style-name="T15">string</text:span><text:span text:style-name="T15">_t</text:span>容器中字符的数目，<text:span text:style-name="T15">string</text:span><text:span text:style-name="T15">_t</text:span>容器中字符数目不足时使用<text:span text:style-name="T15">c_char</text:span>填充。</text:p>
          </table:table-cell>
        </table:table-row>
        <text:soft-page-break/>
        <table:table-row table:style-name="Table13.3">
          <table:table-cell table:style-name="Table13.A2" office:value-type="string">
            <text:p text:style-name="P38">char* string_at(</text:p>
            <text:p text:style-name="P38"><text:s text:c="4"/>const char* cpt_string, size_t t_pos);</text:p>
          </table:table-cell>
          <table:table-cell table:style-name="Table13.B2" office:value-type="string">
            <text:p text:style-name="P40">使用下标随机访问<text:span text:style-name="T15">string</text:span><text:span text:style-name="T15">_t</text:span>容器中的字符，返回指向该字符的指针。</text:p>
          </table:table-cell>
        </table:table-row>
        <table:table-row table:style-name="Table13.3">
          <table:table-cell table:style-name="Table13.A2" office:value-type="string">
            <text:p text:style-name="P38">bool_t string_equal(</text:p>
            <text:p text:style-name="P38"><text:s text:c="4"/>const string_t* cpt_first,</text:p>
            <text:p text:style-name="P38"><text:s text:c="4"/>const string_t* cpt_second);</text:p>
          </table:table-cell>
          <table:table-cell table:style-name="Table13.B2" office:value-type="string">
            <text:p text:style-name="P40">判断两个<text:span text:style-name="T15">string_t</text:span>容器是否相等。</text:p>
          </table:table-cell>
        </table:table-row>
        <table:table-row table:style-name="Table13.3">
          <table:table-cell table:style-name="Table13.A2" office:value-type="string">
            <text:p text:style-name="P38">bool_t string_not_equal(</text:p>
            <text:p text:style-name="P38"><text:s text:c="4"/>const string_t* cpt_first,</text:p>
            <text:p text:style-name="P38"><text:s text:c="4"/>const string_t* cpt_second);</text:p>
          </table:table-cell>
          <table:table-cell table:style-name="Table13.B2" office:value-type="string">
            <text:p text:style-name="P40">判断两个<text:span text:style-name="T15">string_t</text:span>容器是否不等。</text:p>
          </table:table-cell>
        </table:table-row>
        <table:table-row table:style-name="Table13.3">
          <table:table-cell table:style-name="Table13.A2" office:value-type="string">
            <text:p text:style-name="P38">bool_t string_less(</text:p>
            <text:p text:style-name="P38"><text:s text:c="4"/>const string_t* cpt_first,</text:p>
            <text:p text:style-name="P38"><text:s text:c="4"/>const string_t* cpt_second);</text:p>
          </table:table-cell>
          <table:table-cell table:style-name="Table13.B2" office:value-type="string">
            <text:p text:style-name="P40">判断第一个<text:span text:style-name="T15">string_t</text:span>容器是否小于第二个<text:span text:style-name="T15">string_t</text:span>容器。</text:p>
          </table:table-cell>
        </table:table-row>
        <table:table-row table:style-name="Table13.3">
          <table:table-cell table:style-name="Table13.A2" office:value-type="string">
            <text:p text:style-name="P38">bool_t string_less_equal(</text:p>
            <text:p text:style-name="P38"><text:s text:c="4"/>const string_t* cpt_first,</text:p>
            <text:p text:style-name="P38"><text:s text:c="4"/>const string_t* cpt_second);</text:p>
          </table:table-cell>
          <table:table-cell table:style-name="Table13.B2" office:value-type="string">
            <text:p text:style-name="P40">判断第一个<text:span text:style-name="T15">string_t</text:span>容器是否小于等于第二个<text:span text:style-name="T15">string_t</text:span>容器。</text:p>
          </table:table-cell>
        </table:table-row>
        <table:table-row table:style-name="Table13.3">
          <table:table-cell table:style-name="Table13.A2" office:value-type="string">
            <text:p text:style-name="P38">bool_t string_great(</text:p>
            <text:p text:style-name="P38"><text:s text:c="4"/>const string_t* cpt_first,</text:p>
            <text:p text:style-name="P38"><text:s text:c="4"/>const string_t* cpt_second);</text:p>
          </table:table-cell>
          <table:table-cell table:style-name="Table13.B2" office:value-type="string">
            <text:p text:style-name="P40">判断第一个<text:span text:style-name="T15">string_t</text:span>容器是否大于第二个<text:span text:style-name="T15">string_t</text:span>容器。</text:p>
          </table:table-cell>
        </table:table-row>
        <table:table-row table:style-name="Table13.3">
          <table:table-cell table:style-name="Table13.A2" office:value-type="string">
            <text:p text:style-name="P38">bool_t string_great_equal(</text:p>
            <text:p text:style-name="P38"><text:s text:c="4"/>const string_t* cpt_first,</text:p>
            <text:p text:style-name="P38"><text:s text:c="4"/>const string_t* cpt_second);</text:p>
          </table:table-cell>
          <table:table-cell table:style-name="Table13.B2" office:value-type="string">
            <text:p text:style-name="P40">判断第一个<text:span text:style-name="T15">string_t</text:span>容器是否大于等于第二个<text:span text:style-name="T15">string_t</text:span>容器。</text:p>
          </table:table-cell>
        </table:table-row>
        <table:table-row table:style-name="Table13.3">
          <table:table-cell table:style-name="Table13.A2" office:value-type="string">
            <text:p text:style-name="P38">bool_t string_equal_cstr(</text:p>
            <text:p text:style-name="P38"><text:s text:c="4"/>const string_t* cpt_string,</text:p>
            <text:p text:style-name="P38"><text:s text:c="4"/>const char* s_cstr);</text:p>
          </table:table-cell>
          <table:table-cell table:style-name="Table13.B2" office:value-type="string">
            <text:p text:style-name="P40">判断<text:span text:style-name="T15">string_t</text:span>容器是否等于字符串常量<text:span text:style-name="T15">s_cstr</text:span>。</text:p>
          </table:table-cell>
        </table:table-row>
        <table:table-row table:style-name="Table13.3">
          <table:table-cell table:style-name="Table13.A2" office:value-type="string">
            <text:p text:style-name="P38">bool_t string_not_equal_cstr(</text:p>
            <text:p text:style-name="P38"><text:s text:c="4"/>const string_t* cpt_string,</text:p>
            <text:p text:style-name="P38"><text:s text:c="4"/>const char* s_cstr);</text:p>
          </table:table-cell>
          <table:table-cell table:style-name="Table13.B2" office:value-type="string">
            <text:p text:style-name="P40">判断<text:span text:style-name="T15">string_t</text:span>容器是否不等于字符串常量<text:span text:style-name="T15">s_cstr</text:span>。</text:p>
          </table:table-cell>
        </table:table-row>
        <table:table-row table:style-name="Table13.3">
          <table:table-cell table:style-name="Table13.A2" office:value-type="string">
            <text:p text:style-name="P38">bool_t string_less_cstr(</text:p>
            <text:p text:style-name="P38"><text:s text:c="4"/>const string_t* cpt_string,</text:p>
            <text:p text:style-name="P38"><text:s text:c="4"/>const char* s_cstr);</text:p>
          </table:table-cell>
          <table:table-cell table:style-name="Table13.B2" office:value-type="string">
            <text:p text:style-name="P40">判断<text:span text:style-name="T15">string_t</text:span>容器是否小于字符串常量<text:span text:style-name="T15">s_cstr</text:span>。</text:p>
          </table:table-cell>
        </table:table-row>
        <table:table-row table:style-name="Table13.3">
          <table:table-cell table:style-name="Table13.A2" office:value-type="string">
            <text:p text:style-name="P38">bool_t string_less_equal_cstr(</text:p>
            <text:p text:style-name="P38"><text:s text:c="4"/>const string_t* cpt_string,</text:p>
            <text:p text:style-name="P38"><text:s text:c="4"/>const char* s_cstr);</text:p>
          </table:table-cell>
          <table:table-cell table:style-name="Table13.B2" office:value-type="string">
            <text:p text:style-name="P40">判断<text:span text:style-name="T15">string_t</text:span>容器是否小于等于字符串常量<text:span text:style-name="T15">s_cstr</text:span>。</text:p>
          </table:table-cell>
        </table:table-row>
        <table:table-row table:style-name="Table13.3">
          <table:table-cell table:style-name="Table13.A2" office:value-type="string">
            <text:p text:style-name="P38">bool_t string_great_cstr(</text:p>
            <text:p text:style-name="P38"><text:s text:c="4"/>const string_t* cpt_string,</text:p>
            <text:p text:style-name="P38"><text:s text:c="4"/>const char* s_cstr);</text:p>
          </table:table-cell>
          <table:table-cell table:style-name="Table13.B2" office:value-type="string">
            <text:p text:style-name="P40">判断<text:span text:style-name="T15">string_t</text:span>容器是否大于字符串常量<text:span text:style-name="T15">s_cstr</text:span>。</text:p>
          </table:table-cell>
        </table:table-row>
        <table:table-row table:style-name="Table13.3">
          <table:table-cell table:style-name="Table13.A2" office:value-type="string">
            <text:p text:style-name="P38">bool_t string_great_equal_cstr(</text:p>
            <text:p text:style-name="P38"><text:s text:c="4"/>const string_t* cpt_string,</text:p>
            <text:p text:style-name="P38"><text:s text:c="4"/>const char* s_cstr);</text:p>
          </table:table-cell>
          <table:table-cell table:style-name="Table13.B2" office:value-type="string">
            <text:p text:style-name="P40">判断<text:span text:style-name="T15">string_t</text:span>容器是否大于等于字符串常量<text:span text:style-name="T15">s_cstr</text:span>。</text:p>
          </table:table-cell>
        </table:table-row>
        <table:table-row table:style-name="Table13.3">
          <table:table-cell table:style-name="Table13.A2" office:value-type="string">
            <text:p text:style-name="P38">int string_compare(</text:p>
            <text:p text:style-name="P38"><text:s text:c="4"/>const string_t* cpt_first,</text:p>
            <text:p text:style-name="P38"><text:s text:c="4"/>const string_t* cpt_second);</text:p>
          </table:table-cell>
          <table:table-cell table:style-name="Table13.B2" office:value-type="string">
            <text:p text:style-name="P40">比较两个<text:span text:style-name="T15">string_t</text:span>容器，根据比较返回三种结果，第一个<text:span text:style-name="T15">string_t</text:span>容器小于第二个<text:span text:style-name="T15">string_t</text:span>容器返回负数值，第一个<text:span text:style-name="T15">string_t</text:span>容器等于第二个<text:span text:style-name="T15">string_t</text:span>容器返回0，第一个<text:span text:style-name="T15">string_t</text:span>容器大于第二个<text:span text:style-name="T15">string_t</text:span>容器返回正数值。</text:p>
          </table:table-cell>
        </table:table-row>
        <table:table-row table:style-name="Table13.3">
          <table:table-cell table:style-name="Table13.A2" office:value-type="string">
            <text:p text:style-name="P38">int string_compare_substring_string(</text:p>
            <text:p text:style-name="P38"><text:s text:c="4"/>const string_t* cpt_first,</text:p>
            <text:p text:style-name="P38"><text:s text:c="4"/>size_t t_pos, size_t t_len,</text:p>
            <text:p text:style-name="P38"><text:s text:c="4"/>const string_t* cpt_second);</text:p>
          </table:table-cell>
          <table:table-cell table:style-name="Table13.B2" office:value-type="string">
            <text:p text:style-name="P40">比较第一个<text:span text:style-name="T15">string_t</text:span>容器的子串和第二个<text:span text:style-name="T15">string_t</text:span>容器，根据比较返回三种结果，第一个<text:span text:style-name="T15">string_t</text:span>容器的子串小于第二个<text:span text:style-name="T15">string_t</text:span>容器返回负数值，第一个<text:span text:style-name="T15">string_t</text:span>容器的子串等于第二个<text:span text:style-name="T15">string_t</text:span>容器返回0，第一个<text:span text:style-name="T15">string_t</text:span>容器的子串大于第二个<text:span text:style-name="T15">string_t</text:span>容器返回正数值。</text:p>
          </table:table-cell>
        </table:table-row>
        <table:table-row table:style-name="Table13.3">
          <table:table-cell table:style-name="Table13.A2" office:value-type="string">
            <text:p text:style-name="P38">int string_compare_substring_substring(</text:p>
            <text:p text:style-name="P38"><text:s text:c="4"/>const string_t* cpt_first,</text:p>
            <text:p text:style-name="P38"><text:s text:c="4"/>size_t t_firstpos, size_t t_firstlen,</text:p>
            <text:p text:style-name="P38"><text:s text:c="4"/>const string_t* cpt_second,</text:p>
            <text:p text:style-name="P38"><text:s text:c="4"/>size_t t_secondpos, size_t t_secondlen);</text:p>
          </table:table-cell>
          <table:table-cell table:style-name="Table13.B2" office:value-type="string">
            <text:p text:style-name="P40">比较第一个<text:span text:style-name="T15">string_t</text:span>容器的子串和第二个<text:span text:style-name="T15">string_t</text:span>容器的子串，根据比较返回三种结果，第一个子串小于第二个子串返回负数值，第一个子串等于第二个子串返回0，第一个子串大于第二个子串返回正数值。</text:p>
          </table:table-cell>
        </table:table-row>
        <table:table-row table:style-name="Table13.3">
          <table:table-cell table:style-name="Table13.A2" office:value-type="string">
            <text:p text:style-name="P38">int string_compare_cstr(</text:p>
            <text:p text:style-name="P38"><text:s text:c="4"/>const string_t* cpt_string,</text:p>
            <text:p text:style-name="P38"><text:s text:c="4"/>const char* s_cstr);</text:p>
          </table:table-cell>
          <table:table-cell table:style-name="Table13.B2" office:value-type="string">
            <text:p text:style-name="P40">比较<text:span text:style-name="T15">string_t</text:span>容器和字符串常量，根据比较返回三种结果，<text:span text:style-name="T15">string_t</text:span>容器小于字符串常量返回负数值，<text:span text:style-name="T15">string_t</text:span>容器等于字符串常量返回0，<text:span text:style-name="T15">string_t</text:span>容器大于字符串常量返回正数值。</text:p>
          </table:table-cell>
        </table:table-row>
        <table:table-row table:style-name="Table13.3">
          <table:table-cell table:style-name="Table13.A2" office:value-type="string">
            <text:p text:style-name="P38">int string_compare_substring_cstr(</text:p>
            <text:p text:style-name="P38"><text:s text:c="4"/>const string_t* cpt_string,</text:p>
            <text:p text:style-name="P38"><text:soft-page-break/><text:s text:c="4"/>size_t t_pos, size_t t_len,</text:p>
            <text:p text:style-name="P38"><text:s text:c="4"/>const char* s_cstr);</text:p>
          </table:table-cell>
          <table:table-cell table:style-name="Table13.B2" office:value-type="string">
            <text:p text:style-name="P40">比较<text:span text:style-name="T15">string_t</text:span>容器的子串和字符串常量，根据比较返回三种结果，<text:soft-page-break/><text:span text:style-name="T15">string_t</text:span>容器的子串小于字符串常量返回负数值，<text:span text:style-name="T15">string_t</text:span>容器的子串等于字符串常量返回0，<text:span text:style-name="T15">string_t</text:span>容器的子串大于字符串常量返回正数值。</text:p>
          </table:table-cell>
        </table:table-row>
        <table:table-row table:style-name="Table13.3">
          <table:table-cell table:style-name="Table13.A2" office:value-type="string">
            <text:p text:style-name="P38">int string_compare_substring_subcstr(</text:p>
            <text:p text:style-name="P38"><text:s text:c="4"/>const string_t* cpt_string,</text:p>
            <text:p text:style-name="P38"><text:s text:c="4"/>size_t t_pos, size_t t_len,</text:p>
            <text:p text:style-name="P38"><text:s text:c="4"/>const char* s_cstr, size_t t_cstrlen);</text:p>
          </table:table-cell>
          <table:table-cell table:style-name="Table13.B2" office:value-type="string">
            <text:p text:style-name="P40">比较<text:span text:style-name="T15">string_t</text:span>容器的子串和字符串常量的子串，根据比较返回三种结果，<text:span text:style-name="T15">string_t</text:span>容器的子串小于字符串常量的子串返回负数值，<text:span text:style-name="T15">string_t</text:span>容器的子串等于字符串常量的子串返回0，<text:span text:style-name="T15">string_t</text:span>容器的子串大于字符串常量的子串返回正数值。</text:p>
          </table:table-cell>
        </table:table-row>
        <table:table-row table:style-name="Table13.3">
          <table:table-cell table:style-name="Table13.A2" office:value-type="string">
            <text:p text:style-name="P39">void string_assign(</text:p>
            <text:p text:style-name="P39"><text:s text:c="4"/>string_t* pt_string, const string_t* cpt_src</text:p>
            <text:p text:style-name="P39">);</text:p>
          </table:table-cell>
          <table:table-cell table:style-name="Table13.B2" office:value-type="string">
            <text:p text:style-name="P40">使用另一个<text:span text:style-name="T15">string_t</text:span>容器为<text:span text:style-name="T15">string_t</text:span>容器赋值。</text:p>
          </table:table-cell>
        </table:table-row>
        <table:table-row table:style-name="Table13.3">
          <table:table-cell table:style-name="Table13.A2" office:value-type="string">
            <text:p text:style-name="P39">void string_assign_substring(</text:p>
            <text:p text:style-name="P39"><text:s text:c="4"/>string_t* pt_string, const string_t* cpt_src,</text:p>
            <text:p text:style-name="P39"><text:s text:c="4"/>size_t t_pos, size_t t_len);</text:p>
          </table:table-cell>
          <table:table-cell table:style-name="Table13.B2" office:value-type="string">
            <text:p text:style-name="P40">使用另一个<text:span text:style-name="T15">string_t</text:span>容器的子串为<text:span text:style-name="T15">string_t</text:span>容器赋值。</text:p>
          </table:table-cell>
        </table:table-row>
        <table:table-row table:style-name="Table13.3">
          <table:table-cell table:style-name="Table13.A2" office:value-type="string">
            <text:p text:style-name="P39">void string_assign_cstr(</text:p>
            <text:p text:style-name="P39"><text:s text:c="4"/>string_t* pt_string, const char* s_cstr);</text:p>
          </table:table-cell>
          <table:table-cell table:style-name="Table13.B2" office:value-type="string">
            <text:p text:style-name="P40">使用字符串常量为<text:span text:style-name="T15">string_t</text:span>容器赋值。</text:p>
          </table:table-cell>
        </table:table-row>
        <table:table-row table:style-name="Table13.3">
          <table:table-cell table:style-name="Table13.A2" office:value-type="string">
            <text:p text:style-name="P39">void string_assign_subcstr(</text:p>
            <text:p text:style-name="P39"><text:s text:c="4"/>string_t* pt_string, const char* s_cstr,</text:p>
            <text:p text:style-name="P39"><text:s text:c="4"/>size_t t_len);</text:p>
          </table:table-cell>
          <table:table-cell table:style-name="Table13.B2" office:value-type="string">
            <text:p text:style-name="P40">使用字符串常量的子串为<text:span text:style-name="T15">string_t</text:span>容器赋值。</text:p>
          </table:table-cell>
        </table:table-row>
        <table:table-row table:style-name="Table13.3">
          <table:table-cell table:style-name="Table13.A2" office:value-type="string">
            <text:p text:style-name="P39">void string_assign_char(</text:p>
            <text:p text:style-name="P39"><text:s text:c="4"/>string_t* pt_string,</text:p>
            <text:p text:style-name="P39"><text:s text:c="4"/>size_t t_count, char c_char);</text:p>
          </table:table-cell>
          <table:table-cell table:style-name="Table13.B2" office:value-type="string">
            <text:p text:style-name="P40">使用<text:span text:style-name="T15">t_count</text:span>个字符<text:span text:style-name="T15">c_char</text:span>为<text:span text:style-name="T15">string_t</text:span>容器赋值。</text:p>
          </table:table-cell>
        </table:table-row>
        <table:table-row table:style-name="Table13.3">
          <table:table-cell table:style-name="Table13.A2" office:value-type="string">
            <text:p text:style-name="P38">void string_assign_range(</text:p>
            <text:p text:style-name="P38"><text:s text:c="4"/>string_t* pt_string,</text:p>
            <text:p text:style-name="P38"><text:s text:c="4"/>string_iterator_t t_begin,</text:p>
            <text:p text:style-name="P38"><text:s text:c="4"/>string_iterator_t t_end);</text:p>
          </table:table-cell>
          <table:table-cell table:style-name="Table13.B2" office:value-type="string">
            <text:p text:style-name="P40">使用数据区间<text:span text:style-name="T15">[t_begin, t_end)</text:span>为<text:span text:style-name="T15">string_t</text:span>容器赋值。<text:span text:style-name="T32">[1][2]</text:span></text:p>
          </table:table-cell>
        </table:table-row>
        <table:table-row table:style-name="Table13.3">
          <table:table-cell table:style-name="Table13.A2" office:value-type="string">
            <text:p text:style-name="P38">void string_swap(</text:p>
            <text:p text:style-name="P38"><text:s text:c="4"/>string_t* pt_first, string_t* pt_second);</text:p>
          </table:table-cell>
          <table:table-cell table:style-name="Table13.B2" office:value-type="string">
            <text:p text:style-name="P40">交换两个<text:span text:style-name="T15">string_t</text:span>容器的内容。</text:p>
          </table:table-cell>
        </table:table-row>
        <table:table-row table:style-name="Table13.3">
          <table:table-cell table:style-name="Table13.A2" office:value-type="string">
            <text:p text:style-name="P38">void string_append(</text:p>
            <text:p text:style-name="P38"><text:s text:c="4"/>string_t* pt_string, const string_t* cpt_src</text:p>
            <text:p text:style-name="P38">);</text:p>
          </table:table-cell>
          <table:table-cell table:style-name="Table13.B2" office:value-type="string">
            <text:p text:style-name="P40"><text:span text:style-name="T15">向string_t</text:span>容器后添加<text:span text:style-name="T15">string_t</text:span>容器。</text:p>
          </table:table-cell>
        </table:table-row>
        <table:table-row table:style-name="Table13.3">
          <table:table-cell table:style-name="Table13.A2" office:value-type="string">
            <text:p text:style-name="P38">void string_append_substring(</text:p>
            <text:p text:style-name="P38"><text:s text:c="4"/>string_t* pt_string, const string_t* cpt_src,</text:p>
            <text:p text:style-name="P38"><text:s text:c="4"/>size_t t_pos, size_t t_len);</text:p>
          </table:table-cell>
          <table:table-cell table:style-name="Table13.B2" office:value-type="string">
            <text:p text:style-name="P40"><text:span text:style-name="T15">向string_t</text:span>容器后添加<text:span text:style-name="T15">string_t</text:span>容器的子串。</text:p>
          </table:table-cell>
        </table:table-row>
        <table:table-row table:style-name="Table13.3">
          <table:table-cell table:style-name="Table13.A2" office:value-type="string">
            <text:p text:style-name="P38">void string_append_cstr(</text:p>
            <text:p text:style-name="P38"><text:s text:c="4"/>string_t* pt_string, const char* s_cstr);</text:p>
          </table:table-cell>
          <table:table-cell table:style-name="Table13.B2" office:value-type="string">
            <text:p text:style-name="P40"><text:span text:style-name="T15">向string_t</text:span>容器后添加字符串常量。</text:p>
          </table:table-cell>
        </table:table-row>
        <table:table-row table:style-name="Table13.3">
          <table:table-cell table:style-name="Table13.A2" office:value-type="string">
            <text:p text:style-name="P38">void string_append_subcstr(</text:p>
            <text:p text:style-name="P38"><text:s text:c="4"/>string_t* pt_string, const char* s_cstr,</text:p>
            <text:p text:style-name="P38"><text:s text:c="4"/>size_t t_len);</text:p>
          </table:table-cell>
          <table:table-cell table:style-name="Table13.B2" office:value-type="string">
            <text:p text:style-name="P40"><text:span text:style-name="T15">向string_t</text:span>容器后添加字符串常量的子串。</text:p>
          </table:table-cell>
        </table:table-row>
        <table:table-row table:style-name="Table13.3">
          <table:table-cell table:style-name="Table13.A2" office:value-type="string">
            <text:p text:style-name="P38">void string_append_char(</text:p>
            <text:p text:style-name="P38"><text:s text:c="4"/>string_t* pt_string, size_t t_count,</text:p>
            <text:p text:style-name="P38"><text:s text:c="4"/>char c_char);</text:p>
          </table:table-cell>
          <table:table-cell table:style-name="Table13.B2" office:value-type="string">
            <text:p text:style-name="P40"><text:span text:style-name="T15">向string_t</text:span>容器后添加<text:span text:style-name="T15">t_count</text:span>个字符<text:span text:style-name="T15">c_char</text:span>。</text:p>
          </table:table-cell>
        </table:table-row>
        <table:table-row table:style-name="Table13.3">
          <table:table-cell table:style-name="Table13.A2" office:value-type="string">
            <text:p text:style-name="P38">void string_append_range(</text:p>
            <text:p text:style-name="P38"><text:s text:c="4"/>string_t* pt_string,</text:p>
            <text:p text:style-name="P38"><text:s text:c="4"/>string_iterator_t t_begin,</text:p>
            <text:p text:style-name="P38"><text:s text:c="4"/>string_iterator_t t_end);</text:p>
          </table:table-cell>
          <table:table-cell table:style-name="Table13.B2" office:value-type="string">
            <text:p text:style-name="P40"><text:span text:style-name="T15">向string_t</text:span>容器后添加数据区间<text:span text:style-name="T15">[t_begin, t_end)</text:span>。<text:span text:style-name="T32">[1][2]</text:span></text:p>
          </table:table-cell>
        </table:table-row>
        <table:table-row table:style-name="Table13.3">
          <table:table-cell table:style-name="Table13.A2" office:value-type="string">
            <text:p text:style-name="P38">void string_connect(</text:p>
            <text:p text:style-name="P38"><text:s text:c="4"/>string_t* pt_string, const string_t* cpt_src</text:p>
            <text:p text:style-name="P38">);</text:p>
          </table:table-cell>
          <table:table-cell table:style-name="Table13.B2" office:value-type="string">
            <text:p text:style-name="P40">将两个<text:span text:style-name="T15">string_t</text:span>容器连接在一起。</text:p>
          </table:table-cell>
        </table:table-row>
        <table:table-row table:style-name="Table13.3">
          <table:table-cell table:style-name="Table13.A2" office:value-type="string">
            <text:p text:style-name="P38">void string_connect_cstr(</text:p>
            <text:p text:style-name="P38"><text:s text:c="4"/>string_t* pt_string, const char* s_cstr);</text:p>
          </table:table-cell>
          <table:table-cell table:style-name="Table13.B2" office:value-type="string">
            <text:p text:style-name="P40">将一个<text:span text:style-name="T15">string_t</text:span>容器和字符串常量连接在一起。</text:p>
          </table:table-cell>
        </table:table-row>
        <table:table-row table:style-name="Table13.3">
          <table:table-cell table:style-name="Table13.A2" office:value-type="string">
            <text:p text:style-name="P38">void string_connect_char(</text:p>
            <text:p text:style-name="P38"><text:s text:c="4"/>string_t* pt_string, char c_char);</text:p>
          </table:table-cell>
          <table:table-cell table:style-name="Table13.B2" office:value-type="string">
            <text:p text:style-name="P40">将一个<text:span text:style-name="T15">string_t</text:span>容器和字符<text:span text:style-name="T15">c_char</text:span>连接在一起。</text:p>
          </table:table-cell>
        </table:table-row>
        <table:table-row table:style-name="Table13.3">
          <table:table-cell table:style-name="Table13.A2" office:value-type="string">
            <text:p text:style-name="P38">void string_push_back(</text:p>
            <text:p text:style-name="P38"><text:s text:c="4"/>string_t* pt_string, char c_char);</text:p>
          </table:table-cell>
          <table:table-cell table:style-name="Table13.B2" office:value-type="string">
            <text:p text:style-name="P40">在<text:span text:style-name="T15">string_t</text:span>容器后面添加<text:span text:style-name="T15">一</text:span>个字符<text:span text:style-name="T15">c_char</text:span>。</text:p>
          </table:table-cell>
        </table:table-row>
        <table:table-row table:style-name="Table13.3">
          <table:table-cell table:style-name="Table13.A2" office:value-type="string">
            <text:p text:style-name="P38">string_iterator_t string_insert(</text:p>
            <text:p text:style-name="P38"><text:s text:c="4"/>string_t* pt_string, string_iterator_t t_pos, </text:p>
            <text:p text:style-name="P38"><text:s text:c="4"/>char c_char);</text:p>
          </table:table-cell>
          <table:table-cell table:style-name="Table13.B2" office:value-type="string">
            <text:p text:style-name="P40">在位置<text:span text:style-name="T15">t_pos</text:span>插入字符<text:span text:style-name="T15">c_char</text:span>。</text:p>
          </table:table-cell>
        </table:table-row>
        <text:soft-page-break/>
        <table:table-row table:style-name="Table13.3">
          <table:table-cell table:style-name="Table13.A2" office:value-type="string">
            <text:p text:style-name="P38">string_iterator_t string_insert_n(</text:p>
            <text:p text:style-name="P38"><text:s text:c="4"/>string_t* pt_string, string_iterator_t t_pos,</text:p>
            <text:p text:style-name="P38"><text:s text:c="4"/>size_t t_count, char c_char);</text:p>
          </table:table-cell>
          <table:table-cell table:style-name="Table13.B2" office:value-type="string">
            <text:p text:style-name="P40">在位置<text:span text:style-name="T15">t_pos</text:span>插入<text:span text:style-name="T15">t_count</text:span>个字符<text:span text:style-name="T15">c_char</text:span>。</text:p>
          </table:table-cell>
        </table:table-row>
        <table:table-row table:style-name="Table13.3">
          <table:table-cell table:style-name="Table13.A2" office:value-type="string">
            <text:p text:style-name="P38">void string_insert_range(</text:p>
            <text:p text:style-name="P38"><text:s text:c="4"/>string_t* pt_string,</text:p>
            <text:p text:style-name="P38"><text:s text:c="4"/>string_iterator_t t_pos,</text:p>
            <text:p text:style-name="P38"><text:s text:c="4"/>string_iterator_t t_begin,</text:p>
            <text:p text:style-name="P38"><text:s text:c="4"/>string_iterator_t t_end);</text:p>
          </table:table-cell>
          <table:table-cell table:style-name="Table13.B2" office:value-type="string">
            <text:p text:style-name="P40">在<text:span text:style-name="T15">t_pos</text:span>前面插入数据区间<text:span text:style-name="T15">[t_begin, t_end)</text:span>。<text:span text:style-name="T32">[1][2]</text:span></text:p>
          </table:table-cell>
        </table:table-row>
        <table:table-row table:style-name="Table13.3">
          <table:table-cell table:style-name="Table13.A2" office:value-type="string">
            <text:p text:style-name="P38">void string_insert_string(</text:p>
            <text:p text:style-name="P38"><text:s text:c="4"/>string_t* pt_string, size_t t_pos,</text:p>
            <text:p text:style-name="P38"><text:s text:c="4"/>const string_t* cpt_src);</text:p>
          </table:table-cell>
          <table:table-cell table:style-name="Table13.B2" office:value-type="string">
            <text:p text:style-name="P40">在位置<text:span text:style-name="T15">t_pos</text:span>插入<text:span text:style-name="T15">string_t</text:span>容器。</text:p>
          </table:table-cell>
        </table:table-row>
        <table:table-row table:style-name="Table13.3">
          <table:table-cell table:style-name="Table13.A2" office:value-type="string">
            <text:p text:style-name="P38">void string_insert_substring(</text:p>
            <text:p text:style-name="P38"><text:s text:c="4"/>string_t* pt_string, size_t t_pos,</text:p>
            <text:p text:style-name="P38"><text:s text:c="4"/>const string_t* cpt_src,</text:p>
            <text:p text:style-name="P38"><text:s text:c="4"/>size_t t_startpos, size_t t_len);</text:p>
          </table:table-cell>
          <table:table-cell table:style-name="Table13.B2" office:value-type="string">
            <text:p text:style-name="P40">在位置<text:span text:style-name="T15">t_pos</text:span>插入<text:span text:style-name="T15">string_t</text:span>容器的子串。</text:p>
          </table:table-cell>
        </table:table-row>
        <table:table-row table:style-name="Table13.3">
          <table:table-cell table:style-name="Table13.A2" office:value-type="string">
            <text:p text:style-name="P38">void string_insert_cstr(</text:p>
            <text:p text:style-name="P38"><text:s text:c="4"/>string_t* pt_string, size_t t_pos,</text:p>
            <text:p text:style-name="P38"><text:s text:c="4"/>const char* s_cstr);</text:p>
          </table:table-cell>
          <table:table-cell table:style-name="Table13.B2" office:value-type="string">
            <text:p text:style-name="P40">在位置<text:span text:style-name="T15">t_pos</text:span>插入字符串常量。</text:p>
          </table:table-cell>
        </table:table-row>
        <table:table-row table:style-name="Table13.3">
          <table:table-cell table:style-name="Table13.A2" office:value-type="string">
            <text:p text:style-name="P38">void string_insert_subcstr(</text:p>
            <text:p text:style-name="P38"><text:s text:c="4"/>string_t* pt_string, size_t t_pos,</text:p>
            <text:p text:style-name="P38"><text:s text:c="4"/>const char* s_cstr, size_t t_len);</text:p>
          </table:table-cell>
          <table:table-cell table:style-name="Table13.B2" office:value-type="string">
            <text:p text:style-name="P40">在位置<text:span text:style-name="T15">t_pos</text:span>插入字符串常量的子串。</text:p>
          </table:table-cell>
        </table:table-row>
        <table:table-row table:style-name="Table13.3">
          <table:table-cell table:style-name="Table13.A2" office:value-type="string">
            <text:p text:style-name="P38">void string_insert_char(</text:p>
            <text:p text:style-name="P38"><text:s text:c="4"/>string_t* pt_string, size_t t_pos,</text:p>
            <text:p text:style-name="P38"><text:s text:c="4"/>size_t t_count, char c_char);</text:p>
          </table:table-cell>
          <table:table-cell table:style-name="Table13.B2" office:value-type="string">
            <text:p text:style-name="P40">在位置<text:span text:style-name="T15">t_pos</text:span>插入<text:span text:style-name="T15">t_count</text:span>个字符<text:span text:style-name="T15">c_char</text:span>。</text:p>
          </table:table-cell>
        </table:table-row>
        <table:table-row table:style-name="Table13.3">
          <table:table-cell table:style-name="Table13.A2" office:value-type="string">
            <text:p text:style-name="P38">string_iterator_t string_erase（</text:p>
            <text:p text:style-name="P38"><text:s text:c="4"/>string_t* pt_string, string_iterator_t t_pos</text:p>
            <text:p text:style-name="P38">);</text:p>
          </table:table-cell>
          <table:table-cell table:style-name="Table13.B2" office:value-type="string">
            <text:p text:style-name="P40">删除<text:span text:style-name="T15">t_pos</text:span>位置的字符，返回下一个字符的迭代器。</text:p>
          </table:table-cell>
        </table:table-row>
        <table:table-row table:style-name="Table13.3">
          <table:table-cell table:style-name="Table13.A2" office:value-type="string">
            <text:p text:style-name="P38">string_iterator_t string_erase_range(</text:p>
            <text:p text:style-name="P38"><text:s text:c="4"/>string_t* pt_string,</text:p>
            <text:p text:style-name="P38"><text:s text:c="4"/>string_iterator_t t_begin,</text:p>
            <text:p text:style-name="P38"><text:s text:c="4"/>string_iterator_t t_end);</text:p>
          </table:table-cell>
          <table:table-cell table:style-name="Table13.B2" office:value-type="string">
            <text:p text:style-name="P40">删除数据区间<text:span text:style-name="T15">[t_begin, t_end)</text:span>的数据，并返回指向下一个数据的迭代器。<text:span text:style-name="T32">[1]</text:span></text:p>
          </table:table-cell>
        </table:table-row>
        <table:table-row table:style-name="Table13.3">
          <table:table-cell table:style-name="Table13.A2" office:value-type="string">
            <text:p text:style-name="P38">void string_erase_substring(</text:p>
            <text:p text:style-name="P38"><text:s text:c="4"/>string_t* pt_string,</text:p>
            <text:p text:style-name="P38"><text:s text:c="4"/>size_t t_pos, size_t t_len);</text:p>
          </table:table-cell>
          <table:table-cell table:style-name="Table13.B2" office:value-type="string">
            <text:p text:style-name="P40">删除<text:span text:style-name="T15">string_t</text:span>容器的子串。</text:p>
          </table:table-cell>
        </table:table-row>
        <table:table-row table:style-name="Table13.3">
          <table:table-cell table:style-name="Table13.A2" office:value-type="string">
            <text:p text:style-name="P38">void string_clear(string_t* pt_string);</text:p>
          </table:table-cell>
          <table:table-cell table:style-name="Table13.B2" office:value-type="string">
            <text:p text:style-name="P40">清空<text:span text:style-name="T15">string_t</text:span>容器。</text:p>
          </table:table-cell>
        </table:table-row>
        <table:table-row table:style-name="Table13.3">
          <table:table-cell table:style-name="Table13.A2" office:value-type="string">
            <text:p text:style-name="P38">void string_replace(</text:p>
            <text:p text:style-name="P38"><text:s text:c="4"/>string_t* pt_string, size_t t_pos,</text:p>
            <text:p text:style-name="P38"><text:s text:c="4"/>size_t t_len, const string_t* cpt_src);</text:p>
          </table:table-cell>
          <table:table-cell table:style-name="Table13.B2" office:value-type="string">
            <text:p text:style-name="P40">使用<text:span text:style-name="T15">string_t</text:span>容器替换子串。</text:p>
          </table:table-cell>
        </table:table-row>
        <table:table-row table:style-name="Table13.3">
          <table:table-cell table:style-name="Table13.A2" office:value-type="string">
            <text:p text:style-name="P38">void string_replace_substring(</text:p>
            <text:p text:style-name="P38"><text:s text:c="4"/>string_t* pt_string,</text:p>
            <text:p text:style-name="P38"><text:s text:c="4"/>size_t t_pos1, size_t t_len1,</text:p>
            <text:p text:style-name="P38"><text:s text:c="4"/>string_t* pt_src,</text:p>
            <text:p text:style-name="P38"><text:s text:c="4"/>size_t t_pos2, size_t t_len2);</text:p>
          </table:table-cell>
          <table:table-cell table:style-name="Table13.B2" office:value-type="string">
            <text:p text:style-name="P40">使用<text:span text:style-name="T15">string_t</text:span>容器的子串替换子串。</text:p>
          </table:table-cell>
        </table:table-row>
        <table:table-row table:style-name="Table13.3">
          <table:table-cell table:style-name="Table13.A2" office:value-type="string">
            <text:p text:style-name="P38">void string_replace_cstr(</text:p>
            <text:p text:style-name="P38"><text:s text:c="4"/>string_t* pt_string,</text:p>
            <text:p text:style-name="P38"><text:s text:c="4"/>size_t t_pos, size_t t_len,</text:p>
            <text:p text:style-name="P38"><text:s text:c="4"/>const char* s_cstr);</text:p>
          </table:table-cell>
          <table:table-cell table:style-name="Table13.B2" office:value-type="string">
            <text:p text:style-name="P40">使用字符串常量替换子串。</text:p>
          </table:table-cell>
        </table:table-row>
        <table:table-row table:style-name="Table13.3">
          <table:table-cell table:style-name="Table13.A2" office:value-type="string">
            <text:p text:style-name="P38">void string_replace_subcstr(</text:p>
            <text:p text:style-name="P38"><text:s text:c="4"/>string_t* pt_string,</text:p>
            <text:p text:style-name="P38"><text:s text:c="4"/>size_t t_pos, size_t t_len,</text:p>
            <text:p text:style-name="P38"><text:s text:c="4"/>const char* s_cstr, size_t t_length);</text:p>
          </table:table-cell>
          <table:table-cell table:style-name="Table13.B2" office:value-type="string">
            <text:p text:style-name="P40">使用字符串常量的子串替换子串。</text:p>
          </table:table-cell>
        </table:table-row>
        <table:table-row table:style-name="Table13.3">
          <table:table-cell table:style-name="Table13.A2" office:value-type="string">
            <text:p text:style-name="P38">void string_replace_char(</text:p>
            <text:p text:style-name="P38"><text:s text:c="4"/>string_t* pt_string,</text:p>
            <text:p text:style-name="P38"><text:s text:c="4"/>size_t t_pos, size_t t_len,</text:p>
            <text:p text:style-name="P38"><text:s text:c="4"/>size_t t_count, char c_char);</text:p>
          </table:table-cell>
          <table:table-cell table:style-name="Table13.B2" office:value-type="string">
            <text:p text:style-name="P40">使用<text:span text:style-name="T15">t_count</text:span>个字符<text:span text:style-name="T15">c_char</text:span>替换子串。</text:p>
          </table:table-cell>
        </table:table-row>
        <table:table-row table:style-name="Table13.3">
          <table:table-cell table:style-name="Table13.A2" office:value-type="string">
            <text:p text:style-name="P38">void string_range_replace(</text:p>
            <text:p text:style-name="P38"><text:s text:c="4"/>string_t* pt_string,</text:p>
            <text:p text:style-name="P38"><text:s text:c="4"/>string_iterator_t t_begin,</text:p>
            <text:p text:style-name="P38"><text:s text:c="4"/>string_iterator_t t_end,</text:p>
            <text:p text:style-name="P38"><text:s text:c="4"/>const string_t* cpt_src);</text:p>
          </table:table-cell>
          <table:table-cell table:style-name="Table13.B2" office:value-type="string">
            <text:p text:style-name="P40">使用<text:span text:style-name="T15">string_t</text:span>容器替换数据区间<text:span text:style-name="T15">[t_begin, t_end)</text:span>。<text:span text:style-name="T32">[1]</text:span></text:p>
          </table:table-cell>
        </table:table-row>
        <text:soft-page-break/>
        <table:table-row table:style-name="Table13.3">
          <table:table-cell table:style-name="Table13.A2" office:value-type="string">
            <text:p text:style-name="P38">void string_range_replace_substring(</text:p>
            <text:p text:style-name="P38"><text:s text:c="4"/>string_t* pt_string,</text:p>
            <text:p text:style-name="P38"><text:s text:c="4"/>string_iterator_t t_begin,</text:p>
            <text:p text:style-name="P38"><text:s text:c="4"/>string_iterator_t t_end,</text:p>
            <text:p text:style-name="P38"><text:s text:c="4"/>const string_t* cpt_src,</text:p>
            <text:p text:style-name="P38"><text:s text:c="4"/>size_t t_pos, size_t t_len);</text:p>
          </table:table-cell>
          <table:table-cell table:style-name="Table13.B2" office:value-type="string">
            <text:p text:style-name="P40">使用<text:span text:style-name="T15">string_t</text:span>容器的子串替换数据区间<text:span text:style-name="T15">[t_begin, t_end)</text:span>。<text:span text:style-name="T32">[1]</text:span></text:p>
          </table:table-cell>
        </table:table-row>
        <table:table-row table:style-name="Table13.3">
          <table:table-cell table:style-name="Table13.A2" office:value-type="string">
            <text:p text:style-name="P38">void string_range_replace_cstr(</text:p>
            <text:p text:style-name="P38"><text:s text:c="4"/>string_t* pt_string,</text:p>
            <text:p text:style-name="P38"><text:s text:c="4"/>string_iterator_t t_begin,</text:p>
            <text:p text:style-name="P38"><text:s text:c="4"/>string_iterator_t t_end,</text:p>
            <text:p text:style-name="P38"><text:s text:c="4"/>const char* s_cstr);</text:p>
          </table:table-cell>
          <table:table-cell table:style-name="Table13.B2" office:value-type="string">
            <text:p text:style-name="P40">使用字符串常量替换数据区间<text:span text:style-name="T15">[t_begin, t_end)</text:span>。<text:span text:style-name="T32">[1]</text:span></text:p>
          </table:table-cell>
        </table:table-row>
        <table:table-row table:style-name="Table13.3">
          <table:table-cell table:style-name="Table13.A2" office:value-type="string">
            <text:p text:style-name="P38">void string_range_replace_subcstr(</text:p>
            <text:p text:style-name="P38"><text:s text:c="4"/>string_t* pt_string,</text:p>
            <text:p text:style-name="P38"><text:s text:c="4"/>string_iterator_t t_begin,</text:p>
            <text:p text:style-name="P38"><text:s text:c="4"/>string_iterator_t t_end, </text:p>
            <text:p text:style-name="P38"><text:s text:c="4"/>const char* s_cstr, size_t t_len);</text:p>
          </table:table-cell>
          <table:table-cell table:style-name="Table13.B2" office:value-type="string">
            <text:p text:style-name="P40">使用字符串常量的子串替换数据区间<text:span text:style-name="T15">[t_begin, t_end)</text:span>。<text:span text:style-name="T32">[1]</text:span></text:p>
          </table:table-cell>
        </table:table-row>
        <table:table-row table:style-name="Table13.3">
          <table:table-cell table:style-name="Table13.A2" office:value-type="string">
            <text:p text:style-name="P38">void string_range_replace_char(</text:p>
            <text:p text:style-name="P38"><text:s text:c="4"/>string_t* pt_string,</text:p>
            <text:p text:style-name="P38"><text:s text:c="4"/>string_iterator_t t_begin,</text:p>
            <text:p text:style-name="P38"><text:s text:c="4"/>string_iterator_t t_end,</text:p>
            <text:p text:style-name="P38"><text:s text:c="4"/>size_t t_count, char c_char);</text:p>
          </table:table-cell>
          <table:table-cell table:style-name="Table13.B2" office:value-type="string">
            <text:p text:style-name="P40">使用<text:span text:style-name="T15">t_count</text:span>个字符<text:span text:style-name="T15">c_char</text:span>替换数据区间<text:span text:style-name="T15">[t_begin, t_end)</text:span>。<text:span text:style-name="T32">[1]</text:span></text:p>
          </table:table-cell>
        </table:table-row>
        <table:table-row table:style-name="Table13.3">
          <table:table-cell table:style-name="Table13.A2" office:value-type="string">
            <text:p text:style-name="P38">void string_replace_range(</text:p>
            <text:p text:style-name="P38"><text:s text:c="4"/>string_t* pt_string,</text:p>
            <text:p text:style-name="P38"><text:s text:c="4"/>string_iterator_t t_begin1,</text:p>
            <text:p text:style-name="P38"><text:s text:c="4"/>string_iterator_t t_end1,</text:p>
            <text:p text:style-name="P38"><text:s text:c="4"/>string_iterator_t t_begin2,</text:p>
            <text:p text:style-name="P38"><text:s text:c="4"/>string_iterator_t t_end2);</text:p>
          </table:table-cell>
          <table:table-cell table:style-name="Table13.B2" office:value-type="string">
            <text:p text:style-name="P40">使用数据区间<text:span text:style-name="T15">[t_begin2, t_end2)</text:span>替换数据区间<text:span text:style-name="T15">[t_begin1, t_end1)</text:span>。<text:span text:style-name="T32">[1][2]</text:span></text:p>
          </table:table-cell>
        </table:table-row>
        <table:table-row table:style-name="Table13.3">
          <table:table-cell table:style-name="Table13.A2" office:value-type="string">
            <text:p text:style-name="P38">string_t string_substr(</text:p>
            <text:p text:style-name="P38"><text:s text:c="4"/>const string_t* cpt_string,</text:p>
            <text:p text:style-name="P38"><text:s text:c="4"/>size_t t_pos, size_t t_len);</text:p>
          </table:table-cell>
          <table:table-cell table:style-name="Table13.B2" office:value-type="string">
            <text:p text:style-name="P40">返回<text:span text:style-name="T15">string_t</text:span>容器的子串。</text:p>
          </table:table-cell>
        </table:table-row>
        <table:table-row table:style-name="Table13.3">
          <table:table-cell table:style-name="Table13.A2" office:value-type="string">
            <text:p text:style-name="P38">void string_output(</text:p>
            <text:p text:style-name="P38"><text:s text:c="4"/>const string_t* cpt_string, FILE* fp_stream);</text:p>
          </table:table-cell>
          <table:table-cell table:style-name="Table13.B2" office:value-type="string">
            <text:p text:style-name="P40"><text:span text:style-name="T15">将string_t</text:span>容器中的字符输出到流<text:span text:style-name="T15">fp_stream</text:span>中。</text:p>
          </table:table-cell>
        </table:table-row>
        <table:table-row table:style-name="Table13.3">
          <table:table-cell table:style-name="Table13.A2" office:value-type="string">
            <text:p text:style-name="P38">void string_input(</text:p>
            <text:p text:style-name="P38"><text:s text:c="4"/>string_t* pt_string, FILE* fp_stream);</text:p>
          </table:table-cell>
          <table:table-cell table:style-name="Table13.B2" office:value-type="string">
            <text:p text:style-name="P40">从<text:span text:style-name="T15">fp_stream</text:span>流中获得字符并保存在<text:span text:style-name="T15">string_t</text:span>容器中。</text:p>
          </table:table-cell>
        </table:table-row>
        <table:table-row table:style-name="Table13.3">
          <table:table-cell table:style-name="Table13.A2" office:value-type="string">
            <text:p text:style-name="P38">bool_t string_getline(</text:p>
            <text:p text:style-name="P38"><text:s text:c="4"/>string_t* pt_string, FILE* fp_stream);</text:p>
          </table:table-cell>
          <table:table-cell table:style-name="Table13.B2" office:value-type="string">
            <text:p text:style-name="P40">从<text:span text:style-name="T15">fp_stream</text:span>流中获得一行并保存在<text:span text:style-name="T15">string_t</text:span>容器中，返回操作是否成功。</text:p>
          </table:table-cell>
        </table:table-row>
        <table:table-row table:style-name="Table13.3">
          <table:table-cell table:style-name="Table13.A2" office:value-type="string">
            <text:p text:style-name="P38">bool_t string_getline_delimiter(</text:p>
            <text:p text:style-name="P38"><text:s text:c="4"/>string_t* pt_string, FILE* fp_stream,</text:p>
            <text:p text:style-name="P38"><text:s text:c="4"/>char c_delimiter);</text:p>
          </table:table-cell>
          <table:table-cell table:style-name="Table13.B2" office:value-type="string">
            <text:p text:style-name="P40">从<text:span text:style-name="T15">fp_stream</text:span>流中获得一行并保存在<text:span text:style-name="T15">string_t</text:span>容器中，使用调用者定义的换行符<text:span text:style-name="T15">c_delimiter，返回操作是否成功</text:span>。</text:p>
          </table:table-cell>
        </table:table-row>
        <table:table-row table:style-name="Table13.3">
          <table:table-cell table:style-name="Table13.A2" office:value-type="string">
            <text:p text:style-name="P38">size_t string_find(</text:p>
            <text:p text:style-name="P38"><text:s text:c="4"/>const string_t* cpt_string, </text:p>
            <text:p text:style-name="P38"><text:s text:c="4"/>const string_t* cpt_find, size_t t_pos);</text:p>
          </table:table-cell>
          <table:table-cell table:style-name="Table13.B2" office:value-type="string">
            <text:p text:style-name="P40">从位置<text:span text:style-name="T15">t_pos</text:span>开始向后查找<text:span text:style-name="T15">cpt_find</text:span>，成功返回cpt_find在<text:span text:style-name="T15">cpt_string</text:span>中出现的第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ize_t string_find_cstr(</text:p>
            <text:p text:style-name="P38"><text:s text:c="4"/>const string_t* cpt_string,</text:p>
            <text:p text:style-name="P38"><text:s text:c="4"/>const char* s_cstr, size_t t_pos);</text:p>
          </table:table-cell>
          <table:table-cell table:style-name="Table13.B2" office:value-type="string">
            <text:p text:style-name="P40">从位置<text:span text:style-name="T15">t_pos</text:span>开始向后查找字符串常量<text:span text:style-name="T15">s_cstr</text:span>，成功返回<text:span text:style-name="T15">s_cstr</text:span>在<text:span text:style-name="T15">cpt_string</text:span>中出现的第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ize_t string_find_subcstr(</text:p>
            <text:p text:style-name="P38"><text:s text:c="4"/>const string_t* cpt_string,</text:p>
            <text:p text:style-name="P38"><text:s text:c="4"/>const char* s_cstr, size_t t_pos,</text:p>
            <text:p text:style-name="P38"><text:s text:c="4"/>size_t t_len);</text:p>
          </table:table-cell>
          <table:table-cell table:style-name="Table13.B2" office:value-type="string">
            <text:p text:style-name="P40">从位置<text:span text:style-name="T15">t_pos</text:span>开始向后查找字符串常量<text:span text:style-name="T15">s_cstr的长度为t_len的子串</text:span>，成功返回<text:span text:style-name="T15">s_cstr的长度为t_len的子串</text:span>在<text:span text:style-name="T15">cpt_string</text:span>中出现的第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ize_t string_find_char(</text:p>
            <text:p text:style-name="P38"><text:s text:c="4"/>const string_t* cpt_string,</text:p>
            <text:p text:style-name="P38"><text:s text:c="4"/>char c_char, size_t t_pos);</text:p>
          </table:table-cell>
          <table:table-cell table:style-name="Table13.B2" office:value-type="string">
            <text:p text:style-name="P40">从位置<text:span text:style-name="T15">t_pos</text:span>开始向后查找字符<text:span text:style-name="T15">c_char</text:span>，成功返回<text:span text:style-name="T15">c_char</text:span>在<text:span text:style-name="T15">cpt_string</text:span>中出现的第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ize_t string_rfind(</text:p>
            <text:p text:style-name="P38"><text:s text:c="4"/>const string_t* cpt_string, </text:p>
            <text:p text:style-name="P38"><text:s text:c="4"/>const string_t* cpt_find, size_t t_pos);</text:p>
          </table:table-cell>
          <table:table-cell table:style-name="Table13.B2" office:value-type="string">
            <text:p text:style-name="P40">从位置<text:span text:style-name="T15">t_pos</text:span>开始向前查找<text:span text:style-name="T15">cpt_find</text:span>，成功返回cpt_find在<text:span text:style-name="T15">cpt_string</text:span>中出现的最后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ize_t string_rfind_cstr(</text:p>
            <text:p text:style-name="P38"><text:s text:c="4"/>const string_t* cpt_string,</text:p>
            <text:p text:style-name="P38"><text:s text:c="4"/>const char* s_cstr, size_t t_pos);</text:p>
          </table:table-cell>
          <table:table-cell table:style-name="Table13.B2" office:value-type="string">
            <text:p text:style-name="P40">从位置<text:span text:style-name="T15">t_pos</text:span>开始向前查找字符串常量<text:span text:style-name="T15">s_cstr</text:span>，成功返回<text:span text:style-name="T15">s_cstr</text:span>在<text:span text:style-name="T15">cpt_string</text:span>中出现的最后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ize_t string_rfind_subcstr(</text:p>
            <text:p text:style-name="P38"><text:s text:c="4"/>const string_t* cpt_string,</text:p>
            <text:p text:style-name="P38"><text:s text:c="4"/>const char* s_cstr, size_t t_pos,</text:p>
            <text:p text:style-name="P38"><text:soft-page-break/><text:s text:c="4"/>size_t t_len);</text:p>
          </table:table-cell>
          <table:table-cell table:style-name="Table13.B2" office:value-type="string">
            <text:p text:style-name="P40">从位置<text:span text:style-name="T15">t_pos</text:span>开始向前查找字符串常量<text:span text:style-name="T15">s_cstr的长度为t_len的子串</text:span>，成功返回<text:span text:style-name="T15">s_cstr的长度为t_len的子串</text:span>在<text:span text:style-name="T15">cpt_string</text:span>中出现的最<text:soft-page-break/>后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ize_t string_rfind_char(</text:p>
            <text:p text:style-name="P38"><text:s text:c="4"/>const string_t* cpt_string,</text:p>
            <text:p text:style-name="P38"><text:s text:c="4"/>char c_char, size_t t_pos);</text:p>
          </table:table-cell>
          <table:table-cell table:style-name="Table13.B2" office:value-type="string">
            <text:p text:style-name="P40">从位置<text:span text:style-name="T15">t_pos</text:span>开始向前查找字符<text:span text:style-name="T15">c_char</text:span>，成功返回<text:span text:style-name="T15">c_char</text:span>在<text:span text:style-name="T15">cpt_string</text:span>中出现的最后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ize_t string_find_first_of(</text:p>
            <text:p text:style-name="P38"><text:s text:c="4"/>const string_t* cpt_string, </text:p>
            <text:p text:style-name="P38"><text:s text:c="4"/>const string_t* cpt_find, size_t t_pos);</text:p>
          </table:table-cell>
          <table:table-cell table:style-name="Table13.B2" office:value-type="string">
            <text:p text:style-name="P40">从位置<text:span text:style-name="T15">t_pos</text:span>开始向后查找<text:span text:style-name="T15">cpt_find中包含的任意一个字符</text:span>，成功返回这个字符在<text:span text:style-name="T15">cpt_string</text:span>中出现的第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ize_t string_find_first_of_cstr(</text:p>
            <text:p text:style-name="P38"><text:s text:c="4"/>const string_t* cpt_string,</text:p>
            <text:p text:style-name="P38"><text:s text:c="4"/>const char* s_cstr, size_t t_pos);</text:p>
          </table:table-cell>
          <table:table-cell table:style-name="Table13.B2" office:value-type="string">
            <text:p text:style-name="P40">从位置<text:span text:style-name="T15">t_pos</text:span>开始向后查找字符串常量<text:span text:style-name="T15">s_cstr中包含的任意一个字符</text:span>，成功返回这个字符在<text:span text:style-name="T15">cpt_string</text:span>中出现的第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ize_t string_find_first_of_subcstr(</text:p>
            <text:p text:style-name="P38"><text:s text:c="4"/>const string_t* cpt_string,</text:p>
            <text:p text:style-name="P38"><text:s text:c="4"/>const char* s_cstr, size_t t_pos,</text:p>
            <text:p text:style-name="P38"><text:s text:c="4"/>size_t t_len);</text:p>
          </table:table-cell>
          <table:table-cell table:style-name="Table13.B2" office:value-type="string">
            <text:p text:style-name="P40">从位置<text:span text:style-name="T15">t_pos</text:span>开始向后查找字符串常量<text:span text:style-name="T15">s_cstr的长度为t_len的子串中包含的任意一个字符</text:span>，成功返回这个字符在<text:span text:style-name="T15">cpt_string</text:span>中出现的第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ize_t string_find_first_of_char(</text:p>
            <text:p text:style-name="P38"><text:s text:c="4"/>const string_t* cpt_string,</text:p>
            <text:p text:style-name="P38"><text:s text:c="4"/>char c_char, size_t t_pos);</text:p>
          </table:table-cell>
          <table:table-cell table:style-name="Table13.B2" office:value-type="string">
            <text:p text:style-name="P40">从位置<text:span text:style-name="T15">t_pos</text:span>开始向后查找字符<text:span text:style-name="T15">c_char</text:span>，成功返回<text:span text:style-name="T15">c_char</text:span>在<text:span text:style-name="T15">cpt_string</text:span>中出现的第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ize_t string_find_last_of(</text:p>
            <text:p text:style-name="P38"><text:s text:c="4"/>const string_t* cpt_string, </text:p>
            <text:p text:style-name="P38"><text:s text:c="4"/>const string_t* cpt_find, size_t t_pos);</text:p>
          </table:table-cell>
          <table:table-cell table:style-name="Table13.B2" office:value-type="string">
            <text:p text:style-name="P40">从位置<text:span text:style-name="T15">t_pos</text:span>开始向前查找<text:span text:style-name="T15">cpt_find中包含的任意一个字符</text:span>，成功返回这个字符在<text:span text:style-name="T15">cpt_string</text:span>中出现的最后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ize_t string_find_last_of_cstr(</text:p>
            <text:p text:style-name="P38"><text:s text:c="4"/>const string_t* cpt_string,</text:p>
            <text:p text:style-name="P38"><text:s text:c="4"/>const char* s_cstr, size_t t_pos);</text:p>
          </table:table-cell>
          <table:table-cell table:style-name="Table13.B2" office:value-type="string">
            <text:p text:style-name="P40">从位置<text:span text:style-name="T15">t_pos</text:span>开始向前查找字符串常量<text:span text:style-name="T15">s_cstr中包含的任意一个字符</text:span>，成功返回这个字符在<text:span text:style-name="T15">cpt_string</text:span>中出现的最后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ize_t string_find_last_of_subcstr(</text:p>
            <text:p text:style-name="P38"><text:s text:c="4"/>const string_t* cpt_string,</text:p>
            <text:p text:style-name="P38"><text:s text:c="4"/>const char* s_cstr, size_t t_pos,</text:p>
            <text:p text:style-name="P38"><text:s text:c="4"/>size_t t_len);</text:p>
          </table:table-cell>
          <table:table-cell table:style-name="Table13.B2" office:value-type="string">
            <text:p text:style-name="P40">从位置<text:span text:style-name="T15">t_pos</text:span>开始向前查找字符串常量<text:span text:style-name="T15">s_cstr的长度为t_len的子串中包含的任意一个字符</text:span>，成功返回这个字符在<text:span text:style-name="T15">cpt_string</text:span>中出现的最后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ize_t string_find_last_of_char(</text:p>
            <text:p text:style-name="P38"><text:s text:c="4"/>const string_t* cpt_string,</text:p>
            <text:p text:style-name="P38"><text:s text:c="4"/>char c_char, size_t t_pos);</text:p>
          </table:table-cell>
          <table:table-cell table:style-name="Table13.B2" office:value-type="string">
            <text:p text:style-name="P40">从位置<text:span text:style-name="T15">t_pos</text:span>开始向前查找字符<text:span text:style-name="T15">c_char</text:span>，成功返回<text:span text:style-name="T15">c_char</text:span>在<text:span text:style-name="T15">cpt_string</text:span>中出现的最后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ize_t string_find_first_not_of(</text:p>
            <text:p text:style-name="P38"><text:s text:c="4"/>const string_t* cpt_string, </text:p>
            <text:p text:style-name="P38"><text:s text:c="4"/>const string_t* cpt_find, size_t t_pos);</text:p>
          </table:table-cell>
          <table:table-cell table:style-name="Table13.B2" office:value-type="string">
            <text:p text:style-name="P40">从位置<text:span text:style-name="T15">t_pos</text:span>开始向后查找<text:span text:style-name="T15">cpt_find中不包含的任意一个字符</text:span>，成功返回这个字符在<text:span text:style-name="T15">cpt_string</text:span>中出现的第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ize_t string_find_first_not_of_cstr(</text:p>
            <text:p text:style-name="P38"><text:s text:c="4"/>const string_t* cpt_string,</text:p>
            <text:p text:style-name="P38"><text:s text:c="4"/>const char* s_cstr, size_t t_pos);</text:p>
          </table:table-cell>
          <table:table-cell table:style-name="Table13.B2" office:value-type="string">
            <text:p text:style-name="P40">从位置<text:span text:style-name="T15">t_pos</text:span>开始向后查找字符串常量<text:span text:style-name="T15">s_cstr中不包含的任意一个字符</text:span>，成功返回这个字符在<text:span text:style-name="T15">cpt_string</text:span>中出现的第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ize_t string_find_first_not_of_subcstr(</text:p>
            <text:p text:style-name="P38"><text:s text:c="4"/>const string_t* cpt_string,</text:p>
            <text:p text:style-name="P38"><text:s text:c="4"/>const char* s_cstr, size_t t_pos,</text:p>
            <text:p text:style-name="P38"><text:s text:c="4"/>size_t t_len);</text:p>
          </table:table-cell>
          <table:table-cell table:style-name="Table13.B2" office:value-type="string">
            <text:p text:style-name="P40">从位置<text:span text:style-name="T15">t_pos</text:span>开始向后查找字符串常量<text:span text:style-name="T15">s_cstr的长度为t_len的子串中不包含的任意一个字符</text:span>，成功返回这个字符在<text:span text:style-name="T15">cpt_string</text:span>中出现的第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ize_t string_find_first_not_of_char(</text:p>
            <text:p text:style-name="P38"><text:s text:c="4"/>const string_t* cpt_string,</text:p>
            <text:p text:style-name="P38"><text:s text:c="4"/>char c_char, size_t t_pos);</text:p>
          </table:table-cell>
          <table:table-cell table:style-name="Table13.B2" office:value-type="string">
            <text:p text:style-name="P40">从位置<text:span text:style-name="T15">t_pos</text:span>开始向后查找不是字符<text:span text:style-name="T15">c_char的字符</text:span>，成功返回这个字符在<text:span text:style-name="T15">cpt_string</text:span>中出现的第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ize_t string_find_last_not_of(</text:p>
            <text:p text:style-name="P38"><text:s text:c="4"/>const string_t* cpt_string, </text:p>
            <text:p text:style-name="P38"><text:s text:c="4"/>const string_t* cpt_find, size_t t_pos);</text:p>
          </table:table-cell>
          <table:table-cell table:style-name="Table13.B2" office:value-type="string">
            <text:p text:style-name="P40">从位置<text:span text:style-name="T15">t_pos</text:span>开始向前查找<text:span text:style-name="T15">cpt_find中不包含的任意一个字符</text:span>，成功返回这个字符在<text:span text:style-name="T15">cpt_string</text:span>中出现的最后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ize_t string_find_last_not_of_cstr(</text:p>
            <text:p text:style-name="P38"><text:s text:c="4"/>const string_t* cpt_string,</text:p>
            <text:p text:style-name="P38"><text:s text:c="4"/>const char* s_cstr, size_t t_pos);</text:p>
          </table:table-cell>
          <table:table-cell table:style-name="Table13.B2" office:value-type="string">
            <text:p text:style-name="P40">从位置<text:span text:style-name="T15">t_pos</text:span>开始向前查找字符串常量<text:span text:style-name="T15">s_cstr中不包含的任意一个字符</text:span>，成功返回这个字符在<text:span text:style-name="T15">cpt_string</text:span>中出现的最后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ize_t string_find_last_not_of_subcstr(</text:p>
            <text:p text:style-name="P38"><text:s text:c="4"/>const string_t* cpt_string,</text:p>
            <text:p text:style-name="P38"><text:s text:c="4"/>const char* s_cstr, size_t t_pos,</text:p>
            <text:p text:style-name="P38"><text:s text:c="4"/>size_t t_len);</text:p>
          </table:table-cell>
          <table:table-cell table:style-name="Table13.B2" office:value-type="string">
            <text:p text:style-name="P40">从位置<text:span text:style-name="T15">t_pos</text:span>开始向前查找字符串常量<text:span text:style-name="T15">s_cstr的长度为t_len的子串中不包含的任意一个字符</text:span>，成功返回这个字符在<text:span text:style-name="T15">cpt_string</text:span>中出现的最后一个位置，失败返回<text:span text:style-name="T15">NPOS</text:span>。</text:p>
          </table:table-cell>
        </table:table-row>
        <text:soft-page-break/>
        <table:table-row table:style-name="Table13.3">
          <table:table-cell table:style-name="Table13.A2" office:value-type="string">
            <text:p text:style-name="P38">size_t string_find_last_not_of_char(</text:p>
            <text:p text:style-name="P38"><text:s text:c="4"/>const string_t* cpt_string,</text:p>
            <text:p text:style-name="P38"><text:s text:c="4"/>char c_char, size_t t_pos);</text:p>
          </table:table-cell>
          <table:table-cell table:style-name="Table13.B2" office:value-type="string">
            <text:p text:style-name="P40">从位置<text:span text:style-name="T15">t_pos</text:span>开始向前查找不是字符<text:span text:style-name="T15">c_char的字符</text:span>，成功返回这个字符在<text:span text:style-name="T15">cpt_string</text:span>中出现的最后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tring_iterator_t string_begin(</text:p>
            <text:p text:style-name="P38"><text:s text:c="4"/>const string_t* cpt_string);</text:p>
          </table:table-cell>
          <table:table-cell table:style-name="Table13.B2" office:value-type="string">
            <text:p text:style-name="P40">返回指向<text:span text:style-name="T15">string</text:span><text:span text:style-name="T15">_t</text:span>容器开始的迭代器。</text:p>
          </table:table-cell>
        </table:table-row>
        <table:table-row table:style-name="Table13.3">
          <table:table-cell table:style-name="Table13.A2" office:value-type="string">
            <text:p text:style-name="P38">string_iterator_t string_end(</text:p>
            <text:p text:style-name="P38"><text:s text:c="4"/>const string_t* cpt_string);</text:p>
          </table:table-cell>
          <table:table-cell table:style-name="Table13.B2" office:value-type="string">
            <text:p text:style-name="P40">返回指向<text:span text:style-name="T15">string</text:span><text:span text:style-name="T15">_t</text:span>容器结尾的迭代器。</text:p>
          </table:table-cell>
        </table:table-row>
      </table:table>
      <text:p text:style-name="Standard"/>
      <text:p text:style-name="P10">NOTE:</text:p>
      <text:p text:style-name="P16"><text:span text:style-name="T29">[1]:</text:span><text:span text:style-name="T9">数据区间</text:span><text:span text:style-name="T33">[t_begin, t_end)</text:span><text:span text:style-name="T9">必须是有效的数据区间。</text:span></text:p>
      <text:p text:style-name="P16"><text:span text:style-name="T29">[2]:</text:span><text:span text:style-name="T9">数据区间</text:span><text:span text:style-name="T33">[t_begin, t_end)</text:span><text:span text:style-name="T9">必须属于另一个</text:span><text:span text:style-name="T33">string_t</text:span><text:span text:style-name="T9">容器。</text:span></text:p>
      <text:p text:style-name="P18"/>
      <text:p text:style-name="P18"/>
      <text:h text:style-name="P51" text:outline-level="2">容器适配器</text:h>
      <text:h text:style-name="P53" text:outline-level="3">stack_t</text:h>
      <text:p text:style-name="P23">TYPE：</text:p>
      <text:p text:style-name="P32"><text:tab/>stack_t</text:p>
      <text:p text:style-name="P13"/>
      <text:p text:style-name="P24">DESCRIPTION:</text:p>
      <text:p text:style-name="Standard"><text:span text:style-name="T42"><text:tab/></text:span><text:span text:style-name="T20">stack_t是一个适配器，它只提供有限的操作，并且不支持迭代器</text:span><text:span text:style-name="T42">。</text:span><text:span text:style-name="T20">stack_t支持插入删除数据，可以访问位于栈顶的数据，它是一个后进先去(LIFO)的数据结构：只能对栈顶进行插入删除和访问操作，栈内的其他数据都不能访</text:span><text:span text:style-name="T20">问。stack_t是一个迭代器，它实在容器基础上实现的。</text:span></text:p>
      <text:p text:style-name="P17"/>
      <text:p text:style-name="P24">DEFINITION:</text:p>
      <text:p text:style-name="P13"><text:tab/><text:span text:style-name="T44">&lt;cstl/cstack.h&gt;</text:span></text:p>
      <text:p text:style-name="Standard"/>
      <text:p text:style-name="P29">OPERATION: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38">stack_t create_stack(type);</text:p>
          </table:table-cell>
          <table:table-cell table:style-name="Table14.B1" office:value-type="string">
            <text:p text:style-name="P40">创建指定类型的<text:span text:style-name="T15">stack_t</text:span>容器适配器。</text:p>
          </table:table-cell>
        </table:table-row>
        <table:table-row>
          <table:table-cell table:style-name="Table14.A2" office:value-type="string">
            <text:p text:style-name="P38">void stack_init(stack_t* pt_stack);</text:p>
          </table:table-cell>
          <table:table-cell table:style-name="Table14.B2" office:value-type="string">
            <text:p text:style-name="P40">初始化一个空的<text:span text:style-name="T15">stack</text:span><text:span text:style-name="T15">_t</text:span>容器适配器。</text:p>
          </table:table-cell>
        </table:table-row>
        <table:table-row>
          <table:table-cell table:style-name="Table14.A2" office:value-type="string">
            <text:p text:style-name="P38">void stack_init_copy(</text:p>
            <text:p text:style-name="P38"><text:s text:c="4"/>stack_t* pt_stack, const stack_t* cpt_src);</text:p>
          </table:table-cell>
          <table:table-cell table:style-name="Table14.B2" office:value-type="string">
            <text:p text:style-name="P40">使用令一个<text:span text:style-name="T15">stack</text:span><text:span text:style-name="T15">_t</text:span>容器适配器初始化<text:span text:style-name="T15">stack</text:span><text:span text:style-name="T15">_t</text:span>容器适配器。</text:p>
          </table:table-cell>
        </table:table-row>
        <table:table-row>
          <table:table-cell table:style-name="Table14.A2" office:value-type="string">
            <text:p text:style-name="P38">void stack_destroy(stack_t* pt_stack);</text:p>
          </table:table-cell>
          <table:table-cell table:style-name="Table14.B2" office:value-type="string">
            <text:p text:style-name="P40">销毁<text:span text:style-name="T15">stack</text:span><text:span text:style-name="T15">_t</text:span>容器适配器。</text:p>
          </table:table-cell>
        </table:table-row>
        <table:table-row>
          <table:table-cell table:style-name="Table14.A2" office:value-type="string">
            <text:p text:style-name="P38">size_t stack_size(const stack_t* cpt_stack);</text:p>
          </table:table-cell>
          <table:table-cell table:style-name="Table14.B2" office:value-type="string">
            <text:p text:style-name="P40">获得<text:span text:style-name="T15">stack</text:span><text:span text:style-name="T15">_t</text:span>容器适配器中数据的数目。</text:p>
          </table:table-cell>
        </table:table-row>
        <table:table-row>
          <table:table-cell table:style-name="Table14.A2" office:value-type="string">
            <text:p text:style-name="P38">bool_t stack_empty(const stack_t* cpt_stack);</text:p>
          </table:table-cell>
          <table:table-cell table:style-name="Table14.B2" office:value-type="string">
            <text:p text:style-name="P40">判断<text:span text:style-name="T15">stack</text:span><text:span text:style-name="T15">_t</text:span>容器适配器是否为空。</text:p>
          </table:table-cell>
        </table:table-row>
        <table:table-row>
          <table:table-cell table:style-name="Table14.A2" office:value-type="string">
            <text:p text:style-name="P38">bool_t stack_equal(</text:p>
            <text:p text:style-name="P38"><text:s text:c="4"/>const stack_t* cpt_first,</text:p>
            <text:p text:style-name="P38"><text:s text:c="4"/>const stack_t* cpt_second);</text:p>
          </table:table-cell>
          <table:table-cell table:style-name="Table14.B2" office:value-type="string">
            <text:p text:style-name="P40">判断两个<text:span text:style-name="T15">stack</text:span><text:span text:style-name="T15">_t</text:span>容器适配器是否相等。</text:p>
          </table:table-cell>
        </table:table-row>
        <table:table-row>
          <table:table-cell table:style-name="Table14.A2" office:value-type="string">
            <text:p text:style-name="P38">bool_t stack_not_equal(</text:p>
            <text:p text:style-name="P38"><text:s text:c="4"/>const stack_t* cpt_first,</text:p>
            <text:p text:style-name="P38"><text:s text:c="4"/>const stack_t* cpt_second);</text:p>
          </table:table-cell>
          <table:table-cell table:style-name="Table14.B2" office:value-type="string">
            <text:p text:style-name="P40">判断两个<text:span text:style-name="T15">stack</text:span><text:span text:style-name="T15">_t</text:span>容器适配器是否不等。</text:p>
          </table:table-cell>
        </table:table-row>
        <table:table-row>
          <table:table-cell table:style-name="Table14.A2" office:value-type="string">
            <text:p text:style-name="P38">bool_t stack_less(</text:p>
            <text:p text:style-name="P38"><text:s text:c="4"/>const stack_t* cpt_first,</text:p>
            <text:p text:style-name="P38"><text:s text:c="4"/>const stack_t* cpt_second);</text:p>
          </table:table-cell>
          <table:table-cell table:style-name="Table14.B2" office:value-type="string">
            <text:p text:style-name="P40">判断第一个<text:span text:style-name="T15">stack</text:span><text:span text:style-name="T15">_t</text:span>容器适配器是否小于第二个<text:span text:style-name="T15">stack</text:span><text:span text:style-name="T15">_t</text:span>容器适配器。</text:p>
          </table:table-cell>
        </table:table-row>
        <table:table-row>
          <table:table-cell table:style-name="Table14.A2" office:value-type="string">
            <text:p text:style-name="P38">bool_t stack_less_equal(</text:p>
            <text:p text:style-name="P38"><text:s text:c="4"/>const stack_t* cpt_first,</text:p>
            <text:p text:style-name="P38"><text:s text:c="4"/>const stack_t* cpt_second);</text:p>
          </table:table-cell>
          <table:table-cell table:style-name="Table14.B2" office:value-type="string">
            <text:p text:style-name="P40">判断第一个<text:span text:style-name="T15">stack</text:span><text:span text:style-name="T15">_t</text:span>容器适配器是否小于等于第二个<text:span text:style-name="T15">stack</text:span><text:span text:style-name="T15">_t</text:span>容器适配器。</text:p>
          </table:table-cell>
        </table:table-row>
        <table:table-row>
          <table:table-cell table:style-name="Table14.A2" office:value-type="string">
            <text:p text:style-name="P38">bool_t stack_great(</text:p>
            <text:p text:style-name="P38"><text:s text:c="4"/>const stack_t* cpt_first,</text:p>
            <text:p text:style-name="P38"><text:soft-page-break/><text:s text:c="4"/>const stack_t* cpt_second);</text:p>
          </table:table-cell>
          <table:table-cell table:style-name="Table14.B2" office:value-type="string">
            <text:p text:style-name="P40">判断第一个<text:span text:style-name="T15">stack</text:span><text:span text:style-name="T15">_t</text:span>容器适配器是否大于第二个<text:span text:style-name="T15">stack</text:span><text:span text:style-name="T15">_t</text:span>容器适配器。</text:p>
          </table:table-cell>
        </table:table-row>
        <table:table-row>
          <table:table-cell table:style-name="Table14.A2" office:value-type="string">
            <text:p text:style-name="P38">bool_t stack_great_equal(</text:p>
            <text:p text:style-name="P38"><text:s text:c="4"/>const stack_t* cpt_first,</text:p>
            <text:p text:style-name="P38"><text:s text:c="4"/>const stack_t* cpt_second);</text:p>
          </table:table-cell>
          <table:table-cell table:style-name="Table14.B2" office:value-type="string">
            <text:p text:style-name="P40">判断第一个<text:span text:style-name="T15">stack</text:span><text:span text:style-name="T15">_t</text:span>容器适配器是否大于等于第二个<text:span text:style-name="T15">stack</text:span><text:span text:style-name="T15">_t</text:span>容器适配器。</text:p>
          </table:table-cell>
        </table:table-row>
        <table:table-row>
          <table:table-cell table:style-name="Table14.A2" office:value-type="string">
            <text:p text:style-name="P38">void stack_assign(</text:p>
            <text:p text:style-name="P38"><text:s text:c="4"/>stack_t* pt_stack, const stack_t* cpt_src);</text:p>
          </table:table-cell>
          <table:table-cell table:style-name="Table14.B2" office:value-type="string">
            <text:p text:style-name="P40">使用另一个<text:span text:style-name="T15">stack</text:span><text:span text:style-name="T15">_t</text:span>容器适配器为当前<text:span text:style-name="T15">stack</text:span><text:span text:style-name="T15">_t</text:span>容器适配器赋值。</text:p>
          </table:table-cell>
        </table:table-row>
        <table:table-row>
          <table:table-cell table:style-name="Table14.A2" office:value-type="string">
            <text:p text:style-name="P38">void stack_push(</text:p>
            <text:p text:style-name="P38"><text:s text:c="4"/>stack_t* pt_stack, element);</text:p>
          </table:table-cell>
          <table:table-cell table:style-name="Table14.B2" office:value-type="string">
            <text:p text:style-name="P40">将数据<text:span text:style-name="T15">element</text:span>插压入堆栈。</text:p>
          </table:table-cell>
        </table:table-row>
        <table:table-row>
          <table:table-cell table:style-name="Table14.A2" office:value-type="string">
            <text:p text:style-name="P38">void stack_pop(stack_t* pt_stack);</text:p>
          </table:table-cell>
          <table:table-cell table:style-name="Table14.B2" office:value-type="string">
            <text:p text:style-name="P40">将栈顶数据弹出堆栈。</text:p>
          </table:table-cell>
        </table:table-row>
        <table:table-row>
          <table:table-cell table:style-name="Table14.A2" office:value-type="string">
            <text:p text:style-name="P38">void* stack_top(const stack_t* cpt_stack);</text:p>
          </table:table-cell>
          <table:table-cell table:style-name="Table14.B2" office:value-type="string">
            <text:p text:style-name="P40">访问栈顶数据。</text:p>
          </table:table-cell>
        </table:table-row>
      </table:table>
      <text:p text:style-name="Standard"/>
      <text:h text:style-name="P54" text:outline-level="3">queue_t</text:h>
      <text:p text:style-name="P23">TYPE：</text:p>
      <text:p text:style-name="P32"><text:tab/>queue_t</text:p>
      <text:p text:style-name="P13"/>
      <text:p text:style-name="P24">DESCRIPTION:</text:p>
      <text:p text:style-name="Standard"><text:span text:style-name="T42"><text:tab/></text:span><text:span text:style-name="T20">queue_t是一个适配器，它只提供有限的操作，并且不支持迭代器</text:span><text:span text:style-name="T42">。</text:span><text:span text:style-name="T20">queue_t是一个先进先去(FIFO)的数据结构：在队列末尾添加数据，从队列开头删除数据，同时可以访问队列开头和结尾两端的数据，队列内的其他数据都不能访问。queue_t是一个迭代器，它实在容器基础上实现的。</text:span></text:p>
      <text:p text:style-name="P17"/>
      <text:p text:style-name="P24">DEFINITION:</text:p>
      <text:p text:style-name="P13"><text:tab/><text:span text:style-name="T44">&lt;cstl/cqueue.h&gt;</text:span></text:p>
      <text:p text:style-name="Standard"/>
      <text:p text:style-name="P29">OPERATION: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38">queue_t create_queue(type);</text:p>
          </table:table-cell>
          <table:table-cell table:style-name="Table15.B1" office:value-type="string">
            <text:p text:style-name="P40">创建指定类型的<text:span text:style-name="T15">queue_t</text:span>容器适配器。</text:p>
          </table:table-cell>
        </table:table-row>
        <table:table-row>
          <table:table-cell table:style-name="Table15.A2" office:value-type="string">
            <text:p text:style-name="P38">void queue_init(queue_t* pt_queue);</text:p>
          </table:table-cell>
          <table:table-cell table:style-name="Table15.B2" office:value-type="string">
            <text:p text:style-name="P40">初始化一个空的<text:span text:style-name="T15">queue</text:span><text:span text:style-name="T15">_t</text:span>容器适配器。</text:p>
          </table:table-cell>
        </table:table-row>
        <table:table-row>
          <table:table-cell table:style-name="Table15.A2" office:value-type="string">
            <text:p text:style-name="P38">void queue_init_copy(</text:p>
            <text:p text:style-name="P38"><text:s text:c="4"/>queue_t* pt_queue, const queue_t* cpt_src);</text:p>
          </table:table-cell>
          <table:table-cell table:style-name="Table15.B2" office:value-type="string">
            <text:p text:style-name="P40">使用令一个<text:span text:style-name="T15">queue</text:span><text:span text:style-name="T15">_t</text:span>容器适配器初始化<text:span text:style-name="T15">queue</text:span><text:span text:style-name="T15">_t</text:span>容器适配器。</text:p>
          </table:table-cell>
        </table:table-row>
        <table:table-row>
          <table:table-cell table:style-name="Table15.A2" office:value-type="string">
            <text:p text:style-name="P38">void queue_destroy(queue_t* pt_queue);</text:p>
          </table:table-cell>
          <table:table-cell table:style-name="Table15.B2" office:value-type="string">
            <text:p text:style-name="P40">销毁<text:span text:style-name="T15">queue</text:span><text:span text:style-name="T15">_t</text:span>容器适配器。</text:p>
          </table:table-cell>
        </table:table-row>
        <table:table-row>
          <table:table-cell table:style-name="Table15.A2" office:value-type="string">
            <text:p text:style-name="P38">size_t queue_size(const queue_t* cpt_queue);</text:p>
          </table:table-cell>
          <table:table-cell table:style-name="Table15.B2" office:value-type="string">
            <text:p text:style-name="P40">获得<text:span text:style-name="T15">queue</text:span><text:span text:style-name="T15">_t</text:span>容器适配器中数据的数目。</text:p>
          </table:table-cell>
        </table:table-row>
        <table:table-row>
          <table:table-cell table:style-name="Table15.A2" office:value-type="string">
            <text:p text:style-name="P38">bool_t queue_empty(const queue_t* cpt_queue);</text:p>
          </table:table-cell>
          <table:table-cell table:style-name="Table15.B2" office:value-type="string">
            <text:p text:style-name="P40">判断<text:span text:style-name="T15">queue</text:span><text:span text:style-name="T15">_t</text:span>容器适配器是否为空。</text:p>
          </table:table-cell>
        </table:table-row>
        <table:table-row>
          <table:table-cell table:style-name="Table15.A2" office:value-type="string">
            <text:p text:style-name="P38">bool_t queue_equal(</text:p>
            <text:p text:style-name="P38"><text:s text:c="4"/>const queue_t* cpt_first,</text:p>
            <text:p text:style-name="P38"><text:s text:c="4"/>const queue_t* cpt_second);</text:p>
          </table:table-cell>
          <table:table-cell table:style-name="Table15.B2" office:value-type="string">
            <text:p text:style-name="P40">判断两个<text:span text:style-name="T15">queue</text:span><text:span text:style-name="T15">_t</text:span>容器适配器是否相等。</text:p>
          </table:table-cell>
        </table:table-row>
        <table:table-row>
          <table:table-cell table:style-name="Table15.A2" office:value-type="string">
            <text:p text:style-name="P38">bool_t queue_not_equal(</text:p>
            <text:p text:style-name="P38"><text:s text:c="4"/>const queue_t* cpt_first,</text:p>
            <text:p text:style-name="P38"><text:s text:c="4"/>const queue_t* cpt_second);</text:p>
          </table:table-cell>
          <table:table-cell table:style-name="Table15.B2" office:value-type="string">
            <text:p text:style-name="P40">判断两个<text:span text:style-name="T15">queue</text:span><text:span text:style-name="T15">_t</text:span>容器适配器是否不等。</text:p>
          </table:table-cell>
        </table:table-row>
        <table:table-row>
          <table:table-cell table:style-name="Table15.A2" office:value-type="string">
            <text:p text:style-name="P38">bool_t queue_less(</text:p>
            <text:p text:style-name="P38"><text:s text:c="4"/>const queue_t* cpt_first,</text:p>
            <text:p text:style-name="P38"><text:s text:c="4"/>const queue_t* cpt_second);</text:p>
          </table:table-cell>
          <table:table-cell table:style-name="Table15.B2" office:value-type="string">
            <text:p text:style-name="P40">判断第一个<text:span text:style-name="T15">queue</text:span><text:span text:style-name="T15">_t</text:span>容器适配器是否小于第二个<text:span text:style-name="T15">queue</text:span><text:span text:style-name="T15">_t</text:span>容器适配器。</text:p>
          </table:table-cell>
        </table:table-row>
        <table:table-row>
          <table:table-cell table:style-name="Table15.A2" office:value-type="string">
            <text:p text:style-name="P38">bool_t queue_less_equal(</text:p>
            <text:p text:style-name="P38"><text:s text:c="4"/>const queue_t* cpt_first,</text:p>
            <text:p text:style-name="P38"><text:s text:c="4"/>const queue_t* cpt_second);</text:p>
          </table:table-cell>
          <table:table-cell table:style-name="Table15.B2" office:value-type="string">
            <text:p text:style-name="P40">判断第一个<text:span text:style-name="T15">queue</text:span><text:span text:style-name="T15">_t</text:span>容器适配器是否小于等于第二个<text:span text:style-name="T15">queue</text:span><text:span text:style-name="T15">_t</text:span>容器适配器。</text:p>
          </table:table-cell>
        </table:table-row>
        <table:table-row>
          <table:table-cell table:style-name="Table15.A2" office:value-type="string">
            <text:p text:style-name="P38">bool_t queue_great(</text:p>
            <text:p text:style-name="P38"><text:s text:c="4"/>const queue_t* cpt_first,</text:p>
            <text:p text:style-name="P38"><text:s text:c="4"/>const queue_t* cpt_second);</text:p>
          </table:table-cell>
          <table:table-cell table:style-name="Table15.B2" office:value-type="string">
            <text:p text:style-name="P40">判断第一个<text:span text:style-name="T15">queue</text:span><text:span text:style-name="T15">_t</text:span>容器适配器是否大于第二个<text:span text:style-name="T15">deque_t</text:span>容器适配器。</text:p>
          </table:table-cell>
        </table:table-row>
        <table:table-row>
          <table:table-cell table:style-name="Table15.A2" office:value-type="string">
            <text:p text:style-name="P38">bool_t queue_great_equal(</text:p>
            <text:p text:style-name="P38"><text:s text:c="4"/>const queue_t* cpt_first,</text:p>
            <text:p text:style-name="P38"><text:s text:c="4"/>const queue_t* cpt_second);</text:p>
          </table:table-cell>
          <table:table-cell table:style-name="Table15.B2" office:value-type="string">
            <text:p text:style-name="P40">判断第一个<text:span text:style-name="T15">queue</text:span><text:span text:style-name="T15">_t</text:span>容器适配器是否大于等于第二个<text:span text:style-name="T15">queue</text:span><text:span text:style-name="T15">_t</text:span>容器适配器。</text:p>
          </table:table-cell>
        </table:table-row>
        <table:table-row>
          <table:table-cell table:style-name="Table15.A2" office:value-type="string">
            <text:p text:style-name="P38">void queue_assign(</text:p>
            <text:p text:style-name="P38"><text:s text:c="4"/>queue_t* pt_queue, const queue_t* cpt_src);</text:p>
          </table:table-cell>
          <table:table-cell table:style-name="Table15.B2" office:value-type="string">
            <text:p text:style-name="P40">使用另一个<text:span text:style-name="T15">queue</text:span><text:span text:style-name="T15">_t</text:span>容器适配器为当前<text:span text:style-name="T15">queue</text:span><text:span text:style-name="T15">_t</text:span>容器适配器赋值。</text:p>
          </table:table-cell>
        </table:table-row>
        <text:soft-page-break/>
        <table:table-row>
          <table:table-cell table:style-name="Table15.A2" office:value-type="string">
            <text:p text:style-name="P38">void queue_push(</text:p>
            <text:p text:style-name="P38"><text:s text:c="4"/>queue_t* pt_queue, element);</text:p>
          </table:table-cell>
          <table:table-cell table:style-name="Table15.B2" office:value-type="string">
            <text:p text:style-name="P40">将数据<text:span text:style-name="T15">element</text:span>插入到<text:span text:style-name="T15">queue</text:span><text:span text:style-name="T15">_t</text:span>容器适配器的末尾。</text:p>
          </table:table-cell>
        </table:table-row>
        <table:table-row>
          <table:table-cell table:style-name="Table15.A2" office:value-type="string">
            <text:p text:style-name="P38">void queue_pop(queue_t* pt_queue);</text:p>
          </table:table-cell>
          <table:table-cell table:style-name="Table15.B2" office:value-type="string">
            <text:p text:style-name="P40">删除<text:span text:style-name="T15">queue</text:span><text:span text:style-name="T15">_t</text:span>容器适配器的第一个数据。</text:p>
          </table:table-cell>
        </table:table-row>
        <table:table-row>
          <table:table-cell table:style-name="Table15.A2" office:value-type="string">
            <text:p text:style-name="P38">void* queue_front(const queue_t* cpt_queue);</text:p>
          </table:table-cell>
          <table:table-cell table:style-name="Table15.B2" office:value-type="string">
            <text:p text:style-name="P40">访问<text:span text:style-name="T15">queue</text:span><text:span text:style-name="T15">_t</text:span>容器适配器中的第一个数据。</text:p>
          </table:table-cell>
        </table:table-row>
        <table:table-row>
          <table:table-cell table:style-name="Table15.A2" office:value-type="string">
            <text:p text:style-name="P38">void* queue_back(const queue_t* cpt_queue);</text:p>
          </table:table-cell>
          <table:table-cell table:style-name="Table15.B2" office:value-type="string">
            <text:p text:style-name="P40">访问<text:span text:style-name="T15">queue</text:span><text:span text:style-name="T15">_t</text:span>容器适配器中的最后一个数据。</text:p>
          </table:table-cell>
        </table:table-row>
      </table:table>
      <text:p text:style-name="Standard"/>
      <text:h text:style-name="P54" text:outline-level="3">priority_queue_t</text:h>
      <text:p text:style-name="P23">TYPE：</text:p>
      <text:p text:style-name="P32"><text:tab/>priority_queue_t</text:p>
      <text:p text:style-name="P13"/>
      <text:p text:style-name="P24">DESCRIPTION:</text:p>
      <text:p text:style-name="Standard"><text:span text:style-name="T42"><text:tab/></text:span><text:span text:style-name="T20">priority_queue_t是一个适配器，它只提供有限的操作，并且不支持迭代器</text:span><text:span text:style-name="T42">。</text:span><text:span text:style-name="T20">priority_queue_t支持在队列末尾添加数据，从队列开头删除数据，同时可以访问队列开头的数据，队列内的其他数据都不能访问。priority_queue_t是优先队列，它保证队列开头的数据是优先级最高的数据，它还支持用户自定义的优先级函数。priority_queue_t是一个迭代器，它实在容器基础上实现的。</text:span></text:p>
      <text:p text:style-name="P17"/>
      <text:p text:style-name="P24">DEFINITION:</text:p>
      <text:p text:style-name="P13"><text:tab/><text:span text:style-name="T44">&lt;cstl/cqueue.h&gt;</text:span></text:p>
      <text:p text:style-name="Standard"/>
      <text:p text:style-name="P29">OPERATION: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38">priority_queue_t create_priority_queue(type);</text:p>
          </table:table-cell>
          <table:table-cell table:style-name="Table16.B1" office:value-type="string">
            <text:p text:style-name="P40">创建指定类型的<text:span text:style-name="T15">priority_queue_t</text:span>容器适配器。</text:p>
          </table:table-cell>
        </table:table-row>
        <table:table-row>
          <table:table-cell table:style-name="Table16.A2" office:value-type="string">
            <text:p text:style-name="P38">void priority_queue_init(</text:p>
            <text:p text:style-name="P38"><text:s text:c="4"/>priority_queue_t* pt_priority_queue);</text:p>
          </table:table-cell>
          <table:table-cell table:style-name="Table16.B2" office:value-type="string">
            <text:p text:style-name="P40">初始化一个空的<text:span text:style-name="T15">priority_queue</text:span><text:span text:style-name="T15">_t</text:span>容器适配器。</text:p>
          </table:table-cell>
        </table:table-row>
        <table:table-row>
          <table:table-cell table:style-name="Table16.A2" office:value-type="string">
            <text:p text:style-name="P38">void priority_queue_init_op(</text:p>
            <text:p text:style-name="P38"><text:s text:c="4"/>priority_queue_t* pt_priority_queue,</text:p>
            <text:p text:style-name="P38"><text:s text:c="4"/>binary_function_t t_binary_op);</text:p>
          </table:table-cell>
          <table:table-cell table:style-name="Table16.B2" office:value-type="string">
            <text:p text:style-name="P40">使用用户自定义的优先级规则<text:span text:style-name="T34">t_binary_op </text:span>初始化一个空的<text:span text:style-name="T15">priority_queue</text:span><text:span text:style-name="T15">_t</text:span>容器适配器。</text:p>
          </table:table-cell>
        </table:table-row>
        <table:table-row>
          <table:table-cell table:style-name="Table16.A2" office:value-type="string">
            <text:p text:style-name="P38">void priority_queue_init_copy(</text:p>
            <text:p text:style-name="P38"><text:s text:c="4"/>priority_queue_t* pt_priority_queue,</text:p>
            <text:p text:style-name="P38"><text:s text:c="4"/>const priority_queue_t* cpt_src);</text:p>
          </table:table-cell>
          <table:table-cell table:style-name="Table16.B2" office:value-type="string">
            <text:p text:style-name="P40">使用令一个<text:span text:style-name="T15">priority_queue</text:span><text:span text:style-name="T15">_t</text:span>容器适配器初始化<text:span text:style-name="T15">priority_queue</text:span><text:span text:style-name="T15">_t</text:span>容器适配器。</text:p>
          </table:table-cell>
        </table:table-row>
        <table:table-row>
          <table:table-cell table:style-name="Table16.A2" office:value-type="string">
            <text:p text:style-name="P38">void priority_queue_init_copy_range(</text:p>
            <text:p text:style-name="P38"><text:s text:c="4"/>priority_queue_t* pt_priority_queue,</text:p>
            <text:p text:style-name="P38"><text:s text:c="4"/><text:span text:style-name="T8">random_access_iterator_t</text:span> t_begin,</text:p>
            <text:p text:style-name="P38"><text:s text:c="4"/><text:span text:style-name="T8">random_access_iterator_t</text:span> t_end);</text:p>
          </table:table-cell>
          <table:table-cell table:style-name="Table16.B2" office:value-type="string">
            <text:p text:style-name="P40">使用数据区间<text:span text:style-name="T15">[t_begin, t_end)</text:span>初始化<text:span text:style-name="T15">priority_queue</text:span><text:span text:style-name="T15">_t</text:span>容器适配器。</text:p>
          </table:table-cell>
        </table:table-row>
        <table:table-row>
          <table:table-cell table:style-name="Table16.A2" office:value-type="string">
            <text:p text:style-name="P38">void priority_queue_init_copy_range_op(</text:p>
            <text:p text:style-name="P38"><text:s text:c="4"/>priority_queue_t* pt_priority_queue,</text:p>
            <text:p text:style-name="P38"><text:s text:c="4"/><text:span text:style-name="T8">random_access_iterator_t</text:span> t_begin,</text:p>
            <text:p text:style-name="P38"><text:s text:c="4"/><text:span text:style-name="T8">random_access_iterator_t</text:span> t_end,</text:p>
            <text:p text:style-name="P38"><text:s text:c="4"/>binary_function_t t_binary_op);</text:p>
          </table:table-cell>
          <table:table-cell table:style-name="Table16.B2" office:value-type="string">
            <text:p text:style-name="P40">使用数据区间<text:span text:style-name="T15">[t_begin, t_end)和</text:span>用户自定义的优先级规则<text:span text:style-name="T34">t_binary_op</text:span>初始化<text:span text:style-name="T15">priority_queue</text:span><text:span text:style-name="T15">_t</text:span>容器适配器。</text:p>
          </table:table-cell>
        </table:table-row>
        <table:table-row>
          <table:table-cell table:style-name="Table16.A2" office:value-type="string">
            <text:p text:style-name="P38">void priority_queue_destroy(</text:p>
            <text:p text:style-name="P38"><text:s text:c="4"/>priority_queue_t* pt_priority_queue);</text:p>
          </table:table-cell>
          <table:table-cell table:style-name="Table16.B2" office:value-type="string">
            <text:p text:style-name="P40">销毁<text:span text:style-name="T15">priority_queue</text:span><text:span text:style-name="T15">_t</text:span>容器适配器。</text:p>
          </table:table-cell>
        </table:table-row>
        <table:table-row>
          <table:table-cell table:style-name="Table16.A2" office:value-type="string">
            <text:p text:style-name="P38">size_t priority_queue_size(</text:p>
            <text:p text:style-name="P38"><text:s text:c="4"/>const priority_queue_t* cpt_priority_queue);</text:p>
          </table:table-cell>
          <table:table-cell table:style-name="Table16.B2" office:value-type="string">
            <text:p text:style-name="P40">获得<text:span text:style-name="T15">priority_queue</text:span><text:span text:style-name="T15">_t</text:span>容器适配器中数据的数目。</text:p>
          </table:table-cell>
        </table:table-row>
        <table:table-row>
          <table:table-cell table:style-name="Table16.A2" office:value-type="string">
            <text:p text:style-name="P38">bool_t priority_queue_empty(</text:p>
            <text:p text:style-name="P38"><text:s text:c="4"/>const priority_queue_t* cpt_priority_queue);</text:p>
          </table:table-cell>
          <table:table-cell table:style-name="Table16.B2" office:value-type="string">
            <text:p text:style-name="P40">判断<text:span text:style-name="T15">priority_queue</text:span><text:span text:style-name="T15">_t</text:span>容器适配器是否为空。</text:p>
          </table:table-cell>
        </table:table-row>
        <table:table-row>
          <table:table-cell table:style-name="Table16.A2" office:value-type="string">
            <text:p text:style-name="P38">void priority_queue_assign(</text:p>
            <text:p text:style-name="P38"><text:s text:c="4"/>priority_queue_t* pt_priority_queue,</text:p>
            <text:p text:style-name="P38"><text:s text:c="4"/>const priority_queue_t* cpt_src);</text:p>
          </table:table-cell>
          <table:table-cell table:style-name="Table16.B2" office:value-type="string">
            <text:p text:style-name="P40">使用另一个<text:span text:style-name="T15">priority_queue</text:span><text:span text:style-name="T15">_t</text:span>容器适配器为当前<text:span text:style-name="T15">priority_queue</text:span><text:span text:style-name="T15">_t</text:span>容器适配器赋值。</text:p>
          </table:table-cell>
        </table:table-row>
        <table:table-row>
          <table:table-cell table:style-name="Table16.A2" office:value-type="string">
            <text:p text:style-name="P38">void priority_queue_push(</text:p>
            <text:p text:style-name="P38"><text:s text:c="4"/>priority_queue_t* pt_priority_queue,</text:p>
            <text:p text:style-name="P38"><text:s text:c="4"/>element);</text:p>
          </table:table-cell>
          <table:table-cell table:style-name="Table16.B2" office:value-type="string">
            <text:p text:style-name="P40">将数据<text:span text:style-name="T15">element</text:span>插入到<text:span text:style-name="T15">priority_queue</text:span><text:span text:style-name="T15">_t</text:span>容器适配器的末尾。</text:p>
          </table:table-cell>
        </table:table-row>
        <table:table-row>
          <table:table-cell table:style-name="Table16.A2" office:value-type="string">
            <text:p text:style-name="P38">void priority_queue_pop(</text:p>
            <text:p text:style-name="P38"><text:s text:c="4"/>priority_queue_t* pt_priority_queue);</text:p>
          </table:table-cell>
          <table:table-cell table:style-name="Table16.B2" office:value-type="string">
            <text:p text:style-name="P40">删除<text:span text:style-name="T15">priority_queue</text:span><text:span text:style-name="T15">_t</text:span>容器适配器的第一个数据(优先级最高)。</text:p>
          </table:table-cell>
        </table:table-row>
        <text:soft-page-break/>
        <table:table-row>
          <table:table-cell table:style-name="Table16.A2" office:value-type="string">
            <text:p text:style-name="P38">void* priority_queue_top(</text:p>
            <text:p text:style-name="P38"><text:s text:c="4"/>const priority_queue_t* cpt_priority_queue);</text:p>
          </table:table-cell>
          <table:table-cell table:style-name="Table16.B2" office:value-type="string">
            <text:p text:style-name="P40">访问<text:span text:style-name="T15">priority_queue</text:span><text:span text:style-name="T15">_t</text:span>容器适配器的第一个数据(优先级最高)。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8" text:outline-level="1"><text:soft-page-break/>迭代器</text:h>
      <text:p text:style-name="P24">ITERATOR TYPE:</text:p>
      <text:p text:style-name="P31"><text:span text:style-name="T8"><text:tab/></text:span><text:span text:style-name="T14">iterator_t</text:span></text:p>
      <text:p text:style-name="P32"><text:tab/>input_iterator_t</text:p>
      <text:p text:style-name="P32"><text:tab/>output_iterator_t</text:p>
      <text:p text:style-name="P32"><text:tab/>forward_iterator_t</text:p>
      <text:p text:style-name="P32"><text:tab/>bidirectional_iterator_t</text:p>
      <text:p text:style-name="P32"><text:tab/>random_access_iterator_t</text:p>
      <text:p text:style-name="P13"/>
      <text:p text:style-name="P24">DESCRIPTION:</text:p>
      <text:p text:style-name="P17"><text:tab/>迭代器是一种泛化的指针：是指向容器中数据的指针。它通常提供了对数据进行迭代的操作，也提供了通过迭代器来获得数据和设置数据的操作。它是容器中的数据和算法的桥梁，算法通过它来操作容器中的数据，容器中的数据通过它可以使算法应用与该数据。</text:p>
      <text:p text:style-name="P17"/>
      <text:p text:style-name="P24">DEFINITION:</text:p>
      <text:p text:style-name="P13"><text:tab/><text:span text:style-name="T44">&lt;cstl/citerator.h&gt;</text:span></text:p>
      <text:p text:style-name="Standard"/>
      <text:p text:style-name="P29">OPERATION: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38">void iterator_get_value(</text:p>
            <text:p text:style-name="P38"><text:s text:c="4"/>const iterator_t* cpt_iterator,</text:p>
            <text:p text:style-name="P38"><text:s text:c="4"/>void* pv_value);</text:p>
          </table:table-cell>
          <table:table-cell table:style-name="Table17.B1" office:value-type="string">
            <text:p text:style-name="P40">获得迭代器<text:span text:style-name="T15">cpt_iterator所指的数据</text:span>。</text:p>
          </table:table-cell>
        </table:table-row>
        <table:table-row>
          <table:table-cell table:style-name="Table17.A2" office:value-type="string">
            <text:p text:style-name="P38">void iterator_set_value(</text:p>
            <text:p text:style-name="P38"><text:s text:c="4"/>const iterator_t* cpt_iterator,</text:p>
            <text:p text:style-name="P38"><text:s text:c="4"/>const void* cpt_value);</text:p>
          </table:table-cell>
          <table:table-cell table:style-name="Table17.B2" office:value-type="string">
            <text:p text:style-name="P40">设置迭代器<text:span text:style-name="T15">cpt_iterator所指的数据</text:span>。</text:p>
          </table:table-cell>
        </table:table-row>
        <table:table-row>
          <table:table-cell table:style-name="Table17.A2" office:value-type="string">
            <text:p text:style-name="P38">const void* iterator_get_pointer(</text:p>
            <text:p text:style-name="P38"><text:s text:c="4"/>const iterator_t* cpt_iterator);</text:p>
          </table:table-cell>
          <table:table-cell table:style-name="Table17.B2" office:value-type="string">
            <text:p text:style-name="P40">获得迭代器<text:span text:style-name="T15">cpt_iterator所指的数据的指针</text:span>。</text:p>
          </table:table-cell>
        </table:table-row>
        <table:table-row>
          <table:table-cell table:style-name="Table17.A2" office:value-type="string">
            <text:p text:style-name="P38">void iterator_next(iterator_t* pt_iterator);</text:p>
          </table:table-cell>
          <table:table-cell table:style-name="Table17.B2" office:value-type="string">
            <text:p text:style-name="P40">向下移动迭代器<text:span text:style-name="T15">pt_iterator，使它指向下一个数据</text:span>。</text:p>
          </table:table-cell>
        </table:table-row>
        <table:table-row>
          <table:table-cell table:style-name="Table17.A2" office:value-type="string">
            <text:p text:style-name="P38">void iterator_prev(iterator_t* pt_iterator);</text:p>
          </table:table-cell>
          <table:table-cell table:style-name="Table17.B2" office:value-type="string">
            <text:p text:style-name="P40">向上移动迭代器<text:span text:style-name="T15">pt_iterator，使它指向上一个数据</text:span>。</text:p>
          </table:table-cell>
        </table:table-row>
        <table:table-row>
          <table:table-cell table:style-name="Table17.A2" office:value-type="string">
            <text:p text:style-name="P38">void iterator_next_n(</text:p>
            <text:p text:style-name="P38"><text:s text:c="4"/>iterator_t* pt_iterator, int n_step);</text:p>
          </table:table-cell>
          <table:table-cell table:style-name="Table17.B2" office:value-type="string">
            <text:p text:style-name="P40">将迭代器<text:span text:style-name="T15">pt_iterator向下移动n_step个数据位置</text:span>。</text:p>
          </table:table-cell>
        </table:table-row>
        <table:table-row>
          <table:table-cell table:style-name="Table17.A2" office:value-type="string">
            <text:p text:style-name="P38">void iterator_prev_n(</text:p>
            <text:p text:style-name="P38"><text:s text:c="4"/>iterator_t* pt_iterator, int n_step);</text:p>
          </table:table-cell>
          <table:table-cell table:style-name="Table17.B2" office:value-type="string">
            <text:p text:style-name="P40">将迭代器<text:span text:style-name="T15">pt_iterator向上移动n_step个数据位置</text:span>。</text:p>
          </table:table-cell>
        </table:table-row>
        <table:table-row>
          <table:table-cell table:style-name="Table17.A2" office:value-type="string">
            <text:p text:style-name="P38">bool_t iterator_equal(</text:p>
            <text:p text:style-name="P38"><text:s text:c="4"/>const iterator_t* cpt_iterator,</text:p>
            <text:p text:style-name="P38"><text:s text:c="4"/>iterator_t t_iterator);</text:p>
          </table:table-cell>
          <table:table-cell table:style-name="Table17.B2" office:value-type="string">
            <text:p text:style-name="P40">判断另个迭代器类型是否相等。</text:p>
          </table:table-cell>
        </table:table-row>
        <table:table-row>
          <table:table-cell table:style-name="Table17.A2" office:value-type="string">
            <text:p text:style-name="P38">bool_t iterator_less(</text:p>
            <text:p text:style-name="P38"><text:s text:c="4"/>const iterator_t* cpt_iterator,</text:p>
            <text:p text:style-name="P38"><text:s text:c="4"/>iterator_t t_iterator);</text:p>
          </table:table-cell>
          <table:table-cell table:style-name="Table17.B2" office:value-type="string">
            <text:p text:style-name="P40">判断第一个迭代器是否小于第二个迭代器。</text:p>
          </table:table-cell>
        </table:table-row>
        <table:table-row>
          <table:table-cell table:style-name="Table17.A2" office:value-type="string">
            <text:p text:style-name="P38">int iterator_minus(</text:p>
            <text:p text:style-name="P38"><text:s text:c="4"/>const iterator_t* cpt_iterator,</text:p>
            <text:p text:style-name="P38"><text:s text:c="4"/>iterator_t t_iterator);</text:p>
          </table:table-cell>
          <table:table-cell table:style-name="Table17.B2" office:value-type="string">
            <text:p text:style-name="P40">求另个迭代器之间的距离差。</text:p>
          </table:table-cell>
        </table:table-row>
        <table:table-row>
          <table:table-cell table:style-name="Table17.A2" office:value-type="string">
            <text:p text:style-name="P38">void* iterator_at(</text:p>
            <text:p text:style-name="P38"><text:s text:c="4"/>const iterator_t* cpt_iterator,</text:p>
            <text:p text:style-name="P38"><text:s text:c="4"/>size_t t_index);</text:p>
          </table:table-cell>
          <table:table-cell table:style-name="Table17.B2" office:value-type="string">
            <text:p text:style-name="P40">通过下表随机访问迭代器指向的数据。</text:p>
          </table:table-cell>
        </table:table-row>
        <table:table-row>
          <table:table-cell table:style-name="Table17.A2" office:value-type="string">
            <text:p text:style-name="P38">void iterator_advance(</text:p>
            <text:p text:style-name="P38"><text:s text:c="4"/>iterator_t* pt_iterator, int n_step);</text:p>
          </table:table-cell>
          <table:table-cell table:style-name="Table17.B2" office:value-type="string">
            <text:p text:style-name="P40">一次移动迭代器<text:span text:style-name="T15">n_step步。</text:span></text:p>
          </table:table-cell>
        </table:table-row>
        <table:table-row>
          <table:table-cell table:style-name="Table17.A2" office:value-type="string">
            <text:p text:style-name="P38">int iterator_distance(</text:p>
            <text:p text:style-name="P38"><text:s text:c="4"/>iterator_t t_first, iterator_t t_second);</text:p>
          </table:table-cell>
          <table:table-cell table:style-name="Table17.B2" office:value-type="string">
            <text:p text:style-name="P40">计算两个迭代器的距离。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h text:style-name="P48" text:outline-level="1"><text:soft-page-break/>算法</text:h>
      <text:h text:style-name="P50" text:outline-level="2">非质变算法</text:h>
      <text:h text:style-name="P54" text:outline-level="3">algo_for_each</text:h>
      <text:p text:style-name="P23">PROTOTYPE：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38">void algo_for_each(input_iterator_t t_first, input_iterator_t t_last, unary_function_t t_u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for_each()接受一元函数t_unary_op作为参数，对数据区间中[t_first, t_last)中每一个数据都执行这个一元函数，通常它的返回值是忽略的。</text:span></text:p>
      <text:p text:style-name="P17"/>
      <text:p text:style-name="P24">DEFINITION:</text:p>
      <text:p text:style-name="P14"><text:span text:style-name="T8"><text:tab/></text:span><text:span text:style-name="T53">&lt;cstl/calgorithm.h&gt;</text:span></text:p>
      <text:h text:style-name="P54" text:outline-level="3">algo_find <text:s text:c="3"/>algo_find_if</text:h>
      <text:p text:style-name="P23">PROTOTYPE：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38">input_iterator_t algo_find(input_iterator_t t_first, input_iterator_t t_last, element);</text:p>
          </table:table-cell>
        </table:table-row>
        <table:table-row>
          <table:table-cell table:style-name="Table19.A2" office:value-type="string">
            <text:p text:style-name="P38">input_iterator_t algo_find_if(</text:p>
            <text:p text:style-name="P38"><text:s text:c="4"/>input_iterator_t t_first, input_iterator_t t_last, unary_function_t t_u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find()查找数据区间中[t_first, t_last)中第一个数据值为element的数据的位置，没找到返回t_last。</text:span></text:p>
      <text:p text:style-name="P30"><text:tab/>algo_find_if()查找数据区间中[t_first, t_last)中第一个满足一元谓词t_unary_op的数据，如果没找到返回t_last。</text:p>
      <text:p text:style-name="P17"/>
      <text:p text:style-name="P24">DEFINITION:</text:p>
      <text:p text:style-name="P14"><text:span text:style-name="T8"><text:tab/></text:span><text:span text:style-name="T53">&lt;cstl/calgorithm.h&gt;</text:span></text:p>
      <text:h text:style-name="P54" text:outline-level="3">algo_adjacent_find <text:s text:c="3"/>algo_adjacent_find_if</text:h>
      <text:p text:style-name="P23">PROTOTYPE：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38">forward_iterator_t algo_adjacent_find(forward_iterator_t t_first, forward_iterator_t t_last);</text:p>
          </table:table-cell>
        </table:table-row>
        <table:table-row>
          <table:table-cell table:style-name="Table20.A2" office:value-type="string">
            <text:p text:style-name="P38">forward_iterator_t algo_adjacent_find_if(</text:p>
            <text:p text:style-name="P38"><text:s text:c="4"/>forward_iterator_t t_first, forward_iterator_t t_last, binary_function_t t_bi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adjacent_find()查找数据区间中[t_first, t_last)中第一个数据值与相邻的下一个数据相等的位置，没找到返回t_last。</text:span></text:p>
      <text:p text:style-name="P30"><text:tab/>algo_adjacent_find_if()查找数据区间中[t_first, t_last)中第一个相邻两个数据满足二元谓词t_binary_op的位置，如果没找到返回t_last。</text:p>
      <text:p text:style-name="P17"/>
      <text:p text:style-name="P24">DEFINITION:</text:p>
      <text:p text:style-name="P14"><text:span text:style-name="T28"><text:tab/></text:span><text:span text:style-name="T55">&lt;cstl/calgorithm.h&gt;</text:span></text:p>
      <text:h text:style-name="P54" text:outline-level="3">algo_find_first_of <text:s text:c="3"/>algo_find_first_if</text:h>
      <text:p text:style-name="P23">PROTOTYPE：</text:p>
      <table:table table:name="Table21" table:style-name="Table21">
        <table:table-column table:style-name="Table21.A"/>
        <text:soft-page-break/>
        <table:table-row>
          <table:table-cell table:style-name="Table21.A1" office:value-type="string">
            <text:p text:style-name="P38">input_iterator_t algo_find_first_of(</text:p>
            <text:p text:style-name="P38"><text:s text:c="4"/>input_iterator_t t_first1, input_iterator_t t_last1,</text:p>
            <text:p text:style-name="P38"><text:s text:c="4"/>forward_iterator_t t_first2, forward_iterator_t t_last2);</text:p>
          </table:table-cell>
        </table:table-row>
        <table:table-row>
          <table:table-cell table:style-name="Table21.A2" office:value-type="string">
            <text:p text:style-name="P38">input_iterator_t algo_find_first_of_if(</text:p>
            <text:p text:style-name="P38"><text:s text:c="4"/>input_iterator_t t_first1, input_iterator_t t_last1,</text:p>
            <text:p text:style-name="P38"><text:s text:c="4"/>forward_iterator_t t_first2, forward_iterator_t t_last2,</text:p>
            <text:p text:style-name="P38"><text:s text:c="4"/>binary_function_t t_bi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find_first_of()查找数据区间中[t_first1, t_last1)中第一个数据值与数据区间中[t_first2, t_last2)任意值相等的位置，没找到返回t_last1。</text:span></text:p>
      <text:p text:style-name="P30"><text:tab/>algo_find_first_of_if()查找数据区间中[t_first1, t_last1)中第一个数据值与数据区间中[t_first2, t_last2)任意值满足二元谓词t_binary_op的位置，没找到返回t_last1。</text:p>
      <text:p text:style-name="P17"/>
      <text:p text:style-name="P24">DEFINITION:</text:p>
      <text:p text:style-name="P14"><text:span text:style-name="T28"><text:tab/></text:span><text:span text:style-name="T55">&lt;cstl/calgorithm.h&gt;</text:span></text:p>
      <text:h text:style-name="P54" text:outline-level="3">algo_count <text:s text:c="3"/>algo_count_if</text:h>
      <text:p text:style-name="P23">PROTOTYPE：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38">size_t algo_count(input_iterator_t t_first, input_iterator_t t_last, element);</text:p>
          </table:table-cell>
        </table:table-row>
        <table:table-row>
          <table:table-cell table:style-name="Table22.A2" office:value-type="string">
            <text:p text:style-name="P38">size_t algo_count_if(</text:p>
            <text:p text:style-name="P38"><text:s text:c="4"/>input_iterator_t t_first, input_iterator_t t_last, unary_function_t t_u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count()返回数据区间中[t_first, t_last)中值等于element的数据的个数。</text:span></text:p>
      <text:p text:style-name="P30"><text:tab/>algo_count_if()返回数据区间中[t_first, t_last)中数据的值满足一元谓词t_unary_op的数据的个数。</text:p>
      <text:p text:style-name="P17"/>
      <text:p text:style-name="P24">DEFINITION:</text:p>
      <text:p text:style-name="P13"><text:span text:style-name="T27"><text:tab/></text:span><text:span text:style-name="T54">&lt;cstl/calgorithm.h&gt;</text:span></text:p>
      <text:h text:style-name="P54" text:outline-level="3">algo_mismatch <text:s text:c="3"/>algo_mismatch_if</text:h>
      <text:p text:style-name="P23">PROTOTYPE：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38">pair_t algo_mismatch(</text:p>
            <text:p text:style-name="P38"><text:s text:c="4"/>input_iterator_t t_first1, input_iterator_t t_last1, input_iterator_t t_first2);</text:p>
          </table:table-cell>
        </table:table-row>
        <table:table-row>
          <table:table-cell table:style-name="Table23.A2" office:value-type="string">
            <text:p text:style-name="P38">pair_t algo_mismatch_if(</text:p>
            <text:p text:style-name="P38"><text:s text:c="4"/>input_iterator_t t_first1, input_iterator_t t_last1,</text:p>
            <text:p text:style-name="P38"><text:s text:c="4"/>input_iterator_t t_first2, binary_function_t t_bi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mismatch()返回数据区间中[t_first1, t_last1)和[t_firs2, t_first2 + (t_last1 - t_first1))中的数据不相等的位置。</text:span></text:p>
      <text:p text:style-name="P30"><text:tab/>algo_mismatch_if()返回数据区间中[t_first1, t_last1)和[t_firs2, t_first2 + (t_last1 – t_first1))中的数据不符合二元谓词t_binary_op的位置。</text:p>
      <text:p text:style-name="P17"/>
      <text:p text:style-name="P24">DEFINITION:</text:p>
      <text:p text:style-name="P13"><text:span text:style-name="T27"><text:tab/></text:span><text:span text:style-name="T54">&lt;cstl/calgorithm.h&gt;</text:span></text:p>
      <text:h text:style-name="P54" text:outline-level="3">algo_equal <text:s text:c="3"/>algo_equal_if</text:h>
      <text:p text:style-name="P23">PROTOTYPE：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38">bool_t algo_equal(</text:p>
            <text:p text:style-name="P38"><text:s text:c="4"/>input_iterator_t t_first1, input_iterator_t t_last1, input_iterator_t t_first2);</text:p>
          </table:table-cell>
        </table:table-row>
        <table:table-row>
          <table:table-cell table:style-name="Table24.A2" office:value-type="string">
            <text:p text:style-name="P38">bool_t algo_equal_if(</text:p>
            <text:p text:style-name="P38"><text:soft-page-break/><text:s text:c="4"/>input_iterator_t t_first1, input_iterator_t t_last1,</text:p>
            <text:p text:style-name="P38"><text:s text:c="4"/>input_iterator_t t_first2, binary_function_t t_bi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equal()测试数据区间中[t_first1, t_last1)和[t_firs2, t_first2 + (t_last1 - t_first1))中的数据是否逐个相等。</text:span></text:p>
      <text:p text:style-name="P30"><text:tab/>algo_equal_if()测试数据区间中[t_first1, t_last1)和[t_firs2, t_first2 + (t_last1 – t_first1))中的数据是否逐个符合二元谓词t_binary_op。</text:p>
      <text:p text:style-name="P17"/>
      <text:p text:style-name="P24">DEFINITION:</text:p>
      <text:p text:style-name="P42"><text:tab/>&lt;cstl/calgorithm.h&gt;</text:p>
      <text:h text:style-name="P54" text:outline-level="3">algo_search <text:s text:c="3"/>algo_search_if</text:h>
      <text:p text:style-name="P23">PROTOTYPE：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38">forward_iterator_t algo_search(</text:p>
            <text:p text:style-name="P38"><text:s text:c="4"/>forward_iterator_t t_first1, forward_iterator_t t_last1,</text:p>
            <text:p text:style-name="P38"><text:s text:c="4"/>forward_iterator_t t_first2, forward_iterator_t t_last2);</text:p>
          </table:table-cell>
        </table:table-row>
        <table:table-row>
          <table:table-cell table:style-name="Table25.A2" office:value-type="string">
            <text:p text:style-name="P38">forward_iterator_t algo_search_if(</text:p>
            <text:p text:style-name="P38"><text:s text:c="4"/>forward_iterator_t t_first1, forward_iterator_t t_last1,</text:p>
            <text:p text:style-name="P38"><text:s text:c="4"/>forward_iterator_t t_first2, forward_iterator_t t_last2,</text:p>
            <text:p text:style-name="P38"><text:s text:c="4"/>binary_function_t t_bi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search()在数据区间中[t_first1, t_last1)查找子串的第一个位置，这个子串和数据区间[t_firs2, t_last2)中的数据否逐个相等。</text:span></text:p>
      <text:p text:style-name="P30"><text:tab/>algo_search_if()在数据区间中[t_first1, t_last1)查找子串的第一个位置，这个子串和数据区间[t_firs2, t_last2)中的数据逐个符合二元谓词t_binary_op。</text:p>
      <text:p text:style-name="P17"/>
      <text:p text:style-name="P24">DEFINITION:</text:p>
      <text:p text:style-name="P43"><text:span text:style-name="T27"><text:tab/></text:span><text:span text:style-name="T54">&lt;cstl/calgorithm.h&gt;</text:span></text:p>
      <text:h text:style-name="P54" text:outline-level="3">algo_search_n <text:s text:c="3"/>algo_search_n_if</text:h>
      <text:p text:style-name="P23">PROTOTYPE：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38">forward_iterator_t algo_search_n(</text:p>
            <text:p text:style-name="P38"><text:s text:c="4"/>forward_iterator_t t_first, forward_iterator_t t_last, size_t t_count, element);</text:p>
          </table:table-cell>
        </table:table-row>
        <table:table-row>
          <table:table-cell table:style-name="Table26.A2" office:value-type="string">
            <text:p text:style-name="P38">forward_iterator_t algo_search_n_if(</text:p>
            <text:p text:style-name="P38"><text:s text:c="4"/>forward_iterator_t t_first, forward_iterator_t t_last, size_t t_count, element,</text:p>
            <text:p text:style-name="P38"><text:s text:c="4"/>binary_function_t t_bi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search_n()在数据区间中[t_first1, t_last1)查找子串的位置，这个子串由t_count个连续的。</text:span></text:p>
      <text:p text:style-name="P30"><text:tab/>algo_search_n_if()在数据区间中[t_first1, t_last1)查找子串的位置，这个子串和数据区间[t_firs2, t_last2)中的数据逐个符合二元谓词t_binary_op。</text:p>
      <text:p text:style-name="P17"/>
      <text:p text:style-name="P24">DEFINITION:</text:p>
      <text:p text:style-name="P43"><text:span text:style-name="T27"><text:tab/></text:span><text:span text:style-name="T54">&lt;cstl/calgorithm.h&gt;</text:span></text:p>
      <text:h text:style-name="P54" text:outline-level="3"><text:soft-page-break/>algo_search_end <text:s text:c="4"/>algo_search_end_if <text:s text:c="3"/>algo_find_end <text:s text:c="3"/>algo_find_end_if</text:h>
      <text:p text:style-name="P23">PROTOTYPE：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38">forward_iterator_t algo_search_end(</text:p>
            <text:p text:style-name="P38"><text:s text:c="4"/>forward_iterator_t t_first1, forward_iterator_t t_last1,</text:p>
            <text:p text:style-name="P38"><text:s text:c="4"/>forward_iterator_t t_first2, forward_iterator_t t_last2);</text:p>
          </table:table-cell>
        </table:table-row>
        <table:table-row>
          <table:table-cell table:style-name="Table27.A2" office:value-type="string">
            <text:p text:style-name="P38">forward_iterator_t algo_search_end_if(</text:p>
            <text:p text:style-name="P38"><text:s text:c="4"/>forward_iterator_t t_first1, forward_iterator_t t_last1,</text:p>
            <text:p text:style-name="P38"><text:s text:c="4"/>forward_iterator_t t_first2, forward_iterator_t t_last2,</text:p>
            <text:p text:style-name="P38"><text:s text:c="4"/>binary_function_t t_binary_op);</text:p>
          </table:table-cell>
        </table:table-row>
        <table:table-row>
          <table:table-cell table:style-name="Table27.A2" office:value-type="string">
            <text:p text:style-name="P38">forward_iterator_t algo_find_end(</text:p>
            <text:p text:style-name="P38"><text:s text:c="4"/>forward_iterator_t t_first1, forward_iterator_t t_last1,</text:p>
            <text:p text:style-name="P38"><text:s text:c="4"/>forward_iterator_t t_first2, forward_iterator_t t_last2);</text:p>
          </table:table-cell>
        </table:table-row>
        <table:table-row>
          <table:table-cell table:style-name="Table27.A2" office:value-type="string">
            <text:p text:style-name="P38">forward_iterator_t algo_find_end_if(</text:p>
            <text:p text:style-name="P38"><text:s text:c="4"/>forward_iterator_t t_first1, forward_iterator_t t_last1,</text:p>
            <text:p text:style-name="P38"><text:s text:c="4"/>forward_iterator_t t_first2, forward_iterator_t t_last2,</text:p>
            <text:p text:style-name="P38"><text:s text:c="4"/>binary_function_t t_bi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search_end()在数据区间中[t_first1, t_last1)查找子串的最后一个位置，这个子串和数据区间[t_firs2, t_last2)中的数据否逐个相等。</text:span></text:p>
      <text:p text:style-name="P30"><text:tab/>algo_search_end_if()在数据区间中[t_first1, t_last1)查找子串的最后一个位置，这个子串和数据区间[t_firs2, t_last2)中的数据逐个符合二元谓词t_binary_op。</text:p>
      <text:p text:style-name="P30"><text:tab/>algo_find_end()和algo_find_end_if()与algo_search_end()和algo_search_end_if()功能相同，只是为了兼容SGI STL接口。</text:p>
      <text:p text:style-name="P17"/>
      <text:p text:style-name="P24">DEFINITION:</text:p>
      <text:p text:style-name="P43"><text:span text:style-name="T27"><text:tab/></text:span><text:span text:style-name="T54">&lt;cstl/calgorithm.h&gt;</text:span></text:p>
      <text:p text:style-name="P44"/>
      <text:h text:style-name="P50" text:outline-level="2">质变算法</text:h>
      <text:h text:style-name="P54" text:outline-level="3">algo_copy</text:h>
      <text:p text:style-name="P23">PROTOTYPE：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38">output_iterator_t algo_copy(</text:p>
            <text:p text:style-name="P38"><text:s text:c="4"/>input_iterator_t t_first, input_iterator_t t_last, output_iterator_t t_result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copy()从数据区间中[t_first, t_last)将数据逐个拷贝到数据区间[t_result, t_result + (t_last – t_first))，并返回t_result + (t_last - t_first)。</text:span></text:p>
      <text:p text:style-name="P17"/>
      <text:p text:style-name="P24">DEFINITION:</text:p>
      <text:p text:style-name="P43"><text:span text:style-name="T27"><text:tab/></text:span><text:span text:style-name="T54">&lt;cstl/calgorithm.h&gt;</text:span></text:p>
      <text:h text:style-name="P54" text:outline-level="3">algo_copy_n</text:h>
      <text:p text:style-name="P23">PROTOTYPE：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38">output_iterator_t algo_copy_n(</text:p>
            <text:p text:style-name="P38"><text:s text:c="4"/>input_iterator_t t_first, size_t t_count, output_iterator_t t_result);</text:p>
          </table:table-cell>
        </table:table-row>
      </table:table>
      <text:p text:style-name="P13"><text:soft-page-break/></text:p>
      <text:p text:style-name="P24">DESCRIPTION:</text:p>
      <text:p text:style-name="Standard"><text:span text:style-name="T42"><text:tab/></text:span><text:span text:style-name="T20">algo_copy_n()从数据区间中[t_first, t_first + t_count)将数据逐个拷贝到数据区间[t_result, t_result + t_count)，并返回t_result + t_count。</text:span></text:p>
      <text:p text:style-name="P17"/>
      <text:p text:style-name="P24">DEFINITION:</text:p>
      <text:p text:style-name="P43"><text:span text:style-name="T27"><text:tab/></text:span><text:span text:style-name="T54">&lt;cstl/calgorithm.h&gt;</text:span></text:p>
      <text:h text:style-name="P54" text:outline-level="3">algo_copy_backward</text:h>
      <text:p text:style-name="P23">PROTOTYPE：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38"><text:span text:style-name="T8">bidirectional</text:span>_iterator_t algo_copy_backward(</text:p>
            <text:p text:style-name="P38"><text:s text:c="4"/>bidirectional_iterator_t t_first, bidirectional_iterator_t t_last,</text:p>
            <text:p text:style-name="P38"><text:s text:c="4"/>bidirectional_iterator_t t_result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copy_backward()从数据区间中[t_first, t_last)将数据逐个拷贝到数据区间[t_result – (t_last - t_first), </text:span><text:span text:style-name="T20">t_result)，并返回t_result – (t_last - t_first)。</text:span></text:p>
      <text:p text:style-name="P17"/>
      <text:p text:style-name="P24">DEFINITION:</text:p>
      <text:p text:style-name="P43"><text:span text:style-name="T27"><text:tab/></text:span><text:span text:style-name="T54">&lt;cstl/calgorithm.h&gt;</text:span></text:p>
      <text:h text:style-name="P54" text:outline-level="3">algo_swap <text:s text:c="3"/>algo_iter_swap</text:h>
      <text:p text:style-name="P23">PROTOTYPE：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38">void algo_swap(forward_iterator_t t_first, forward_iterator_t t_last);</text:p>
          </table:table-cell>
        </table:table-row>
        <table:table-row>
          <table:table-cell table:style-name="Table31.A2" office:value-type="string">
            <text:p text:style-name="P38">void algo_iter_swap(forward_iterator_t t_first, forward_iterator_t t_last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swap()和algo_iter_swap()交换两个迭代器指向的数据的值。</text:span></text:p>
      <text:p text:style-name="P17"/>
      <text:p text:style-name="P24">DEFINITION:</text:p>
      <text:p text:style-name="P43"><text:span text:style-name="T27"><text:tab/></text:span><text:span text:style-name="T54">&lt;cstl/calgorithm.h&gt;</text:span></text:p>
      <text:h text:style-name="P54" text:outline-level="3">algo_swap_ranges</text:h>
      <text:p text:style-name="P23">PROTOTYPE：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38">forward_iterator_t algo_swap_ranges(</text:p>
            <text:p text:style-name="P38"><text:s text:c="4"/>forward_iterator_t t_first1, forward_iterator_t t_last1, forward_iterator_t t_first2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swap_ranges()逐一的交换两个数据区间[t_first1, t_last1)和[t_first2, t_first2 + (t_last1 – t_first1))中的数据，</text:span></text:p>
      <text:p text:style-name="P30">并返回t_first2 + (t_last1 - t_first1)。</text:p>
      <text:p text:style-name="P17"/>
      <text:p text:style-name="P24">DEFINITION:</text:p>
      <text:p text:style-name="P43"><text:span text:style-name="T27"><text:tab/></text:span><text:span text:style-name="T54">&lt;cstl/calgorithm.h&gt;</text:span></text:p>
      <text:h text:style-name="P54" text:outline-level="3"><text:soft-page-break/>algo_transform <text:s text:c="3"/>algo_transform_binary</text:h>
      <text:p text:style-name="P23">PROTOTYPE：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38">output_iterator_t algo_transform(</text:p>
            <text:p text:style-name="P38"><text:s text:c="4"/>input_iterator_t t_first, input_iterator_t t_last,</text:p>
            <text:p text:style-name="P38"><text:s text:c="4"/>output_iterator_t t_result, unary_function_t t_unary_op);</text:p>
          </table:table-cell>
        </table:table-row>
        <table:table-row>
          <table:table-cell table:style-name="Table33.A2" office:value-type="string">
            <text:p text:style-name="P38">output_iterator_t algo_transform_binary(</text:p>
            <text:p text:style-name="P38"><text:s text:c="4"/>input_iterator_t t_first1, input_iterator_t t_last1, input_iterator_t t_first2</text:p>
            <text:p text:style-name="P38"><text:s text:c="4"/>output_iterator_t t_result, binary_function_t t_bi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transform()将数据区间[t_first, t_last)中的数据逐一的通过一元函数t_unary_op转换将转换的结果保存在数据区间[t_result, t_result + (t_last – t_first))中，并返回t_result + (t_last – t_first)。</text:span></text:p>
      <text:p text:style-name="P30"><text:tab/>algo_transform_binary()将数据区间[t_first1, t_last1)和[t_first2, t_first2 + (t_last1 - t_first1))中的数据逐一的通过二元函数t_binary_op转换将转换的结果保存在数据区间[t_result, t_result + (t_last1 – t_first1))中，并返回t_result + (t_last1 – t_first1)。</text:p>
      <text:p text:style-name="P17"/>
      <text:p text:style-name="P24">DEFINITION:</text:p>
      <text:p text:style-name="P43"><text:span text:style-name="T27"><text:tab/></text:span><text:span text:style-name="T54">&lt;cstl/calgorithm.h&gt;</text:span></text:p>
      <text:h text:style-name="P54" text:outline-level="3">algo_replace <text:s text:c="3"/>algo_replace_if <text:s text:c="3"/>algo_replace_copy <text:s text:c="3"/>algo_replace_copy_if</text:h>
      <text:p text:style-name="P23">PROTOTYPE：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38">void algo_replace(forward_iterator_t t_first, forward_iterator_t t_last, old_element, new_element);</text:p>
          </table:table-cell>
        </table:table-row>
        <table:table-row>
          <table:table-cell table:style-name="Table34.A2" office:value-type="string">
            <text:p text:style-name="P38">void algo_replace_if(</text:p>
            <text:p text:style-name="P38"><text:s text:c="4"/>forward_iterator_t t_first, forward_iterator_t t_last,</text:p>
            <text:p text:style-name="P38"><text:s text:c="4"/>unary_function_t t_unary_op, new_element);</text:p>
          </table:table-cell>
        </table:table-row>
        <table:table-row>
          <table:table-cell table:style-name="Table34.A2" office:value-type="string">
            <text:p text:style-name="P38">void algo_replace_copy(</text:p>
            <text:p text:style-name="P38"><text:s text:c="4"/>input_iterator_t t_first, input_iterator_t t_last, output_iterator_t t_result,</text:p>
            <text:p text:style-name="P38"><text:s text:c="4"/>old_element, new_element);</text:p>
          </table:table-cell>
        </table:table-row>
        <table:table-row>
          <table:table-cell table:style-name="Table34.A2" office:value-type="string">
            <text:p text:style-name="P38">output_iterator_t algo_replace_copy_if(</text:p>
            <text:p text:style-name="P38"><text:s text:c="4"/>input_iterator_t t_first, input_iterator_t t_last, output_iterator_t t_result,</text:p>
            <text:p text:style-name="P38"><text:s text:c="4"/>unary_function_t t_unary_op, new_element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replace()将数据区间[t_first, t_last)中所有值等于old_element的数据都替换成new_element。</text:span></text:p>
      <text:p text:style-name="P30"><text:tab/>algo_replace_if()将数据区间[t_first, t_last)中所有值满足一元谓词t_unary_op的数据都替换成new_element。</text:p>
      <text:p text:style-name="P30"><text:tab/>algo_replace_copy()将数据区间[t_first, t_last)中所有值等于old_element的数据都替换成new_element，并将结果拷贝到数据区间[t_result, t_result + (t_last - t_first))。</text:p>
      <text:p text:style-name="P30"><text:tab/>algo_replace_copy_if()将数据区间[t_first, t_last)中所有值满足一元谓词t_unary_op的数据都替换成new_element，并将结果拷贝到数据区间[t_result, t_result + (t_last - t_first))，同时返回t_result + (t_last - t_first)。</text:p>
      <text:p text:style-name="P17"/>
      <text:p text:style-name="P24">DEFINITION:</text:p>
      <text:p text:style-name="P43"><text:span text:style-name="T27"><text:tab/></text:span><text:span text:style-name="T54">&lt;cstl/calgorithm.h&gt;</text:span></text:p>
      <text:h text:style-name="P54" text:outline-level="3">algo_fill <text:s text:c="3"/>algo_fill_n</text:h>
      <text:p text:style-name="P23">PROTOTYPE：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P38">void algo_fill(forward_iterator_t t_first, forward_iterator_t t_last, element);</text:p>
          </table:table-cell>
        </table:table-row>
        <table:table-row>
          <table:table-cell table:style-name="Table35.A2" office:value-type="string">
            <text:p text:style-name="P38">output_iterator_t algo_fill_n(output_iterator_t t_first, size_t t_count, element);</text:p>
          </table:table-cell>
        </table:table-row>
      </table:table>
      <text:p text:style-name="P13"/>
      <text:p text:style-name="P24"><text:soft-page-break/>DESCRIPTION:</text:p>
      <text:p text:style-name="Standard"><text:span text:style-name="T42"><text:tab/></text:span><text:span text:style-name="T20">algo_fill()使用数据element填充数据区间[t_first, t_last)。</text:span></text:p>
      <text:p text:style-name="P30"><text:tab/>algo_fill_n()使用数据element填充数据区间[t_first, t_first + t_count)，并返回t_first + t_count。</text:p>
      <text:p text:style-name="P17"/>
      <text:p text:style-name="P24">DEFINITION:</text:p>
      <text:p text:style-name="P43"><text:span text:style-name="T27"><text:tab/></text:span><text:span text:style-name="T54">&lt;cstl/calgorithm.h&gt;</text:span></text:p>
      <text:h text:style-name="P54" text:outline-level="3">algo_generate <text:s text:c="3"/>algo_generate_n</text:h>
      <text:p text:style-name="P23">PROTOTYPE：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38">void algo_generate(</text:p>
            <text:p text:style-name="P38"><text:s text:c="4"/>forward_iterator_t t_first, forward_iterator_t t_last, unary_function_t t_unary_op);</text:p>
          </table:table-cell>
        </table:table-row>
        <table:table-row>
          <table:table-cell table:style-name="Table36.A2" office:value-type="string">
            <text:p text:style-name="P38">output_iterator_t algo_generate_n(</text:p>
            <text:p text:style-name="P38"><text:s text:c="4"/>output_iterator_t t_first, size_t t_count, unary_function_t t_u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generate()使用一元函数t_unary_op产生的数据填充数据区间[t_first, t_last)。</text:span></text:p>
      <text:p text:style-name="P30"><text:tab/>algo_generate_n()使用一元函数t_unary_op产生的数据填充数据区间[t_first, t_first + t_count)，并返回t_first + t_count。</text:p>
      <text:p text:style-name="P17"/>
      <text:p text:style-name="P24">DEFINITION:</text:p>
      <text:p text:style-name="P43"><text:span text:style-name="T27"><text:tab/></text:span><text:span text:style-name="T54">&lt;cstl/calgorithm.h&gt;</text:span></text:p>
      <text:h text:style-name="P54" text:outline-level="3">algo_remove <text:s text:c="3"/>algo_remove_if <text:s text:c="3"/>algo_remove_copy <text:s text:c="3"/>algo_remove_copy_if</text:h>
      <text:p text:style-name="P23">PROTOTYPE：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38">forward_iterator_t algo_remove(forward_iterator_t t_first, forward_iterator_t t_last, element);</text:p>
          </table:table-cell>
        </table:table-row>
        <table:table-row>
          <table:table-cell table:style-name="Table37.A2" office:value-type="string">
            <text:p text:style-name="P38">forward_iterator_t algo_remove_if(</text:p>
            <text:p text:style-name="P38"><text:s text:c="4"/>forward_iterator_t t_first, forward_iterator_t t_last, unary_function_t t_unary_op);</text:p>
          </table:table-cell>
        </table:table-row>
        <table:table-row>
          <table:table-cell table:style-name="Table37.A2" office:value-type="string">
            <text:p text:style-name="P38">output_iterator_t algo_remove_copy(</text:p>
            <text:p text:style-name="P38"><text:s text:c="4"/>input_iterator_t t_first, input_iterator_t t_last, output_iterator_t t_result, element);</text:p>
          </table:table-cell>
        </table:table-row>
        <table:table-row>
          <table:table-cell table:style-name="Table37.A2" office:value-type="string">
            <text:p text:style-name="P38">output_iterator_t algo_remove_copy_if(</text:p>
            <text:p text:style-name="P38"><text:s text:c="4"/>input_iterator_t t_first, input_iterator_t t_last, output_iterator_t t_result,</text:p>
            <text:p text:style-name="P38"><text:s text:c="4"/>unary_function_t t_u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remove()移除数据区间[t_first, t_last)中所有等于element的数据，返回新结尾的位置迭代器t_new_last，数据区间[t_first, t_new_last)中的数据都不等于element，数据区间[t_new_last, t_last)是移除element后留下的垃圾数据。</text:span></text:p>
      <text:p text:style-name="P30"><text:tab/>algo_remove_if()移除数据区间[t_first, t_last)中所有满足一元谓词t_unary_op的数据，返回新结尾的位置迭代器t_new_last，数据区间[t_first, t_new_last)中的数据都不满足一元谓词t_unary_op，数据区间[t_new_last, t_last)是移除数据后留下的垃圾数据。</text:p>
      <text:p text:style-name="P30"><text:tab/>algo_remove_copy()将数据区间[t_first, t_last)中不等于element的数据拷贝到以t_result开始的数据区间，并返结果数据区间的结尾。</text:p>
      <text:p text:style-name="P30"><text:tab/>algo_remove_copy_if()将数据区间[t_first, t_last)中不满足一元谓词t_unary_op的数据拷贝到以t_result开始的数据区间，并返结果数据区间的结尾。</text:p>
      <text:p text:style-name="P17"/>
      <text:p text:style-name="P24">DEFINITION:</text:p>
      <text:p text:style-name="P43"><text:span text:style-name="T27"><text:tab/></text:span><text:span text:style-name="T54">&lt;cstl/calgorithm.h&gt;</text:span></text:p>
      <text:h text:style-name="P54" text:outline-level="3"><text:soft-page-break/>algo_unique <text:s text:c="3"/>algo_unique_if <text:s text:c="3"/>algo_unique_copy <text:s text:c="3"/>algo_unique_copy_if</text:h>
      <text:p text:style-name="P23">PROTOTYPE：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38">forward_iterator_t algo_unique(forward_iterator_t t_first, forward_iterator_t t_last);</text:p>
          </table:table-cell>
        </table:table-row>
        <table:table-row>
          <table:table-cell table:style-name="Table38.A2" office:value-type="string">
            <text:p text:style-name="P38">forward_iterator_t algo_unique_if(</text:p>
            <text:p text:style-name="P38"><text:s text:c="4"/>forward_iterator_t t_first, forward_iterator_t t_last, binary_function_t t_binary_op);</text:p>
          </table:table-cell>
        </table:table-row>
        <table:table-row>
          <table:table-cell table:style-name="Table38.A2" office:value-type="string">
            <text:p text:style-name="P38">output_iterator_t algo_unique_copy(</text:p>
            <text:p text:style-name="P38"><text:s text:c="4"/>input_iterator_t t_first, input_iterator_t t_last, output_iterator_t t_result);</text:p>
          </table:table-cell>
        </table:table-row>
        <table:table-row>
          <table:table-cell table:style-name="Table38.A2" office:value-type="string">
            <text:p text:style-name="P38">output_iterator_t algo_unique_copy_if(</text:p>
            <text:p text:style-name="P38"><text:s text:c="4"/>input_iterator_t t_first, input_iterator_t t_last, output_iterator_t t_result,</text:p>
            <text:p text:style-name="P38"><text:s text:c="4"/>binary_function_t t_bi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unique()找到数据区间[t_first, t_last)中连续重复的数据，并移除除了第一个以外的所有数据，返回新结尾的位置迭代器t_new_last，数据区间[t_first, t_new_last)中的数据连续的位置不包含重复的数据，数据区间[t_new_last, t_last)是移除重复数据后留下的垃圾数据。</text:span></text:p>
      <text:p text:style-name="P30"><text:tab/>algo_unique_if()找到数据区间[t_first, t_last)中连复的满足二元谓词t_binary_op的数据，并移除除了第一个以外的所有数据 ，返回新结尾的位置迭代器t_new_last，数据区间[t_first, t_new_last)中的数据连续的位置不包含满足二元谓词t_binary_op的数据，数据区间[t_new_last, t_last)是移除数据后留下的垃圾数据。</text:p>
      <text:p text:style-name="P30"><text:tab/>algo_unique_copy()将数据区间[t_first, t_last)中不是连续重复的数据拷贝到以t_result开始的数据区间，当遇到连续重复的数据时只拷贝第一个数据，并返结果数据区间的结尾。</text:p>
      <text:p text:style-name="P30"><text:tab/>algo_unique_copy_if()将数据区间[t_first, t_last)中不是连续满足二元谓词t_binary_op的数据拷贝到以t_result开始的数据区间，当遇到连续满足二元谓词t_binary_op的数据时只拷贝第一个数据，并返结果数据区间的结尾。</text:p>
      <text:p text:style-name="P17"/>
      <text:p text:style-name="P24">DEFINITION:</text:p>
      <text:p text:style-name="P43"><text:span text:style-name="T27"><text:tab/></text:span><text:span text:style-name="T54">&lt;cstl/calgorithm.h&gt;</text:span></text:p>
      <text:h text:style-name="P54" text:outline-level="3">algo_reverse <text:s text:c="3"/>algo_reverse_copy</text:h>
      <text:p text:style-name="P23">PROTOTYPE：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P38">void algo_reverse(bidirectional_iterator_t t_first, bidirectional_iterator_t t_last);</text:p>
          </table:table-cell>
        </table:table-row>
        <table:table-row>
          <table:table-cell table:style-name="Table39.A2" office:value-type="string">
            <text:p text:style-name="P38">output_iterator_t algo_reverse_copy(</text:p>
            <text:p text:style-name="P38"><text:s text:c="4"/>bidirectional_iterator_t t_first, bidirectional_iterator_t t_last, output_iterator_t t_result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reverse()将数据区间[t_first, t_last)中的数据逆序。</text:span></text:p>
      <text:p text:style-name="P30"><text:tab/>algo_reverse_copy()将数据区间[t_first, t_last)中的数据逆序，将逆序结果拷贝到以t_result开头的数据区间，并返回数据区间的结尾。</text:p>
      <text:p text:style-name="P17"/>
      <text:p text:style-name="P24">DEFINITION:</text:p>
      <text:p text:style-name="P43"><text:span text:style-name="T27"><text:tab/></text:span><text:span text:style-name="T54">&lt;cstl/calgorithm.h&gt;</text:span></text:p>
      <text:h text:style-name="P54" text:outline-level="3">algo_rotate <text:s text:c="3"/>algo_rotate_copy</text:h>
      <text:p text:style-name="P23">PROTOTYPE：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38">forward_iterator_t algo_rotate(</text:p>
            <text:p text:style-name="P38"><text:s text:c="4"/>forward_iterator_t t_first, forward_iterator_t t_middle, forward_iterator_t t_last);</text:p>
          </table:table-cell>
        </table:table-row>
        <table:table-row>
          <table:table-cell table:style-name="Table40.A2" office:value-type="string">
            <text:p text:style-name="P38">output_iterator_t algo_rotate_copy(</text:p>
            <text:p text:style-name="P38"><text:s text:c="4"/>forward_iterator_t t_first, forward_iterator_t t_middle, forward_iterator_t t_last,</text:p>
            <text:p text:style-name="P38"><text:s text:c="4"/>output_iterator_t t_result);</text:p>
          </table:table-cell>
        </table:table-row>
      </table:table>
      <text:p text:style-name="P13"><text:soft-page-break/></text:p>
      <text:p text:style-name="P24">DESCRIPTION:</text:p>
      <text:p text:style-name="Standard"><text:span text:style-name="T42"><text:tab/></text:span><text:span text:style-name="T20">algo_rotate()将数据区间[t_first, t_last)的两部分[t_first, t_middle)和[t_middle, t_last)的数据交换，返回新的中间位置。</text:span></text:p>
      <text:p text:style-name="P30"><text:tab/>algo_rotate_copy()将数据区间[t_first, t_last)的两部分[t_first, t_middle)和[t_middle, t_last)的数据交换，将交换后的结果拷贝到以t_result开头的数据区间，并返回数据区间的结尾。</text:p>
      <text:p text:style-name="P17"/>
      <text:p text:style-name="P24">DEFINITION:</text:p>
      <text:p text:style-name="P43"><text:span text:style-name="T27"><text:tab/></text:span><text:span text:style-name="T54">&lt;cstl/calgorithm.h&gt;</text:span></text:p>
      <text:h text:style-name="P54" text:outline-level="3">algo_random_shuffle <text:s text:c="3"/>algo_random_shuffle_if</text:h>
      <text:p text:style-name="P23">PROTOTYPE：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P38">void algo_random_shuffle(random_access_iterator_t t_first, random_access_iterator_t t_last);</text:p>
          </table:table-cell>
        </table:table-row>
        <table:table-row>
          <table:table-cell table:style-name="Table41.A2" office:value-type="string">
            <text:p text:style-name="P38">void algo_random_shuffle_if(</text:p>
            <text:p text:style-name="P38"><text:s text:c="4"/>random_access_iterator_t t_first, random_access_iterator_t t_last,</text:p>
            <text:p text:style-name="P38"><text:s text:c="4"/>unary_function_t t_u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random_shuffle()将数据区间[t_first, t_last)中的数据随机重排。</text:span></text:p>
      <text:p text:style-name="P30"><text:tab/>algo_random_shuffle_if()使用一元随机函数t_unary_op将数据区间[t_first, t_last)中的数据随机重排。</text:p>
      <text:p text:style-name="P17"/>
      <text:p text:style-name="P24">DEFINITION:</text:p>
      <text:p text:style-name="P43"><text:span text:style-name="T27"><text:tab/></text:span><text:span text:style-name="T54">&lt;cstl/calgorithm.h&gt;</text:span></text:p>
      <text:h text:style-name="P54" text:outline-level="3">algo_random_sample <text:s text:c="3"/>algo_random_sample_if <text:s text:c="3"/>algo_random_sample_n <text:s text:c="4"/>algo_random_sample_n_if</text:h>
      <text:p text:style-name="P23">PROTOTYPE：</text:p>
      <table:table table:name="Table42" table:style-name="Table42">
        <table:table-column table:style-name="Table42.A"/>
        <table:table-row>
          <table:table-cell table:style-name="Table42.A1" office:value-type="string">
            <text:p text:style-name="P38">random_access_iterator_t algo_random_sample(</text:p>
            <text:p text:style-name="P38"><text:s text:c="4"/>input_iterator_t t_first1, input_iterator_t t_last1,</text:p>
            <text:p text:style-name="P38"><text:s text:c="4"/>random_access_iterator_t t_first2, random_access_iterator_t t_last2);</text:p>
          </table:table-cell>
        </table:table-row>
        <table:table-row>
          <table:table-cell table:style-name="Table42.A2" office:value-type="string">
            <text:p text:style-name="P38">random_access_iterator_t algo_random_sample_if(</text:p>
            <text:p text:style-name="P38"><text:s text:c="4"/>input_iterator_t t_first1, input_iterator_t t_last1,</text:p>
            <text:p text:style-name="P38"><text:s text:c="4"/>random_access_iterator_t t_first2, random_access_iterator_t t_last2，</text:p>
            <text:p text:style-name="P38"><text:s text:c="4"/>unary_function_t t_unary_op);</text:p>
          </table:table-cell>
        </table:table-row>
        <table:table-row>
          <table:table-cell table:style-name="Table42.A2" office:value-type="string">
            <text:p text:style-name="P38">output_iterator_t algo_random_sample_n(</text:p>
            <text:p text:style-name="P38"><text:s text:c="4"/>input_iterator_t t_first1, input_iterator_t t_last1,</text:p>
            <text:p text:style-name="P38"><text:s text:c="4"/>output_iterator_t t_first2, size_t t_count);</text:p>
          </table:table-cell>
        </table:table-row>
        <table:table-row>
          <table:table-cell table:style-name="Table42.A2" office:value-type="string">
            <text:p text:style-name="P38">output_iterator_t algo_random_sample_n_if(</text:p>
            <text:p text:style-name="P38"><text:s text:c="4"/>input_iterator_t t_first1, input_iterator_t t_last1,</text:p>
            <text:p text:style-name="P38"><text:s text:c="4"/>output_iterator_t t_first2, size_t t_count，</text:p>
            <text:p text:style-name="P38"><text:s text:c="4"/>unary_function_t t_u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random_sample()对数据区间[t_first1, t_last1)进行随机抽样，将结果拷贝到[t_first2, t_last2)中，[t_first1, t_last1)中的任意一个数据在[t_first2, t_last2)中只出现一次，返回t_first2 + n其中n是(t_last1 – t_first1)和(t_last2 - t_first2)的最小值。</text:span></text:p>
      <text:p text:style-name="P30"><text:tab/>algo_random_sample_if()使用一元随机函数t_unary_op对数据区间[t_first1, t_last1)进行随机抽样，将结果拷贝到[t_first2, t_last2)中，[t_first1, t_last1)中的任意一个数据在[t_first2, t_last2)中只出现一次，返回t_first2 + n其中n是(t_last1 – t_first1)和(t_last2 – t_first2)的最小值。</text:p>
      <text:p text:style-name="Standard"><text:soft-page-break/><text:span text:style-name="T42"><text:tab/></text:span><text:span text:style-name="T20">algo_random_sample_n()对数据区间[t_first1, t_last1)进行随机抽样，将结果拷贝到[t_first2, t_first2 + t_count)中，[t_first1, t_last1)中的任意一个数据在[t_first2, t_first2 + t_count)中只出现一次，返回t_first2 + n其中n是(t_last1 – t_first1)和t_count的最小值。</text:span></text:p>
      <text:p text:style-name="P30"><text:tab/>algo_random_sample_n_if()使用一元随机函数t_unary_op对数据区间[t_first1, t_last1)进行随机抽样，将结果拷贝到[t_first2, t_first2 + t_count)中，[t_first1, t_last1)中的任意一个数据在[t_first2, t_first2 + t_count)中只出现一次，返回t_first2 + n其中n是(t_last1 – t_first1)和t_count 的最小值。</text:p>
      <text:p text:style-name="P17"/>
      <text:p text:style-name="P24">DEFINITION:</text:p>
      <text:p text:style-name="P43"><text:span text:style-name="T27"><text:tab/></text:span><text:span text:style-name="T54">&lt;cstl/calgorithm.h&gt;</text:span></text:p>
      <text:h text:style-name="P54" text:outline-level="3">algo_partition <text:s text:c="3"/>algo_stable_partition</text:h>
      <text:p text:style-name="P23">PROTOTYPE：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P38">forward_iterator_t algo_partition(</text:p>
            <text:p text:style-name="P38"><text:s text:c="4"/>forward_iterator_t t_first, forward_iterator_t t_last, unary_function_t t_unary_op);</text:p>
          </table:table-cell>
        </table:table-row>
        <table:table-row>
          <table:table-cell table:style-name="Table43.A2" office:value-type="string">
            <text:p text:style-name="P38">forward_iterator_t algo_stable_partition(</text:p>
            <text:p text:style-name="P38"><text:s text:c="4"/>forward_iterator_t t_first, forward_iterator_t t_last, unary_function_t t_u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partition()将数据区间[t_first, t_last)划分成两个部分[t_first, t_middle)和[t_middle, t_last)，所有满足一元谓词的数据都在[t_first, t_middle)中，其余的数据在[t_middle, t_last)中，并返回t_middle。</text:span></text:p>
      <text:p text:style-name="P30"><text:tab/>algo_stable_partition()是数据顺序稳定版本的algo_partition()。</text:p>
      <text:p text:style-name="P17"/>
      <text:p text:style-name="P24">DEFINITION:</text:p>
      <text:p text:style-name="P43"><text:span text:style-name="T27"><text:tab/></text:span><text:span text:style-name="T54">&lt;cstl/calgorithm.h&gt;</text:span></text:p>
      <text:p text:style-name="P44"/>
      <text:h text:style-name="P50" text:outline-level="2">排序算法</text:h>
      <text:h text:style-name="P54" text:outline-level="3">algo_sort <text:s text:c="3"/>algo_sort_if <text:s text:c="3"/>algo_stable_sort <text:s text:c="3"/>algo_stable_sort_if <text:s text:c="3"/>algo_is_sorted <text:s text:c="3"/>algo_is_sorted_if</text:h>
      <text:p text:style-name="P23">PROTOTYPE：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38">void algo_sort(random_access_iterator_t t_first, random_access_iterator_t t_last);</text:p>
          </table:table-cell>
        </table:table-row>
        <table:table-row>
          <table:table-cell table:style-name="Table44.A2" office:value-type="string">
            <text:p text:style-name="P38">void algo_sort_if(</text:p>
            <text:p text:style-name="P38"><text:s text:c="4"/>random_access_iterator_t t_first, random_access_iterator_t t_last,</text:p>
            <text:p text:style-name="P38"><text:s text:c="4"/>binary_function_t t_binary_op);</text:p>
          </table:table-cell>
        </table:table-row>
        <table:table-row>
          <table:table-cell table:style-name="Table44.A2" office:value-type="string">
            <text:p text:style-name="P38">void algo_stable_sort(random_access_iterator_t t_first, random_access_iterator_t t_last);</text:p>
          </table:table-cell>
        </table:table-row>
        <table:table-row>
          <table:table-cell table:style-name="Table44.A2" office:value-type="string">
            <text:p text:style-name="P38">void algo_stable_sort_if(</text:p>
            <text:p text:style-name="P38"><text:s text:c="4"/>random_access_iterator_t t_first, random_access_iterator_t t_last,</text:p>
            <text:p text:style-name="P38"><text:s text:c="4"/>binary_function_t t_binary_op);</text:p>
          </table:table-cell>
        </table:table-row>
        <table:table-row>
          <table:table-cell table:style-name="Table44.A2" office:value-type="string">
            <text:p text:style-name="P38">bool_t algo_is_sorted(forward_iterator_t t_first, forward_iterator_t t_last);</text:p>
          </table:table-cell>
        </table:table-row>
        <table:table-row>
          <table:table-cell table:style-name="Table44.A2" office:value-type="string">
            <text:p text:style-name="P38">bool_t algo_is_sorted_if(</text:p>
            <text:p text:style-name="P38"><text:s text:c="4"/>forward_iterator_t t_first, forward_iterator_t t_last, binary_function_t t_bi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sort()将数据区间[t_first, t_last)中的数据排序，默认使用小于关系排序。</text:span></text:p>
      <text:p text:style-name="P30"><text:soft-page-break/><text:tab/>algo_sort_if()将数据区间[t_first, t_last)中的数据排序，使用用户定义二元的比较关系函数t_binary_op。</text:p>
      <text:p text:style-name="Standard"><text:span text:style-name="T42"><text:tab/></text:span><text:span text:style-name="T20">algo_stable_sort()数据顺序稳定版的algo_sort()。</text:span></text:p>
      <text:p text:style-name="P30"><text:tab/>algo_stable_sort_if()数据顺序稳定版的algo_sort_if()。</text:p>
      <text:p text:style-name="Standard"><text:span text:style-name="T42"><text:tab/></text:span><text:span text:style-name="T20">algo_is_sorted()判断数据区间[t_first, t_last)是否有序。</text:span></text:p>
      <text:p text:style-name="P30"><text:tab/>algo_is_sorted_if()依据用户定义的二元比较关系函数t_binary_op判断数据区间[t_first, t_last)是否有序。</text:p>
      <text:p text:style-name="P17"/>
      <text:p text:style-name="P24">DEFINITION:</text:p>
      <text:p text:style-name="P43"><text:span text:style-name="T27"><text:tab/></text:span><text:span text:style-name="T54">&lt;cstl/calgorithm.h&gt;</text:span></text:p>
      <text:h text:style-name="P54" text:outline-level="3">algo_partial_sort <text:s text:c="3"/>algo_partial_sort_if <text:s text:c="3"/>algo_parital_sort_copy <text:s text:c="3"/>algo_partial_sort_copy_if</text:h>
      <text:p text:style-name="P23">PROTOTYPE：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38">void algo_partial_sort(</text:p>
            <text:p text:style-name="P38"><text:s text:c="4"/>random_access_iterator_t t_first, random_access_iterator_t t_middle,</text:p>
            <text:p text:style-name="P38"><text:s text:c="4"/>random_access_iterator_t t_last);</text:p>
          </table:table-cell>
        </table:table-row>
        <table:table-row>
          <table:table-cell table:style-name="Table45.A2" office:value-type="string">
            <text:p text:style-name="P38">void algo_partial_sort_if(</text:p>
            <text:p text:style-name="P38"><text:s text:c="4"/>random_access_iterator_t t_first, random_access_iterator_t t_middle,</text:p>
            <text:p text:style-name="P38"><text:s text:c="4"/>random_access_iterator_t t_last, binary_function_t t_binary_op);</text:p>
          </table:table-cell>
        </table:table-row>
        <table:table-row>
          <table:table-cell table:style-name="Table45.A2" office:value-type="string">
            <text:p text:style-name="P38">random_access_iterator_t algo_partial_sort_copy(</text:p>
            <text:p text:style-name="P38"><text:s text:c="4"/>input_iterator_t t_first1, input_iterator_t t_last1,</text:p>
            <text:p text:style-name="P38"><text:s text:c="4"/>random_access_iterator_t t_first2, random_access_iterator_t t_last2);</text:p>
          </table:table-cell>
        </table:table-row>
        <table:table-row>
          <table:table-cell table:style-name="Table45.A2" office:value-type="string">
            <text:p text:style-name="P38">random_access_iterator_t algo_partial_sort_copy_if(</text:p>
            <text:p text:style-name="P38"><text:s text:c="4"/>input_iterator_t t_first1, input_iterator_t t_last1,</text:p>
            <text:p text:style-name="P38"><text:s text:c="4"/>random_access_iterator_t t_first2, random_access_iterator_t t_last2</text:p>
            <text:p text:style-name="P38"><text:s text:c="4"/>binary_function_t t_bi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partial_sort()将数据区间[t_first, t_last)中的重新排序，排序后保证[t_first, t_middle)中的数据与使用algo_sort()排序后的结果相同，[t_middle, t_last)不保证有序。</text:span></text:p>
      <text:p text:style-name="P30"><text:tab/>algo_partial_sort_if()依据用户定义的二元比较关系函数t_binary_op将数据区间[t_first, t_last)中的重新排序，排序后保证[t_first, t_middle)中的数据与使用algo_sort_if()排序后的结果相同，[t_middle, t_last)不保证有序。</text:p>
      <text:p text:style-name="Standard"><text:span text:style-name="T42"><text:tab/></text:span><text:span text:style-name="T20">algo_partial_sort_copy()将数据区间[t_first1, t_last1)中排序后的n个数据拷贝到数据区间[t_first2, t_first2 + n)中，其中n是(t_last1 – t_first1)和(t_last2 – t_first2)的最小值，并返回t_first2 + n。</text:span></text:p>
      <text:p text:style-name="P30"><text:tab/>algo_partial_sort_copy_if()将数据区间[t_first1, t_last1)中依据用户定义的二元比较关系函数t_binary_op排序后的n个数据拷贝到数据区间[t_first2, t_first2 + n)中，其中n是(t_last1 – t_first1)和(t_last2 – t_first2)的最小值，并返回t_first2 + n。</text:p>
      <text:p text:style-name="P17"/>
      <text:p text:style-name="P24">DEFINITION:</text:p>
      <text:p text:style-name="P43"><text:span text:style-name="T27"><text:tab/></text:span><text:span text:style-name="T54">&lt;cstl/calgorithm.h&gt;</text:span></text:p>
      <text:h text:style-name="P54" text:outline-level="3">algo_nth_element <text:s text:c="3"/>algo_nth_element_if</text:h>
      <text:p text:style-name="P23">PROTOTYPE：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38">void algo_nth_element(</text:p>
            <text:p text:style-name="P38"><text:s text:c="4"/>random_access_iterator_t t_first, random_access_iterator_t t_nth,</text:p>
            <text:p text:style-name="P38"><text:s text:c="4"/>random_access_iterator_t t_last);</text:p>
          </table:table-cell>
        </table:table-row>
        <table:table-row>
          <table:table-cell table:style-name="Table46.A2" office:value-type="string">
            <text:p text:style-name="P38">void algo_nth_element_if(</text:p>
            <text:p text:style-name="P38"><text:s text:c="4"/>random_access_iterator_t t_first, random_access_iterator_t t_nth,</text:p>
            <text:p text:style-name="P38"><text:s text:c="4"/>random_access_iterator_t t_last, binary_function_t t_binary_op);</text:p>
          </table:table-cell>
        </table:table-row>
      </table:table>
      <text:p text:style-name="P13"/>
      <text:p text:style-name="P24">DESCRIPTION:</text:p>
      <text:p text:style-name="Standard"><text:soft-page-break/><text:span text:style-name="T42"><text:tab/></text:span><text:span text:style-name="T20">algo_nth_element()将数据区间[t_first, t_last)中的重新排序，排序后保证t_nth所指的数据与使用algo_sort()排序后的结果相同，同时[t_first, t_nth)都小于t_nth，[t_nth + 1, t_last)都不小于t_nth但是不保证这两个区间有序。</text:span></text:p>
      <text:p text:style-name="P30"><text:tab/>algo_nth_element_if()依据用户定义的二元比较关系函数t_binary_op将数据区间[t_first, t_last)中的重新排序，排序后保证t_nth所指的数据与使用algo_sort_if()排序后的结果相同，同时依据用户定义的二元比较关系函数t_binary_op[t_first, t_nth)都小于t_nth，[t_nth + 1, t_last)都不小于t_nth但是不保证这两个区间有序。</text:p>
      <text:p text:style-name="P17"/>
      <text:p text:style-name="P24">DEFINITION:</text:p>
      <text:p text:style-name="P43"><text:span text:style-name="T27"><text:tab/></text:span><text:span text:style-name="T54">&lt;cstl/calgorithm.h&gt;</text:span></text:p>
      <text:h text:style-name="P54" text:outline-level="3">algo_lower_bound <text:s text:c="3"/>algo_lower_bound_if</text:h>
      <text:p text:style-name="P23">PROTOTYPE：</text:p>
      <table:table table:name="Table47" table:style-name="Table47">
        <table:table-column table:style-name="Table47.A"/>
        <table:table-row>
          <table:table-cell table:style-name="Table47.A1" office:value-type="string">
            <text:p text:style-name="P38">forward_iterator_t algo_lower_bound(</text:p>
            <text:p text:style-name="P38"><text:s text:c="4"/>forward_iterator_t t_first, forward_iterator_t t_last, element);</text:p>
          </table:table-cell>
        </table:table-row>
        <table:table-row>
          <table:table-cell table:style-name="Table47.A2" office:value-type="string">
            <text:p text:style-name="P38">forward_iterator_t algo_lower_bound_if(</text:p>
            <text:p text:style-name="P38"><text:s text:c="4"/>forward_iterator_t t_first, forward_iterator_t t_last, element, binary_function_t t_bi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lower_bound()获得有序的数据区间[t_first, t_last)中第一个不小于element的数据迭代器，没找到返回t_last。</text:span></text:p>
      <text:p text:style-name="P30"><text:span text:style-name="T38"><text:tab/></text:span>algo_lower_bound_if()获得依据用户定义的二元比较关系函数t_binary_op有序的数据区间[t_first, t_last)中第一个不小于element的数据迭代器，没找到返回t_last。</text:p>
      <text:p text:style-name="P17"/>
      <text:p text:style-name="P24">DEFINITION:</text:p>
      <text:p text:style-name="P43"><text:span text:style-name="T27"><text:tab/></text:span><text:span text:style-name="T54">&lt;cstl/calgorithm.h&gt;</text:span></text:p>
      <text:h text:style-name="P54" text:outline-level="3">algo_upper_bound <text:s text:c="3"/>algo_upper_bound_if</text:h>
      <text:p text:style-name="P23">PROTOTYPE：</text:p>
      <table:table table:name="Table48" table:style-name="Table48">
        <table:table-column table:style-name="Table48.A"/>
        <table:table-row>
          <table:table-cell table:style-name="Table48.A1" office:value-type="string">
            <text:p text:style-name="P38">forward_iterator_t algo_upper_bound(</text:p>
            <text:p text:style-name="P38"><text:s text:c="4"/>forward_iterator_t t_first, forward_iterator_t t_last, element);</text:p>
          </table:table-cell>
        </table:table-row>
        <table:table-row>
          <table:table-cell table:style-name="Table48.A2" office:value-type="string">
            <text:p text:style-name="P38">forward_iterator_t algo_upper_bound_if(</text:p>
            <text:p text:style-name="P38"><text:s text:c="4"/>forward_iterator_t t_first, forward_iterator_t t_last, element, binary_function_t t_bi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upper_bound()获得有序的数据区间[t_first, t_last)中第一个大于element的数据迭代器，没找到返回t_last。</text:span></text:p>
      <text:p text:style-name="P30"><text:span text:style-name="T38"><text:tab/></text:span>algo_upper_bound_if()获得依据用户定义的二元比较关系函数t_binary_op有序的数据区间[t_first, t_last)中第一个大于element的数据迭代器，没找到返回t_last。</text:p>
      <text:p text:style-name="P17"/>
      <text:p text:style-name="P24">DEFINITION:</text:p>
      <text:p text:style-name="P43"><text:span text:style-name="T27"><text:tab/></text:span><text:span text:style-name="T54">&lt;cstl/calgorithm.h&gt;</text:span></text:p>
      <text:h text:style-name="P54" text:outline-level="3">algo_equal_range <text:s text:c="3"/>algo_equal_range_if</text:h>
      <text:p text:style-name="P23">PROTOTYPE：</text:p>
      <table:table table:name="Table49" table:style-name="Table49">
        <table:table-column table:style-name="Table49.A"/>
        <table:table-row>
          <table:table-cell table:style-name="Table49.A1" office:value-type="string">
            <text:p text:style-name="P38">pair_t algo_equal_range(</text:p>
            <text:p text:style-name="P38"><text:s text:c="4"/>forward_iterator_t t_first, forward_iterator_t t_last, element);</text:p>
          </table:table-cell>
        </table:table-row>
        <text:soft-page-break/>
        <table:table-row>
          <table:table-cell table:style-name="Table49.A2" office:value-type="string">
            <text:p text:style-name="P38">pair_t algo_equal_range_if(</text:p>
            <text:p text:style-name="P38"><text:s text:c="4"/>forward_iterator_t t_first, forward_iterator_t t_last, element, binary_function_t t_bi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equal_range()获得有序的数据区间[t_first, t_last)中所有等于element的数据的区间，没有找到返回(t_last, t_last)。</text:span></text:p>
      <text:p text:style-name="P30"><text:span text:style-name="T38"><text:tab/></text:span>algo_equal_range_if()获得依据用户定义的二元比较关系函数t_binary_op有序的数据区间[t_first, t_last)中所有等于element的数据的区间，没有找到返回(t_last, t_last)。</text:p>
      <text:p text:style-name="P17"/>
      <text:p text:style-name="P24">DEFINITION:</text:p>
      <text:p text:style-name="P43"><text:span text:style-name="T27"><text:tab/></text:span><text:span text:style-name="T54">&lt;cstl/calgorithm.h&gt;</text:span></text:p>
      <text:h text:style-name="P54" text:outline-level="3">algo_binary_search <text:s text:c="3"/>algo_binary_search_if</text:h>
      <text:p text:style-name="P23">PROTOTYPE：</text:p>
      <table:table table:name="Table50" table:style-name="Table50">
        <table:table-column table:style-name="Table50.A"/>
        <table:table-row>
          <table:table-cell table:style-name="Table50.A1" office:value-type="string">
            <text:p text:style-name="P38">bool_t algo_binary_search(</text:p>
            <text:p text:style-name="P38"><text:s text:c="4"/>forward_iterator_t t_first, forward_iterator_t t_last, element);</text:p>
          </table:table-cell>
        </table:table-row>
        <table:table-row>
          <table:table-cell table:style-name="Table50.A2" office:value-type="string">
            <text:p text:style-name="P38">bool_t algo_binary_search_if(</text:p>
            <text:p text:style-name="P38"><text:s text:c="4"/>forward_iterator_t t_first, forward_iterator_t t_last, element, binary_function_t t_bi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binary_search()在有序的数据区间[t_first, t_last)中查找值为element的数据。</text:span></text:p>
      <text:p text:style-name="P30"><text:span text:style-name="T38"><text:tab/></text:span>algo_binary_search_if()在依据用户定义的二元比较关系函数t_binary_op有序的数据区间[t_first, t_last)中查找值为element的数据。</text:p>
      <text:p text:style-name="P17"/>
      <text:p text:style-name="P24">DEFINITION:</text:p>
      <text:p text:style-name="P43"><text:span text:style-name="T27"><text:tab/></text:span><text:span text:style-name="T54">&lt;cstl/calgorithm.h&gt;</text:span></text:p>
      <text:h text:style-name="P54" text:outline-level="3">algo_merge <text:s text:c="3"/>algo_merge_if</text:h>
      <text:p text:style-name="P23">PROTOTYPE：</text:p>
      <table:table table:name="Table51" table:style-name="Table51">
        <table:table-column table:style-name="Table51.A"/>
        <table:table-row>
          <table:table-cell table:style-name="Table51.A1" office:value-type="string">
            <text:p text:style-name="P38">output_iterator_t algo_merge(</text:p>
            <text:p text:style-name="P38"><text:s text:c="4"/>input_iterator_t t_first1, input_iterator_t t_last1,</text:p>
            <text:p text:style-name="P38"><text:s text:c="4"/>input_iterator_t t_first2, input_iterator_t t_last2, output_iterator_t t_result);</text:p>
          </table:table-cell>
        </table:table-row>
        <table:table-row>
          <table:table-cell table:style-name="Table51.A2" office:value-type="string">
            <text:p text:style-name="P38">output_iterator_t algo_merge_if(</text:p>
            <text:p text:style-name="P38"><text:s text:c="4"/>input_iterator_t t_first1, input_iterator_t t_last1,</text:p>
            <text:p text:style-name="P38"><text:s text:c="4"/>input_iterator_t t_first2, input_iterator_t t_last2,</text:p>
            <text:p text:style-name="P38"><text:s text:c="4"/>output_iterator_t t_result, binary_function_t t_bi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merge()将两个有序的数据区间[t_first1, t_last1)和[t_first2, t_last2)合并到[t_result, t_result + (t_last1 – t_first1) + (t_last2 - t_first2))中，合并后的数据区间仍然有序，并返回[t_result, t_result + (t_last1 – t_first1) + (t_last2 - t_first2))。</text:span></text:p>
      <text:p text:style-name="P30"><text:span text:style-name="T38"><text:tab/></text:span>algo_merge_if()将两个依据用户定义的二元比较关系函数t_binary_op有序的数据区间[t_first1, t_last1)和[t_first2, t_last2)合并到[t_result, t_result + (t_last1 – t_first1) + (t_last2 - t_first2))中，合并后的数据区间仍然依据用户定义的二元比较关系函数t_binary_op有序，并返回[t_result, t_result + (t_last1 – t_first1) + (t_last2 - t_first2))。</text:p>
      <text:p text:style-name="P17"/>
      <text:p text:style-name="P24">DEFINITION:</text:p>
      <text:p text:style-name="P43"><text:span text:style-name="T27"><text:tab/></text:span><text:span text:style-name="T54">&lt;cstl/calgorithm.h&gt;</text:span></text:p>
      <text:h text:style-name="P54" text:outline-level="3"><text:soft-page-break/>algo_inplace_merge <text:s text:c="3"/>algo_inplace_merge_if</text:h>
      <text:p text:style-name="P23">PROTOTYPE：</text:p>
      <table:table table:name="Table52" table:style-name="Table52">
        <table:table-column table:style-name="Table52.A"/>
        <table:table-row>
          <table:table-cell table:style-name="Table52.A1" office:value-type="string">
            <text:p text:style-name="P38">void algo_inplace_merge(</text:p>
            <text:p text:style-name="P38"><text:s text:c="4"/>bidirectional_iterator_t t_first, bidirectional_iterator_t t_middle,</text:p>
            <text:p text:style-name="P38"><text:s text:c="4"/>bidirectional_iterator_t t_last);</text:p>
          </table:table-cell>
        </table:table-row>
        <table:table-row>
          <table:table-cell table:style-name="Table52.A2" office:value-type="string">
            <text:p text:style-name="P38">void algo_inplace_merge_if(</text:p>
            <text:p text:style-name="P38"><text:s text:c="4"/>bidirectional_iterator_t t_first, bidirectional_iterator_t t_middle,</text:p>
            <text:p text:style-name="P38"><text:s text:c="4"/>bidirectional_iterator_t t_last, binary_function_t t_bi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inplace_merge()将数据区间[t_first, t_last)的两个有序的部分[t_first, t_middle)和[t_middle, t_las)合并，合并后整个数据区间[t_first, t_last)有序。</text:span></text:p>
      <text:p text:style-name="P30"><text:span text:style-name="T38"><text:tab/></text:span>algo_inplace_merge_if()将数据区间[t_first, t_last)的两个依据用户定义的二元比较关系函数t_binary_op有序的部分[t_first, t_middle)和[t_middle, t_las)合并，合并后整个数据区间[t_first, t_last)依据用户定义的二元比较关系函数t_binary_op有序。</text:p>
      <text:p text:style-name="P17"/>
      <text:p text:style-name="P24">DEFINITION:</text:p>
      <text:p text:style-name="P43"><text:span text:style-name="T27"><text:tab/></text:span><text:span text:style-name="T54">&lt;cstl/calgorithm.h&gt;</text:span></text:p>
      <text:h text:style-name="P54" text:outline-level="3">algo_includes <text:s text:c="3"/>algo_includes_if</text:h>
      <text:p text:style-name="P23">PROTOTYPE：</text:p>
      <table:table table:name="Table53" table:style-name="Table53">
        <table:table-column table:style-name="Table53.A"/>
        <table:table-row>
          <table:table-cell table:style-name="Table53.A1" office:value-type="string">
            <text:p text:style-name="P38">bool_t algo_includes(</text:p>
            <text:p text:style-name="P38"><text:s text:c="4"/>input_iterator_t t_first1, input_iterator_t t_last1,</text:p>
            <text:p text:style-name="P38"><text:s text:c="4"/>input_iterator_t t_first2, input_iterator_t t_last2);</text:p>
          </table:table-cell>
        </table:table-row>
        <table:table-row>
          <table:table-cell table:style-name="Table53.A2" office:value-type="string">
            <text:p text:style-name="P38">bool_t algo_includes_if(</text:p>
            <text:p text:style-name="P38"><text:s text:c="4"/>input_iterator_t t_first1, input_iterator_t t_last1,</text:p>
            <text:p text:style-name="P38"><text:s text:c="4"/>input_iterator_t t_first2, input_iterator_t t_last2, binary_function_t t_bi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includes()测试是否第二个有序的数据区间[t_first2, t_last2)中的所有数据都出现在第一个有序的数据区间[t_first1, t_last1)中，两个有序区间都使用默认的小于关系排序。</text:span></text:p>
      <text:p text:style-name="P30"><text:span text:style-name="T38"><text:tab/></text:span>algo_includes_if()测试是否第二个有序的数据区间[t_first2, t_last2)中的所有数据都出现在第一个有序的数据区间[t_first1, t_last1)中，两个有序区间都使用用户定义的二元比较关系函数t_binary_op排序。</text:p>
      <text:p text:style-name="P17"/>
      <text:p text:style-name="P24">DEFINITION:</text:p>
      <text:p text:style-name="P43"><text:span text:style-name="T27"><text:tab/></text:span><text:span text:style-name="T54">&lt;cstl/calgorithm.h&gt;</text:span></text:p>
      <text:h text:style-name="P54" text:outline-level="3">algo_set_union <text:s text:c="3"/>algo_set_union_if</text:h>
      <text:p text:style-name="P23">PROTOTYPE：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38">output_iterator_t algo_set_union(</text:p>
            <text:p text:style-name="P38"><text:s text:c="4"/>input_iterator_t t_first1, input_iterator_t t_last1,</text:p>
            <text:p text:style-name="P38"><text:s text:c="4"/>input_iterator_t t_first2, input_iterator_t t_last2, output_iterator_t t_result);</text:p>
          </table:table-cell>
        </table:table-row>
        <table:table-row>
          <table:table-cell table:style-name="Table54.A2" office:value-type="string">
            <text:p text:style-name="P38">output_iterator_t algo_set_union_if(</text:p>
            <text:p text:style-name="P38"><text:s text:c="4"/>input_iterator_t t_first1, input_iterator_t t_last1,</text:p>
            <text:p text:style-name="P38"><text:s text:c="4"/>input_iterator_t t_first2, input_iterator_t t_last2,</text:p>
            <text:p text:style-name="P38"><text:s text:c="4"/>output_iterator_t t_result, binary_function_t t_bi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set_union()求两个有序区间[t_first1, t_last1)和[t_first2, t_last2)的并集，把结果拷贝到以t_result开头的数</text:span><text:soft-page-break/><text:span text:style-name="T20">据区间，并返回数据区间的末尾，两个有序区间都使用默认的小于关系排序。</text:span></text:p>
      <text:p text:style-name="P30"><text:span text:style-name="T38"><text:tab/></text:span>algo_set_union_if()求两个有序区间[t_first1, t_last1)和[t_first2, t_last2)的并集，把结果拷贝到以t_result开头的数据区间，并返回数据区间的末尾，两个有序区间都使用用户定义的二元比较关系函数t_binary_op排序。</text:p>
      <text:p text:style-name="P17"/>
      <text:p text:style-name="P24">DEFINITION:</text:p>
      <text:p text:style-name="P43"><text:span text:style-name="T27"><text:tab/></text:span><text:span text:style-name="T54">&lt;cstl/calgorithm.h&gt;</text:span></text:p>
      <text:h text:style-name="P54" text:outline-level="3">algo_set_intersection <text:s text:c="3"/>algo_set_intersection_if</text:h>
      <text:p text:style-name="P23">PROTOTYPE：</text:p>
      <table:table table:name="Table55" table:style-name="Table55">
        <table:table-column table:style-name="Table55.A"/>
        <table:table-row>
          <table:table-cell table:style-name="Table55.A1" office:value-type="string">
            <text:p text:style-name="P38">output_iterator_t algo_set_intersection(</text:p>
            <text:p text:style-name="P38"><text:s text:c="4"/>input_iterator_t t_first1, input_iterator_t t_last1,</text:p>
            <text:p text:style-name="P38"><text:s text:c="4"/>input_iterator_t t_first2, input_iterator_t t_last2, output_iterator_t t_result);</text:p>
          </table:table-cell>
        </table:table-row>
        <table:table-row>
          <table:table-cell table:style-name="Table55.A2" office:value-type="string">
            <text:p text:style-name="P38">output_iterator_t algo_set_intersection_if(</text:p>
            <text:p text:style-name="P38"><text:s text:c="4"/>input_iterator_t t_first1, input_iterator_t t_last1,</text:p>
            <text:p text:style-name="P38"><text:s text:c="4"/>input_iterator_t t_first2, input_iterator_t t_last2,</text:p>
            <text:p text:style-name="P38"><text:s text:c="4"/>output_iterator_t t_result, binary_function_t t_bi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set_intersection()求两个有序区间[t_first1, t_last1)和[t_first2, t_last2)的交集，把结果拷贝到以t_result开头的数据区间，并返回数据区间的末尾，两个有序区间都使用默认的小于关系排序。</text:span></text:p>
      <text:p text:style-name="P30"><text:span text:style-name="T38"><text:tab/></text:span>algo_set_intersection_if()求两个有序区间[t_first1, t_last1)和[t_first2, t_last2)的交集，把结果拷贝到以t_result开头的数据区间，并返回数据区间的末尾，两个有序区间都使用用户定义的二元比较关系函数t_binary_op排序。</text:p>
      <text:p text:style-name="P17"/>
      <text:p text:style-name="P24">DEFINITION:</text:p>
      <text:p text:style-name="P43"><text:span text:style-name="T27"><text:tab/></text:span><text:span text:style-name="T54">&lt;cstl/calgorithm.h&gt;</text:span></text:p>
      <text:h text:style-name="P54" text:outline-level="3">algo_set_difference <text:s text:c="3"/>algo_set_difference_if</text:h>
      <text:p text:style-name="P23">PROTOTYPE：</text:p>
      <table:table table:name="Table56" table:style-name="Table56">
        <table:table-column table:style-name="Table56.A"/>
        <table:table-row>
          <table:table-cell table:style-name="Table56.A1" office:value-type="string">
            <text:p text:style-name="P38">output_iterator_t algo_set_difference(</text:p>
            <text:p text:style-name="P38"><text:s text:c="4"/>input_iterator_t t_first1, input_iterator_t t_last1,</text:p>
            <text:p text:style-name="P38"><text:s text:c="4"/>input_iterator_t t_first2, input_iterator_t t_last2, output_iterator_t t_result);</text:p>
          </table:table-cell>
        </table:table-row>
        <table:table-row>
          <table:table-cell table:style-name="Table56.A2" office:value-type="string">
            <text:p text:style-name="P38">output_iterator_t algo_set_difference_if(</text:p>
            <text:p text:style-name="P38"><text:s text:c="4"/>input_iterator_t t_first1, input_iterator_t t_last1,</text:p>
            <text:p text:style-name="P38"><text:s text:c="4"/>input_iterator_t t_first2, input_iterator_t t_last2,</text:p>
            <text:p text:style-name="P38"><text:s text:c="4"/>output_iterator_t t_result, binary_function_t t_bi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set_difference()求两个有序区间[t_first1, t_last1)和[t_first2, t_last2)的差集，把结果拷贝到以t_result开头的数据区间，并返回数据区间的末尾，两个有序区间都使用默认的小于关系排序。</text:span></text:p>
      <text:p text:style-name="P30"><text:span text:style-name="T38"><text:tab/></text:span>algo_set_difference_if()求两个有序区间[t_first1, t_last1)和[t_first2, t_last2)的差集，把结果拷贝到以t_result开头的数据区间，并返回数据区间的末尾，两个有序区间都使用用户定义的二元比较关系函数t_binary_op排序。</text:p>
      <text:p text:style-name="P17"/>
      <text:p text:style-name="P24">DEFINITION:</text:p>
      <text:p text:style-name="P43"><text:span text:style-name="T27"><text:tab/></text:span><text:span text:style-name="T54">&lt;cstl/calgorithm.h&gt;</text:span></text:p>
      <text:h text:style-name="P54" text:outline-level="3">algo_set_symmetric_difference <text:s text:c="3"/>algo_set_symmetric_difference_if</text:h>
      <text:p text:style-name="P23">PROTOTYPE：</text:p>
      <table:table table:name="Table57" table:style-name="Table57">
        <table:table-column table:style-name="Table57.A"/>
        <text:soft-page-break/>
        <table:table-row>
          <table:table-cell table:style-name="Table57.A1" office:value-type="string">
            <text:p text:style-name="P38">output_iterator_t algo_set_symmetric_difference(</text:p>
            <text:p text:style-name="P38"><text:s text:c="4"/>input_iterator_t t_first1, input_iterator_t t_last1,</text:p>
            <text:p text:style-name="P38"><text:s text:c="4"/>input_iterator_t t_first2, input_iterator_t t_last2, output_iterator_t t_result);</text:p>
          </table:table-cell>
        </table:table-row>
        <table:table-row>
          <table:table-cell table:style-name="Table57.A2" office:value-type="string">
            <text:p text:style-name="P38">output_iterator_t algo_set_symmetric_difference_if(</text:p>
            <text:p text:style-name="P38"><text:s text:c="4"/>input_iterator_t t_first1, input_iterator_t t_last1,</text:p>
            <text:p text:style-name="P38"><text:s text:c="4"/>input_iterator_t t_first2, input_iterator_t t_last2,</text:p>
            <text:p text:style-name="P38"><text:s text:c="4"/>output_iterator_t t_result, binary_function_t t_bi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set_symmetric_difference()求两个有序区间[t_first1, t_last1)和[t_first2, t_last2)的对称差集，把结果拷贝到以t_result开头的数据区间，并返回数据区间的末尾，两个有序区间都使用默认的小于关系排序。</text:span></text:p>
      <text:p text:style-name="P30"><text:span text:style-name="T38"><text:tab/></text:span>algo_set_symmetric_difference_if()求两个有序区间[t_first1, t_last1)和[t_first2, t_last2)的对称差集，把结果拷贝到以t_result开头的数据区间，并返回数据区间的末尾，两个有序区间都使用用户定义的二元比较关系函数t_binary_op排序。</text:p>
      <text:p text:style-name="P17"/>
      <text:p text:style-name="P24">DEFINITION:</text:p>
      <text:p text:style-name="P43"><text:span text:style-name="T27"><text:tab/></text:span><text:span text:style-name="T54">&lt;cstl/calgorithm.h&gt;</text:span></text:p>
      <text:h text:style-name="P54" text:outline-level="3">algo_push_heap <text:s text:c="3"/>algo_push_heap_if</text:h>
      <text:p text:style-name="P23">PROTOTYPE：</text:p>
      <table:table table:name="Table58" table:style-name="Table58">
        <table:table-column table:style-name="Table58.A"/>
        <table:table-row>
          <table:table-cell table:style-name="Table58.A1" office:value-type="string">
            <text:p text:style-name="P38">void algo_push_heap(random_access_iterator_t t_first, random_access_iterator_t t_last);</text:p>
          </table:table-cell>
        </table:table-row>
        <table:table-row>
          <table:table-cell table:style-name="Table58.A2" office:value-type="string">
            <text:p text:style-name="P38">void algo_push_heap_if(</text:p>
            <text:p text:style-name="P38"><text:s text:c="4"/>random_access_iterator_t t_first, random_access_iterator_t t_last,</text:p>
            <text:p text:style-name="P38"><text:s text:c="4"/>binary_function_t t_bi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push_heap()将t_last指向的数据插入到堆[t_first, t_last – 1)中，使[t_first, t_last)成为一个有效的堆，数据区间[t_first, t_last – 1)是已经使用默认的小于关系建立起来的堆。</text:span></text:p>
      <text:p text:style-name="P30"><text:tab/>algo_push_heap_if()将t_last指向的数据插入到堆[t_first, t_last – 1)中，使[t_first, t_last)成为一个有效的堆，数据区间[t_first, t_last - 1)是已经使用用户定义的二元比较关系函数t_binary_op建立起来的堆。</text:p>
      <text:p text:style-name="P17"/>
      <text:p text:style-name="P24">DEFINITION:</text:p>
      <text:p text:style-name="P43"><text:span text:style-name="T27"><text:tab/></text:span><text:span text:style-name="T54">&lt;cstl/calgorithm.h&gt;</text:span></text:p>
      <text:h text:style-name="P54" text:outline-level="3">algo_pop_heap <text:s text:c="3"/>algo_pop_heap_if</text:h>
      <text:p text:style-name="P23">PROTOTYPE：</text:p>
      <table:table table:name="Table59" table:style-name="Table59">
        <table:table-column table:style-name="Table59.A"/>
        <table:table-row>
          <table:table-cell table:style-name="Table59.A1" office:value-type="string">
            <text:p text:style-name="P38">void algo_pop_heap(random_access_iterator_t t_first, random_access_iterator_t t_last);</text:p>
          </table:table-cell>
        </table:table-row>
        <table:table-row>
          <table:table-cell table:style-name="Table59.A2" office:value-type="string">
            <text:p text:style-name="P38">void algo_pop_heap_if(</text:p>
            <text:p text:style-name="P38"><text:s text:c="4"/>random_access_iterator_t t_first, random_access_iterator_t t_last,</text:p>
            <text:p text:style-name="P38"><text:s text:c="4"/>binary_function_t t_bi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pop_heap()将堆[t_first, t_last )中优先级最高的数据t_first从堆中删除，并放在最后t_last的位置，同时调整[t_first, t_last - 1)使它这个数据区间成为一个有效的堆。</text:span></text:p>
      <text:p text:style-name="P30"><text:tab/>algo_pop_heap_if()将堆[t_first, t_last )中优先级最高的数据t_first从堆中删除，并放在最后t_last的位置，同时调整[t_first, t_last - 1)使它这个数据区间成为一个有效的堆。algo_pop_heap_if()使用用户定义的二元比较关系函数t_binary_op建立堆。</text:p>
      <text:p text:style-name="P17"><text:soft-page-break/></text:p>
      <text:p text:style-name="P24">DEFINITION:</text:p>
      <text:p text:style-name="P43"><text:span text:style-name="T27"><text:tab/></text:span><text:span text:style-name="T54">&lt;cstl/calgorithm.h&gt;</text:span></text:p>
      <text:h text:style-name="P54" text:outline-level="3">algo_make_heap <text:s text:c="3"/>algo_make_heap_if</text:h>
      <text:p text:style-name="P23">PROTOTYPE：</text:p>
      <table:table table:name="Table60" table:style-name="Table60">
        <table:table-column table:style-name="Table60.A"/>
        <table:table-row>
          <table:table-cell table:style-name="Table60.A1" office:value-type="string">
            <text:p text:style-name="P38">void algo_make_heap(random_access_iterator_t t_first, random_access_iterator_t t_last);</text:p>
          </table:table-cell>
        </table:table-row>
        <table:table-row>
          <table:table-cell table:style-name="Table60.A2" office:value-type="string">
            <text:p text:style-name="P38">void algo_make_heap_if(</text:p>
            <text:p text:style-name="P38"><text:s text:c="4"/>random_access_iterator_t t_first, random_access_iterator_t t_last,</text:p>
            <text:p text:style-name="P38"><text:s text:c="4"/>binary_function_t t_bi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make_heap()使用默认的小于关系把数据区间[t_first, t_last)建立成有效的堆。</text:span></text:p>
      <text:p text:style-name="P30"><text:tab/>algo_make_heap_if()使用用户定义的二元比较关系函数t_binary_op把数据区间[t_first, t_last)建立成有效的堆。</text:p>
      <text:p text:style-name="P17"/>
      <text:p text:style-name="P24">DEFINITION:</text:p>
      <text:p text:style-name="P43"><text:span text:style-name="T27"><text:tab/></text:span><text:span text:style-name="T54">&lt;cstl/calgorithm.h&gt;</text:span></text:p>
      <text:h text:style-name="P54" text:outline-level="3">algo_sort_heap <text:s text:c="3"/>algo_sort_heap_if</text:h>
      <text:p text:style-name="P23">PROTOTYPE：</text:p>
      <table:table table:name="Table61" table:style-name="Table61">
        <table:table-column table:style-name="Table61.A"/>
        <table:table-row>
          <table:table-cell table:style-name="Table61.A1" office:value-type="string">
            <text:p text:style-name="P38">void algo_sort_heap(random_access_iterator_t t_first, random_access_iterator_t t_last);</text:p>
          </table:table-cell>
        </table:table-row>
        <table:table-row>
          <table:table-cell table:style-name="Table61.A2" office:value-type="string">
            <text:p text:style-name="P38">void algo_sort_heap_if(</text:p>
            <text:p text:style-name="P38"><text:s text:c="4"/>random_access_iterator_t t_first, random_access_iterator_t t_last,</text:p>
            <text:p text:style-name="P38"><text:s text:c="4"/>binary_function_t t_bi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sort_heap()对数据区间[t_first, t_last)进行堆排序。</text:span></text:p>
      <text:p text:style-name="P30"><text:tab/>algo_sort_heap_if()对数据区间[t_first, t_last)进行堆排序，排序时使用用户定义的二元比较关系函数t_binary_op。</text:p>
      <text:p text:style-name="P17"/>
      <text:p text:style-name="P24">DEFINITION:</text:p>
      <text:p text:style-name="P43"><text:span text:style-name="T27"><text:tab/></text:span><text:span text:style-name="T54">&lt;cstl/calgorithm.h&gt;</text:span></text:p>
      <text:h text:style-name="P54" text:outline-level="3">algo_is_heap <text:s text:c="3"/>algo_is_heap_if</text:h>
      <text:p text:style-name="P23">PROTOTYPE：</text:p>
      <table:table table:name="Table62" table:style-name="Table62">
        <table:table-column table:style-name="Table62.A"/>
        <table:table-row>
          <table:table-cell table:style-name="Table62.A1" office:value-type="string">
            <text:p text:style-name="P38">bool_t algo_is_heap(random_access_iterator_t t_first, random_access_iterator_t t_last);</text:p>
          </table:table-cell>
        </table:table-row>
        <table:table-row>
          <table:table-cell table:style-name="Table62.A2" office:value-type="string">
            <text:p text:style-name="P38">bool_t algo_is_heap_if(</text:p>
            <text:p text:style-name="P38"><text:s text:c="4"/>random_access_iterator_t t_first, random_access_iterator_t t_last,</text:p>
            <text:p text:style-name="P38"><text:s text:c="4"/>binary_function_t t_bi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is_heap()判断数据区间[t_first, t_last)是否是一个有效的堆。</text:span></text:p>
      <text:p text:style-name="P30"><text:tab/>algo_is_heap_if()判断数据区间[t_first, t_last)是否是一个有效的堆，判断时使用用户定义的二元比较关系函数t_binary_op。</text:p>
      <text:p text:style-name="P17"/>
      <text:p text:style-name="P24">DEFINITION:</text:p>
      <text:p text:style-name="P43"><text:soft-page-break/><text:span text:style-name="T27"><text:tab/></text:span><text:span text:style-name="T54">&lt;cstl/calgorithm.h&gt;</text:span></text:p>
      <text:h text:style-name="P54" text:outline-level="3">algo_min <text:s text:c="3"/>algo_min_if</text:h>
      <text:p text:style-name="P23">PROTOTYPE：</text:p>
      <table:table table:name="Table63" table:style-name="Table63">
        <table:table-column table:style-name="Table63.A"/>
        <table:table-row>
          <table:table-cell table:style-name="Table63.A1" office:value-type="string">
            <text:p text:style-name="P38">input_iterator_t algo_min(input_iterator_t t_first, input_iterator_t t_second);</text:p>
          </table:table-cell>
        </table:table-row>
        <table:table-row>
          <table:table-cell table:style-name="Table63.A2" office:value-type="string">
            <text:p text:style-name="P38">input_iterator_t algo_min_if(</text:p>
            <text:p text:style-name="P38"><text:s text:c="4"/>input_iterator_t t_first, input_iterator_t t_second, binary_function_t t_bi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min()返回t_first和t_second两个数据中比较小的数据的迭代器。</text:span></text:p>
      <text:p text:style-name="P30"><text:tab/>algo_min_if()返回t_first和t_second两个数据中比较小的数据的迭代器，判断时使用用户定义的二元比较关系函数t_binary_op。</text:p>
      <text:p text:style-name="P17"/>
      <text:p text:style-name="P24">DEFINITION:</text:p>
      <text:p text:style-name="P43"><text:span text:style-name="T27"><text:tab/></text:span><text:span text:style-name="T54">&lt;cstl/calgorithm.h&gt;</text:span></text:p>
      <text:h text:style-name="P54" text:outline-level="3">algo_max <text:s text:c="3"/>algo_max_if</text:h>
      <text:p text:style-name="P23">PROTOTYPE：</text:p>
      <table:table table:name="Table64" table:style-name="Table64">
        <table:table-column table:style-name="Table64.A"/>
        <table:table-row>
          <table:table-cell table:style-name="Table64.A1" office:value-type="string">
            <text:p text:style-name="P38">input_iterator_t algo_max(input_iterator_t t_first, input_iterator_t t_second);</text:p>
          </table:table-cell>
        </table:table-row>
        <table:table-row>
          <table:table-cell table:style-name="Table64.A2" office:value-type="string">
            <text:p text:style-name="P38">input_iterator_t algo_max_if(</text:p>
            <text:p text:style-name="P38"><text:s text:c="4"/>input_iterator_t t_first, input_iterator_t t_second, binary_function_t t_bi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max()返回t_first和t_second两个数据中比较大的数据的迭代器。</text:span></text:p>
      <text:p text:style-name="P30"><text:tab/>algo_max_if()返回t_first和t_second两个数据中比较大的数据的迭代器，判断时使用用户定义的二元比较关系函数t_binary_op。</text:p>
      <text:p text:style-name="P17"/>
      <text:p text:style-name="P24">DEFINITION:</text:p>
      <text:p text:style-name="P43"><text:span text:style-name="T27"><text:tab/></text:span><text:span text:style-name="T54">&lt;cstl/calgorithm.h&gt;</text:span></text:p>
      <text:h text:style-name="P54" text:outline-level="3">algo_min_element <text:s text:c="3"/>algo_min_element_if</text:h>
      <text:p text:style-name="P23">PROTOTYPE：</text:p>
      <table:table table:name="Table65" table:style-name="Table65">
        <table:table-column table:style-name="Table65.A"/>
        <table:table-row>
          <table:table-cell table:style-name="Table65.A1" office:value-type="string">
            <text:p text:style-name="P38">forward_iterator_t algo_min_element(forward_iterator_t t_first, forward_iterator_t t_last);</text:p>
          </table:table-cell>
        </table:table-row>
        <table:table-row>
          <table:table-cell table:style-name="Table65.A2" office:value-type="string">
            <text:p text:style-name="P38">forward_iterator_t algo_min_element_if(</text:p>
            <text:p text:style-name="P38"><text:s text:c="4"/>forward_iterator_t t_first, forward_iterator_t t_last, binary_function_t t_bi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min_element()返回数据区间[t_first, t_last)中值最小的数据的迭代器。</text:span></text:p>
      <text:p text:style-name="P30"><text:tab/>algo_min_element_if()返回数据区间[t_first, t_last)中值最小的数据的迭代器，判断时使用用户定义的二元比较关系函数t_binary_op。</text:p>
      <text:p text:style-name="P17"/>
      <text:p text:style-name="P24">DEFINITION:</text:p>
      <text:p text:style-name="P43"><text:span text:style-name="T27"><text:tab/></text:span><text:span text:style-name="T54">&lt;cstl/calgorithm.h&gt;</text:span></text:p>
      <text:h text:style-name="P54" text:outline-level="3"><text:soft-page-break/>algo_max_element <text:s text:c="3"/>algo_max_element_if</text:h>
      <text:p text:style-name="P23">PROTOTYPE：</text:p>
      <table:table table:name="Table66" table:style-name="Table66">
        <table:table-column table:style-name="Table66.A"/>
        <table:table-row>
          <table:table-cell table:style-name="Table66.A1" office:value-type="string">
            <text:p text:style-name="P38">forward_iterator_t algo_max_element(forward_iterator_t t_first, forward_iterator_t t_last);</text:p>
          </table:table-cell>
        </table:table-row>
        <table:table-row>
          <table:table-cell table:style-name="Table66.A2" office:value-type="string">
            <text:p text:style-name="P38">forward_iterator_t algo_max_element_if(</text:p>
            <text:p text:style-name="P38"><text:s text:c="4"/>forward_iterator_t t_first, forward_iterator_t t_last, binary_function_t t_bi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max_element()返回数据区间[t_first, t_last)中值最大的数据的迭代器。</text:span></text:p>
      <text:p text:style-name="P30"><text:tab/>algo_max_element_if()返回数据区间[t_first, t_last)中值最大的数据的迭代器，判断时使用用户定义的二元比较关系函数t_binary_op。</text:p>
      <text:p text:style-name="P17"/>
      <text:p text:style-name="P24">DEFINITION:</text:p>
      <text:p text:style-name="P43"><text:span text:style-name="T27"><text:tab/></text:span><text:span text:style-name="T54">&lt;cstl/calgorithm.h&gt;</text:span></text:p>
      <text:h text:style-name="P54" text:outline-level="3">algo_lexicographical_compare <text:s text:c="3"/>algo_lexicographical_compare_if</text:h>
      <text:p text:style-name="P23">PROTOTYPE：</text:p>
      <table:table table:name="Table67" table:style-name="Table67">
        <table:table-column table:style-name="Table67.A"/>
        <table:table-row>
          <table:table-cell table:style-name="Table67.A1" office:value-type="string">
            <text:p text:style-name="P38">bool_t algo_lexicographical_compare(</text:p>
            <text:p text:style-name="P38"><text:s text:c="4"/>input_iterator_t t_first1, input_iterator_t t_last1,</text:p>
            <text:p text:style-name="P38"><text:s text:c="4"/>input_iterator_t t_first2, input_iterator_t t_last2);</text:p>
          </table:table-cell>
        </table:table-row>
        <table:table-row>
          <table:table-cell table:style-name="Table67.A2" office:value-type="string">
            <text:p text:style-name="P38">bool_t algo_lexicographical_compare_if(</text:p>
            <text:p text:style-name="P38"><text:s text:c="4"/>input_iterator_t t_first1, input_iterator_t t_last1,</text:p>
            <text:p text:style-name="P38"><text:s text:c="4"/>input_iterator_t t_first2, input_iterator_t t_last2, binary_function_t t_bi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lexicographical_compare()逐个比较两个数据区间[t_first1, t_last1)和[t_first2, t_last2)的数据，如果第一个区间中的数据小于第二个区间中的相应数据返回true，如果大于返回false，如果都相等时比较两个区间的长度第一个区</text:span><text:span text:style-name="T20">间小时返回true否则返回false。</text:span></text:p>
      <text:p text:style-name="P30"><text:tab/>algo_lexicographical_compare_if()与algo_lexicographical_compare()功能相同只是判断时使用用户定义的二元比较关系函数t_binary_op。</text:p>
      <text:p text:style-name="P17"/>
      <text:p text:style-name="P24">DEFINITION:</text:p>
      <text:p text:style-name="P43"><text:span text:style-name="T27"><text:tab/></text:span><text:span text:style-name="T54">&lt;cstl/calgorithm.h&gt;</text:span></text:p>
      <text:h text:style-name="P54" text:outline-level="3">algo_lexicographical_compare_3wap <text:s text:c="3"/>algo_lexicographical_compare_3way_if</text:h>
      <text:p text:style-name="P23">PROTOTYPE：</text:p>
      <table:table table:name="Table68" table:style-name="Table68">
        <table:table-column table:style-name="Table68.A"/>
        <table:table-row>
          <table:table-cell table:style-name="Table68.A1" office:value-type="string">
            <text:p text:style-name="P38">int algo_lexicographical_compare_3way(</text:p>
            <text:p text:style-name="P38"><text:s text:c="4"/>input_iterator_t t_first1, input_iterator_t t_last1,</text:p>
            <text:p text:style-name="P38"><text:s text:c="4"/>input_iterator_t t_first2, input_iterator_t t_last2);</text:p>
          </table:table-cell>
        </table:table-row>
        <table:table-row>
          <table:table-cell table:style-name="Table68.A2" office:value-type="string">
            <text:p text:style-name="P38">int algo_lexicographical_compare_3way_if(</text:p>
            <text:p text:style-name="P38"><text:s text:c="4"/>input_iterator_t t_first1, input_iterator_t t_last1,</text:p>
            <text:p text:style-name="P38"><text:s text:c="4"/>input_iterator_t t_first2, input_iterator_t t_last2, binary_function_t t_bi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lexicographical_compare_3way()与algo_lexicographical_compare()功能相似，只是返回值不同，当第一个区间小于第二个区间时返回负数值，当两个区间相等时返回0，当第一个区间大于第二个区间时返回正数值。</text:span></text:p>
      <text:p text:style-name="P30"><text:tab/>algo_lexicographical_compare_3way_if()与algo_lexicographical_compare_3way()功能相同只是判断时使用用户定义的二元比较关系函数t_binary_op。</text:p>
      <text:p text:style-name="P17"><text:soft-page-break/></text:p>
      <text:p text:style-name="P24">DEFINITION:</text:p>
      <text:p text:style-name="P43"><text:span text:style-name="T27"><text:tab/></text:span><text:span text:style-name="T54">&lt;cstl/calgorithm.h&gt;</text:span></text:p>
      <text:h text:style-name="P54" text:outline-level="3">algo_next_permutation <text:s text:c="3"/>algo_next_permutation_if</text:h>
      <text:p text:style-name="P23">PROTOTYPE：</text:p>
      <table:table table:name="Table69" table:style-name="Table69">
        <table:table-column table:style-name="Table69.A"/>
        <table:table-row>
          <table:table-cell table:style-name="Table69.A1" office:value-type="string">
            <text:p text:style-name="P38">bool_t algo_next_permutation(bidirectional_iterator_t t_first, bidirectional_iterator_t t_last);</text:p>
          </table:table-cell>
        </table:table-row>
        <table:table-row>
          <table:table-cell table:style-name="Table69.A2" office:value-type="string">
            <text:p text:style-name="P38">bool_t algo_next_permutation_if(</text:p>
            <text:p text:style-name="P38"><text:s text:c="4"/>bidirectional_iterator_t t_first, bidirectional_iterator_t t_last,</text:p>
            <text:p text:style-name="P38"><text:s text:c="4"/>binary_function_t t_bi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next_permutation()将数据区间[t_first, t_last)中的数据转换到下一个组合形式，如果没有下一个组合形式就回到第一个组合形式并返回false，否则返回true。</text:span></text:p>
      <text:p text:style-name="P30"><text:tab/>algo_next_permutation_if()将数据区间[t_first, t_last)中的数据转换到下一个组合形式，如果没有下一个组合形式就回到第一个组合形式并返回false，否则返回true。判断时使用用户定义的二元比较关系函数t_binary_op。</text:p>
      <text:p text:style-name="P17"/>
      <text:p text:style-name="P24">DEFINITION:</text:p>
      <text:p text:style-name="P43"><text:span text:style-name="T27"><text:tab/></text:span><text:span text:style-name="T54">&lt;cstl/calgorithm.h&gt;</text:span></text:p>
      <text:h text:style-name="P54" text:outline-level="3">algo_prev_permutation <text:s text:c="3"/>algo_prev_permutation_if</text:h>
      <text:p text:style-name="P23">PROTOTYPE：</text:p>
      <table:table table:name="Table70" table:style-name="Table70">
        <table:table-column table:style-name="Table70.A"/>
        <table:table-row>
          <table:table-cell table:style-name="Table70.A1" office:value-type="string">
            <text:p text:style-name="P38">bool_t algo_prev_permutation(bidirectional_iterator_t t_first, bidirectional_iterator_t t_last);</text:p>
          </table:table-cell>
        </table:table-row>
        <table:table-row>
          <table:table-cell table:style-name="Table70.A2" office:value-type="string">
            <text:p text:style-name="P38">bool_t algo_prev_permutation_if(</text:p>
            <text:p text:style-name="P38"><text:s text:c="4"/>bidirectional_iterator_t t_first, bidirectional_iterator_t t_last,</text:p>
            <text:p text:style-name="P38"><text:s text:c="4"/>binary_function_t t_bi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prev_permutation()将数据区间[t_first, t_last)中的数据转换到上一个组合形式，如果没有上一个组合形式就回到最后一个组合形式并返回false，否则返回true。</text:span></text:p>
      <text:p text:style-name="P30"><text:tab/>algo_prev_permutation_if()将数据区间[t_first, t_last)中的数据转换到上一个组合形式，如果没有上一个组合形式就回到最后一个组合形式并返回false，否则返回true。判断时使用用户定义的二元比较关系函数t_binary_op。</text:p>
      <text:p text:style-name="P17"/>
      <text:p text:style-name="P24">DEFINITION:</text:p>
      <text:p text:style-name="P43"><text:span text:style-name="T27"><text:tab/></text:span><text:span text:style-name="T54">&lt;cstl/calgorithm.h&gt;</text:span></text:p>
      <text:p text:style-name="P44"/>
      <text:h text:style-name="P50" text:outline-level="2">算术算法</text:h>
      <text:h text:style-name="P54" text:outline-level="3">algo_iota</text:h>
      <text:p text:style-name="P23">PROTOTYPE：</text:p>
      <table:table table:name="Table71" table:style-name="Table71">
        <table:table-column table:style-name="Table71.A"/>
        <table:table-row>
          <table:table-cell table:style-name="Table71.A1" office:value-type="string">
            <text:p text:style-name="P38">void algo_iota(forward_iterator_t t_first, forward_iterator_t t_last, element);</text:p>
          </table:table-cell>
        </table:table-row>
      </table:table>
      <text:p text:style-name="P13"/>
      <text:p text:style-name="P24">DESCRIPTION:</text:p>
      <text:p text:style-name="Standard"><text:soft-page-break/><text:span text:style-name="T42"><text:tab/></text:span><text:span text:style-name="T20">algo_iota()为数据区间[t_first, t_last)赋一系列增加的值，如*t_first = element, *(t_first + 1) = element + 1等等。</text:span></text:p>
      <text:p text:style-name="P17"/>
      <text:p text:style-name="P24">DEFINITION:</text:p>
      <text:p text:style-name="P43"><text:span text:style-name="T27"><text:tab/></text:span><text:span text:style-name="T54">&lt;cstl/cnumeric.h&gt;</text:span></text:p>
      <text:h text:style-name="P54" text:outline-level="3">algo_accumulate <text:s text:c="3"/>algo_accumulate_if</text:h>
      <text:p text:style-name="P23">PROTOTYPE：</text:p>
      <table:table table:name="Table72" table:style-name="Table72">
        <table:table-column table:style-name="Table72.A"/>
        <table:table-row>
          <table:table-cell table:style-name="Table72.A1" office:value-type="string">
            <text:p text:style-name="P38">void algo_accumulate(input_iterator_t t_first, input_iterator_t t_last, element, void* pv_output);</text:p>
          </table:table-cell>
        </table:table-row>
        <table:table-row>
          <table:table-cell table:style-name="Table72.A2" office:value-type="string">
            <text:p text:style-name="P38">void algo_accumulate_if(</text:p>
            <text:p text:style-name="P38"><text:s text:c="4"/>input_iterator_t t_first, input_iterator_t t_last, element,</text:p>
            <text:p text:style-name="P38"><text:s text:c="4"/>binary_function_t t_binary_op, void* pv_output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accumulate()使用element作为初始值，将数据区间[t_first, t_last)的数据累加并把结果保存在输出结果*pv_output中。</text:span></text:p>
      <text:p text:style-name="P30"><text:tab/>algo_accumulate_if()使用element作为初始值，将数据区间[t_first, t_last)的数据累加并把结果保存在输出结果*pv_output中，累加过程使用用户定义的二元累加函数t_binary_op。</text:p>
      <text:p text:style-name="P17"/>
      <text:p text:style-name="P24">DEFINITION:</text:p>
      <text:p text:style-name="P43"><text:span text:style-name="T27"><text:tab/></text:span><text:span text:style-name="T54">&lt;cstl/cnumeric.h&gt;</text:span></text:p>
      <text:h text:style-name="P54" text:outline-level="3">algo_inner_product <text:s text:c="3"/>algo_inner_product_if</text:h>
      <text:p text:style-name="P23">PROTOTYPE：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38">void algo_inner_product(</text:p>
            <text:p text:style-name="P38"><text:s text:c="4"/>input_iterator_t t_first1, input_iterator_t t_last1, input_iterator_t t_first2,</text:p>
            <text:p text:style-name="P38"><text:s text:c="4"/>element, void* pv_output);</text:p>
          </table:table-cell>
        </table:table-row>
        <table:table-row>
          <table:table-cell table:style-name="Table73.A2" office:value-type="string">
            <text:p text:style-name="P38">void algo_inner_product_if(</text:p>
            <text:p text:style-name="P38"><text:s text:c="4"/>input_iterator_t t_first1, input_iterator_t t_last1, input_iterator_t t_first2,</text:p>
            <text:p text:style-name="P38"><text:s text:c="4"/>element, binary_function_t t_binary_op1, binary_function_t t_binary_op2, void* pv_output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inner_product()使用初始值element和两个数据区间[t_first1, t_last1)和[t_first2, t_first2 + (t_last1 – t_first1))执行内积运算，结果保存在输出结果*pv_output中，具体的执行过程如下*pv_output = element + *t_first1 × <text:s/>*t_first2 + <text:s/>*(t_first1 + 1) × *(t_first2 + 1) + ...。</text:span></text:p>
      <text:p text:style-name="Standard"><text:span text:style-name="T20"><text:tab/>algo_inner_product_if()使用初始值element和两个数据区间[t_first1, t_last1)和[t_first2, t_first2 + (t_last1 – t_first1))和两个用户定义的二元运算函数t_binary_op1和t_binary_op2执行内积运算，结果保存在输出结果*pv_output中，具体的执行过程如下*pv_output = element <text:s/></text:span><text:span text:style-name="T24">OP1</text:span><text:span text:style-name="T20"> (*t_first1 </text:span><text:span text:style-name="T24">OP2</text:span><text:span text:style-name="T20"> <text:s/>*t_first2) </text:span><text:span text:style-name="T24">OP1</text:span><text:span text:style-name="T20"> <text:s/>(*(t_first1 + 1) </text:span><text:span text:style-name="T24">OP2 </text:span><text:span text:style-name="T20">*(t_first2 + 1)) </text:span><text:span text:style-name="T24">OP1</text:span><text:span text:style-name="T20"> ...。</text:span></text:p>
      <text:p text:style-name="P17"/>
      <text:p text:style-name="P24">DEFINITION:</text:p>
      <text:p text:style-name="P43"><text:span text:style-name="T27"><text:tab/></text:span><text:span text:style-name="T54">&lt;cstl/cnumeric.h&gt;</text:span></text:p>
      <text:h text:style-name="P54" text:outline-level="3">algo_partial_sum <text:s text:c="3"/>algo_partial_sum_if</text:h>
      <text:p text:style-name="P23">PROTOTYPE：</text:p>
      <table:table table:name="Table74" table:style-name="Table74">
        <table:table-column table:style-name="Table74.A"/>
        <table:table-row>
          <table:table-cell table:style-name="Table74.A1" office:value-type="string">
            <text:p text:style-name="P38">output_iterator_t algo_partial_sum(</text:p>
            <text:p text:style-name="P38"><text:s text:c="4"/>input_iterator_t t_first, input_iterator_t t_last, output_iterator_t t_result);</text:p>
          </table:table-cell>
        </table:table-row>
        <text:soft-page-break/>
        <table:table-row>
          <table:table-cell table:style-name="Table74.A2" office:value-type="string">
            <text:p text:style-name="P38">output_iterator_t algo_partial_sum_if(</text:p>
            <text:p text:style-name="P38"><text:s text:c="4"/>input_iterator_t t_first, input_iterator_t t_last,</text:p>
            <text:p text:style-name="P38"><text:s text:c="4"/>output_iterator_t t_result, binary_function_t t_bi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partial_sum()计算数据区间[t_first, t_last)的局部总和，保存在以t_result开头的数据区间中，同时返回数据区间的结尾。计算的过程如下*t_result = *t_first, *(t_result + 1) = *t_first + *(t_first + 1), *(t_result + 2) = *t_first + *(t_first + 1) + *(t_first + 2) , ...。</text:span></text:p>
      <text:p text:style-name="Standard"><text:span text:style-name="T20"><text:tab/>algo_partial_sum_if()计算数据区间[t_first, t_last)的局部总和，保存在以t_result开头的数据区间中，同时返回数据区间的结尾。计算的过程如下*t_result = *t_first, *(t_result + 1) = *t_first </text:span><text:span text:style-name="T24">OP</text:span><text:span text:style-name="T20"> *(t_first + 1), *(t_result + 2) = *t_first </text:span><text:span text:style-name="T24">OP</text:span><text:span text:style-name="T20"> *(t_first + 1) </text:span><text:span text:style-name="T24">OP</text:span><text:span text:style-name="T20"> *(t_first + 2) , ...。</text:span></text:p>
      <text:p text:style-name="P17"/>
      <text:p text:style-name="P24">DEFINITION:</text:p>
      <text:p text:style-name="P43"><text:span text:style-name="T27"><text:tab/></text:span><text:span text:style-name="T54">&lt;cstl/cnumeric.h&gt;</text:span></text:p>
      <text:h text:style-name="P54" text:outline-level="3">algo_adjacent_difference <text:s text:c="3"/>algo_adjacent_difference_if</text:h>
      <text:p text:style-name="P23">PROTOTYPE：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P38">output_iterator_t algo_adjacent_difference(</text:p>
            <text:p text:style-name="P38"><text:s text:c="4"/>input_iterator_t t_first, input_iterator_t t_last, output_iterator_t t_result);</text:p>
          </table:table-cell>
        </table:table-row>
        <table:table-row>
          <table:table-cell table:style-name="Table75.A2" office:value-type="string">
            <text:p text:style-name="P38">output_iterator_t algo_adjacent_difference_if(</text:p>
            <text:p text:style-name="P38"><text:s text:c="4"/>input_iterator_t t_first, input_iterator_t t_last,</text:p>
            <text:p text:style-name="P38"><text:s text:c="4"/>output_iterator_t t_result, binary_function_t t_binary_op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adjacent_difference()计算数据区间[t_first, t_last)中相邻数据的差，保存在以t_result开头的数据区间中，同时返回数据区间的结尾。计算的过程如下*t_result = *t_first, *(t_result + 1) = *(t_first + 1) - *t_first +, *(t_result + 2) = *(t_first + 2) - *(t_first + 1) , ...。这个函数与algo_partial_sum()互为逆函数。</text:span></text:p>
      <text:p text:style-name="Standard"><text:span text:style-name="T20"><text:tab/>algo_adjacent_difference_if()计算数据区间[t_first, t_last)的相邻数据的差，保存在以t_result开头的数据区间中，同时返回数据区间的结尾。计算的过程如下*t_result = *t_first, *(t_result + 1) = *(t_first + 1) </text:span><text:span text:style-name="T24">OP </text:span><text:span text:style-name="T20">*t_first, *(t_result + 2) = *(t_first + 2) </text:span><text:span text:style-name="T24">OP</text:span><text:span text:style-name="T20"> *(t_first + 1) , ...。这个函数与algo_partial_sum_if()互为逆函数。</text:span></text:p>
      <text:p text:style-name="P17"/>
      <text:p text:style-name="P24">DEFINITION:</text:p>
      <text:p text:style-name="P43"><text:span text:style-name="T27"><text:tab/></text:span><text:span text:style-name="T54">&lt;cstl/cnumeric.h&gt;</text:span></text:p>
      <text:h text:style-name="P54" text:outline-level="3">algo_power <text:s text:c="3"/>algo_power_if</text:h>
      <text:p text:style-name="P23">PROTOTYPE：</text:p>
      <table:table table:name="Table76" table:style-name="Table76">
        <table:table-column table:style-name="Table76.A"/>
        <table:table-row>
          <table:table-cell table:style-name="Table76.A1" office:value-type="string">
            <text:p text:style-name="P38">void algo_power(input_iterator_t t_iter, size_t t_power, void* pv_output);</text:p>
          </table:table-cell>
        </table:table-row>
        <table:table-row>
          <table:table-cell table:style-name="Table76.A2" office:value-type="string">
            <text:p text:style-name="P38">void algo_power_if(</text:p>
            <text:p text:style-name="P38"><text:s text:c="4"/>input_iterator_t t_iter, size_t t_power, binary_function_t t_binary_op, void* pv_output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algo_power()计算t_iter的t_power次幂元算，结果保存在输出结果中，*pv_output = *t_iter × *t_iter × *t_iter × ...。</text:span></text:p>
      <text:p text:style-name="Standard"><text:span text:style-name="T42"><text:tab/></text:span><text:span text:style-name="T20">algo_power_if()计算t_iter的t_power次幂元算，结果保存在输出结果中，*pv_output = *t_iter </text:span><text:span text:style-name="T24">OP</text:span><text:span text:style-name="T20"> *t_iter </text:span><text:span text:style-name="T24">OP</text:span><text:span text:style-name="T20"> *t_iter </text:span><text:span text:style-name="T24">OP</text:span><text:span text:style-name="T20"> ...。</text:span></text:p>
      <text:p text:style-name="P17"/>
      <text:p text:style-name="P24"><text:soft-page-break/>DEFINITION:</text:p>
      <text:p text:style-name="P43"><text:span text:style-name="T27"><text:tab/></text:span><text:span text:style-name="T54">&lt;cstl/cnumeric.h&gt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8" text:outline-level="1"><text:soft-page-break/>工具类型</text:h>
      <text:h text:style-name="P50" text:outline-level="2">bool_t</text:h>
      <text:p text:style-name="P23">TYPE：</text:p>
      <text:p text:style-name="P32"><text:tab/>bool_t</text:p>
      <text:p text:style-name="P36"/>
      <text:p text:style-name="P28">VALUE:</text:p>
      <text:p text:style-name="P36"><text:tab/>false</text:p>
      <text:p text:style-name="P36"><text:s text:c="12"/>true</text:p>
      <text:p text:style-name="P36"><text:s text:c="12"/>FALSE</text:p>
      <text:p text:style-name="P36"><text:s text:c="12"/>TRUE</text:p>
      <text:p text:style-name="P13"/>
      <text:p text:style-name="P24">DESCRIPTION:</text:p>
      <text:p text:style-name="Standard"><text:span text:style-name="T42"><text:tab/></text:span><text:span text:style-name="T20">bool_t</text:span><text:span text:style-name="T42">是CSTL定义的新类型用来表示布尔值。</text:span></text:p>
      <text:p text:style-name="P17"/>
      <text:p text:style-name="P24">DEFINITION:</text:p>
      <text:p text:style-name="P43"><text:span text:style-name="T39"><text:tab/></text:span><text:span text:style-name="T39">包含任何一个</text:span><text:span text:style-name="T27">cstl</text:span><text:span text:style-name="T39">头文件都可以使用</text:span><text:span text:style-name="T27">bool_t</text:span><text:span text:style-name="T39">类型。</text:span></text:p>
      <text:p text:style-name="P63"/>
      <text:h text:style-name="P50" text:outline-level="2">pair_t</text:h>
      <text:p text:style-name="P23">TYPE：</text:p>
      <text:p text:style-name="Standard"><text:span text:style-name="T8"><text:tab/></text:span><text:span text:style-name="T49">pair_t</text:span></text:p>
      <text:p text:style-name="P10"/>
      <text:p text:style-name="P24">DESCRIPTION:</text:p>
      <text:p text:style-name="Standard"><text:span text:style-name="T8"><text:tab/></text:span><text:span text:style-name="T25">pair</text:span><text:span text:style-name="T20">_t保存两个任意类型的数据，它将两个不同的数据统一在一起，是对的概念</text:span><text:span text:style-name="T42">。</text:span></text:p>
      <text:p text:style-name="P10"/>
      <text:p text:style-name="P24">DEFINITION:</text:p>
      <text:p text:style-name="Standard"><text:span text:style-name="T8"><text:tab/></text:span><text:span text:style-name="T49">&lt;cstl/cutility.h&gt;</text:span></text:p>
      <text:p text:style-name="P7"/>
      <text:p text:style-name="P64">MEMBER:</text:p>
      <table:table table:name="Table77" table:style-name="Table77">
        <table:table-column table:style-name="Table77.A"/>
        <table:table-column table:style-name="Table77.B"/>
        <table:table-row>
          <table:table-cell table:style-name="Table77.A1" office:value-type="string">
            <text:p text:style-name="P38">fir<text:span text:style-name="T57">st</text:span></text:p>
          </table:table-cell>
          <table:table-cell table:style-name="Table77.B1" office:value-type="string">
            <text:p text:style-name="P40">void*<text:span text:style-name="T15">类型的指针，用来引用第一个数据</text:span>。</text:p>
          </table:table-cell>
        </table:table-row>
        <table:table-row>
          <table:table-cell table:style-name="Table77.A2" office:value-type="string">
            <text:p text:style-name="P57">second</text:p>
          </table:table-cell>
          <table:table-cell table:style-name="Table77.B2" office:value-type="string">
            <text:p text:style-name="P40">void*<text:span text:style-name="T15">类型的指针，用来引用第二个数据</text:span>。</text:p>
          </table:table-cell>
        </table:table-row>
      </table:table>
      <text:p text:style-name="Standard"/>
      <text:p text:style-name="P24">OPERATION:</text:p>
      <table:table table:name="Table78" table:style-name="Table78">
        <table:table-column table:style-name="Table78.A"/>
        <table:table-column table:style-name="Table78.B"/>
        <table:table-row>
          <table:table-cell table:style-name="Table78.A1" office:value-type="string">
            <text:p text:style-name="P38">pair_t create_pair(first_type, second_type);</text:p>
          </table:table-cell>
          <table:table-cell table:style-name="Table78.B1" office:value-type="string">
            <text:p text:style-name="P40">创建指定类型的<text:span text:style-name="T36">pair_t，</text:span><text:span text:style-name="T15">first_type为第一个数据的类型，second_type为第二个数据的类型</text:span>。</text:p>
          </table:table-cell>
        </table:table-row>
        <table:table-row>
          <table:table-cell table:style-name="Table78.A2" office:value-type="string">
            <text:p text:style-name="P38">void pair_init(pair_t* pt_pair);</text:p>
          </table:table-cell>
          <table:table-cell table:style-name="Table78.B2" office:value-type="string">
            <text:p text:style-name="P40">初始化pair_t，值为空。</text:p>
          </table:table-cell>
        </table:table-row>
        <table:table-row>
          <table:table-cell table:style-name="Table78.A2" office:value-type="string">
            <text:p text:style-name="P38">void pair_init_elem(</text:p>
            <text:p text:style-name="P38"><text:s text:c="4"/>pair_t* pt_pair,</text:p>
            <text:p text:style-name="P38"><text:s text:c="4"/>fir<text:span text:style-name="T57">st_element, second_element);</text:span></text:p>
          </table:table-cell>
          <table:table-cell table:style-name="Table78.B2" office:value-type="string">
            <text:p text:style-name="P40">使用两个值来初始化pair_t。</text:p>
          </table:table-cell>
        </table:table-row>
        <table:table-row>
          <table:table-cell table:style-name="Table78.A2" office:value-type="string">
            <text:p text:style-name="P38">void pair_init_copy(</text:p>
            <text:p text:style-name="P38"><text:s text:c="4"/>pair_t* pt_pair, const pair_t* cpt_src);</text:p>
          </table:table-cell>
          <table:table-cell table:style-name="Table78.B2" office:value-type="string">
            <text:p text:style-name="P40">使用另一个pair_t来初始化pair_t。</text:p>
          </table:table-cell>
        </table:table-row>
        <text:soft-page-break/>
        <table:table-row>
          <table:table-cell table:style-name="Table78.A2" office:value-type="string">
            <text:p text:style-name="P38">void pair_destroy(pair_t* pt_pair);</text:p>
          </table:table-cell>
          <table:table-cell table:style-name="Table78.B2" office:value-type="string">
            <text:p text:style-name="P40">销毁pair_t。</text:p>
          </table:table-cell>
        </table:table-row>
        <table:table-row>
          <table:table-cell table:style-name="Table78.A2" office:value-type="string">
            <text:p text:style-name="P38">void pair_assign(</text:p>
            <text:p text:style-name="P38"><text:s text:c="4"/>pair_t* pt_pair, const pair_t* cpt_src);</text:p>
          </table:table-cell>
          <table:table-cell table:style-name="Table78.B2" office:value-type="string">
            <text:p text:style-name="P40">使用另一个pair_t赋值。</text:p>
          </table:table-cell>
        </table:table-row>
        <table:table-row>
          <table:table-cell table:style-name="Table78.A2" office:value-type="string">
            <text:p text:style-name="P38">void pair_make(</text:p>
            <text:p text:style-name="P38"><text:s text:c="4"/>pair_t* pt_pair,</text:p>
            <text:p text:style-name="P38"><text:s text:c="4"/>fir<text:span text:style-name="T57">st_element, second_element);</text:span></text:p>
          </table:table-cell>
          <table:table-cell table:style-name="Table78.B2" office:value-type="string">
            <text:p text:style-name="P40">使用两个值first_element和second_element来构造已经出初始化的pair_t。</text:p>
          </table:table-cell>
        </table:table-row>
        <table:table-row>
          <table:table-cell table:style-name="Table78.A2" office:value-type="string">
            <text:p text:style-name="P38">bool_t pair_equal(</text:p>
            <text:p text:style-name="P38"><text:s text:c="4"/>const pair_t* cpt_first,</text:p>
            <text:p text:style-name="P38"><text:s text:c="4"/>const pair_t* cpt_second);</text:p>
          </table:table-cell>
          <table:table-cell table:style-name="Table78.B2" office:value-type="string">
            <text:p text:style-name="P40">判断两个pair<text:span text:style-name="T15">_t</text:span>是否相等。</text:p>
          </table:table-cell>
        </table:table-row>
        <table:table-row>
          <table:table-cell table:style-name="Table78.A2" office:value-type="string">
            <text:p text:style-name="P38">bool_t pair_not_equal(</text:p>
            <text:p text:style-name="P38"><text:s text:c="4"/>const pair_t* cpt_first,</text:p>
            <text:p text:style-name="P38"><text:s text:c="4"/>const pair_t* cpt_second);</text:p>
          </table:table-cell>
          <table:table-cell table:style-name="Table78.B2" office:value-type="string">
            <text:p text:style-name="P40">判断两个pair<text:span text:style-name="T15">_t</text:span>是否不等。</text:p>
          </table:table-cell>
        </table:table-row>
        <table:table-row>
          <table:table-cell table:style-name="Table78.A2" office:value-type="string">
            <text:p text:style-name="P38">bool_t pair_less(</text:p>
            <text:p text:style-name="P38"><text:s text:c="4"/>const pair_t* cpt_first,</text:p>
            <text:p text:style-name="P38"><text:s text:c="4"/>const pair_t* cpt_second);</text:p>
          </table:table-cell>
          <table:table-cell table:style-name="Table78.B2" office:value-type="string">
            <text:p text:style-name="P40">判断第一个pair<text:span text:style-name="T15">_t</text:span>是否小于第二个pair<text:span text:style-name="T15">_t</text:span>。</text:p>
          </table:table-cell>
        </table:table-row>
        <table:table-row>
          <table:table-cell table:style-name="Table78.A2" office:value-type="string">
            <text:p text:style-name="P38">bool_t pair_less_equal(</text:p>
            <text:p text:style-name="P38"><text:s text:c="4"/>const pair_t* cpt_first,</text:p>
            <text:p text:style-name="P38"><text:s text:c="4"/>const pair_t* cpt_second);</text:p>
          </table:table-cell>
          <table:table-cell table:style-name="Table78.B2" office:value-type="string">
            <text:p text:style-name="P40">判断第一个pair<text:span text:style-name="T15">_t</text:span>是否小于等于第二个pair<text:span text:style-name="T15">_t</text:span>。</text:p>
          </table:table-cell>
        </table:table-row>
        <table:table-row>
          <table:table-cell table:style-name="Table78.A2" office:value-type="string">
            <text:p text:style-name="P38">bool_t pair_great(</text:p>
            <text:p text:style-name="P38"><text:s text:c="4"/>const pair_t* cpt_first,</text:p>
            <text:p text:style-name="P38"><text:s text:c="4"/>const pair_t* cpt_second);</text:p>
          </table:table-cell>
          <table:table-cell table:style-name="Table78.B2" office:value-type="string">
            <text:p text:style-name="P40">判断第一个pair<text:span text:style-name="T15">_t</text:span>是否大于第二个pair<text:span text:style-name="T15">_t</text:span>。</text:p>
          </table:table-cell>
        </table:table-row>
        <table:table-row>
          <table:table-cell table:style-name="Table78.A2" office:value-type="string">
            <text:p text:style-name="P38">bool_t pair_great_equal(</text:p>
            <text:p text:style-name="P38"><text:s text:c="4"/>const pair_t* cpt_first,</text:p>
            <text:p text:style-name="P38"><text:s text:c="4"/>const pair_t* cpt_second);</text:p>
          </table:table-cell>
          <table:table-cell table:style-name="Table78.B2" office:value-type="string">
            <text:p text:style-name="P40">判断第一个pair<text:span text:style-name="T15">_t</text:span>是否大于等于第二个pair<text:span text:style-name="T15">_t</text:span>。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8" text:outline-level="1"><text:soft-page-break/>函数类型</text:h>
      <text:p text:style-name="P23">TYPE：</text:p>
      <text:p text:style-name="P33"><text:tab/>unary_function_t</text:p>
      <text:p text:style-name="P33"><text:tab/>binary_function_t</text:p>
      <text:p text:style-name="P33"/>
      <text:p text:style-name="P24">DEFINITION:</text:p>
      <text:p text:style-name="Standard"><text:tab/><text:span text:style-name="T40">所有的函数声明在</text:span><text:span text:style-name="T52">&lt;cstl/cfunctional.h&gt;</text:span></text:p>
      <text:h text:style-name="P50" text:outline-level="2">算术运算函数</text:h>
      <text:h text:style-name="P54" text:outline-level="3">plus</text:h>
      <text:p text:style-name="P23">PROTOTYPE：</text:p>
      <table:table table:name="Table79" table:style-name="Table79">
        <table:table-column table:style-name="Table79.A"/>
        <table:table-row>
          <table:table-cell table:style-name="Table79.A1" office:value-type="string">
            <text:p text:style-name="P38">void fun_plus_char(const void* cpv_first, const void* cpv_second, void* pv_output);</text:p>
          </table:table-cell>
        </table:table-row>
        <table:table-row>
          <table:table-cell table:style-name="Table79.A2" office:value-type="string">
            <text:p text:style-name="P38">void fun_plus_uchar(const void* cpv_first, const void* cpv_second, void* pv_output);</text:p>
          </table:table-cell>
        </table:table-row>
        <table:table-row>
          <table:table-cell table:style-name="Table79.A2" office:value-type="string">
            <text:p text:style-name="P38">void fun_plus_short(const void* cpv_first, const void* cpv_second, void* pv_output);</text:p>
          </table:table-cell>
        </table:table-row>
        <table:table-row>
          <table:table-cell table:style-name="Table79.A2" office:value-type="string">
            <text:p text:style-name="P38">void fun_plus_ushort(const void* cpv_first, const void* cpv_second, void* pv_output);</text:p>
          </table:table-cell>
        </table:table-row>
        <table:table-row>
          <table:table-cell table:style-name="Table79.A2" office:value-type="string">
            <text:p text:style-name="P38">void fun_plus_int(const void* cpv_first, const void* cpv_second, void* pv_output);</text:p>
          </table:table-cell>
        </table:table-row>
        <table:table-row>
          <table:table-cell table:style-name="Table79.A2" office:value-type="string">
            <text:p text:style-name="P38">void fun_plus_uint(const void* cpv_first, const void* cpv_second, void* pv_output);</text:p>
          </table:table-cell>
        </table:table-row>
        <table:table-row>
          <table:table-cell table:style-name="Table79.A2" office:value-type="string">
            <text:p text:style-name="P38">void fun_plus_long(const void* cpv_first, const void* cpv_second, void* pv_output);</text:p>
          </table:table-cell>
        </table:table-row>
        <table:table-row>
          <table:table-cell table:style-name="Table79.A2" office:value-type="string">
            <text:p text:style-name="P38">void fun_plus_ulong(const void* cpv_first, const void* cpv_second, void* pv_output);</text:p>
          </table:table-cell>
        </table:table-row>
        <table:table-row>
          <table:table-cell table:style-name="Table79.A2" office:value-type="string">
            <text:p text:style-name="P38">void fun_plus_float(const void* cpv_first, const void* cpv_second, void* pv_output);</text:p>
          </table:table-cell>
        </table:table-row>
        <table:table-row>
          <table:table-cell table:style-name="Table79.A2" office:value-type="string">
            <text:p text:style-name="P38">void fun_plus_double(const void* cpv_first, const void* cpv_second, void* pv_output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fun_plus_xxxx</text:span><text:span text:style-name="T20">()函数是对所有的C语言内部类型进行加法操作的二元函数，cpv_first和cpv_second都是输入参数，计算结果保存在pv_output中。</text:span></text:p>
      <text:p text:style-name="P30"/>
      <text:h text:style-name="P56" text:outline-level="3">minus</text:h>
      <text:p text:style-name="P23">PROTOTYPE：</text:p>
      <table:table table:name="Table80" table:style-name="Table80">
        <table:table-column table:style-name="Table80.A"/>
        <table:table-row>
          <table:table-cell table:style-name="Table80.A1" office:value-type="string">
            <text:p text:style-name="P38">void fun_minus_char(const void* cpv_first, const void* cpv_second, void* pv_output);</text:p>
          </table:table-cell>
        </table:table-row>
        <table:table-row>
          <table:table-cell table:style-name="Table80.A2" office:value-type="string">
            <text:p text:style-name="P38">void fun_minus_uchar(const void* cpv_first, const void* cpv_second, void* pv_output);</text:p>
          </table:table-cell>
        </table:table-row>
        <table:table-row>
          <table:table-cell table:style-name="Table80.A2" office:value-type="string">
            <text:p text:style-name="P38">void fun_minus_short(const void* cpv_first, const void* cpv_second, void* pv_output);</text:p>
          </table:table-cell>
        </table:table-row>
        <table:table-row>
          <table:table-cell table:style-name="Table80.A2" office:value-type="string">
            <text:p text:style-name="P38">void fun_minus_ushort(const void* cpv_first, const void* cpv_second, void* pv_output);</text:p>
          </table:table-cell>
        </table:table-row>
        <table:table-row>
          <table:table-cell table:style-name="Table80.A2" office:value-type="string">
            <text:p text:style-name="P38">void fun_minus_int(const void* cpv_first, const void* cpv_second, void* pv_output);</text:p>
          </table:table-cell>
        </table:table-row>
        <table:table-row>
          <table:table-cell table:style-name="Table80.A2" office:value-type="string">
            <text:p text:style-name="P38">void fun_minus_uint(const void* cpv_first, const void* cpv_second, void* pv_output);</text:p>
          </table:table-cell>
        </table:table-row>
        <table:table-row>
          <table:table-cell table:style-name="Table80.A2" office:value-type="string">
            <text:p text:style-name="P38">void fun_minus_long(const void* cpv_first, const void* cpv_second, void* pv_output);</text:p>
          </table:table-cell>
        </table:table-row>
        <table:table-row>
          <table:table-cell table:style-name="Table80.A2" office:value-type="string">
            <text:p text:style-name="P38">void fun_minus_ulong(const void* cpv_first, const void* cpv_second, void* pv_output);</text:p>
          </table:table-cell>
        </table:table-row>
        <table:table-row>
          <table:table-cell table:style-name="Table80.A2" office:value-type="string">
            <text:p text:style-name="P38">void fun_minus_float(const void* cpv_first, const void* cpv_second, void* pv_output);</text:p>
          </table:table-cell>
        </table:table-row>
        <table:table-row>
          <table:table-cell table:style-name="Table80.A2" office:value-type="string">
            <text:p text:style-name="P38">void fun_minus_double(const void* cpv_first, const void* cpv_second, void* pv_output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fun_minus_xxxx</text:span><text:span text:style-name="T20">()函数是对所有的C语言内部类型进行减法操作的二元函数，cpv_first和cpv_second都是输入参数，计算结果保存在pv_output中。</text:span></text:p>
      <text:p text:style-name="P30"/>
      <text:h text:style-name="P56" text:outline-level="3"><text:soft-page-break/>multiplies</text:h>
      <text:p text:style-name="P23">PROTOTYPE：</text:p>
      <table:table table:name="Table81" table:style-name="Table81">
        <table:table-column table:style-name="Table81.A"/>
        <table:table-row>
          <table:table-cell table:style-name="Table81.A1" office:value-type="string">
            <text:p text:style-name="P38">void fun_multiplies_char(const void* cpv_first, const void* cpv_second, void* pv_output);</text:p>
          </table:table-cell>
        </table:table-row>
        <table:table-row>
          <table:table-cell table:style-name="Table81.A2" office:value-type="string">
            <text:p text:style-name="P38">void fun_multiplies_uchar(const void* cpv_first, const void* cpv_second, void* pv_output);</text:p>
          </table:table-cell>
        </table:table-row>
        <table:table-row>
          <table:table-cell table:style-name="Table81.A2" office:value-type="string">
            <text:p text:style-name="P38">void fun_multiplies_short(const void* cpv_first, const void* cpv_second, void* pv_output);</text:p>
          </table:table-cell>
        </table:table-row>
        <table:table-row>
          <table:table-cell table:style-name="Table81.A2" office:value-type="string">
            <text:p text:style-name="P38">void fun_multiplies_ushort(const void* cpv_first, const void* cpv_second, void* pv_output);</text:p>
          </table:table-cell>
        </table:table-row>
        <table:table-row>
          <table:table-cell table:style-name="Table81.A2" office:value-type="string">
            <text:p text:style-name="P38">void fun_multiplies_int(const void* cpv_first, const void* cpv_second, void* pv_output);</text:p>
          </table:table-cell>
        </table:table-row>
        <table:table-row>
          <table:table-cell table:style-name="Table81.A2" office:value-type="string">
            <text:p text:style-name="P38">void fun_multiplies_uint(const void* cpv_first, const void* cpv_second, void* pv_output);</text:p>
          </table:table-cell>
        </table:table-row>
        <table:table-row>
          <table:table-cell table:style-name="Table81.A2" office:value-type="string">
            <text:p text:style-name="P38">void fun_multiplies_long(const void* cpv_first, const void* cpv_second, void* pv_output);</text:p>
          </table:table-cell>
        </table:table-row>
        <table:table-row>
          <table:table-cell table:style-name="Table81.A2" office:value-type="string">
            <text:p text:style-name="P38">void fun_multiplies_ulong(const void* cpv_first, const void* cpv_second, void* pv_output);</text:p>
          </table:table-cell>
        </table:table-row>
        <table:table-row>
          <table:table-cell table:style-name="Table81.A2" office:value-type="string">
            <text:p text:style-name="P38">void fun_multiplies_float(const void* cpv_first, const void* cpv_second, void* pv_output);</text:p>
          </table:table-cell>
        </table:table-row>
        <table:table-row>
          <table:table-cell table:style-name="Table81.A2" office:value-type="string">
            <text:p text:style-name="P38">void fun_multiplies_double(const void* cpv_first, const void* cpv_second, void* pv_output);</text:p>
          </table:table-cell>
        </table:table-row>
      </table:table>
      <text:p text:style-name="P13"/>
      <text:p text:style-name="P24">DESCRIPTION:</text:p>
      <text:p text:style-name="Standard"><text:span text:style-name="T42"><text:tab/></text:span><text:span text:style-name="T20">fun_multiplies_xxxx</text:span><text:span text:style-name="T20">()函数是对所有的C语言内部类型进行乘法操作的二元函数，cpv_first和cpv_second都是输入参数，计算结果保存在pv_output中。</text:span></text:p>
      <text:p text:style-name="P30"/>
      <text:h text:style-name="P56" text:outline-level="3">divides</text:h>
      <text:p text:style-name="P23">PROTOTYPE：</text:p>
      <table:table table:name="Table82" table:style-name="Table82">
        <table:table-column table:style-name="Table82.A"/>
        <table:table-row>
          <table:table-cell table:style-name="Table82.A1" office:value-type="string">
            <text:p text:style-name="P38">void fun_divides_char(const void* cpv_first, const void* cpv_second, void* pv_output);</text:p>
          </table:table-cell>
        </table:table-row>
        <table:table-row>
          <table:table-cell table:style-name="Table82.A2" office:value-type="string">
            <text:p text:style-name="P38">void fun_divides_uchar(const void* cpv_first, const void* cpv_second, void* pv_output);</text:p>
          </table:table-cell>
        </table:table-row>
        <table:table-row>
          <table:table-cell table:style-name="Table82.A2" office:value-type="string">
            <text:p text:style-name="P38">void fun_divides_short(const void* cpv_first, const void* cpv_second, void* pv_output);</text:p>
          </table:table-cell>
        </table:table-row>
        <table:table-row>
          <table:table-cell table:style-name="Table82.A2" office:value-type="string">
            <text:p text:style-name="P38">void fun_divides_ushort(const void* cpv_first, const void* cpv_second, void* pv_output);</text:p>
          </table:table-cell>
        </table:table-row>
        <table:table-row>
          <table:table-cell table:style-name="Table82.A2" office:value-type="string">
            <text:p text:style-name="P38">void fun_divides_int(const void* cpv_first, const void* cpv_second, void* pv_output);</text:p>
          </table:table-cell>
        </table:table-row>
        <table:table-row>
          <table:table-cell table:style-name="Table82.A2" office:value-type="string">
            <text:p text:style-name="P38">void fun_divides_uint(const void* cpv_first, const void* cpv_second, void* pv_output);</text:p>
          </table:table-cell>
        </table:table-row>
        <table:table-row>
          <table:table-cell table:style-name="Table82.A2" office:value-type="string">
            <text:p text:style-name="P38">void fun_divides_long(const void* cpv_first, const void* cpv_second, void* pv_output);</text:p>
          </table:table-cell>
        </table:table-row>
        <table:table-row>
          <table:table-cell table:style-name="Table82.A2" office:value-type="string">
            <text:p text:style-name="P38">void fun_divides_ulong(const void* cpv_first, const void* cpv_second, void* pv_output);</text:p>
          </table:table-cell>
        </table:table-row>
        <table:table-row>
          <table:table-cell table:style-name="Table82.A2" office:value-type="string">
            <text:p text:style-name="P38">void fun_divides_float(const void* cpv_first, const void* cpv_second, void* pv_output);</text:p>
          </table:table-cell>
        </table:table-row>
        <table:table-row>
          <table:table-cell table:style-name="Table82.A2" office:value-type="string">
            <text:p text:style-name="P38">void fun_divides_double(const void* cpv_first, const void* cpv_second, void* pv_output);</text:p>
          </table:table-cell>
        </table:table-row>
      </table:table>
      <text:p text:style-name="P13"/>
      <text:p text:style-name="P24">DESCRIPTION:</text:p>
      <text:p text:style-name="P42"><text:span text:style-name="T42"><text:tab/></text:span><text:span text:style-name="T20">fun_divides_xxxx</text:span><text:span text:style-name="T20">()函数是对所有的C语言内部类型进行除法操作的二元函数，cpv_first和cpv_second都是输入参数，计算结果保存在pv_output中。</text:span></text:p>
      <text:h text:style-name="P56" text:outline-level="3">modulus</text:h>
      <text:p text:style-name="P23">PROTOTYPE：</text:p>
      <table:table table:name="Table83" table:style-name="Table83">
        <table:table-column table:style-name="Table83.A"/>
        <table:table-row>
          <table:table-cell table:style-name="Table83.A1" office:value-type="string">
            <text:p text:style-name="P38">void fun_negate_char(const void* cpv_input, void* pv_output);</text:p>
          </table:table-cell>
        </table:table-row>
        <table:table-row>
          <table:table-cell table:style-name="Table83.A2" office:value-type="string">
            <text:p text:style-name="P38">void fun_negate_short(const void* cpv_input, void* pv_output);</text:p>
          </table:table-cell>
        </table:table-row>
        <table:table-row>
          <table:table-cell table:style-name="Table83.A2" office:value-type="string">
            <text:p text:style-name="P38">void fun_negate_int(const void* cpv_input, void* pv_output);</text:p>
          </table:table-cell>
        </table:table-row>
        <table:table-row>
          <table:table-cell table:style-name="Table83.A2" office:value-type="string">
            <text:p text:style-name="P38">void fun_negate_long(const void* cpv_input, void* pv_output);</text:p>
          </table:table-cell>
        </table:table-row>
        <table:table-row>
          <table:table-cell table:style-name="Table83.A2" office:value-type="string">
            <text:p text:style-name="P38">void fun_negate_float(const void* cpv_input, void* pv_output);</text:p>
          </table:table-cell>
        </table:table-row>
        <table:table-row>
          <table:table-cell table:style-name="Table83.A2" office:value-type="string">
            <text:p text:style-name="P38">void fun_negate_double(const void* cpv_input, void* pv_output);</text:p>
          </table:table-cell>
        </table:table-row>
      </table:table>
      <text:p text:style-name="P13"/>
      <text:p text:style-name="P24">DESCRIPTION:</text:p>
      <text:p text:style-name="P42"><text:soft-page-break/><text:span text:style-name="T42"><text:tab/></text:span><text:span text:style-name="T20">fun_negate_xxxx</text:span><text:span text:style-name="T20">()函数是对所有的C语言内部类型进行取反操作的一元函数，cpv_input是输入参数，计算结果保存在pv_output中。</text:span></text:p>
      <text:h text:style-name="P56" text:outline-level="3">negate</text:h>
      <text:p text:style-name="P23">PROTOTYPE：</text:p>
      <table:table table:name="Table84" table:style-name="Table84">
        <table:table-column table:style-name="Table84.A"/>
        <table:table-row>
          <table:table-cell table:style-name="Table84.A1" office:value-type="string">
            <text:p text:style-name="P38">void fun_modulus_char(const void* cpv_first, const void* cpv_second, void* pv_output);</text:p>
          </table:table-cell>
        </table:table-row>
        <table:table-row>
          <table:table-cell table:style-name="Table84.A2" office:value-type="string">
            <text:p text:style-name="P38">void fun_modulus_uchar(const void* cpv_first, const void* cpv_second, void* pv_output);</text:p>
          </table:table-cell>
        </table:table-row>
        <table:table-row>
          <table:table-cell table:style-name="Table84.A2" office:value-type="string">
            <text:p text:style-name="P38">void fun_modulus_short(const void* cpv_first, const void* cpv_second, void* pv_output);</text:p>
          </table:table-cell>
        </table:table-row>
        <table:table-row>
          <table:table-cell table:style-name="Table84.A2" office:value-type="string">
            <text:p text:style-name="P38">void fun_modulus_ushort(const void* cpv_first, const void* cpv_second, void* pv_output);</text:p>
          </table:table-cell>
        </table:table-row>
        <table:table-row>
          <table:table-cell table:style-name="Table84.A2" office:value-type="string">
            <text:p text:style-name="P38">void fun_modulus_int(const void* cpv_first, const void* cpv_second, void* pv_output);</text:p>
          </table:table-cell>
        </table:table-row>
        <table:table-row>
          <table:table-cell table:style-name="Table84.A2" office:value-type="string">
            <text:p text:style-name="P38">void fun_modulus_uint(const void* cpv_first, const void* cpv_second, void* pv_output);</text:p>
          </table:table-cell>
        </table:table-row>
        <table:table-row>
          <table:table-cell table:style-name="Table84.A2" office:value-type="string">
            <text:p text:style-name="P38">void fun_modulus_long(const void* cpv_first, const void* cpv_second, void* pv_output);</text:p>
          </table:table-cell>
        </table:table-row>
        <table:table-row>
          <table:table-cell table:style-name="Table84.A2" office:value-type="string">
            <text:p text:style-name="P38">void fun_modulus_ulong(const void* cpv_first, const void* cpv_second, void* pv_output);</text:p>
          </table:table-cell>
        </table:table-row>
      </table:table>
      <text:p text:style-name="P13"/>
      <text:p text:style-name="P24">DESCRIPTION:</text:p>
      <text:p text:style-name="P42"><text:span text:style-name="T42"><text:tab/></text:span><text:span text:style-name="T20">fun_modulus_xxxx</text:span><text:span text:style-name="T20">()函数是对所有的C语言内部类型进行取余操作的二元函数，cpv_first和cpv_second都是输入参数，计算结果保存在pv_output中。</text:span></text:p>
      <text:h text:style-name="P50" text:outline-level="2">关系运算函数</text:h>
      <text:h text:style-name="P55" text:outline-level="3">equal_to</text:h>
      <text:p text:style-name="P23">PROTOTYPE：</text:p>
      <table:table table:name="Table85" table:style-name="Table85">
        <table:table-column table:style-name="Table85.A"/>
        <table:table-row>
          <table:table-cell table:style-name="Table85.A1" office:value-type="string">
            <text:p text:style-name="P38">void fun_equal_char(const void* cpv_first, const void* cpv_second, void* pv_output);</text:p>
          </table:table-cell>
        </table:table-row>
        <table:table-row>
          <table:table-cell table:style-name="Table85.A2" office:value-type="string">
            <text:p text:style-name="P38">void fun_equal_uchar(const void* cpv_first, const void* cpv_second, void* pv_output);</text:p>
          </table:table-cell>
        </table:table-row>
        <table:table-row>
          <table:table-cell table:style-name="Table85.A2" office:value-type="string">
            <text:p text:style-name="P38">void fun_equal_short(const void* cpv_first, const void* cpv_second, void* pv_output);</text:p>
          </table:table-cell>
        </table:table-row>
        <table:table-row>
          <table:table-cell table:style-name="Table85.A2" office:value-type="string">
            <text:p text:style-name="P38">void fun_equal_ushort(const void* cpv_first, const void* cpv_second, void* pv_output);</text:p>
          </table:table-cell>
        </table:table-row>
        <table:table-row>
          <table:table-cell table:style-name="Table85.A2" office:value-type="string">
            <text:p text:style-name="P38">void fun_equal_int(const void* cpv_first, const void* cpv_second, void* pv_output);</text:p>
          </table:table-cell>
        </table:table-row>
        <table:table-row>
          <table:table-cell table:style-name="Table85.A2" office:value-type="string">
            <text:p text:style-name="P38">void fun_equal_uint(const void* cpv_first, const void* cpv_second, void* pv_output);</text:p>
          </table:table-cell>
        </table:table-row>
        <table:table-row>
          <table:table-cell table:style-name="Table85.A2" office:value-type="string">
            <text:p text:style-name="P38">void fun_equal_long(const void* cpv_first, const void* cpv_second, void* pv_output);</text:p>
          </table:table-cell>
        </table:table-row>
        <table:table-row>
          <table:table-cell table:style-name="Table85.A2" office:value-type="string">
            <text:p text:style-name="P38">void fun_equal_ulong(const void* cpv_first, const void* cpv_second, void* pv_output);</text:p>
          </table:table-cell>
        </table:table-row>
        <table:table-row>
          <table:table-cell table:style-name="Table85.A2" office:value-type="string">
            <text:p text:style-name="P38">void fun_equal_float(const void* cpv_first, const void* cpv_second, void* pv_output);</text:p>
          </table:table-cell>
        </table:table-row>
        <table:table-row>
          <table:table-cell table:style-name="Table85.A2" office:value-type="string">
            <text:p text:style-name="P38">void fun_equal_double(const void* cpv_first, const void* cpv_second, void* pv_output);</text:p>
          </table:table-cell>
        </table:table-row>
      </table:table>
      <text:p text:style-name="P13"/>
      <text:p text:style-name="P24">DESCRIPTION:</text:p>
      <text:p text:style-name="P42"><text:span text:style-name="T42"><text:tab/></text:span><text:span text:style-name="T20">fun_equal_xxxx</text:span><text:span text:style-name="T20">()函数是对所有的C语言内部类型进行判断是否相等的二元谓词，cpv_first和cpv_second都是输入参数，比较结果保存在pv_output中，pv_output实际上是bool_t*。</text:span></text:p>
      <text:h text:style-name="P56" text:outline-level="3">not_equal_to</text:h>
      <text:p text:style-name="P23">PROTOTYPE：</text:p>
      <table:table table:name="Table86" table:style-name="Table86">
        <table:table-column table:style-name="Table86.A"/>
        <table:table-row>
          <table:table-cell table:style-name="Table86.A1" office:value-type="string">
            <text:p text:style-name="P38">void fun_not_equal_char(const void* cpv_first, const void* cpv_second, void* pv_output);</text:p>
          </table:table-cell>
        </table:table-row>
        <table:table-row>
          <table:table-cell table:style-name="Table86.A2" office:value-type="string">
            <text:p text:style-name="P38">void fun_not_equal_uchar(const void* cpv_first, const void* cpv_second, void* pv_output);</text:p>
          </table:table-cell>
        </table:table-row>
        <table:table-row>
          <table:table-cell table:style-name="Table86.A2" office:value-type="string">
            <text:p text:style-name="P38">void fun_not_equal_short(const void* cpv_first, const void* cpv_second, void* pv_output);</text:p>
          </table:table-cell>
        </table:table-row>
        <table:table-row>
          <table:table-cell table:style-name="Table86.A2" office:value-type="string">
            <text:p text:style-name="P38">void fun_not_equal_ushort(const void* cpv_first, const void* cpv_second, void* pv_output);</text:p>
          </table:table-cell>
        </table:table-row>
        <text:soft-page-break/>
        <table:table-row>
          <table:table-cell table:style-name="Table86.A2" office:value-type="string">
            <text:p text:style-name="P38">void fun_not_equal_int(const void* cpv_first, const void* cpv_second, void* pv_output);</text:p>
          </table:table-cell>
        </table:table-row>
        <table:table-row>
          <table:table-cell table:style-name="Table86.A2" office:value-type="string">
            <text:p text:style-name="P38">void fun_not_equal_uint(const void* cpv_first, const void* cpv_second, void* pv_output);</text:p>
          </table:table-cell>
        </table:table-row>
        <table:table-row>
          <table:table-cell table:style-name="Table86.A2" office:value-type="string">
            <text:p text:style-name="P38">void fun_not_equal_long(const void* cpv_first, const void* cpv_second, void* pv_output);</text:p>
          </table:table-cell>
        </table:table-row>
        <table:table-row>
          <table:table-cell table:style-name="Table86.A2" office:value-type="string">
            <text:p text:style-name="P38">void fun_not_equal_ulong(const void* cpv_first, const void* cpv_second, void* pv_output);</text:p>
          </table:table-cell>
        </table:table-row>
        <table:table-row>
          <table:table-cell table:style-name="Table86.A2" office:value-type="string">
            <text:p text:style-name="P38">void fun_not_equal_float(const void* cpv_first, const void* cpv_second, void* pv_output);</text:p>
          </table:table-cell>
        </table:table-row>
        <table:table-row>
          <table:table-cell table:style-name="Table86.A2" office:value-type="string">
            <text:p text:style-name="P38">void fun_not_equal_double(const void* cpv_first, const void* cpv_second, void* pv_output);</text:p>
          </table:table-cell>
        </table:table-row>
      </table:table>
      <text:p text:style-name="P13"/>
      <text:p text:style-name="P24">DESCRIPTION:</text:p>
      <text:p text:style-name="P42"><text:span text:style-name="T42"><text:tab/></text:span><text:span text:style-name="T20">fun_not_equal_xxxx</text:span><text:span text:style-name="T20">()函数是对所有的C语言内部类型进行判断是否不相等的二元谓词，cpv_first和cpv_second都是输入参数，比较结果保存在pv_output中，pv_output实际上是bool_t*。</text:span></text:p>
      <text:h text:style-name="P56" text:outline-level="3">less</text:h>
      <text:p text:style-name="P23">PROTOTYPE：</text:p>
      <table:table table:name="Table87" table:style-name="Table87">
        <table:table-column table:style-name="Table87.A"/>
        <table:table-row>
          <table:table-cell table:style-name="Table87.A1" office:value-type="string">
            <text:p text:style-name="P38">void fun_less_char(const void* cpv_first, const void* cpv_second, void* pv_output);</text:p>
          </table:table-cell>
        </table:table-row>
        <table:table-row>
          <table:table-cell table:style-name="Table87.A2" office:value-type="string">
            <text:p text:style-name="P38">void fun_less_uchar(const void* cpv_first, const void* cpv_second, void* pv_output);</text:p>
          </table:table-cell>
        </table:table-row>
        <table:table-row>
          <table:table-cell table:style-name="Table87.A2" office:value-type="string">
            <text:p text:style-name="P38">void fun_less_short(const void* cpv_first, const void* cpv_second, void* pv_output);</text:p>
          </table:table-cell>
        </table:table-row>
        <table:table-row>
          <table:table-cell table:style-name="Table87.A2" office:value-type="string">
            <text:p text:style-name="P38">void fun_less_ushort(const void* cpv_first, const void* cpv_second, void* pv_output);</text:p>
          </table:table-cell>
        </table:table-row>
        <table:table-row>
          <table:table-cell table:style-name="Table87.A2" office:value-type="string">
            <text:p text:style-name="P38">void fun_less_int(const void* cpv_first, const void* cpv_second, void* pv_output);</text:p>
          </table:table-cell>
        </table:table-row>
        <table:table-row>
          <table:table-cell table:style-name="Table87.A2" office:value-type="string">
            <text:p text:style-name="P38">void fun_less_uint(const void* cpv_first, const void* cpv_second, void* pv_output);</text:p>
          </table:table-cell>
        </table:table-row>
        <table:table-row>
          <table:table-cell table:style-name="Table87.A2" office:value-type="string">
            <text:p text:style-name="P38">void fun_less_long(const void* cpv_first, const void* cpv_second, void* pv_output);</text:p>
          </table:table-cell>
        </table:table-row>
        <table:table-row>
          <table:table-cell table:style-name="Table87.A2" office:value-type="string">
            <text:p text:style-name="P38">void fun_less_ulong(const void* cpv_first, const void* cpv_second, void* pv_output);</text:p>
          </table:table-cell>
        </table:table-row>
        <table:table-row>
          <table:table-cell table:style-name="Table87.A2" office:value-type="string">
            <text:p text:style-name="P38">void fun_less_float(const void* cpv_first, const void* cpv_second, void* pv_output);</text:p>
          </table:table-cell>
        </table:table-row>
        <table:table-row>
          <table:table-cell table:style-name="Table87.A2" office:value-type="string">
            <text:p text:style-name="P38">void fun_less_double(const void* cpv_first, const void* cpv_second, void* pv_output);</text:p>
          </table:table-cell>
        </table:table-row>
      </table:table>
      <text:p text:style-name="P13"/>
      <text:p text:style-name="P24">DESCRIPTION:</text:p>
      <text:p text:style-name="P42"><text:span text:style-name="T42"><text:tab/></text:span><text:span text:style-name="T20">fun_less_xxxx</text:span><text:span text:style-name="T20">()函数是对所有的C语言内部类型进行判断的二元谓词，判断*cpv_first 是否小于 *cpv_second， cpv_first和cpv_second都是输入参数，比较结果保存在pv_output中，pv_output实际上是bool_t*。</text:span></text:p>
      <text:h text:style-name="P56" text:outline-level="3">less_equal</text:h>
      <text:p text:style-name="P23">PROTOTYPE：</text:p>
      <table:table table:name="Table88" table:style-name="Table88">
        <table:table-column table:style-name="Table88.A"/>
        <table:table-row>
          <table:table-cell table:style-name="Table88.A1" office:value-type="string">
            <text:p text:style-name="P38">void fun_less_equal_char(const void* cpv_first, const void* cpv_second, void* pv_output);</text:p>
          </table:table-cell>
        </table:table-row>
        <table:table-row>
          <table:table-cell table:style-name="Table88.A2" office:value-type="string">
            <text:p text:style-name="P38">void fun_less_equal_uchar(const void* cpv_first, const void* cpv_second, void* pv_output);</text:p>
          </table:table-cell>
        </table:table-row>
        <table:table-row>
          <table:table-cell table:style-name="Table88.A2" office:value-type="string">
            <text:p text:style-name="P38">void fun_less_equal_short(const void* cpv_first, const void* cpv_second, void* pv_output);</text:p>
          </table:table-cell>
        </table:table-row>
        <table:table-row>
          <table:table-cell table:style-name="Table88.A2" office:value-type="string">
            <text:p text:style-name="P38">void fun_less_equal_ushort(const void* cpv_first, const void* cpv_second, void* pv_output);</text:p>
          </table:table-cell>
        </table:table-row>
        <table:table-row>
          <table:table-cell table:style-name="Table88.A2" office:value-type="string">
            <text:p text:style-name="P38">void fun_less_equal_int(const void* cpv_first, const void* cpv_second, void* pv_output);</text:p>
          </table:table-cell>
        </table:table-row>
        <table:table-row>
          <table:table-cell table:style-name="Table88.A2" office:value-type="string">
            <text:p text:style-name="P38">void fun_less_equal_uint(const void* cpv_first, const void* cpv_second, void* pv_output);</text:p>
          </table:table-cell>
        </table:table-row>
        <table:table-row>
          <table:table-cell table:style-name="Table88.A2" office:value-type="string">
            <text:p text:style-name="P38">void fun_less_equal_long(const void* cpv_first, const void* cpv_second, void* pv_output);</text:p>
          </table:table-cell>
        </table:table-row>
        <table:table-row>
          <table:table-cell table:style-name="Table88.A2" office:value-type="string">
            <text:p text:style-name="P38">void fun_less_equal_ulong(const void* cpv_first, const void* cpv_second, void* pv_output);</text:p>
          </table:table-cell>
        </table:table-row>
        <table:table-row>
          <table:table-cell table:style-name="Table88.A2" office:value-type="string">
            <text:p text:style-name="P38">void fun_less_equal_float(const void* cpv_first, const void* cpv_second, void* pv_output);</text:p>
          </table:table-cell>
        </table:table-row>
        <table:table-row>
          <table:table-cell table:style-name="Table88.A2" office:value-type="string">
            <text:p text:style-name="P38">void fun_less_equal_double(const void* cpv_first, const void* cpv_second, void* pv_output);</text:p>
          </table:table-cell>
        </table:table-row>
      </table:table>
      <text:p text:style-name="P13"/>
      <text:p text:style-name="P24">DESCRIPTION:</text:p>
      <text:p text:style-name="P42"><text:span text:style-name="T42"><text:tab/></text:span><text:span text:style-name="T20">fun_less_equal_xxxx</text:span><text:span text:style-name="T20">()函数是对所有的C语言内部类型进行判断的二元谓词，判断*cpv_first 是否小于等于 </text:span><text:soft-page-break/><text:span text:style-name="T20">*cpv_second， cpv_first和cpv_second都是输入参数，比较结果保存在pv_output中，pv_output实际上是bool_t*。</text:span></text:p>
      <text:h text:style-name="P56" text:outline-level="3">great</text:h>
      <text:p text:style-name="P23">PROTOTYPE：</text:p>
      <table:table table:name="Table89" table:style-name="Table89">
        <table:table-column table:style-name="Table89.A"/>
        <table:table-row>
          <table:table-cell table:style-name="Table89.A1" office:value-type="string">
            <text:p text:style-name="P38">void fun_great_char(const void* cpv_first, const void* cpv_second, void* pv_output);</text:p>
          </table:table-cell>
        </table:table-row>
        <table:table-row>
          <table:table-cell table:style-name="Table89.A2" office:value-type="string">
            <text:p text:style-name="P38">void fun_great_uchar(const void* cpv_first, const void* cpv_second, void* pv_output);</text:p>
          </table:table-cell>
        </table:table-row>
        <table:table-row>
          <table:table-cell table:style-name="Table89.A2" office:value-type="string">
            <text:p text:style-name="P38">void fun_great_short(const void* cpv_first, const void* cpv_second, void* pv_output);</text:p>
          </table:table-cell>
        </table:table-row>
        <table:table-row>
          <table:table-cell table:style-name="Table89.A2" office:value-type="string">
            <text:p text:style-name="P38">void fun_great_ushort(const void* cpv_first, const void* cpv_second, void* pv_output);</text:p>
          </table:table-cell>
        </table:table-row>
        <table:table-row>
          <table:table-cell table:style-name="Table89.A2" office:value-type="string">
            <text:p text:style-name="P38">void fun_great_int(const void* cpv_first, const void* cpv_second, void* pv_output);</text:p>
          </table:table-cell>
        </table:table-row>
        <table:table-row>
          <table:table-cell table:style-name="Table89.A2" office:value-type="string">
            <text:p text:style-name="P38">void fun_great_uint(const void* cpv_first, const void* cpv_second, void* pv_output);</text:p>
          </table:table-cell>
        </table:table-row>
        <table:table-row>
          <table:table-cell table:style-name="Table89.A2" office:value-type="string">
            <text:p text:style-name="P38">void fun_great_long(const void* cpv_first, const void* cpv_second, void* pv_output);</text:p>
          </table:table-cell>
        </table:table-row>
        <table:table-row>
          <table:table-cell table:style-name="Table89.A2" office:value-type="string">
            <text:p text:style-name="P38">void fun_great_ulong(const void* cpv_first, const void* cpv_second, void* pv_output);</text:p>
          </table:table-cell>
        </table:table-row>
        <table:table-row>
          <table:table-cell table:style-name="Table89.A2" office:value-type="string">
            <text:p text:style-name="P38">void fun_great_float(const void* cpv_first, const void* cpv_second, void* pv_output);</text:p>
          </table:table-cell>
        </table:table-row>
        <table:table-row>
          <table:table-cell table:style-name="Table89.A2" office:value-type="string">
            <text:p text:style-name="P38">void fun_great_double(const void* cpv_first, const void* cpv_second, void* pv_output);</text:p>
          </table:table-cell>
        </table:table-row>
      </table:table>
      <text:p text:style-name="P13"/>
      <text:p text:style-name="P24">DESCRIPTION:</text:p>
      <text:p text:style-name="P42"><text:span text:style-name="T42"><text:tab/></text:span><text:span text:style-name="T20">fun_great_xxxx</text:span><text:span text:style-name="T20">()函数是对所有的C语言内部类型进行判断的二元谓词，判断*cpv_first 是否大于 *cpv_second， cpv_first和cpv_second都是输入参数，比较结果保存在pv_output中，pv_output实际上是bool_t*。</text:span></text:p>
      <text:h text:style-name="P56" text:outline-level="3">great_equal</text:h>
      <text:p text:style-name="P23">PROTOTYPE：</text:p>
      <table:table table:name="Table90" table:style-name="Table90">
        <table:table-column table:style-name="Table90.A"/>
        <table:table-row>
          <table:table-cell table:style-name="Table90.A1" office:value-type="string">
            <text:p text:style-name="P38">void fun_great_equal_char(const void* cpv_first, const void* cpv_second, void* pv_output);</text:p>
          </table:table-cell>
        </table:table-row>
        <table:table-row>
          <table:table-cell table:style-name="Table90.A2" office:value-type="string">
            <text:p text:style-name="P38">void fun_great_equal_uchar(const void* cpv_first, const void* cpv_second, void* pv_output);</text:p>
          </table:table-cell>
        </table:table-row>
        <table:table-row>
          <table:table-cell table:style-name="Table90.A2" office:value-type="string">
            <text:p text:style-name="P38">void fun_great_equal_short(const void* cpv_first, const void* cpv_second, void* pv_output);</text:p>
          </table:table-cell>
        </table:table-row>
        <table:table-row>
          <table:table-cell table:style-name="Table90.A2" office:value-type="string">
            <text:p text:style-name="P38">void fun_great_equal_ushort(const void* cpv_first, const void* cpv_second, void* pv_output);</text:p>
          </table:table-cell>
        </table:table-row>
        <table:table-row>
          <table:table-cell table:style-name="Table90.A2" office:value-type="string">
            <text:p text:style-name="P38">void fun_great_equal_int(const void* cpv_first, const void* cpv_second, void* pv_output);</text:p>
          </table:table-cell>
        </table:table-row>
        <table:table-row>
          <table:table-cell table:style-name="Table90.A2" office:value-type="string">
            <text:p text:style-name="P38">void fun_great_equal_uint(const void* cpv_first, const void* cpv_second, void* pv_output);</text:p>
          </table:table-cell>
        </table:table-row>
        <table:table-row>
          <table:table-cell table:style-name="Table90.A2" office:value-type="string">
            <text:p text:style-name="P38">void fun_great_equal_long(const void* cpv_first, const void* cpv_second, void* pv_output);</text:p>
          </table:table-cell>
        </table:table-row>
        <table:table-row>
          <table:table-cell table:style-name="Table90.A2" office:value-type="string">
            <text:p text:style-name="P38">void fun_great_equal_ulong(const void* cpv_first, const void* cpv_second, void* pv_output);</text:p>
          </table:table-cell>
        </table:table-row>
        <table:table-row>
          <table:table-cell table:style-name="Table90.A2" office:value-type="string">
            <text:p text:style-name="P38">void fun_great_equal_float(const void* cpv_first, const void* cpv_second, void* pv_output);</text:p>
          </table:table-cell>
        </table:table-row>
        <table:table-row>
          <table:table-cell table:style-name="Table90.A2" office:value-type="string">
            <text:p text:style-name="P38">void fun_great_equal_double(const void* cpv_first, const void* cpv_second, void* pv_output);</text:p>
          </table:table-cell>
        </table:table-row>
      </table:table>
      <text:p text:style-name="P13"/>
      <text:p text:style-name="P24">DESCRIPTION:</text:p>
      <text:p text:style-name="P42"><text:span text:style-name="T42"><text:tab/></text:span><text:span text:style-name="T20">fun_great_equal_xxxx</text:span><text:span text:style-name="T20">()函数是对所有的C语言内部类型进行判断的二元谓词，判断*cpv_first 是否大于等于 *cpv_second， cpv_first和cpv_second都是输入参数，比较结果保存在pv_output中，pv_output实际上是bool_t*。</text:span></text:p>
      <text:h text:style-name="P50" text:outline-level="2">逻辑运算函数</text:h>
      <text:h text:style-name="P55" text:outline-level="3">logical_and</text:h>
      <text:p text:style-name="P23">PROTOTYPE：</text:p>
      <table:table table:name="Table91" table:style-name="Table91">
        <table:table-column table:style-name="Table91.A"/>
        <table:table-row>
          <table:table-cell table:style-name="Table91.A1" office:value-type="string">
            <text:p text:style-name="P38">void fun_logical_and_bool(const void* cpv_first, const void* cpv_second, void* pv_output);</text:p>
          </table:table-cell>
        </table:table-row>
      </table:table>
      <text:p text:style-name="P13"/>
      <text:p text:style-name="P24">DESCRIPTION:</text:p>
      <text:p text:style-name="P42"><text:soft-page-break/><text:span text:style-name="T42"><text:tab/></text:span><text:span text:style-name="T20">fun_logical_and_bool</text:span><text:span text:style-name="T20">()函数是对bool_t类型的数据进行逻辑与操作的二元函数，cpv_first和cpv_second都是输入参数，操作结果保存在pv_output中。</text:span></text:p>
      <text:h text:style-name="P56" text:outline-level="3">logical_or</text:h>
      <text:p text:style-name="P23">PROTOTYPE：</text:p>
      <table:table table:name="Table92" table:style-name="Table92">
        <table:table-column table:style-name="Table92.A"/>
        <table:table-row>
          <table:table-cell table:style-name="Table92.A1" office:value-type="string">
            <text:p text:style-name="P38">void fun_logical_or_bool(const void* cpv_first, const void* cpv_second, void* pv_output);</text:p>
          </table:table-cell>
        </table:table-row>
      </table:table>
      <text:p text:style-name="P13"/>
      <text:p text:style-name="P24">DESCRIPTION:</text:p>
      <text:p text:style-name="P42"><text:span text:style-name="T42"><text:tab/></text:span><text:span text:style-name="T20">fun_logical_or_bool</text:span><text:span text:style-name="T20">()函数是对bool_t类型的数据进行逻辑或操作的二元函数，cpv_first和cpv_second都是输入参数，操作结果保存在pv_output中。</text:span></text:p>
      <text:h text:style-name="P56" text:outline-level="3">logical_not</text:h>
      <text:p text:style-name="P23">PROTOTYPE：</text:p>
      <table:table table:name="Table93" table:style-name="Table93">
        <table:table-column table:style-name="Table93.A"/>
        <table:table-row>
          <table:table-cell table:style-name="Table93.A1" office:value-type="string">
            <text:p text:style-name="P38">void fun_logical_not_bool(const void* cpv_input, void* pv_output);</text:p>
          </table:table-cell>
        </table:table-row>
      </table:table>
      <text:p text:style-name="P13"/>
      <text:p text:style-name="P24">DESCRIPTION:</text:p>
      <text:p text:style-name="P42"><text:span text:style-name="T42"><text:tab/></text:span><text:span text:style-name="T20">fun_logical_not_bool</text:span><text:span text:style-name="T20">()函数是对bool_t类型的数据进行逻辑非操作的一元函数，cpv_input是输入参数，操作结果保存在pv_output中。</text:span></text:p>
      <text:h text:style-name="P50" text:outline-level="2">其他函数</text:h>
      <text:h text:style-name="P55" text:outline-level="3">random_number</text:h>
      <text:p text:style-name="P23">PROTOTYPE：</text:p>
      <table:table table:name="Table94" table:style-name="Table94">
        <table:table-column table:style-name="Table94.A"/>
        <table:table-row>
          <table:table-cell table:style-name="Table94.A1" office:value-type="string">
            <text:p text:style-name="P38">void fun_random_number(const void* cpv_input, void* pv_output);</text:p>
          </table:table-cell>
        </table:table-row>
      </table:table>
      <text:p text:style-name="P13"/>
      <text:p text:style-name="P24">DESCRIPTION:</text:p>
      <text:p text:style-name="P42"><text:span text:style-name="T42"><text:tab/></text:span><text:span text:style-name="T20">fun_random_number</text:span><text:span text:style-name="T20">()函数是产生随机数的一元函数，cpv_input是输入参数，操作结果保存在pv_output中。</text:span></text:p>
      <text:h text:style-name="P56" text:outline-level="3">def<text:span text:style-name="T57">ault</text:span></text:h>
      <text:p text:style-name="P23">PROTOTYPE：</text:p>
      <table:table table:name="Table95" table:style-name="Table95">
        <table:table-column table:style-name="Table95.A"/>
        <table:table-row>
          <table:table-cell table:style-name="Table95.A1" office:value-type="string">
            <text:p text:style-name="P38">void fun_default_binary(const void* cpv_first, const void* cpv_second, void* pv_output);</text:p>
          </table:table-cell>
        </table:table-row>
        <table:table-row>
          <table:table-cell table:style-name="Table95.A2" office:value-type="string">
            <text:p text:style-name="P38">void fun_default_unary(const void* cpv_input, void* pv_output);</text:p>
          </table:table-cell>
        </table:table-row>
      </table:table>
      <text:p text:style-name="P13"/>
      <text:p text:style-name="P24">DESCRIPTION:</text:p>
      <text:p text:style-name="P16"><text:tab/><text:span text:style-name="T15">fun_default_binary()</text:span>函数是默认的二元函数。</text:p>
      <text:p text:style-name="P16"><text:tab/><text:span text:style-name="T15">fun_default_unary()</text:span>函数是默认的一元函数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宋体" svg:font-family="宋体" style:font-pitch="variable"/>
    <style:font-face style:name="文鼎PL细上海宋Uni" svg:font-family="文鼎PL细上海宋Uni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文鼎PL细上海宋Uni1" svg:font-family="文鼎PL细上海宋Uni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鼎PL细上海宋Uni1" style:font-size-asian="12pt" style:language-asian="zh" style:country-asian="CN" style:font-name-complex="文鼎PL细上海宋Uni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鼎PL细上海宋Uni1" style:font-size-asian="14pt" style:font-name-complex="文鼎PL细上海宋Un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2pt" fo:font-weight="bold" style:font-size-asian="12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49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99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0.974cm" fo:margin-right="1.03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Wang Bo</meta:initial-creator>
    <meta:creation-date>2009-03-28T10:46:23</meta:creation-date>
    <dc:date>2009-04-09T19:17:45</dc:date>
    <dc:creator>Wang Bo</dc:creator>
    <meta:editing-duration>PT36H07M38S</meta:editing-duration>
    <meta:editing-cycles>326</meta:editing-cycles>
    <meta:generator>OpenOffice.org/3.0$Linux OpenOffice.org_project/300m9$Build-9358</meta:generator>
    <meta:document-statistic meta:table-count="95" meta:image-count="0" meta:object-count="0" meta:page-count="73" meta:paragraph-count="3515" meta:word-count="19598" meta:character-count="128086"/>
    <meta:user-defined meta:name="Info 1"/>
    <meta:user-defined meta:name="Info 2"/>
    <meta:user-defined meta:name="Info 3"/>
    <meta:user-defined meta:name="Info 4"/>
  </office:meta>
</office:document-meta>
</file>